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0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1.2811in"/>
    </style:style>
    <style:style style:name="co8" style:family="table-column">
      <style:table-column-properties fo:break-before="auto" style:column-width="1.4071in"/>
    </style:style>
    <style:style style:name="co9" style:family="table-column">
      <style:table-column-properties fo:break-before="auto" style:column-width="0.69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937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5701in" fo:break-before="auto" style:use-optimal-row-height="false"/>
    </style:style>
    <style:style style:name="ro7" style:family="table-row">
      <style:table-row-properties style:row-height="0.5693in" fo:break-before="auto" style:use-optimal-row-height="false"/>
    </style:style>
    <style:style style:name="ro8" style:family="table-row">
      <style:table-row-properties style:row-height="0.5437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Default">
      <style:table-cell-properties fo:background-color="#95b3d7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4" style:family="table-cell" style:parent-style-name="Default">
      <style:table-cell-properties fo:background-color="#ffff00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" style:family="table-cell" style:parent-style-name="Default">
      <style:table-cell-properties fo:background-color="transparent" fo:border="none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6" style:family="table-cell" style:parent-style-name="Default">
      <style:table-cell-properties fo:background-color="#ffff00" fo:border="none"/>
      <style:paragraph-properties style:writing-mode="page"/>
      <style:text-properties fo:font-style="normal" fo:font-weight="normal"/>
    </style:style>
    <style:style style:name="ce2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6" style:family="table-cell" style:parent-style-name="Default">
      <style:table-cell-properties fo:background-color="#e8f2a1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" style:family="table-cell" style:parent-style-name="Default">
      <style:table-cell-properties style:cell-protect="protected" style:print-content="true"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7" style:family="table-cell" style:parent-style-name="Default">
      <style:table-cell-properties fo:background-color="#95b3d7" fo:border="none"/>
      <style:paragraph-properties style:writing-mode="page"/>
      <style:text-properties fo:font-style="normal" fo:font-weight="normal"/>
    </style:style>
    <style:style style:name="ce11" style:family="table-cell" style:parent-style-name="Default">
      <style:table-cell-properties fo:background-color="transparent" fo:border="none"/>
      <style:paragraph-properties style:writing-mode="page"/>
      <style:text-properties style:font-name="Liberation Sans1" fo:font-style="normal" fo:font-weight="normal" style:font-name-asian="Liberation Sans1" style:font-name-complex="Liberation Sans1"/>
    </style:style>
    <style:style style:name="ce20" style:family="table-cell" style:parent-style-name="Default">
      <style:table-cell-properties fo:background-color="#95b3d7" fo:border="none"/>
      <style:paragraph-properties style:writing-mode="page"/>
      <style:text-properties style:font-name="Liberation Sans1" fo:font-style="normal" fo:font-weight="normal" style:font-name-asian="Liberation Sans1" style:font-name-complex="Liberation Sans1"/>
    </style:style>
    <style:style style:name="ce26" style:family="table-cell" style:parent-style-name="Default">
      <style:table-cell-properties fo:background-color="#95b3d7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7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9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0" style:family="table-cell" style:parent-style-name="Default">
      <style:table-cell-properties style:text-align-source="fix" style:repeat-content="false" fo:background-color="transparent" fo:border="none" style:rotation-angle="90" style:rotation-align="bottom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1" style:family="table-cell" style:parent-style-name="Default">
      <style:table-cell-properties fo:background-color="#fabf8f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2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3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F" fo:font-size="10pt" fo:font-style="normal" fo:font-weight="normal" style:font-name-asian="Calibri" style:font-size-asian="10pt" style:font-name-complex="Calibri" style:font-size-complex="10pt"/>
    </style:style>
    <style:style style:name="ce25" style:family="table-cell" style:parent-style-name="Default">
      <style:table-cell-properties fo:background-color="transparent" fo:border="none"/>
      <style:paragraph-properties style:writing-mode="page"/>
      <style:text-properties fo:font-size="10pt" fo:font-style="normal" fo:font-weight="normal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Calibri" style:font-size-asian="10pt" style:font-name-complex="Calibri" style:font-size-complex="10pt"/>
    </style:style>
    <style:style style:name="ce36" style:family="table-cell" style:parent-style-name="Default" style:data-style-name="N3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7" style:family="table-cell" style:parent-style-name="Default" style:data-style-name="N3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8" style:family="table-cell" style:parent-style-name="Default">
      <style:table-cell-properties fo:background-color="transparent" fo:border="none"/>
      <style:paragraph-properties style:writing-mode="page"/>
      <style:text-properties fo:color="#242424" fo:font-size="10pt" fo:font-style="normal" fo:font-weight="normal" style:font-size-asian="10pt" style:font-size-complex="10pt"/>
    </style:style>
    <style:style style:name="T1" style:family="text">
      <style:text-properties style:font-name="F" fo:font-size="10pt" style:text-underline-style="none" style:text-underline-color="font-color"/>
    </style:style>
    <style:style style:name="T2" style:family="text">
      <style:text-properties fo:color="#000000" style:font-name="F" fo:font-size="10pt" fo:font-weight="normal" style:text-underline-style="none" style:text-underline-color="font-color" fo:font-style="normal"/>
    </style:style>
  </office:automatic-styles>
  <office:body>
    <office:spreadsheet>
      <table:table table:name="Sheet1" table:style-name="ta1">
        <table:table-column table:style-name="co1" table:default-cell-style-name="ce13"/>
        <table:table-column table:style-name="co2" table:number-columns-repeated="2" table:default-cell-style-name="ce24"/>
        <table:table-column table:style-name="co3" table:number-columns-repeated="13" table:default-cell-style-name="ce24"/>
        <table:table-column table:style-name="co2" table:number-columns-repeated="2" table:default-cell-style-name="ce24"/>
        <table:table-column table:style-name="co4" table:default-cell-style-name="ce24"/>
        <table:table-column table:style-name="co2" table:number-columns-repeated="3" table:default-cell-style-name="ce24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ce24"/>
        <table:table-column table:style-name="co2" table:number-columns-repeated="2" table:default-cell-style-name="ce13"/>
        <table:table-column table:style-name="co6" table:default-cell-style-name="ce13"/>
        <table:table-column table:style-name="co2" table:number-columns-repeated="16" table:default-cell-style-name="ce13"/>
        <table:table-column table:style-name="co7" table:default-cell-style-name="ce13"/>
        <table:table-column table:style-name="co2" table:number-columns-repeated="4" table:default-cell-style-name="ce13"/>
        <table:table-column table:style-name="co8" table:default-cell-style-name="ce13"/>
        <table:table-column table:style-name="co2" table:number-columns-repeated="4" table:default-cell-style-name="ce13"/>
        <table:table-column table:style-name="co2" table:number-columns-repeated="968" table:default-cell-style-name="Default"/>
        <table:table-column table:style-name="co9" table:default-cell-style-name="Default"/>
        <table:table-row table:style-name="ro1">
          <table:table-cell table:style-name="ce5" office:value-type="string" calcext:value-type="string">
            <text:p>DS-CNN KWS</text:p>
          </table:table-cell>
          <table:table-cell table:style-name="ce13" table:number-columns-repeated="16"/>
          <table:table-cell table:number-columns-repeated="2"/>
          <table:table-cell table:style-name="ce13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layer:</text:p>
          </table:table-cell>
          <table:table-cell table:style-name="ce13" office:value-type="string" calcext:value-type="string">
            <text:p>Input</text:p>
          </table:table-cell>
          <table:table-cell table:style-name="ce13" office:value-type="string" calcext:value-type="string">
            <text:p>Conv2d</text:p>
          </table:table-cell>
          <table:table-cell table:style-name="ce13" office:value-type="string" calcext:value-type="string">
            <text:p>Padding</text:p>
          </table:table-cell>
          <table:table-cell table:style-name="ce13" office:value-type="string" calcext:value-type="string">
            <text:p>Depth</text:p>
          </table:table-cell>
          <table:table-cell table:style-name="ce13" office:value-type="string" calcext:value-type="string">
            <text:p>Conv2d</text:p>
          </table:table-cell>
          <table:table-cell table:style-name="ce13" office:value-type="string" calcext:value-type="string">
            <text:p>Padding</text:p>
          </table:table-cell>
          <table:table-cell table:style-name="ce13" office:value-type="string" calcext:value-type="string">
            <text:p>Depth</text:p>
          </table:table-cell>
          <table:table-cell table:style-name="ce13" office:value-type="string" calcext:value-type="string">
            <text:p><text:span text:style-name="T2">Conv2d</text:span></text:p>
          </table:table-cell>
          <table:table-cell table:style-name="ce13" office:value-type="string" calcext:value-type="string">
            <text:p><text:span text:style-name="T2">Padding</text:span></text:p>
          </table:table-cell>
          <table:table-cell table:style-name="ce13" office:value-type="string" calcext:value-type="string">
            <text:p><text:span text:style-name="T2">Depth</text:span></text:p>
          </table:table-cell>
          <table:table-cell table:style-name="ce13" office:value-type="string" calcext:value-type="string">
            <text:p><text:span text:style-name="T2">Conv2d</text:span></text:p>
          </table:table-cell>
          <table:table-cell table:style-name="ce13" office:value-type="string" calcext:value-type="string">
            <text:p><text:span text:style-name="T2">Padding</text:span></text:p>
          </table:table-cell>
          <table:table-cell table:style-name="ce13" office:value-type="string" calcext:value-type="string">
            <text:p><text:span text:style-name="T2">Depth</text:span></text:p>
          </table:table-cell>
          <table:table-cell table:style-name="ce13" office:value-type="string" calcext:value-type="string">
            <text:p><text:span text:style-name="T2">Conv2d</text:span></text:p>
          </table:table-cell>
          <table:table-cell table:style-name="ce13" office:value-type="string" calcext:value-type="string">
            <text:p>Pool</text:p>
          </table:table-cell>
          <table:table-cell table:style-name="ce13" office:value-type="string" calcext:value-type="string">
            <text:p>Dense</text:p>
          </table:table-cell>
          <table:table-cell table:number-columns-repeated="2"/>
          <table:table-cell table:style-name="ce13" office:value-type="string" calcext:value-type="string">
            <text:p>Converter</text:p>
          </table:table-cell>
          <table:table-cell table:style-name="ce13" office:value-type="string" calcext:value-type="string">
            <text:p>Non-Linearity</text:p>
          </table:table-cell>
          <table:table-cell table:style-name="ce13" office:value-type="string" calcext:value-type="string">
            <text:p>Converter</text:p>
          </table:table-cell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size activations (byte)</text:p>
          </table:table-cell>
          <table:table-cell table:style-name="ce13" office:value-type="float" office:value="490" calcext:value-type="float">
            <text:p>490</text:p>
          </table:table-cell>
          <table:table-cell table:style-name="ce13" office:value-type="float" office:value="8000" calcext:value-type="float">
            <text:p>8000</text:p>
          </table:table-cell>
          <table:table-cell table:style-name="ce13" office:value-type="float" office:value="12096" calcext:value-type="float">
            <text:p>12096</text:p>
          </table:table-cell>
          <table:table-cell table:number-columns-repeated="2" table:style-name="ce13" office:value-type="float" office:value="8000" calcext:value-type="float">
            <text:p>8000</text:p>
          </table:table-cell>
          <table:table-cell table:style-name="ce13" office:value-type="float" office:value="12096" calcext:value-type="float">
            <text:p>12096</text:p>
          </table:table-cell>
          <table:table-cell table:number-columns-repeated="2" table:style-name="ce13" office:value-type="float" office:value="8000" calcext:value-type="float">
            <text:p>8000</text:p>
          </table:table-cell>
          <table:table-cell table:style-name="ce13" office:value-type="float" office:value="12096" calcext:value-type="float">
            <text:p>12096</text:p>
          </table:table-cell>
          <table:table-cell table:number-columns-repeated="2" table:style-name="ce13" office:value-type="float" office:value="8000" calcext:value-type="float">
            <text:p>8000</text:p>
          </table:table-cell>
          <table:table-cell table:style-name="ce13" office:value-type="float" office:value="12096" calcext:value-type="float">
            <text:p>12096</text:p>
          </table:table-cell>
          <table:table-cell table:number-columns-repeated="2" table:style-name="ce13" office:value-type="float" office:value="8000" calcext:value-type="float">
            <text:p>800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number-columns-repeated="2" table:style-name="ce13" office:value-type="float" office:value="48" calcext:value-type="float">
            <text:p>48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number-columns-repeated="4"/>
          <table:table-cell table:number-columns-repeated="998"/>
        </table:table-row>
        <table:table-row table:style-name="ro1">
          <table:table-cell office:value-type="string" calcext:value-type="string">
            <text:p>shape</text:p>
          </table:table-cell>
          <table:table-cell table:style-name="ce13" office:value-type="string" calcext:value-type="string">
            <text:p>1,49,10,1</text:p>
          </table:table-cell>
          <table:table-cell table:style-name="ce13" office:value-type="string" calcext:value-type="string">
            <text:p>1,25,5,64</text:p>
          </table:table-cell>
          <table:table-cell table:style-name="ce13" office:value-type="string" calcext:value-type="string">
            <text:p>1,27,7,64</text:p>
          </table:table-cell>
          <table:table-cell table:style-name="ce13" office:value-type="string" calcext:value-type="string">
            <text:p>1,25,5,64</text:p>
          </table:table-cell>
          <table:table-cell table:style-name="ce13" office:value-type="string" calcext:value-type="string">
            <text:p><text:span text:style-name="T2">1,25,5,64</text:span></text:p>
          </table:table-cell>
          <table:table-cell table:style-name="ce13" office:value-type="string" calcext:value-type="string">
            <text:p>1,27,7,64</text:p>
          </table:table-cell>
          <table:table-cell table:style-name="ce13" office:value-type="string" calcext:value-type="string">
            <text:p><text:span text:style-name="T2">1,25,5,64</text:span></text:p>
          </table:table-cell>
          <table:table-cell table:style-name="ce13" office:value-type="string" calcext:value-type="string">
            <text:p><text:span text:style-name="T2">1,25,5,64</text:span></text:p>
          </table:table-cell>
          <table:table-cell table:style-name="ce13" office:value-type="string" calcext:value-type="string">
            <text:p><text:span text:style-name="T2">1,27,7,64</text:span></text:p>
          </table:table-cell>
          <table:table-cell table:style-name="ce13" office:value-type="string" calcext:value-type="string">
            <text:p><text:span text:style-name="T2">1,25,5,64</text:span></text:p>
          </table:table-cell>
          <table:table-cell table:style-name="ce13" office:value-type="string" calcext:value-type="string">
            <text:p><text:span text:style-name="T2">1,25,5,64</text:span></text:p>
          </table:table-cell>
          <table:table-cell table:style-name="ce13" office:value-type="string" calcext:value-type="string">
            <text:p><text:span text:style-name="T2">1,27,7,64</text:span></text:p>
          </table:table-cell>
          <table:table-cell table:style-name="ce13" office:value-type="string" calcext:value-type="string">
            <text:p><text:span text:style-name="T2">1,25,5,64</text:span></text:p>
          </table:table-cell>
          <table:table-cell table:style-name="ce13" office:value-type="string" calcext:value-type="string">
            <text:p><text:span text:style-name="T2">1,25,5,64</text:span></text:p>
          </table:table-cell>
          <table:table-cell table:style-name="ce13" office:value-type="string" calcext:value-type="string">
            <text:p>1,1,1,64</text:p>
          </table:table-cell>
          <table:table-cell table:style-name="ce13" office:value-type="string" calcext:value-type="string">
            <text:p>1,1,1,12</text:p>
          </table:table-cell>
          <table:table-cell table:number-columns-repeated="2"/>
          <table:table-cell table:number-columns-repeated="3" table:style-name="ce13" office:value-type="string" calcext:value-type="string">
            <text:p>1,1,1,12</text:p>
          </table:table-cell>
          <table:table-cell table:style-name="ce13" table:number-columns-repeated="4"/>
          <table:table-cell table:number-columns-repeated="998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64" calcext:value-type="float">
            <text:p>64</text:p>
          </table:table-cell>
          <table:table-cell table:style-name="ce13"/>
          <table:table-cell table:number-columns-repeated="2" table:style-name="ce13" office:value-type="float" office:value="64" calcext:value-type="float">
            <text:p>64</text:p>
          </table:table-cell>
          <table:table-cell table:style-name="ce13"/>
          <table:table-cell table:number-columns-repeated="2" table:style-name="ce13" office:value-type="float" office:value="64" calcext:value-type="float">
            <text:p>64</text:p>
          </table:table-cell>
          <table:table-cell table:style-name="ce13"/>
          <table:table-cell table:number-columns-repeated="3" table:style-name="ce13" office:value-type="float" office:value="64" calcext:value-type="float">
            <text:p>64</text:p>
          </table:table-cell>
          <table:table-cell table:number-columns-repeated="6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4" calcext:value-type="float">
            <text:p>64</text:p>
          </table:table-cell>
          <table:table-cell table:style-name="ce13"/>
          <table:table-cell table:number-columns-repeated="2" table:style-name="ce13" office:value-type="float" office:value="64" calcext:value-type="float">
            <text:p>64</text:p>
          </table:table-cell>
          <table:table-cell table:style-name="ce13"/>
          <table:table-cell table:number-columns-repeated="2" table:style-name="ce13" office:value-type="float" office:value="64" calcext:value-type="float">
            <text:p>64</text:p>
          </table:table-cell>
          <table:table-cell table:style-name="ce13"/>
          <table:table-cell table:number-columns-repeated="2" table:style-name="ce13" office:value-type="float" office:value="64" calcext:value-type="float">
            <text:p>64</text:p>
          </table:table-cell>
          <table:table-cell table:style-name="ce13"/>
          <table:table-cell table:number-columns-repeated="2" table:style-name="ce13" office:value-type="float" office:value="64" calcext:value-type="float">
            <text:p>64</text:p>
          </table:table-cell>
          <table:table-cell table:number-columns-repeated="7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 table:style-name="ce13"/>
          <table:table-cell table:style-name="ce13" office:value-type="float" office:value="49" calcext:value-type="float">
            <text:p>49</text:p>
          </table:table-cell>
          <table:table-cell table:style-name="ce13"/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5" calcext:value-type="float">
            <text:p>25</text:p>
          </table:table-cell>
          <table:table-cell table:style-name="ce13"/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5" calcext:value-type="float">
            <text:p>25</text:p>
          </table:table-cell>
          <table:table-cell table:style-name="ce13"/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5" calcext:value-type="float">
            <text:p>25</text:p>
          </table:table-cell>
          <table:table-cell table:style-name="ce13"/>
          <table:table-cell table:style-name="ce13" office:value-type="float" office:value="27" calcext:value-type="float">
            <text:p>27</text:p>
          </table:table-cell>
          <table:table-cell table:number-columns-repeated="2" table:style-name="ce13" office:value-type="float" office:value="25" calcext:value-type="float">
            <text:p>25</text:p>
          </table:table-cell>
          <table:table-cell table:style-name="ce13" office:value-type="float" office:value="64" calcext:value-type="float">
            <text:p>64</text:p>
          </table:table-cell>
          <table:table-cell table:number-columns-repeated="2"/>
          <table:table-cell table:style-name="ce13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/>
          <table:table-cell table:number-columns-repeated="2"/>
          <table:table-cell table:style-name="ce13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25" calcext:value-type="float">
            <text:p>25</text:p>
          </table:table-cell>
          <table:table-cell table:style-name="ce13"/>
          <table:table-cell table:number-columns-repeated="2" table:style-name="ce13" office:value-type="float" office:value="25" calcext:value-type="float">
            <text:p>25</text:p>
          </table:table-cell>
          <table:table-cell table:style-name="ce13"/>
          <table:table-cell table:number-columns-repeated="2" table:style-name="ce13" office:value-type="float" office:value="25" calcext:value-type="float">
            <text:p>25</text:p>
          </table:table-cell>
          <table:table-cell table:style-name="ce13"/>
          <table:table-cell table:number-columns-repeated="2" table:style-name="ce13" office:value-type="float" office:value="25" calcext:value-type="float">
            <text:p>25</text:p>
          </table:table-cell>
          <table:table-cell table:style-name="ce13"/>
          <table:table-cell table:number-columns-repeated="2" table:style-name="ce13" office:value-type="float" office:value="25" calcext:value-type="float">
            <text:p>25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13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number-columns-repeated="2" table:style-name="ce13" office:value-type="float" office:value="5" calcext:value-type="float">
            <text:p>5</text:p>
          </table:table-cell>
          <table:table-cell table:style-name="ce13"/>
          <table:table-cell table:number-columns-repeated="2" table:style-name="ce13" office:value-type="float" office:value="5" calcext:value-type="float">
            <text:p>5</text:p>
          </table:table-cell>
          <table:table-cell table:style-name="ce13"/>
          <table:table-cell table:number-columns-repeated="2" table:style-name="ce13" office:value-type="float" office:value="5" calcext:value-type="float">
            <text:p>5</text:p>
          </table:table-cell>
          <table:table-cell table:style-name="ce13"/>
          <table:table-cell table:number-columns-repeated="2" table:style-name="ce13" office:value-type="float" office:value="5" calcext:value-type="float">
            <text:p>5</text:p>
          </table:table-cell>
          <table:table-cell table:style-name="ce13" table:number-columns-repeated="2"/>
          <table:table-cell table:number-columns-repeated="2"/>
          <table:table-cell table:style-name="ce13" table:number-columns-repeated="7"/>
          <table:table-cell table:number-columns-repeated="998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/>
          <table:table-cell table:style-name="ce13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/>
          <table:table-cell table:style-name="ce13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19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OTALE</text:p>
          </table:table-cell>
          <table:table-cell table:number-columns-repeated="4"/>
          <table:table-cell table:style-name="ce13" table:number-columns-repeated="2"/>
          <table:table-cell table:number-columns-repeated="1000"/>
        </table:table-row>
        <table:table-row table:style-name="ro1">
          <table:table-cell table:style-name="ce14" office:value-type="string" calcext:value-type="string">
            <text:p><text:span text:style-name="T1">FORWARD PASS</text:span></text:p>
          </table:table-cell>
          <table:table-cell table:number-columns-repeated="17"/>
          <table:table-cell table:style-name="ce14" office:value-type="string" calcext:value-type="string">
            <text:p><text:span text:style-name="T1">FORWARD PASS</text:span></text:p>
          </table:table-cell>
          <table:table-cell table:number-columns-repeated="3"/>
          <table:table-cell table:style-name="ce13"/>
          <table:table-cell table:style-name="ce14" office:value-type="string" calcext:value-type="string">
            <text:p><text:span text:style-name="T1">FORWARD PASS</text:span>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style-name="ce13"/>
          <table:table-cell table:style-name="ce13" table:formula="of:=[.C11]*[.C12]*[.C5]*[.C9]*[.C10]*[.C6]" office:value-type="float" office:value="320000" calcext:value-type="float">
            <text:p>320000</text:p>
          </table:table-cell>
          <table:table-cell table:style-name="ce13"/>
          <table:table-cell table:style-name="ce13" table:formula="of:=[.E11]*[.E12]*[.E9]*[.E10]*[.E6]" office:value-type="float" office:value="72000" calcext:value-type="float">
            <text:p>72000</text:p>
          </table:table-cell>
          <table:table-cell table:style-name="ce13" table:formula="of:=[.F11]*[.F12]*[.F5]*[.F9]*[.F10]*[.F6]" office:value-type="float" office:value="512000" calcext:value-type="float">
            <text:p>512000</text:p>
          </table:table-cell>
          <table:table-cell table:style-name="ce13"/>
          <table:table-cell table:style-name="ce13" table:formula="of:=[.H11]*[.H12]*[.H9]*[.H10]*[.H6]" office:value-type="float" office:value="72000" calcext:value-type="float">
            <text:p>72000</text:p>
          </table:table-cell>
          <table:table-cell table:style-name="ce13" table:formula="of:=[.I11]*[.I12]*[.I5]*[.I9]*[.I10]*[.I6]" office:value-type="float" office:value="512000" calcext:value-type="float">
            <text:p>512000</text:p>
          </table:table-cell>
          <table:table-cell table:style-name="ce13"/>
          <table:table-cell table:style-name="ce13" table:formula="of:=[.K11]*[.K12]*[.K9]*[.K10]*[.K6]" office:value-type="float" office:value="72000" calcext:value-type="float">
            <text:p>72000</text:p>
          </table:table-cell>
          <table:table-cell table:style-name="ce13" table:formula="of:=[.L11]*[.L12]*[.L5]*[.L9]*[.L10]*[.L6]" office:value-type="float" office:value="512000" calcext:value-type="float">
            <text:p>512000</text:p>
          </table:table-cell>
          <table:table-cell table:style-name="ce13"/>
          <table:table-cell table:style-name="ce13" table:formula="of:=[.N11]*[.N12]*[.N9]*[.N10]*[.N6]" office:value-type="float" office:value="72000" calcext:value-type="float">
            <text:p>72000</text:p>
          </table:table-cell>
          <table:table-cell table:style-name="ce13" table:formula="of:=[.O11]*[.O12]*[.O5]*[.O9]*[.O10]*[.O6]" office:value-type="float" office:value="512000" calcext:value-type="float">
            <text:p>512000</text:p>
          </table:table-cell>
          <table:table-cell table:style-name="ce13" table:formula="of:=[.P7]*[.P8]*[.P5]" office:value-type="float" office:value="8000" calcext:value-type="float">
            <text:p>8000</text:p>
          </table:table-cell>
          <table:table-cell table:style-name="ce13" table:formula="of:=[.Q7]*[.Q9]" office:value-type="float" office:value="768" calcext:value-type="float">
            <text:p>768</text:p>
          </table:table-cell>
          <table:table-cell table:formula="of:=SUM([.C16:.Q16])" office:value-type="float" office:value="2664768" calcext:value-type="float">
            <text:p>2664768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style-name="ce11" table:formula="of:=SUM([.B16:.Q16])+SUM([.T16:.V16])" office:value-type="float" office:value="2664996" calcext:value-type="float">
            <text:p>2664996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MUL</text:span></text:p>
          </table:table-cell>
          <table:table-cell table:style-name="ce13"/>
          <table:table-cell table:style-name="ce13" table:formula="of:=[.C11]*[.C12]*[.C5]*[.C9]*[.C10]*[.C6]" office:value-type="float" office:value="320000" calcext:value-type="float">
            <text:p>320000</text:p>
          </table:table-cell>
          <table:table-cell table:style-name="ce13"/>
          <table:table-cell table:style-name="ce13" table:formula="of:=[.E11]*[.E12]*[.E9]*[.E10]*[.E6]" office:value-type="float" office:value="72000" calcext:value-type="float">
            <text:p>72000</text:p>
          </table:table-cell>
          <table:table-cell table:style-name="ce13" table:formula="of:=[.F11]*[.F12]*[.F5]*[.F9]*[.F10]*[.F6]" office:value-type="float" office:value="512000" calcext:value-type="float">
            <text:p>512000</text:p>
          </table:table-cell>
          <table:table-cell table:style-name="ce13"/>
          <table:table-cell table:style-name="ce13" table:formula="of:=[.H11]*[.H12]*[.H9]*[.H10]*[.H6]" office:value-type="float" office:value="72000" calcext:value-type="float">
            <text:p>72000</text:p>
          </table:table-cell>
          <table:table-cell table:style-name="ce13" table:formula="of:=[.I11]*[.I12]*[.I5]*[.I9]*[.I10]*[.I6]" office:value-type="float" office:value="512000" calcext:value-type="float">
            <text:p>512000</text:p>
          </table:table-cell>
          <table:table-cell table:style-name="ce13"/>
          <table:table-cell table:style-name="ce13" table:formula="of:=[.K11]*[.K12]*[.K9]*[.K10]*[.K6]" office:value-type="float" office:value="72000" calcext:value-type="float">
            <text:p>72000</text:p>
          </table:table-cell>
          <table:table-cell table:style-name="ce13" table:formula="of:=[.L11]*[.L12]*[.L5]*[.L9]*[.L10]*[.L6]" office:value-type="float" office:value="512000" calcext:value-type="float">
            <text:p>512000</text:p>
          </table:table-cell>
          <table:table-cell table:style-name="ce13"/>
          <table:table-cell table:style-name="ce13" table:formula="of:=[.N11]*[.N12]*[.N9]*[.N10]*[.N6]" office:value-type="float" office:value="72000" calcext:value-type="float">
            <text:p>72000</text:p>
          </table:table-cell>
          <table:table-cell table:style-name="ce13" table:formula="of:=[.O11]*[.O12]*[.O5]*[.O9]*[.O10]*[.O6]" office:value-type="float" office:value="512000" calcext:value-type="float">
            <text:p>512000</text:p>
          </table:table-cell>
          <table:table-cell table:style-name="ce13" table:formula="of:=[.P7]*[.P8]*[.P5]" office:value-type="float" office:value="8000" calcext:value-type="float">
            <text:p>8000</text:p>
          </table:table-cell>
          <table:table-cell table:style-name="ce13" table:formula="of:=[.Q7]*[.Q9]" office:value-type="float" office:value="768" calcext:value-type="float">
            <text:p>768</text:p>
          </table:table-cell>
          <table:table-cell table:formula="of:=SUM([.C17:.Q17])" office:value-type="float" office:value="2664768" calcext:value-type="float">
            <text:p>2664768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style-name="ce11" table:formula="of:=SUM([.B17:.Q17])+SUM([.T17:.V17])" office:value-type="float" office:value="2664996" calcext:value-type="float">
            <text:p>2664996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ADD</text:span></text:p>
          </table:table-cell>
          <table:table-cell table:style-name="ce13"/>
          <table:table-cell table:style-name="ce13" table:formula="of:=([.C11]*[.C12]-1)*[.C9]*[.C10]*[.C6]+[.C9]*[.C10]*[.C6]" office:value-type="float" office:value="320000" calcext:value-type="float">
            <text:p>320000</text:p>
          </table:table-cell>
          <table:table-cell table:style-name="ce13"/>
          <table:table-cell table:style-name="ce13" table:formula="of:=([.E11]*[.E12]-1)*[.E9]*[.E10]*[.E6]+[.E9]*[.E10]*[.E6]" office:value-type="float" office:value="72000" calcext:value-type="float">
            <text:p>72000</text:p>
          </table:table-cell>
          <table:table-cell table:style-name="ce13" table:formula="of:=([.F11]*[.F12]*[.F5]-1)*[.F9]*[.F10]*[.F6]+[.F9]*[.F10]*[.F6]" office:value-type="float" office:value="512000" calcext:value-type="float">
            <text:p>512000</text:p>
          </table:table-cell>
          <table:table-cell table:style-name="ce13"/>
          <table:table-cell table:style-name="ce13" table:formula="of:=([.H11]*[.H12]-1)*[.H9]*[.H10]*[.H6]+[.H9]*[.H10]*[.H6]" office:value-type="float" office:value="72000" calcext:value-type="float">
            <text:p>72000</text:p>
          </table:table-cell>
          <table:table-cell table:style-name="ce10" table:formula="of:=([.I11]*[.I12]*[.I5]-1)*[.I9]*[.I10]*[.I6]+[.I9]*[.I10]*[.I6]" office:value-type="float" office:value="512000" calcext:value-type="float">
            <text:p>512000</text:p>
          </table:table-cell>
          <table:table-cell table:style-name="ce13"/>
          <table:table-cell table:style-name="ce13" table:formula="of:=([.K11]*[.K12]-1)*[.K9]*[.K10]*[.K6]+[.K9]*[.K10]*[.K6]" office:value-type="float" office:value="72000" calcext:value-type="float">
            <text:p>72000</text:p>
          </table:table-cell>
          <table:table-cell table:style-name="ce10" table:formula="of:=([.L11]*[.L12]*[.L5]-1)*[.L9]*[.L10]*[.L6]+[.L9]*[.L10]*[.L6]" office:value-type="float" office:value="512000" calcext:value-type="float">
            <text:p>512000</text:p>
          </table:table-cell>
          <table:table-cell table:style-name="ce13"/>
          <table:table-cell table:style-name="ce13" table:formula="of:=([.N11]*[.N12]-1)*[.N9]*[.N10]*[.N6]+[.N9]*[.N10]*[.N6]" office:value-type="float" office:value="72000" calcext:value-type="float">
            <text:p>72000</text:p>
          </table:table-cell>
          <table:table-cell table:style-name="ce10" table:formula="of:=([.O11]*[.O12]*[.O5]-1)*[.O9]*[.O10]*[.O6]+[.O9]*[.O10]*[.O6]" office:value-type="float" office:value="512000" calcext:value-type="float">
            <text:p>512000</text:p>
          </table:table-cell>
          <table:table-cell table:style-name="ce13" table:formula="of:=([.P7]*[.P8]-1)*[.P5]" office:value-type="float" office:value="7936" calcext:value-type="float">
            <text:p>7936</text:p>
          </table:table-cell>
          <table:table-cell table:style-name="ce13" table:formula="of:=([.Q7]-1)*[.Q9]+[.Q9]" office:value-type="float" office:value="768" calcext:value-type="float">
            <text:p>768</text:p>
          </table:table-cell>
          <table:table-cell table:formula="of:=SUM([.C18:.Q18])" office:value-type="float" office:value="2664704" calcext:value-type="float">
            <text:p>2664704</text:p>
          </table:table-cell>
          <table:table-cell table:style-name="ce10" office:value-type="string" calcext:value-type="string">
            <text:p><text:span text:style-name="T1">ADD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179" calcext:value-type="float">
            <text:p>179</text:p>
          </table:table-cell>
          <table:table-cell office:value-type="float" office:value="23" calcext:value-type="float">
            <text:p>23</text:p>
          </table:table-cell>
          <table:table-cell table:style-name="ce11" table:formula="of:=SUM([.B18:.Q18])+SUM([.T18:.V18])" office:value-type="float" office:value="2664929" calcext:value-type="float">
            <text:p>2664929</text:p>
          </table:table-cell>
          <table:table-cell table:style-name="ce10" office:value-type="string" calcext:value-type="string">
            <text:p><text:span text:style-name="T1">ADD</text:span>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ADD_weights</text:span></text:p>
          </table:table-cell>
          <table:table-cell/>
          <table:table-cell table:formula="of:=([.C11]*[.C12]-1)*[.C9]*[.C10]*[.C6]" office:value-type="float" office:value="312000" calcext:value-type="float">
            <text:p>312000</text:p>
          </table:table-cell>
          <table:table-cell/>
          <table:table-cell table:formula="of:=([.E11]*[.E12]-1)*[.E9]*[.E10]*[.E6]" office:value-type="float" office:value="64000" calcext:value-type="float">
            <text:p>64000</text:p>
          </table:table-cell>
          <table:table-cell table:formula="of:=([.F11]*[.F12]*[.F5]-1)*[.F9]*[.F10]*[.F6]" office:value-type="float" office:value="504000" calcext:value-type="float">
            <text:p>504000</text:p>
          </table:table-cell>
          <table:table-cell/>
          <table:table-cell table:formula="of:=([.H11]*[.H12]-1)*[.H9]*[.H10]*[.H6]" office:value-type="float" office:value="64000" calcext:value-type="float">
            <text:p>64000</text:p>
          </table:table-cell>
          <table:table-cell table:formula="of:=([.I11]*[.I12]*[.I5]-1)*[.I9]*[.I10]*[.I6]" office:value-type="float" office:value="504000" calcext:value-type="float">
            <text:p>504000</text:p>
          </table:table-cell>
          <table:table-cell/>
          <table:table-cell table:formula="of:=([.K11]*[.K12]-1)*[.K9]*[.K10]*[.K6]" office:value-type="float" office:value="64000" calcext:value-type="float">
            <text:p>64000</text:p>
          </table:table-cell>
          <table:table-cell table:formula="of:=([.L11]*[.L12]*[.L5]-1)*[.L9]*[.L10]*[.L6]" office:value-type="float" office:value="504000" calcext:value-type="float">
            <text:p>504000</text:p>
          </table:table-cell>
          <table:table-cell/>
          <table:table-cell table:formula="of:=([.N11]*[.N12]-1)*[.N9]*[.N10]*[.N6]" office:value-type="float" office:value="64000" calcext:value-type="float">
            <text:p>64000</text:p>
          </table:table-cell>
          <table:table-cell table:formula="of:=([.O11]*[.O12]*[.O5]-1)*[.O9]*[.O10]*[.O6]" office:value-type="float" office:value="504000" calcext:value-type="float">
            <text:p>504000</text:p>
          </table:table-cell>
          <table:table-cell/>
          <table:table-cell table:formula="of:=([.Q7]-1)*[.Q9]" office:value-type="float" office:value="756" calcext:value-type="float">
            <text:p>756</text:p>
          </table:table-cell>
          <table:table-cell table:formula="of:=SUM([.C19:.Q19])" office:value-type="float" office:value="2584756" calcext:value-type="float">
            <text:p>2584756</text:p>
          </table:table-cell>
          <table:table-cell table:style-name="ce10" office:value-type="string" calcext:value-type="string">
            <text:p><text:span text:style-name="T1">ADD_weights</text:span></text:p>
          </table:table-cell>
          <table:table-cell table:number-columns-repeated="3"/>
          <table:table-cell table:style-name="ce11" table:formula="of:=SUM([.B19:.Q19])+SUM([.T19:.V19])" office:value-type="float" office:value="2584756" calcext:value-type="float">
            <text:p>2584756</text:p>
          </table:table-cell>
          <table:table-cell table:style-name="ce10" office:value-type="string" calcext:value-type="string">
            <text:p><text:span text:style-name="T1">ADD_weights</text:span>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ADD_biases</text:span></text:p>
          </table:table-cell>
          <table:table-cell/>
          <table:table-cell table:formula="of:=[.C9]*[.C10]*[.C6]" office:value-type="float" office:value="8000" calcext:value-type="float">
            <text:p>8000</text:p>
          </table:table-cell>
          <table:table-cell/>
          <table:table-cell table:formula="of:=[.E9]*[.E10]*[.E6]" office:value-type="float" office:value="8000" calcext:value-type="float">
            <text:p>8000</text:p>
          </table:table-cell>
          <table:table-cell table:formula="of:=[.F9]*[.F10]*[.F6]" office:value-type="float" office:value="8000" calcext:value-type="float">
            <text:p>8000</text:p>
          </table:table-cell>
          <table:table-cell/>
          <table:table-cell table:formula="of:=[.H9]*[.H10]*[.H6]" office:value-type="float" office:value="8000" calcext:value-type="float">
            <text:p>8000</text:p>
          </table:table-cell>
          <table:table-cell table:formula="of:=[.I9]*[.I10]*[.I6]" office:value-type="float" office:value="8000" calcext:value-type="float">
            <text:p>8000</text:p>
          </table:table-cell>
          <table:table-cell/>
          <table:table-cell table:formula="of:=[.K9]*[.K10]*[.K6]" office:value-type="float" office:value="8000" calcext:value-type="float">
            <text:p>8000</text:p>
          </table:table-cell>
          <table:table-cell table:formula="of:=[.L9]*[.L10]*[.L6]" office:value-type="float" office:value="8000" calcext:value-type="float">
            <text:p>8000</text:p>
          </table:table-cell>
          <table:table-cell/>
          <table:table-cell table:formula="of:=[.N9]*[.N10]*[.N6]" office:value-type="float" office:value="8000" calcext:value-type="float">
            <text:p>8000</text:p>
          </table:table-cell>
          <table:table-cell table:formula="of:=[.O9]*[.O10]*[.O6]" office:value-type="float" office:value="8000" calcext:value-type="float">
            <text:p>8000</text:p>
          </table:table-cell>
          <table:table-cell/>
          <table:table-cell table:formula="of:=[.Q9]" office:value-type="float" office:value="12" calcext:value-type="float">
            <text:p>12</text:p>
          </table:table-cell>
          <table:table-cell table:formula="of:=SUM([.C20:.Q20])" office:value-type="float" office:value="72012" calcext:value-type="float">
            <text:p>72012</text:p>
          </table:table-cell>
          <table:table-cell table:style-name="ce10" office:value-type="string" calcext:value-type="string">
            <text:p><text:span text:style-name="T1">ADD_biases</text:span></text:p>
          </table:table-cell>
          <table:table-cell table:number-columns-repeated="3"/>
          <table:table-cell table:style-name="ce11" table:formula="of:=SUM([.B20:.Q20])+SUM([.T20:.V20])" office:value-type="float" office:value="72012" calcext:value-type="float">
            <text:p>72012</text:p>
          </table:table-cell>
          <table:table-cell table:style-name="ce10" office:value-type="string" calcext:value-type="string">
            <text:p><text:span text:style-name="T1">ADD_biases</text:span></text:p>
          </table:table-cell>
          <table:table-cell table:number-columns-repeated="1000"/>
        </table:table-row>
        <table:table-row table:style-name="ro1">
          <table:table-cell table:style-name="ce14" office:value-type="string" calcext:value-type="string">
            <text:p><text:span text:style-name="T1">BACKWARD PASS</text:span></text:p>
          </table:table-cell>
          <table:table-cell table:number-columns-repeated="17"/>
          <table:table-cell table:style-name="ce14" office:value-type="string" calcext:value-type="string">
            <text:p><text:span text:style-name="T1">BACKWARD PASS</text:span></text:p>
          </table:table-cell>
          <table:table-cell table:number-columns-repeated="3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style-name="ce13" table:formula="of:=[.E9]*[.E10]*[.E11]*[.E12]*[.E6]" office:value-type="float" office:value="72000" calcext:value-type="float">
            <text:p>72000</text:p>
          </table:table-cell>
          <table:table-cell table:style-name="ce13" table:formula="of:=[.F11]*[.F12]*[.F5]*[.F9]*[.F10]*[.F6]" office:value-type="float" office:value="512000" calcext:value-type="float">
            <text:p>512000</text:p>
          </table:table-cell>
          <table:table-cell table:style-name="ce13"/>
          <table:table-cell table:style-name="ce13" table:formula="of:=[.H9]*[.H10]*[.H11]*[.H12]*[.H6]" office:value-type="float" office:value="72000" calcext:value-type="float">
            <text:p>72000</text:p>
          </table:table-cell>
          <table:table-cell table:style-name="ce13" table:formula="of:=[.I11]*[.I12]*[.I5]*[.I9]*[.I10]*[.I6]" office:value-type="float" office:value="512000" calcext:value-type="float">
            <text:p>512000</text:p>
          </table:table-cell>
          <table:table-cell table:style-name="ce13"/>
          <table:table-cell table:style-name="ce13" table:formula="of:=[.K9]*[.K10]*[.K11]*[.K12]*[.K6]" office:value-type="float" office:value="72000" calcext:value-type="float">
            <text:p>72000</text:p>
          </table:table-cell>
          <table:table-cell table:style-name="ce13" table:formula="of:=[.L11]*[.L12]*[.L5]*[.L9]*[.L10]*[.L6]" office:value-type="float" office:value="512000" calcext:value-type="float">
            <text:p>512000</text:p>
          </table:table-cell>
          <table:table-cell table:style-name="ce13"/>
          <table:table-cell table:style-name="ce13" table:formula="of:=[.N9]*[.N10]*[.N11]*[.N12]*[.N6]" office:value-type="float" office:value="72000" calcext:value-type="float">
            <text:p>72000</text:p>
          </table:table-cell>
          <table:table-cell table:style-name="ce13" table:formula="of:=[.O11]*[.O12]*[.O5]*[.O9]*[.O10]*[.O6]" office:value-type="float" office:value="512000" calcext:value-type="float">
            <text:p>51200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Q7]*[.Q9]" office:value-type="float" office:value="768" calcext:value-type="float">
            <text:p>768</text:p>
          </table:table-cell>
          <table:table-cell table:formula="of:=SUM([.C22:.Q22])" office:value-type="float" office:value="2336768" calcext:value-type="float">
            <text:p>2336768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number-columns-repeated="3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MUL</text:span></text:p>
          </table:table-cell>
          <table:table-cell table:number-columns-repeated="3"/>
          <table:table-cell table:style-name="ce13" table:formula="of:=[.E9]*[.E10]*[.E11]*[.E12]*[.E6]" office:value-type="float" office:value="72000" calcext:value-type="float">
            <text:p>72000</text:p>
          </table:table-cell>
          <table:table-cell table:style-name="ce13" table:formula="of:=[.F11]*[.F12]*[.F5]*[.F9]*[.F10]*[.F6]" office:value-type="float" office:value="512000" calcext:value-type="float">
            <text:p>512000</text:p>
          </table:table-cell>
          <table:table-cell table:style-name="ce13"/>
          <table:table-cell table:style-name="ce13" table:formula="of:=[.H9]*[.H10]*[.H11]*[.H12]*[.H6]" office:value-type="float" office:value="72000" calcext:value-type="float">
            <text:p>72000</text:p>
          </table:table-cell>
          <table:table-cell table:style-name="ce13" table:formula="of:=[.I11]*[.I12]*[.I5]*[.I9]*[.I10]*[.I6]" office:value-type="float" office:value="512000" calcext:value-type="float">
            <text:p>512000</text:p>
          </table:table-cell>
          <table:table-cell table:style-name="ce13"/>
          <table:table-cell table:style-name="ce13" table:formula="of:=[.K9]*[.K10]*[.K11]*[.K12]*[.K6]" office:value-type="float" office:value="72000" calcext:value-type="float">
            <text:p>72000</text:p>
          </table:table-cell>
          <table:table-cell table:style-name="ce13" table:formula="of:=[.L11]*[.L12]*[.L5]*[.L9]*[.L10]*[.L6]" office:value-type="float" office:value="512000" calcext:value-type="float">
            <text:p>512000</text:p>
          </table:table-cell>
          <table:table-cell table:style-name="ce13"/>
          <table:table-cell table:style-name="ce13" table:formula="of:=[.N9]*[.N10]*[.N11]*[.N12]*[.N6]" office:value-type="float" office:value="72000" calcext:value-type="float">
            <text:p>72000</text:p>
          </table:table-cell>
          <table:table-cell table:style-name="ce13" table:formula="of:=[.O11]*[.O12]*[.O5]*[.O9]*[.O10]*[.O6]" office:value-type="float" office:value="512000" calcext:value-type="float">
            <text:p>512000</text:p>
          </table:table-cell>
          <table:table-cell table:style-name="ce13" table:formula="of:=[.P7]*[.P8]*[.P5]" office:value-type="float" office:value="8000" calcext:value-type="float">
            <text:p>8000</text:p>
          </table:table-cell>
          <table:table-cell table:style-name="ce13" table:formula="of:=[.Q7]*[.Q9]" office:value-type="float" office:value="768" calcext:value-type="float">
            <text:p>768</text:p>
          </table:table-cell>
          <table:table-cell table:formula="of:=SUM([.C23:.Q23])" office:value-type="float" office:value="2344768" calcext:value-type="float">
            <text:p>2344768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number-columns-repeated="3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ADD_weights</text:p>
          </table:table-cell>
          <table:table-cell table:number-columns-repeated="3"/>
          <table:table-cell table:style-name="ce10" table:formula="of:=[.E6]*936" office:value-type="float" office:value="59904" calcext:value-type="float">
            <text:p>59904</text:p>
          </table:table-cell>
          <table:table-cell table:style-name="ce13" table:formula="of:=[.F5]*[.F7]*[.F8]*([.F6]-1)" office:value-type="float" office:value="504000" calcext:value-type="float">
            <text:p>504000</text:p>
          </table:table-cell>
          <table:table-cell table:style-name="ce13"/>
          <table:table-cell table:style-name="ce13" office:value-type="float" office:value="59904" calcext:value-type="float">
            <text:p>59904</text:p>
          </table:table-cell>
          <table:table-cell table:style-name="ce13" table:formula="of:=[.I5]*[.I7]*[.I8]*([.I6]-1)" office:value-type="float" office:value="504000" calcext:value-type="float">
            <text:p>504000</text:p>
          </table:table-cell>
          <table:table-cell table:style-name="ce13"/>
          <table:table-cell table:style-name="ce10" table:formula="of:=[.K6]*936" office:value-type="float" office:value="59904" calcext:value-type="float">
            <text:p>59904</text:p>
          </table:table-cell>
          <table:table-cell table:style-name="ce13" table:formula="of:=[.L5]*[.L7]*[.L8]*([.L6]-1)" office:value-type="float" office:value="504000" calcext:value-type="float">
            <text:p>504000</text:p>
          </table:table-cell>
          <table:table-cell table:style-name="ce13"/>
          <table:table-cell table:style-name="ce10" table:formula="of:=[.N6]*936" office:value-type="float" office:value="59904" calcext:value-type="float">
            <text:p>59904</text:p>
          </table:table-cell>
          <table:table-cell table:style-name="ce13" table:formula="of:=[.O5]*[.O7]*[.O8]*([.O6]-1)" office:value-type="float" office:value="504000" calcext:value-type="float">
            <text:p>50400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([.Q9]-1)*[.Q7]" office:value-type="float" office:value="704" calcext:value-type="float">
            <text:p>704</text:p>
          </table:table-cell>
          <table:table-cell table:formula="of:=SUM([.C24:.Q24])" office:value-type="float" office:value="2256320" calcext:value-type="float">
            <text:p>2256320</text:p>
          </table:table-cell>
          <table:table-cell table:style-name="ce13" office:value-type="string" calcext:value-type="string">
            <text:p>ADD_weights</text:p>
          </table:table-cell>
          <table:table-cell table:number-columns-repeated="3"/>
          <table:table-cell table:style-name="ce13" table:number-columns-repeated="2"/>
          <table:table-cell table:number-columns-repeated="1000"/>
        </table:table-row>
        <table:table-row table:style-name="ro1">
          <table:table-cell table:style-name="ce14" office:value-type="string" calcext:value-type="string">
            <text:p><text:span text:style-name="T1">WEIGHT UPDATE</text:span></text:p>
          </table:table-cell>
          <table:table-cell table:number-columns-repeated="16"/>
          <table:table-cell table:formula="of:=SUM([.C25:.Q25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1">WEIGHT UPDATE</text:span></text:p>
          </table:table-cell>
          <table:table-cell table:number-columns-repeated="3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style-name="ce13"/>
          <table:table-cell table:style-name="ce13" table:formula="of:=[.C9]*[.C10]*[.C5]*[.C11]*[.C12]*[.C6]" office:value-type="float" office:value="320000" calcext:value-type="float">
            <text:p>320000</text:p>
          </table:table-cell>
          <table:table-cell table:style-name="ce13"/>
          <table:table-cell table:style-name="ce13" table:formula="of:=[.E9]*[.E10]*[.E11]*[.E12]*[.E6]" office:value-type="float" office:value="72000" calcext:value-type="float">
            <text:p>72000</text:p>
          </table:table-cell>
          <table:table-cell table:style-name="ce13" table:formula="of:=[.F9]*[.F10]*[.F5]*[.F11]*[.F12]*[.F6]" office:value-type="float" office:value="512000" calcext:value-type="float">
            <text:p>512000</text:p>
          </table:table-cell>
          <table:table-cell table:style-name="ce13"/>
          <table:table-cell table:style-name="ce13" table:formula="of:=[.H9]*[.H10]*[.H11]*[.H12]*[.H6]" office:value-type="float" office:value="72000" calcext:value-type="float">
            <text:p>72000</text:p>
          </table:table-cell>
          <table:table-cell table:style-name="ce13" table:formula="of:=[.I9]*[.I10]*[.I5]*[.I11]*[.I12]*[.I6]" office:value-type="float" office:value="512000" calcext:value-type="float">
            <text:p>512000</text:p>
          </table:table-cell>
          <table:table-cell table:style-name="ce13"/>
          <table:table-cell table:style-name="ce13" table:formula="of:=[.K9]*[.K10]*[.K11]*[.K12]*[.K6]" office:value-type="float" office:value="72000" calcext:value-type="float">
            <text:p>72000</text:p>
          </table:table-cell>
          <table:table-cell table:style-name="ce13" table:formula="of:=[.L9]*[.L10]*[.L5]*[.L11]*[.L12]*[.L6]" office:value-type="float" office:value="512000" calcext:value-type="float">
            <text:p>512000</text:p>
          </table:table-cell>
          <table:table-cell table:style-name="ce13"/>
          <table:table-cell table:style-name="ce13" table:formula="of:=[.N9]*[.N10]*[.N11]*[.N12]*[.N6]" office:value-type="float" office:value="72000" calcext:value-type="float">
            <text:p>72000</text:p>
          </table:table-cell>
          <table:table-cell table:style-name="ce13" table:formula="of:=[.O9]*[.O10]*[.O5]*[.O11]*[.O12]*[.O6]" office:value-type="float" office:value="512000" calcext:value-type="float">
            <text:p>512000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formula="of:=SUM([.C26:.Q26])" office:value-type="float" office:value="2656000" calcext:value-type="float">
            <text:p>2656000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number-columns-repeated="3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MUL</text:span></text:p>
          </table:table-cell>
          <table:table-cell table:style-name="ce13"/>
          <table:table-cell table:style-name="ce13" table:formula="of:=[.C9]*[.C10]*[.C11]*[.C12]*[.C5]*[.C6]" office:value-type="float" office:value="320000" calcext:value-type="float">
            <text:p>320000</text:p>
          </table:table-cell>
          <table:table-cell table:style-name="ce13"/>
          <table:table-cell table:style-name="ce13" table:formula="of:=[.E9]*[.E10]*[.E11]*[.E12]*[.E6]" office:value-type="float" office:value="72000" calcext:value-type="float">
            <text:p>72000</text:p>
          </table:table-cell>
          <table:table-cell table:style-name="ce13" table:formula="of:=[.F9]*[.F10]*[.F11]*[.F12]*[.F5]*[.F6]" office:value-type="float" office:value="512000" calcext:value-type="float">
            <text:p>512000</text:p>
          </table:table-cell>
          <table:table-cell table:style-name="ce13"/>
          <table:table-cell table:style-name="ce13" table:formula="of:=[.H9]*[.H10]*[.H11]*[.H12]*[.H6]" office:value-type="float" office:value="72000" calcext:value-type="float">
            <text:p>72000</text:p>
          </table:table-cell>
          <table:table-cell table:style-name="ce13" table:formula="of:=[.I9]*[.I10]*[.I11]*[.I12]*[.I5]*[.I6]" office:value-type="float" office:value="512000" calcext:value-type="float">
            <text:p>512000</text:p>
          </table:table-cell>
          <table:table-cell table:style-name="ce13"/>
          <table:table-cell table:style-name="ce13" table:formula="of:=[.K9]*[.K10]*[.K11]*[.K12]*[.K6]" office:value-type="float" office:value="72000" calcext:value-type="float">
            <text:p>72000</text:p>
          </table:table-cell>
          <table:table-cell table:style-name="ce13" table:formula="of:=[.L9]*[.L10]*[.L11]*[.L12]*[.L5]*[.L6]" office:value-type="float" office:value="512000" calcext:value-type="float">
            <text:p>512000</text:p>
          </table:table-cell>
          <table:table-cell table:style-name="ce13"/>
          <table:table-cell table:style-name="ce13" table:formula="of:=[.N9]*[.N10]*[.N11]*[.N12]*[.N6]" office:value-type="float" office:value="72000" calcext:value-type="float">
            <text:p>72000</text:p>
          </table:table-cell>
          <table:table-cell table:style-name="ce13" table:formula="of:=[.O9]*[.O10]*[.O11]*[.O12]*[.O5]*[.O6]" office:value-type="float" office:value="512000" calcext:value-type="float">
            <text:p>512000</text:p>
          </table:table-cell>
          <table:table-cell table:style-name="ce13"/>
          <table:table-cell table:style-name="ce13" table:formula="of:=[.Q7]*[.Q9]" office:value-type="float" office:value="768" calcext:value-type="float">
            <text:p>768</text:p>
          </table:table-cell>
          <table:table-cell table:formula="of:=SUM([.C27:.Q27])" office:value-type="float" office:value="2656768" calcext:value-type="float">
            <text:p>2656768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number-columns-repeated="3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ADD</text:p>
          </table:table-cell>
          <table:table-cell table:style-name="ce13"/>
          <table:table-cell table:style-name="ce13" table:formula="of:=([.C9]*[.C10]-1)*[.C11]*[.C12]*[.C5]*[.C6]+([.C9]*[.C10]-1)*[.C6]" office:value-type="float" office:value="325376" calcext:value-type="float">
            <text:p>325376</text:p>
          </table:table-cell>
          <table:table-cell table:style-name="ce13"/>
          <table:table-cell table:style-name="ce13" table:formula="of:=([.E9]*[.E10]-1)*[.E6]*([.E11]*[.E12]+1)" office:value-type="float" office:value="79360" calcext:value-type="float">
            <text:p>79360</text:p>
          </table:table-cell>
          <table:table-cell table:style-name="ce13" table:formula="of:=([.F9]*[.F10]-1)*[.F11]*[.F12]*[.F5]*[.F6]+([.F9]*[.F10]-1)*[.F6]" office:value-type="float" office:value="515840" calcext:value-type="float">
            <text:p>515840</text:p>
          </table:table-cell>
          <table:table-cell table:style-name="ce13"/>
          <table:table-cell table:style-name="ce13" table:formula="of:=([.H9]*[.H10]-1)*[.H6]*([.H11]*[.H12]+1)" office:value-type="float" office:value="79360" calcext:value-type="float">
            <text:p>79360</text:p>
          </table:table-cell>
          <table:table-cell table:style-name="ce13" table:formula="of:=([.I9]*[.I10]-1)*[.I11]*[.I12]*[.I5]*[.I6]+([.I9]*[.I10]-1)*[.I6]" office:value-type="float" office:value="515840" calcext:value-type="float">
            <text:p>515840</text:p>
          </table:table-cell>
          <table:table-cell table:style-name="ce13"/>
          <table:table-cell table:style-name="ce13" table:formula="of:=([.K9]*[.K10]-1)*[.K6]*([.K11]*[.K12]+1)" office:value-type="float" office:value="79360" calcext:value-type="float">
            <text:p>79360</text:p>
          </table:table-cell>
          <table:table-cell table:style-name="ce13" table:formula="of:=([.L9]*[.L10]-1)*[.L11]*[.L12]*[.L5]*[.L6]+([.L9]*[.L10]-1)*[.L6]" office:value-type="float" office:value="515840" calcext:value-type="float">
            <text:p>515840</text:p>
          </table:table-cell>
          <table:table-cell table:style-name="ce13"/>
          <table:table-cell table:style-name="ce13" table:formula="of:=([.N9]*[.N10]-1)*[.N6]*([.N11]*[.N12]+1)" office:value-type="float" office:value="79360" calcext:value-type="float">
            <text:p>79360</text:p>
          </table:table-cell>
          <table:table-cell table:style-name="ce13" table:formula="of:=([.O9]*[.O10]-1)*[.O11]*[.O12]*[.O5]*[.O6]+([.O9]*[.O10]-1)*[.O6]" office:value-type="float" office:value="515840" calcext:value-type="float">
            <text:p>515840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formula="of:=SUM([.C28:.Q28])" office:value-type="float" office:value="2706176" calcext:value-type="float">
            <text:p>2706176</text:p>
          </table:table-cell>
          <table:table-cell table:style-name="ce13" office:value-type="string" calcext:value-type="string">
            <text:p>ADD</text:p>
          </table:table-cell>
          <table:table-cell table:number-columns-repeated="3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ADD_weights</text:p>
          </table:table-cell>
          <table:table-cell table:style-name="ce13"/>
          <table:table-cell table:style-name="ce13" table:formula="of:=([.C9]*[.C10]-1)*[.C11]*[.C12]*[.C5]*[.C6]" office:value-type="float" office:value="317440" calcext:value-type="float">
            <text:p>317440</text:p>
          </table:table-cell>
          <table:table-cell table:style-name="ce13"/>
          <table:table-cell table:style-name="ce13" table:formula="of:=([.E9]*[.E10]-1)*[.E11]*[.E12]*[.E6]" office:value-type="float" office:value="71424" calcext:value-type="float">
            <text:p>71424</text:p>
          </table:table-cell>
          <table:table-cell table:style-name="ce13" table:formula="of:=([.F9]*[.F10]-1)*[.F11]*[.F12]*[.F5]*[.F6]" office:value-type="float" office:value="507904" calcext:value-type="float">
            <text:p>507904</text:p>
          </table:table-cell>
          <table:table-cell table:style-name="ce13"/>
          <table:table-cell table:style-name="ce13" table:formula="of:=([.H9]*[.H10]-1)*[.H11]*[.H12]*[.H6]" office:value-type="float" office:value="71424" calcext:value-type="float">
            <text:p>71424</text:p>
          </table:table-cell>
          <table:table-cell table:style-name="ce13" table:formula="of:=([.I9]*[.I10]-1)*[.I11]*[.I12]*[.I5]*[.I6]" office:value-type="float" office:value="507904" calcext:value-type="float">
            <text:p>507904</text:p>
          </table:table-cell>
          <table:table-cell table:style-name="ce13"/>
          <table:table-cell table:style-name="ce13" table:formula="of:=([.K9]*[.K10]-1)*[.K11]*[.K12]*[.K6]" office:value-type="float" office:value="71424" calcext:value-type="float">
            <text:p>71424</text:p>
          </table:table-cell>
          <table:table-cell table:style-name="ce13" table:formula="of:=([.L9]*[.L10]-1)*[.L11]*[.L12]*[.L5]*[.L6]" office:value-type="float" office:value="507904" calcext:value-type="float">
            <text:p>507904</text:p>
          </table:table-cell>
          <table:table-cell table:style-name="ce13"/>
          <table:table-cell table:style-name="ce13" table:formula="of:=([.N9]*[.N10]-1)*[.N11]*[.N12]*[.N6]" office:value-type="float" office:value="71424" calcext:value-type="float">
            <text:p>71424</text:p>
          </table:table-cell>
          <table:table-cell table:style-name="ce13" table:formula="of:=([.O9]*[.O10]-1)*[.O11]*[.O12]*[.O5]*[.O6]" office:value-type="float" office:value="507904" calcext:value-type="float">
            <text:p>507904</text:p>
          </table:table-cell>
          <table:table-cell table:style-name="ce13" table:number-columns-repeated="2"/>
          <table:table-cell table:formula="of:=SUM([.C29:.Q29])" office:value-type="float" office:value="2634752" calcext:value-type="float">
            <text:p>2634752</text:p>
          </table:table-cell>
          <table:table-cell table:style-name="ce13" office:value-type="string" calcext:value-type="string">
            <text:p>ADD_weights</text:p>
          </table:table-cell>
          <table:table-cell table:number-columns-repeated="3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ADD_biases</text:p>
          </table:table-cell>
          <table:table-cell table:style-name="ce13"/>
          <table:table-cell table:style-name="ce13" table:formula="of:=([.C9]*[.C10]-1)*[.C6]" office:value-type="float" office:value="7936" calcext:value-type="float">
            <text:p>7936</text:p>
          </table:table-cell>
          <table:table-cell table:style-name="ce13"/>
          <table:table-cell table:style-name="ce13" table:formula="of:=([.E9]*[.E10]-1)*[.E6]" office:value-type="float" office:value="7936" calcext:value-type="float">
            <text:p>7936</text:p>
          </table:table-cell>
          <table:table-cell table:style-name="ce13" table:formula="of:=([.F9]*[.F10]-1)*[.F6]" office:value-type="float" office:value="7936" calcext:value-type="float">
            <text:p>7936</text:p>
          </table:table-cell>
          <table:table-cell table:style-name="ce13"/>
          <table:table-cell table:style-name="ce13" table:formula="of:=([.H9]*[.H10]-1)*[.H6]" office:value-type="float" office:value="7936" calcext:value-type="float">
            <text:p>7936</text:p>
          </table:table-cell>
          <table:table-cell table:style-name="ce13" table:formula="of:=([.I9]*[.I10]-1)*[.I6]" office:value-type="float" office:value="7936" calcext:value-type="float">
            <text:p>7936</text:p>
          </table:table-cell>
          <table:table-cell table:style-name="ce13"/>
          <table:table-cell table:style-name="ce13" table:formula="of:=([.K9]*[.K10]-1)*[.K6]" office:value-type="float" office:value="7936" calcext:value-type="float">
            <text:p>7936</text:p>
          </table:table-cell>
          <table:table-cell table:style-name="ce13" table:formula="of:=([.L9]*[.L10]-1)*[.L6]" office:value-type="float" office:value="7936" calcext:value-type="float">
            <text:p>7936</text:p>
          </table:table-cell>
          <table:table-cell table:style-name="ce13"/>
          <table:table-cell table:style-name="ce13" table:formula="of:=([.N9]*[.N10]-1)*[.N6]" office:value-type="float" office:value="7936" calcext:value-type="float">
            <text:p>7936</text:p>
          </table:table-cell>
          <table:table-cell table:style-name="ce13" table:formula="of:=([.O9]*[.O10]-1)*[.O6]" office:value-type="float" office:value="7936" calcext:value-type="float">
            <text:p>7936</text:p>
          </table:table-cell>
          <table:table-cell table:style-name="ce13" table:number-columns-repeated="2"/>
          <table:table-cell table:formula="of:=SUM([.C30:.Q30])" office:value-type="float" office:value="71424" calcext:value-type="float">
            <text:p>71424</text:p>
          </table:table-cell>
          <table:table-cell table:style-name="ce13" office:value-type="string" calcext:value-type="string">
            <text:p>ADD_biases</text:p>
          </table:table-cell>
          <table:table-cell table:number-columns-repeated="3"/>
          <table:table-cell table:style-name="ce13" table:number-columns-repeated="2"/>
          <table:table-cell table:number-columns-repeated="1000"/>
        </table:table-row>
        <table:table-row table:style-name="ro1">
          <table:table-cell table:style-name="ce14" office:value-type="string" calcext:value-type="string">
            <text:p><text:span text:style-name="T1">GOODNESS</text:span></text:p>
          </table:table-cell>
          <table:table-cell table:number-columns-repeated="16"/>
          <table:table-cell table:style-name="ce11"/>
          <table:table-cell table:style-name="ce14" office:value-type="string" calcext:value-type="string">
            <text:p><text:span text:style-name="T1">GOODNESS</text:span></text:p>
          </table:table-cell>
          <table:table-cell table:number-columns-repeated="3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9]*[.C10]*[.C6]" office:value-type="float" office:value="8000" calcext:value-type="float">
            <text:p>8000</text:p>
          </table:table-cell>
          <table:table-cell/>
          <table:table-cell table:style-name="ce11" table:formula="of:=[.E9]*[.E10]*[.E6]" office:value-type="float" office:value="8000" calcext:value-type="float">
            <text:p>8000</text:p>
          </table:table-cell>
          <table:table-cell table:style-name="ce11" table:formula="of:=[.F9]*[.F10]*[.F6]" office:value-type="float" office:value="8000" calcext:value-type="float">
            <text:p>8000</text:p>
          </table:table-cell>
          <table:table-cell/>
          <table:table-cell table:style-name="ce11" table:formula="of:=[.H9]*[.H10]*[.H6]" office:value-type="float" office:value="8000" calcext:value-type="float">
            <text:p>8000</text:p>
          </table:table-cell>
          <table:table-cell table:style-name="ce11" table:formula="of:=[.I9]*[.I10]*[.I6]" office:value-type="float" office:value="8000" calcext:value-type="float">
            <text:p>8000</text:p>
          </table:table-cell>
          <table:table-cell/>
          <table:table-cell table:style-name="ce11" table:formula="of:=[.K9]*[.K10]*[.K6]" office:value-type="float" office:value="8000" calcext:value-type="float">
            <text:p>8000</text:p>
          </table:table-cell>
          <table:table-cell table:style-name="ce11" table:formula="of:=[.L9]*[.L10]*[.L6]" office:value-type="float" office:value="8000" calcext:value-type="float">
            <text:p>8000</text:p>
          </table:table-cell>
          <table:table-cell/>
          <table:table-cell table:style-name="ce11" table:formula="of:=[.N9]*[.N10]*[.N6]" office:value-type="float" office:value="8000" calcext:value-type="float">
            <text:p>8000</text:p>
          </table:table-cell>
          <table:table-cell table:style-name="ce11" table:formula="of:=[.O9]*[.O10]*[.O6]" office:value-type="float" office:value="8000" calcext:value-type="float">
            <text:p>8000</text:p>
          </table:table-cell>
          <table:table-cell/>
          <table:table-cell table:style-name="ce11" table:formula="of:=[.Q9]" office:value-type="float" office:value="12" calcext:value-type="float">
            <text:p>12</text:p>
          </table:table-cell>
          <table:table-cell table:style-name="ce11" table:formula="of:=SUM([.C32:.Q32])" office:value-type="float" office:value="72012" calcext:value-type="float">
            <text:p>72012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number-columns-repeated="3"/>
          <table:table-cell table:style-name="ce13" table:number-columns-repeated="4"/>
          <table:table-cell table:number-columns-repeated="998"/>
        </table:table-row>
        <table:table-row table:style-name="ro1">
          <table:table-cell office:value-type="string" calcext:value-type="string">
            <text:p><text:span text:style-name="T1">MUL</text:span></text:p>
          </table:table-cell>
          <table:table-cell table:style-name="ce13"/>
          <table:table-cell table:style-name="ce13" table:formula="of:=[.C9]*[.C10]*[.C6]" office:value-type="float" office:value="8000" calcext:value-type="float">
            <text:p>8000</text:p>
          </table:table-cell>
          <table:table-cell table:style-name="ce13"/>
          <table:table-cell table:style-name="ce13" table:formula="of:=[.E9]*[.E10]*[.E6]" office:value-type="float" office:value="8000" calcext:value-type="float">
            <text:p>8000</text:p>
          </table:table-cell>
          <table:table-cell table:style-name="ce13" table:formula="of:=[.F9]*[.F10]*[.F6]" office:value-type="float" office:value="8000" calcext:value-type="float">
            <text:p>8000</text:p>
          </table:table-cell>
          <table:table-cell table:style-name="ce13"/>
          <table:table-cell table:style-name="ce13" table:formula="of:=[.H9]*[.H10]*[.H6]" office:value-type="float" office:value="8000" calcext:value-type="float">
            <text:p>8000</text:p>
          </table:table-cell>
          <table:table-cell table:style-name="ce13" table:formula="of:=[.I9]*[.I10]*[.I6]" office:value-type="float" office:value="8000" calcext:value-type="float">
            <text:p>8000</text:p>
          </table:table-cell>
          <table:table-cell table:style-name="ce13"/>
          <table:table-cell table:style-name="ce13" table:formula="of:=[.K9]*[.K10]*[.K6]" office:value-type="float" office:value="8000" calcext:value-type="float">
            <text:p>8000</text:p>
          </table:table-cell>
          <table:table-cell table:style-name="ce13" table:formula="of:=[.L9]*[.L10]*[.L6]" office:value-type="float" office:value="8000" calcext:value-type="float">
            <text:p>8000</text:p>
          </table:table-cell>
          <table:table-cell table:style-name="ce13"/>
          <table:table-cell table:style-name="ce13" table:formula="of:=[.N9]*[.N10]*[.N6]" office:value-type="float" office:value="8000" calcext:value-type="float">
            <text:p>8000</text:p>
          </table:table-cell>
          <table:table-cell table:style-name="ce13" table:formula="of:=[.O9]*[.O10]*[.O6]" office:value-type="float" office:value="8000" calcext:value-type="float">
            <text:p>8000</text:p>
          </table:table-cell>
          <table:table-cell table:style-name="ce13"/>
          <table:table-cell table:style-name="ce11" table:formula="of:=[.Q9]" office:value-type="float" office:value="12" calcext:value-type="float">
            <text:p>12</text:p>
          </table:table-cell>
          <table:table-cell table:style-name="ce11" table:formula="of:=SUM([.C33:.Q33])" office:value-type="float" office:value="72012" calcext:value-type="float">
            <text:p>72012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style-name="ce13" table:number-columns-repeated="7"/>
          <table:table-cell table:number-columns-repeated="998"/>
        </table:table-row>
        <table:table-row table:style-name="ro1">
          <table:table-cell office:value-type="string" calcext:value-type="string">
            <text:p><text:span text:style-name="T1">ADD</text:span></text:p>
          </table:table-cell>
          <table:table-cell table:style-name="ce13"/>
          <table:table-cell table:style-name="ce13" table:formula="of:=[.C9]*[.C10]*[.C6]-1" office:value-type="float" office:value="7999" calcext:value-type="float">
            <text:p>7999</text:p>
          </table:table-cell>
          <table:table-cell table:style-name="ce13"/>
          <table:table-cell table:style-name="ce13" table:formula="of:=[.E9]*[.E10]*[.E6]-1" office:value-type="float" office:value="7999" calcext:value-type="float">
            <text:p>7999</text:p>
          </table:table-cell>
          <table:table-cell table:style-name="ce13" table:formula="of:=[.F9]*[.F10]*[.F6]-1" office:value-type="float" office:value="7999" calcext:value-type="float">
            <text:p>7999</text:p>
          </table:table-cell>
          <table:table-cell table:style-name="ce13"/>
          <table:table-cell table:style-name="ce13" table:formula="of:=[.H9]*[.H10]*[.H6]-1" office:value-type="float" office:value="7999" calcext:value-type="float">
            <text:p>7999</text:p>
          </table:table-cell>
          <table:table-cell table:style-name="ce13" table:formula="of:=[.I9]*[.I10]*[.I6]-1" office:value-type="float" office:value="7999" calcext:value-type="float">
            <text:p>7999</text:p>
          </table:table-cell>
          <table:table-cell table:style-name="ce13"/>
          <table:table-cell table:style-name="ce13" table:formula="of:=[.K9]*[.K10]*[.K6]-1" office:value-type="float" office:value="7999" calcext:value-type="float">
            <text:p>7999</text:p>
          </table:table-cell>
          <table:table-cell table:style-name="ce13" table:formula="of:=[.L9]*[.L10]*[.L6]-1" office:value-type="float" office:value="7999" calcext:value-type="float">
            <text:p>7999</text:p>
          </table:table-cell>
          <table:table-cell table:style-name="ce13"/>
          <table:table-cell table:style-name="ce13" table:formula="of:=[.N9]*[.N10]*[.N6]-1" office:value-type="float" office:value="7999" calcext:value-type="float">
            <text:p>7999</text:p>
          </table:table-cell>
          <table:table-cell table:style-name="ce13" table:formula="of:=[.O9]*[.O10]*[.O6]-1" office:value-type="float" office:value="7999" calcext:value-type="float">
            <text:p>7999</text:p>
          </table:table-cell>
          <table:table-cell table:style-name="ce13"/>
          <table:table-cell table:style-name="ce13" table:formula="of:=[.Q9]-1" office:value-type="float" office:value="11" calcext:value-type="float">
            <text:p>11</text:p>
          </table:table-cell>
          <table:table-cell table:style-name="ce11" table:formula="of:=SUM([.C34:.Q34])" office:value-type="float" office:value="72002" calcext:value-type="float">
            <text:p>72002</text:p>
          </table:table-cell>
          <table:table-cell table:style-name="ce10" office:value-type="string" calcext:value-type="string">
            <text:p><text:span text:style-name="T1">ADD</text:span></text:p>
          </table:table-cell>
          <table:table-cell table:style-name="ce13" table:number-columns-repeated="7"/>
          <table:table-cell table:number-columns-repeated="998"/>
        </table:table-row>
        <table:table-row table:style-name="ro1">
          <table:table-cell table:style-name="ce14" office:value-type="string" calcext:value-type="string">
            <text:p>NORMALIZATION</text:p>
          </table:table-cell>
          <table:table-cell table:style-name="ce13" table:number-columns-repeated="16"/>
          <table:table-cell table:style-name="ce11"/>
          <table:table-cell table:style-name="ce14" office:value-type="string" calcext:value-type="string">
            <text:p>NORMALIZATION</text:p>
          </table:table-cell>
          <table:table-cell table:style-name="ce13" table:number-columns-repeated="7"/>
          <table:table-cell table:number-columns-repeated="998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2" table:style-name="ce13" office:value-type="float" office:value="0" calcext:value-type="float">
            <text:p>0</text:p>
          </table:table-cell>
          <table:table-cell table:style-name="ce13"/>
          <table:table-cell table:number-columns-repeated="2" table:style-name="ce13" office:value-type="float" office:value="0" calcext:value-type="float">
            <text:p>0</text:p>
          </table:table-cell>
          <table:table-cell table:style-name="ce13"/>
          <table:table-cell table:number-columns-repeated="2" table:style-name="ce13" office:value-type="float" office:value="0" calcext:value-type="float">
            <text:p>0</text:p>
          </table:table-cell>
          <table:table-cell table:style-name="ce13"/>
          <table:table-cell table:number-columns-repeated="2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1" table:formula="of:=SUM([.C36:.Q36])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style-name="ce13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MUL</text:span></text:p>
          </table:table-cell>
          <table:table-cell/>
          <table:table-cell table:formula="of:=[.C9]*[.C10]*[.C6]" office:value-type="float" office:value="8000" calcext:value-type="float">
            <text:p>8000</text:p>
          </table:table-cell>
          <table:table-cell/>
          <table:table-cell table:style-name="ce11" table:formula="of:=[.E9]*[.E10]*[.E6]" office:value-type="float" office:value="8000" calcext:value-type="float">
            <text:p>8000</text:p>
          </table:table-cell>
          <table:table-cell table:style-name="ce11" table:formula="of:=[.F9]*[.F10]*[.F6]" office:value-type="float" office:value="8000" calcext:value-type="float">
            <text:p>8000</text:p>
          </table:table-cell>
          <table:table-cell/>
          <table:table-cell table:style-name="ce11" table:formula="of:=[.H9]*[.H10]*[.H6]" office:value-type="float" office:value="8000" calcext:value-type="float">
            <text:p>8000</text:p>
          </table:table-cell>
          <table:table-cell table:style-name="ce11" table:formula="of:=[.I9]*[.I10]*[.I6]" office:value-type="float" office:value="8000" calcext:value-type="float">
            <text:p>8000</text:p>
          </table:table-cell>
          <table:table-cell/>
          <table:table-cell table:style-name="ce11" table:formula="of:=[.K9]*[.K10]*[.K6]" office:value-type="float" office:value="8000" calcext:value-type="float">
            <text:p>8000</text:p>
          </table:table-cell>
          <table:table-cell table:style-name="ce11" table:formula="of:=[.L9]*[.L10]*[.L6]" office:value-type="float" office:value="8000" calcext:value-type="float">
            <text:p>8000</text:p>
          </table:table-cell>
          <table:table-cell/>
          <table:table-cell table:style-name="ce11" table:formula="of:=[.N9]*[.N10]*[.N6]" office:value-type="float" office:value="8000" calcext:value-type="float">
            <text:p>8000</text:p>
          </table:table-cell>
          <table:table-cell table:style-name="ce11" table:formula="of:=[.O9]*[.O10]*[.O6]" office:value-type="float" office:value="8000" calcext:value-type="float">
            <text:p>8000</text:p>
          </table:table-cell>
          <table:table-cell/>
          <table:table-cell table:style-name="ce11" table:formula="of:=[.Q9]" office:value-type="float" office:value="12" calcext:value-type="float">
            <text:p>12</text:p>
          </table:table-cell>
          <table:table-cell table:style-name="ce11" table:formula="of:=SUM([.C37:.Q37])" office:value-type="float" office:value="72012" calcext:value-type="float">
            <text:p>72012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number-columns-repeated="3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ADD</text:span>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2" table:style-name="ce13" office:value-type="float" office:value="0" calcext:value-type="float">
            <text:p>0</text:p>
          </table:table-cell>
          <table:table-cell table:style-name="ce13"/>
          <table:table-cell table:number-columns-repeated="2" table:style-name="ce13" office:value-type="float" office:value="0" calcext:value-type="float">
            <text:p>0</text:p>
          </table:table-cell>
          <table:table-cell table:style-name="ce13"/>
          <table:table-cell table:number-columns-repeated="2" table:style-name="ce13" office:value-type="float" office:value="0" calcext:value-type="float">
            <text:p>0</text:p>
          </table:table-cell>
          <table:table-cell table:style-name="ce13"/>
          <table:table-cell table:number-columns-repeated="2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1" table:formula="of:=SUM([.C38:.Q38])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ADD</text:span></text:p>
          </table:table-cell>
          <table:table-cell table:style-name="ce13" table:number-columns-repeated="5"/>
          <table:table-cell table:number-columns-repeated="1000"/>
        </table:table-row>
        <table:table-row table:style-name="ro1">
          <table:table-cell table:style-name="ce14" office:value-type="string" calcext:value-type="string">
            <text:p><text:span text:style-name="T1">ERROR GRADIENT</text:span></text:p>
          </table:table-cell>
          <table:table-cell table:style-name="ce13" table:number-columns-repeated="16"/>
          <table:table-cell table:number-columns-repeated="2"/>
          <table:table-cell table:style-name="ce13" table:number-columns-repeated="4"/>
          <table:table-cell table:style-name="ce14" office:value-type="string" calcext:value-type="string">
            <text:p><text:span text:style-name="T1">ERROR GRADIENT</text:span>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style-name="ce13" table:number-columns-repeated="16"/>
          <table:table-cell table:number-columns-repeated="2"/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table:formula="of:=SUM([.T40:.V40])" office:value-type="float" office:value="0" calcext:value-type="float">
            <text:p>0</text:p>
          </table:table-cell>
          <table:table-cell table:style-name="ce13" office:value-type="string" calcext:value-type="string">
            <text:p><text:span text:style-name="T1">MACC</text:span>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MUL</text:span></text:p>
          </table:table-cell>
          <table:table-cell table:style-name="ce13" table:number-columns-repeated="16"/>
          <table:table-cell table:number-columns-repeated="2"/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table:formula="of:=SUM([.T41:.V41])" office:value-type="float" office:value="0" calcext:value-type="float">
            <text:p>0</text:p>
          </table:table-cell>
          <table:table-cell table:style-name="ce13" office:value-type="string" calcext:value-type="string">
            <text:p><text:span text:style-name="T1">MUL</text:span>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ADD</text:span></text:p>
          </table:table-cell>
          <table:table-cell table:style-name="ce13" table:number-columns-repeated="16"/>
          <table:table-cell table:number-columns-repeated="2"/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13" table:formula="of:=SUM([.T42:.V42])" office:value-type="float" office:value="12" calcext:value-type="float">
            <text:p>12</text:p>
          </table:table-cell>
          <table:table-cell table:style-name="ce13" office:value-type="string" calcext:value-type="string">
            <text:p><text:span text:style-name="T1">ADD</text:span></text:p>
          </table:table-cell>
          <table:table-cell table:number-columns-repeated="1000"/>
        </table:table-row>
        <table:table-row table:style-name="ro1">
          <table:table-cell table:style-name="ce14" office:value-type="string" calcext:value-type="string">
            <text:p><text:span text:style-name="T1">PROJECTION</text:span></text:p>
          </table:table-cell>
          <table:table-cell table:number-columns-repeated="21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Q9]*[.B9]*[.B10]" office:value-type="float" office:value="5880" calcext:value-type="float">
            <text:p>5880</text:p>
          </table:table-cell>
          <table:table-cell table:number-columns-repeated="20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MUL</text:span></text:p>
          </table:table-cell>
          <table:table-cell table:formula="of:=[.Q9]*[.B9]*[.B10]" office:value-type="float" office:value="5880" calcext:value-type="float">
            <text:p>5880</text:p>
          </table:table-cell>
          <table:table-cell table:number-columns-repeated="20"/>
          <table:table-cell table:style-name="ce13" table:number-columns-repeated="2"/>
          <table:table-cell table:number-columns-repeated="1000"/>
        </table:table-row>
        <table:table-row table:style-name="ro1">
          <table:table-cell table:style-name="ce15" office:value-type="string" calcext:value-type="string">
            <text:p>ADD_weights</text:p>
          </table:table-cell>
          <table:table-cell table:formula="of:=([.Q9]-1)*[.B9]*[.B10]" office:value-type="float" office:value="5390" calcext:value-type="float">
            <text:p>5390</text:p>
          </table:table-cell>
          <table:table-cell table:number-columns-repeated="20"/>
          <table:table-cell table:style-name="ce13" table:number-columns-repeated="2"/>
          <table:table-cell table:number-columns-repeated="1000"/>
        </table:table-row>
        <table:table-row table:style-name="ro1">
          <table:table-cell table:style-name="ce6" office:value-type="string" calcext:value-type="string">
            <text:p>PEP_WEIGHT_UP</text:p>
          </table:table-cell>
          <table:table-cell table:number-columns-repeated="22"/>
          <table:table-cell table:style-name="ce6" office:value-type="string" calcext:value-type="string">
            <text:p>PEP_WEIGHT_UP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ADD</text:p>
          </table:table-cell>
          <table:table-cell/>
          <table:table-cell table:formula="of:=[.C9]*[.C10]*[.C6]" office:value-type="float" office:value="8000" calcext:value-type="float">
            <text:p>8000</text:p>
          </table:table-cell>
          <table:table-cell/>
          <table:table-cell table:formula="of:=[.E9]*[.E10]*[.E6]" office:value-type="float" office:value="8000" calcext:value-type="float">
            <text:p>8000</text:p>
          </table:table-cell>
          <table:table-cell table:formula="of:=[.F9]*[.F10]*[.F6]" office:value-type="float" office:value="8000" calcext:value-type="float">
            <text:p>8000</text:p>
          </table:table-cell>
          <table:table-cell/>
          <table:table-cell table:formula="of:=[.H9]*[.H10]*[.H6]" office:value-type="float" office:value="8000" calcext:value-type="float">
            <text:p>8000</text:p>
          </table:table-cell>
          <table:table-cell table:formula="of:=[.I9]*[.I10]*[.I6]" office:value-type="float" office:value="8000" calcext:value-type="float">
            <text:p>8000</text:p>
          </table:table-cell>
          <table:table-cell/>
          <table:table-cell table:formula="of:=[.K9]*[.K10]*[.K6]" office:value-type="float" office:value="8000" calcext:value-type="float">
            <text:p>8000</text:p>
          </table:table-cell>
          <table:table-cell table:formula="of:=[.L9]*[.L10]*[.L6]" office:value-type="float" office:value="8000" calcext:value-type="float">
            <text:p>8000</text:p>
          </table:table-cell>
          <table:table-cell/>
          <table:table-cell table:formula="of:=[.N9]*[.N10]*[.N6]" office:value-type="float" office:value="8000" calcext:value-type="float">
            <text:p>8000</text:p>
          </table:table-cell>
          <table:table-cell table:formula="of:=[.O9]*[.O10]*[.O6]" office:value-type="float" office:value="8000" calcext:value-type="float">
            <text:p>8000</text:p>
          </table:table-cell>
          <table:table-cell table:number-columns-repeated="5"/>
          <table:table-cell table:formula="of:=[.Q9]" office:value-type="float" office:value="12" calcext:value-type="float">
            <text:p>12</text:p>
          </table:table-cell>
          <table:table-cell/>
          <table:table-cell table:formula="of:=SUM([.B48:.V48])" office:value-type="float" office:value="72012" calcext:value-type="float">
            <text:p>72012</text:p>
          </table:table-cell>
          <table:table-cell table:style-name="ce24" office:value-type="string" calcext:value-type="string">
            <text:p>ADD</text:p>
          </table:table-cell>
          <table:table-cell table:number-columns-repeated="1000"/>
        </table:table-row>
        <table:table-row table:style-name="ro1" table:number-rows-repeated="2">
          <table:table-cell table:style-name="ce24"/>
          <table:table-cell table:number-columns-repeated="21"/>
          <table:table-cell table:style-name="ce13" table:number-columns-repeated="2"/>
          <table:table-cell table:number-columns-repeated="1000"/>
        </table:table-row>
        <table:table-row table:style-name="ro1">
          <table:table-cell table:style-name="ce24"/>
          <table:table-cell table:number-columns-repeated="2"/>
          <table:table-cell office:value-type="string" calcext:value-type="string">
            <text:p>TRAIN RAM</text:p>
          </table:table-cell>
          <table:table-cell office:value-type="string" calcext:value-type="string">
            <text:p>INF. RAM</text:p>
          </table:table-cell>
          <table:table-cell table:number-columns-repeated="17"/>
          <table:table-cell table:style-name="ce13" table:number-columns-repeated="2"/>
          <table:table-cell table:number-columns-repeated="1000"/>
        </table:table-row>
        <table:table-row table:style-name="ro1">
          <table:table-cell table:style-name="ce24"/>
          <table:table-cell table:number-columns-repeated="2"/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7"/>
          <table:table-cell table:style-name="ce13" table:number-columns-repeated="2"/>
          <table:table-cell table:number-columns-repeated="1000"/>
        </table:table-row>
        <table:table-row table:style-name="ro1">
          <table:table-cell table:style-name="ce16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INF</text:p>
          </table:table-cell>
          <table:table-cell table:number-columns-repeated="19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W16]+[.R22]+[.R26]+[.W40]" office:value-type="float" office:value="7657764" calcext:value-type="float">
            <text:p>7657764</text:p>
          </table:table-cell>
          <table:table-cell table:formula="of:=[.W16]" office:value-type="float" office:value="2664996" calcext:value-type="float">
            <text:p>2664996</text:p>
          </table:table-cell>
          <table:table-cell table:number-columns-repeated="19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MUL</text:span></text:p>
          </table:table-cell>
          <table:table-cell table:formula="of:=[.W17]+[.R23]+[.R27]+[.W41]" office:value-type="float" office:value="7666532" calcext:value-type="float">
            <text:p>7666532</text:p>
          </table:table-cell>
          <table:table-cell table:formula="of:=[.W17]" office:value-type="float" office:value="2664996" calcext:value-type="float">
            <text:p>2664996</text:p>
          </table:table-cell>
          <table:table-cell table:number-columns-repeated="19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ADD</text:span></text:p>
          </table:table-cell>
          <table:table-cell table:style-name="ce11" table:formula="of:=[.W18]+[.R24]+[.R28]+[.W42]" office:value-type="float" office:value="7627437" calcext:value-type="float">
            <text:p>7627437</text:p>
          </table:table-cell>
          <table:table-cell table:formula="of:=[.W18]" office:value-type="float" office:value="2664929" calcext:value-type="float">
            <text:p>2664929</text:p>
          </table:table-cell>
          <table:table-cell table:number-columns-repeated="19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ADD_weights</text:span></text:p>
          </table:table-cell>
          <table:table-cell table:formula="of:=[.W19]+[.R24]+[.R29]+[.W42]" office:value-type="float" office:value="7475840" calcext:value-type="float">
            <text:p>7475840</text:p>
          </table:table-cell>
          <table:table-cell table:formula="of:=[.W19]" office:value-type="float" office:value="2584756" calcext:value-type="float">
            <text:p>2584756</text:p>
          </table:table-cell>
          <table:table-cell table:number-columns-repeated="19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ADD_biases</text:span></text:p>
          </table:table-cell>
          <table:table-cell table:formula="of:=[.W20]+[.R30]" office:value-type="float" office:value="143436" calcext:value-type="float">
            <text:p>143436</text:p>
          </table:table-cell>
          <table:table-cell table:formula="of:=[.W20]" office:value-type="float" office:value="72012" calcext:value-type="float">
            <text:p>72012</text:p>
          </table:table-cell>
          <table:table-cell table:number-columns-repeated="19"/>
          <table:table-cell table:style-name="ce13" table:number-columns-repeated="2"/>
          <table:table-cell table:number-columns-repeated="1000"/>
        </table:table-row>
        <table:table-row table:style-name="ro1">
          <table:table-cell table:style-name="ce16" office:value-type="string" calcext:value-type="string">
            <text:p><text:span text:style-name="T1">FORWARD-FORWARD</text:span></text:p>
          </table:table-cell>
          <table:table-cell table:number-columns-repeated="2"/>
          <table:table-cell table:formula="of:=[.E3]+[.D3]+[.B3]" office:value-type="float" office:value="20586" calcext:value-type="float">
            <text:p>20586</text:p>
          </table:table-cell>
          <table:table-cell table:formula="of:=[.D3]+[.E3]+[.B3]" office:value-type="float" office:value="20586" calcext:value-type="float">
            <text:p>20586</text:p>
          </table:table-cell>
          <table:table-cell table:number-columns-repeated="17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R16]+[.R26]+[.R32]+[.R36]" office:value-type="float" office:value="5392780" calcext:value-type="float">
            <text:p>5392780</text:p>
          </table:table-cell>
          <table:table-cell table:formula="of:=[.R16]+[.R32]+[.R36]" office:value-type="float" office:value="2736780" calcext:value-type="float">
            <text:p>2736780</text:p>
          </table:table-cell>
          <table:table-cell table:number-columns-repeated="19"/>
          <table:table-cell table:style-name="ce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MUL</text:span></text:p>
          </table:table-cell>
          <table:table-cell table:style-name="ce11" table:formula="of:=[.R17]+[.R27]+[.R33]+[.R37]" office:value-type="float" office:value="5465560" calcext:value-type="float">
            <text:p>5465560</text:p>
          </table:table-cell>
          <table:table-cell table:formula="of:=[.R17]+[.R33]+[.R37]" office:value-type="float" office:value="2808792" calcext:value-type="float">
            <text:p>2808792</text:p>
          </table:table-cell>
          <table:table-cell table:style-name="ce13" table:number-columns-repeated="14"/>
          <table:table-cell table:number-columns-repeated="2"/>
          <table:table-cell table:style-name="ce13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ADD</text:span></text:p>
          </table:table-cell>
          <table:table-cell table:style-name="ce11" table:formula="of:=[.R18]+[.R28]+[.R34]+[.R38]" office:value-type="float" office:value="5442882" calcext:value-type="float">
            <text:p>5442882</text:p>
          </table:table-cell>
          <table:table-cell table:formula="of:=[.R18]+[.R34]+[.R38]" office:value-type="float" office:value="2736706" calcext:value-type="float">
            <text:p>2736706</text:p>
          </table:table-cell>
          <table:table-cell table:style-name="ce13" table:number-columns-repeated="14"/>
          <table:table-cell table:number-columns-repeated="2"/>
          <table:table-cell table:style-name="ce13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ADD_weights</text:span></text:p>
          </table:table-cell>
          <table:table-cell table:style-name="ce13" table:formula="of:=[.R19]+[.R29]+[.R34]+[.R38]" office:value-type="float" office:value="5291510" calcext:value-type="float">
            <text:p>5291510</text:p>
          </table:table-cell>
          <table:table-cell table:formula="of:=[.R19]+[.R34]+[.R38]" office:value-type="float" office:value="2656758" calcext:value-type="float">
            <text:p>2656758</text:p>
          </table:table-cell>
          <table:table-cell table:style-name="ce13" table:number-columns-repeated="14"/>
          <table:table-cell table:number-columns-repeated="2"/>
          <table:table-cell table:style-name="ce13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<text:span text:style-name="T1">ADD_biases</text:span></text:p>
          </table:table-cell>
          <table:table-cell table:style-name="ce13" table:formula="of:=[.R20]+[.R30]" office:value-type="float" office:value="143436" calcext:value-type="float">
            <text:p>143436</text:p>
          </table:table-cell>
          <table:table-cell table:formula="of:=[.R20]" office:value-type="float" office:value="72012" calcext:value-type="float">
            <text:p>72012</text:p>
          </table:table-cell>
          <table:table-cell table:style-name="ce13" table:number-columns-repeated="14"/>
          <table:table-cell table:number-columns-repeated="2"/>
          <table:table-cell table:style-name="ce13" table:number-columns-repeated="5"/>
          <table:table-cell table:number-columns-repeated="1000"/>
        </table:table-row>
        <table:table-row table:style-name="ro1">
          <table:table-cell table:style-name="ce16" office:value-type="string" calcext:value-type="string">
            <text:p><text:span text:style-name="T1">PEPITA</text:span></text:p>
          </table:table-cell>
          <table:table-cell table:number-columns-repeated="2"/>
          <table:table-cell table:formula="of:=[.D3]+[.E3]+[.C3]" office:value-type="float" office:value="28096" calcext:value-type="float">
            <text:p>28096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7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<text:span text:style-name="T1">MACC</text:span></text:p>
          </table:table-cell>
          <table:table-cell table:formula="of:=[.W16]*3+[.R26]+[.W40]+[.B44]" office:value-type="float" office:value="10656868" calcext:value-type="float">
            <text:p>10656868</text:p>
          </table:table-cell>
          <table:table-cell table:formula="of:=[.W16]" office:value-type="float" office:value="2664996" calcext:value-type="float">
            <text:p>2664996</text:p>
          </table:table-cell>
          <table:table-cell table:number-columns-repeated="19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<text:span text:style-name="T1">MUL</text:span></text:p>
          </table:table-cell>
          <table:table-cell table:style-name="ce11" table:formula="of:=[.W17]*3+[.R27]+[.W41]+[.B45]" office:value-type="float" office:value="10657636" calcext:value-type="float">
            <text:p>10657636</text:p>
          </table:table-cell>
          <table:table-cell table:formula="of:=[.W17]" office:value-type="float" office:value="2664996" calcext:value-type="float">
            <text:p>2664996</text:p>
          </table:table-cell>
          <table:table-cell table:number-columns-repeated="19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<text:span text:style-name="T1">ADD</text:span></text:p>
          </table:table-cell>
          <table:table-cell table:style-name="ce11" table:formula="of:=[.W18]*3+[.R28]+[.W42]+[.B46]+[.W48]" office:value-type="float" office:value="10778377" calcext:value-type="float">
            <text:p>10778377</text:p>
          </table:table-cell>
          <table:table-cell table:formula="of:=[.W18]" office:value-type="float" office:value="2664929" calcext:value-type="float">
            <text:p>2664929</text:p>
          </table:table-cell>
          <table:table-cell table:number-columns-repeated="19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<text:span text:style-name="T1">ADD_weights</text:span></text:p>
          </table:table-cell>
          <table:table-cell table:formula="of:=[.W19]*3+[.R29]+[.W42]+[.B46]" office:value-type="float" office:value="10394422" calcext:value-type="float">
            <text:p>10394422</text:p>
          </table:table-cell>
          <table:table-cell table:formula="of:=[.W19]" office:value-type="float" office:value="2584756" calcext:value-type="float">
            <text:p>2584756</text:p>
          </table:table-cell>
          <table:table-cell table:number-columns-repeated="19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<text:span text:style-name="T1">ADD_biases</text:span></text:p>
          </table:table-cell>
          <table:table-cell table:formula="of:=[.W20]*3+[.R30]*3" office:value-type="float" office:value="430308" calcext:value-type="float">
            <text:p>430308</text:p>
          </table:table-cell>
          <table:table-cell table:formula="of:=[.W20]" office:value-type="float" office:value="72012" calcext:value-type="float">
            <text:p>72012</text:p>
          </table:table-cell>
          <table:table-cell table:number-columns-repeated="19"/>
          <table:table-cell table:style-name="ce13" table:number-columns-repeated="2"/>
          <table:table-cell table:number-columns-repeated="1000"/>
        </table:table-row>
        <table:table-row table:style-name="ro2" table:number-rows-repeated="3">
          <table:table-cell table:style-name="ce24"/>
          <table:table-cell table:number-columns-repeated="21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7" office:value-type="string" calcext:value-type="string">
            <text:p>VWW MOBILENET</text:p>
          </table:table-cell>
          <table:table-cell table:number-columns-repeated="21"/>
          <table:table-cell table:style-name="ce13" table:number-columns-repeated="2"/>
          <table:table-cell table:number-columns-repeated="1000"/>
        </table:table-row>
        <table:table-row table:style-name="ro2">
          <table:table-cell office:value-type="string" calcext:value-type="string">
            <text:p>layer:</text:p>
          </table:table-cell>
          <table:table-cell table:style-name="ce10" office:value-type="string" calcext:value-type="string">
            <text:p><text:span text:style-name="T2">Input</text:span></text:p>
          </table:table-cell>
          <table:table-cell table:style-name="ce10" office:value-type="string" calcext:value-type="string">
            <text:p><text:span text:style-name="T2">Conv2d</text:span></text:p>
          </table:table-cell>
          <table:table-cell office:value-type="string" calcext:value-type="string">
            <text:p>Padding</text:p>
          </table:table-cell>
          <table:table-cell table:style-name="ce10" office:value-type="string" calcext:value-type="string">
            <text:p><text:span text:style-name="T2">Depth</text:span></text:p>
          </table:table-cell>
          <table:table-cell table:style-name="ce10" office:value-type="string" calcext:value-type="string">
            <text:p><text:span text:style-name="T2">Conv2d</text:span></text:p>
          </table:table-cell>
          <table:table-cell office:value-type="string" calcext:value-type="string">
            <text:p>Padding</text:p>
          </table:table-cell>
          <table:table-cell table:style-name="ce10" office:value-type="string" calcext:value-type="string">
            <text:p><text:span text:style-name="T2">Depth</text:span></text:p>
          </table:table-cell>
          <table:table-cell table:style-name="ce10" office:value-type="string" calcext:value-type="string">
            <text:p><text:span text:style-name="T2">Conv2d</text:span></text:p>
          </table:table-cell>
          <table:table-cell office:value-type="string" calcext:value-type="string">
            <text:p>Padding</text:p>
          </table:table-cell>
          <table:table-cell table:style-name="ce10" office:value-type="string" calcext:value-type="string">
            <text:p><text:span text:style-name="T2">Depth</text:span></text:p>
          </table:table-cell>
          <table:table-cell table:style-name="ce10" office:value-type="string" calcext:value-type="string">
            <text:p><text:span text:style-name="T2">Conv2d</text:span></text:p>
          </table:table-cell>
          <table:table-cell office:value-type="string" calcext:value-type="string">
            <text:p>Padding</text:p>
          </table:table-cell>
          <table:table-cell table:style-name="ce10" office:value-type="string" calcext:value-type="string">
            <text:p><text:span text:style-name="T2">Depth</text:span></text:p>
          </table:table-cell>
          <table:table-cell table:style-name="ce10" office:value-type="string" calcext:value-type="string">
            <text:p><text:span text:style-name="T2">Conv2d</text:span></text:p>
          </table:table-cell>
          <table:table-cell office:value-type="string" calcext:value-type="string">
            <text:p>Padding</text:p>
          </table:table-cell>
          <table:table-cell table:style-name="ce10" office:value-type="string" calcext:value-type="string">
            <text:p><text:span text:style-name="T2">Depth</text:span></text:p>
          </table:table-cell>
          <table:table-cell table:style-name="ce10" office:value-type="string" calcext:value-type="string">
            <text:p><text:span text:style-name="T2">Conv2d</text:span></text:p>
          </table:table-cell>
          <table:table-cell office:value-type="string" calcext:value-type="string">
            <text:p>Padding</text:p>
          </table:table-cell>
          <table:table-cell table:style-name="ce10" office:value-type="string" calcext:value-type="string">
            <text:p><text:span text:style-name="T2">Depth</text:span></text:p>
          </table:table-cell>
          <table:table-cell table:style-name="ce10" office:value-type="string" calcext:value-type="string">
            <text:p><text:span text:style-name="T2">Conv2d</text:span></text:p>
          </table:table-cell>
          <table:table-cell office:value-type="string" calcext:value-type="string">
            <text:p>Padding</text:p>
          </table:table-cell>
          <table:table-cell table:style-name="ce10" office:value-type="string" calcext:value-type="string">
            <text:p><text:span text:style-name="T2">Depth</text:span></text:p>
          </table:table-cell>
          <table:table-cell table:style-name="ce10" office:value-type="string" calcext:value-type="string">
            <text:p><text:span text:style-name="T2">Conv2d</text:span></text:p>
          </table:table-cell>
          <table:table-cell office:value-type="string" calcext:value-type="string">
            <text:p>Padding</text:p>
          </table:table-cell>
          <table:table-cell table:style-name="ce10" office:value-type="string" calcext:value-type="string">
            <text:p><text:span text:style-name="T2">Depth</text:span></text:p>
          </table:table-cell>
          <table:table-cell table:style-name="ce10" office:value-type="string" calcext:value-type="string">
            <text:p><text:span text:style-name="T2">Conv2d</text:span></text:p>
          </table:table-cell>
          <table:table-cell office:value-type="string" calcext:value-type="string">
            <text:p>Padding</text:p>
          </table:table-cell>
          <table:table-cell table:style-name="ce10" office:value-type="string" calcext:value-type="string">
            <text:p><text:span text:style-name="T2">Depth</text:span></text:p>
          </table:table-cell>
          <table:table-cell table:style-name="ce10" office:value-type="string" calcext:value-type="string">
            <text:p><text:span text:style-name="T2">Conv2d</text:span></text:p>
          </table:table-cell>
          <table:table-cell office:value-type="string" calcext:value-type="string">
            <text:p>Padding</text:p>
          </table:table-cell>
          <table:table-cell table:style-name="ce10" office:value-type="string" calcext:value-type="string">
            <text:p><text:span text:style-name="T2">Depth</text:span></text:p>
          </table:table-cell>
          <table:table-cell table:style-name="ce10" office:value-type="string" calcext:value-type="string">
            <text:p><text:span text:style-name="T2">Conv2d</text:span></text:p>
          </table:table-cell>
          <table:table-cell office:value-type="string" calcext:value-type="string">
            <text:p>Padding</text:p>
          </table:table-cell>
          <table:table-cell table:style-name="ce10" office:value-type="string" calcext:value-type="string">
            <text:p><text:span text:style-name="T2">Depth</text:span></text:p>
          </table:table-cell>
          <table:table-cell table:style-name="ce10" office:value-type="string" calcext:value-type="string">
            <text:p><text:span text:style-name="T2">Conv2d</text:span></text:p>
          </table:table-cell>
          <table:table-cell office:value-type="string" calcext:value-type="string">
            <text:p>Padding</text:p>
          </table:table-cell>
          <table:table-cell table:style-name="ce10" office:value-type="string" calcext:value-type="string">
            <text:p><text:span text:style-name="T2">Depth</text:span></text:p>
          </table:table-cell>
          <table:table-cell table:style-name="ce10" office:value-type="string" calcext:value-type="string">
            <text:p><text:span text:style-name="T2">Conv2d</text:span></text:p>
          </table:table-cell>
          <table:table-cell office:value-type="string" calcext:value-type="string">
            <text:p>Padding</text:p>
          </table:table-cell>
          <table:table-cell table:style-name="ce10" office:value-type="string" calcext:value-type="string">
            <text:p><text:span text:style-name="T2">Depth</text:span></text:p>
          </table:table-cell>
          <table:table-cell table:style-name="ce10" office:value-type="string" calcext:value-type="string">
            <text:p><text:span text:style-name="T2">Conv2d</text:span></text:p>
          </table:table-cell>
          <table:table-cell table:style-name="ce10" office:value-type="string" calcext:value-type="string">
            <text:p><text:span text:style-name="T2">Pool</text:span></text:p>
          </table:table-cell>
          <table:table-cell table:style-name="ce10" office:value-type="string" calcext:value-type="string">
            <text:p><text:span text:style-name="T2">Dense</text:span></text:p>
          </table:table-cell>
          <table:table-cell table:number-columns-repeated="2"/>
          <table:table-cell table:style-name="ce10" office:value-type="string" calcext:value-type="string">
            <text:p>Converter</text:p>
          </table:table-cell>
          <table:table-cell table:style-name="ce10" office:value-type="string" calcext:value-type="string">
            <text:p><text:span text:style-name="T2">Non_linearity</text:span></text:p>
          </table:table-cell>
          <table:table-cell table:style-name="ce10" office:value-type="string" calcext:value-type="string">
            <text:p>Converter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ize activations (byte)</text:p>
          </table:table-cell>
          <table:table-cell table:style-name="ce10" office:value-type="float" office:value="27649" calcext:value-type="float">
            <text:p>27649</text:p>
          </table:table-cell>
          <table:table-cell table:style-name="ce10" office:value-type="float" office:value="18432" calcext:value-type="float">
            <text:p>18432</text:p>
          </table:table-cell>
          <table:table-cell office:value-type="float" office:value="20000" calcext:value-type="float">
            <text:p>20000</text:p>
          </table:table-cell>
          <table:table-cell table:style-name="ce10" office:value-type="float" office:value="18432" calcext:value-type="float">
            <text:p>18432</text:p>
          </table:table-cell>
          <table:table-cell table:style-name="ce10" office:value-type="float" office:value="36864" calcext:value-type="float">
            <text:p>36864</text:p>
          </table:table-cell>
          <table:table-cell office:value-type="float" office:value="40000" calcext:value-type="float">
            <text:p>40000</text:p>
          </table:table-cell>
          <table:table-cell table:style-name="ce10" office:value-type="float" office:value="9216" calcext:value-type="float">
            <text:p>9216</text:p>
          </table:table-cell>
          <table:table-cell table:style-name="ce10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number-columns-repeated="2" table:style-name="ce10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style-name="ce10" office:value-type="float" office:value="4608" calcext:value-type="float">
            <text:p>4608</text:p>
          </table:table-cell>
          <table:table-cell table:style-name="ce10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number-columns-repeated="2" table:style-name="ce10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style-name="ce10" office:value-type="float" office:value="2304" calcext:value-type="float">
            <text:p>2304</text:p>
          </table:table-cell>
          <table:table-cell table:style-name="ce1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style-name="ce10" office:value-type="float" office:value="1152" calcext:value-type="float">
            <text:p>1152</text:p>
          </table:table-cell>
          <table:table-cell table:style-name="ce18" office:value-type="float" office:value="2304" calcext:value-type="float">
            <text:p>2304</text:p>
          </table:table-cell>
          <table:table-cell office:value-type="float" office:value="6400" calcext:value-type="float">
            <text:p>6400</text:p>
          </table:table-cell>
          <table:table-cell table:number-columns-repeated="2" table:style-name="ce10" office:value-type="float" office:value="2304" calcext:value-type="float">
            <text:p>2304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hape</text:p>
          </table:table-cell>
          <table:table-cell table:style-name="ce10" office:value-type="string" calcext:value-type="string">
            <text:p><text:span text:style-name="T2">1,96,96,3</text:span></text:p>
          </table:table-cell>
          <table:table-cell table:style-name="ce10" office:value-type="string" calcext:value-type="string">
            <text:p><text:span text:style-name="T2">1,48,48,8</text:span></text:p>
          </table:table-cell>
          <table:table-cell office:value-type="string" calcext:value-type="string">
            <text:p>1,50,50,8</text:p>
          </table:table-cell>
          <table:table-cell table:style-name="ce10" office:value-type="string" calcext:value-type="string">
            <text:p><text:span text:style-name="T2">1,48,48,8</text:span></text:p>
          </table:table-cell>
          <table:table-cell table:style-name="ce10" office:value-type="string" calcext:value-type="string">
            <text:p><text:span text:style-name="T2">1,48,48,16</text:span></text:p>
          </table:table-cell>
          <table:table-cell office:value-type="string" calcext:value-type="string">
            <text:p>1,50,50,16</text:p>
          </table:table-cell>
          <table:table-cell table:style-name="ce10" office:value-type="string" calcext:value-type="string">
            <text:p><text:span text:style-name="T2">1,24,24,16</text:span></text:p>
          </table:table-cell>
          <table:table-cell table:style-name="ce10" office:value-type="string" calcext:value-type="string">
            <text:p><text:span text:style-name="T2">1,24,24,32</text:span></text:p>
          </table:table-cell>
          <table:table-cell office:value-type="string" calcext:value-type="string">
            <text:p>1,26,26,32</text:p>
          </table:table-cell>
          <table:table-cell table:style-name="ce10" office:value-type="string" calcext:value-type="string">
            <text:p><text:span text:style-name="T2">1,24,24,32</text:span></text:p>
          </table:table-cell>
          <table:table-cell table:style-name="ce10" office:value-type="string" calcext:value-type="string">
            <text:p><text:span text:style-name="T2">1,24,24,32</text:span></text:p>
          </table:table-cell>
          <table:table-cell office:value-type="string" calcext:value-type="string">
            <text:p>1,26,26,32</text:p>
          </table:table-cell>
          <table:table-cell table:style-name="ce10" office:value-type="string" calcext:value-type="string">
            <text:p><text:span text:style-name="T2">1,12,12,32</text:span></text:p>
          </table:table-cell>
          <table:table-cell table:style-name="ce10" office:value-type="string" calcext:value-type="string">
            <text:p><text:span text:style-name="T2">1,12,12,64</text:span></text:p>
          </table:table-cell>
          <table:table-cell office:value-type="string" calcext:value-type="string">
            <text:p>1,14,14,64</text:p>
          </table:table-cell>
          <table:table-cell table:style-name="ce10" office:value-type="string" calcext:value-type="string">
            <text:p><text:span text:style-name="T2">1,12,12,64</text:span></text:p>
          </table:table-cell>
          <table:table-cell table:style-name="ce10" office:value-type="string" calcext:value-type="string">
            <text:p><text:span text:style-name="T2">1,12,12,64</text:span></text:p>
          </table:table-cell>
          <table:table-cell office:value-type="string" calcext:value-type="string">
            <text:p>1,14,14,64</text:p>
          </table:table-cell>
          <table:table-cell table:style-name="ce10" office:value-type="string" calcext:value-type="string">
            <text:p><text:span text:style-name="T2">1,6,6,64</text:span></text:p>
          </table:table-cell>
          <table:table-cell table:style-name="ce10" office:value-type="string" calcext:value-type="string">
            <text:p><text:span text:style-name="T2">1,6,6,128</text:span></text:p>
          </table:table-cell>
          <table:table-cell office:value-type="string" calcext:value-type="string">
            <text:p>1,8,8,128</text:p>
          </table:table-cell>
          <table:table-cell table:style-name="ce10" office:value-type="string" calcext:value-type="string">
            <text:p><text:span text:style-name="T2">1,6,6,128</text:span></text:p>
          </table:table-cell>
          <table:table-cell table:style-name="ce10" office:value-type="string" calcext:value-type="string">
            <text:p><text:span text:style-name="T2">1,6,6,128</text:span></text:p>
          </table:table-cell>
          <table:table-cell office:value-type="string" calcext:value-type="string">
            <text:p>1,8,8,128</text:p>
          </table:table-cell>
          <table:table-cell table:style-name="ce10" office:value-type="string" calcext:value-type="string">
            <text:p><text:span text:style-name="T2">1,6,6,128</text:span></text:p>
          </table:table-cell>
          <table:table-cell table:style-name="ce10" office:value-type="string" calcext:value-type="string">
            <text:p><text:span text:style-name="T2">1,6,6,128</text:span></text:p>
          </table:table-cell>
          <table:table-cell office:value-type="string" calcext:value-type="string">
            <text:p>1,8,8,128</text:p>
          </table:table-cell>
          <table:table-cell table:style-name="ce10" office:value-type="string" calcext:value-type="string">
            <text:p><text:span text:style-name="T2">1,6,6,128</text:span></text:p>
          </table:table-cell>
          <table:table-cell table:style-name="ce10" office:value-type="string" calcext:value-type="string">
            <text:p><text:span text:style-name="T2">1,6,6,128</text:span></text:p>
          </table:table-cell>
          <table:table-cell office:value-type="string" calcext:value-type="string">
            <text:p>1,8,8,128</text:p>
          </table:table-cell>
          <table:table-cell table:style-name="ce10" office:value-type="string" calcext:value-type="string">
            <text:p><text:span text:style-name="T2">1,6,6,128</text:span></text:p>
          </table:table-cell>
          <table:table-cell table:style-name="ce10" office:value-type="string" calcext:value-type="string">
            <text:p><text:span text:style-name="T2">1,6,6,128</text:span></text:p>
          </table:table-cell>
          <table:table-cell office:value-type="string" calcext:value-type="string">
            <text:p>1,8,8,128</text:p>
          </table:table-cell>
          <table:table-cell table:style-name="ce10" office:value-type="string" calcext:value-type="string">
            <text:p><text:span text:style-name="T2">1,6,6,128</text:span></text:p>
          </table:table-cell>
          <table:table-cell table:style-name="ce10" office:value-type="string" calcext:value-type="string">
            <text:p><text:span text:style-name="T2">1,6,6,128</text:span></text:p>
          </table:table-cell>
          <table:table-cell table:style-name="ce19" office:value-type="string" calcext:value-type="string">
            <text:p>1,8,8,128</text:p>
          </table:table-cell>
          <table:table-cell table:style-name="ce10" office:value-type="string" calcext:value-type="string">
            <text:p><text:span text:style-name="T2">1,3,3,128</text:span></text:p>
          </table:table-cell>
          <table:table-cell table:style-name="ce10" office:value-type="string" calcext:value-type="string">
            <text:p><text:span text:style-name="T2">1,3,3,256</text:span></text:p>
          </table:table-cell>
          <table:table-cell office:value-type="string" calcext:value-type="string">
            <text:p>1,5,5,256</text:p>
          </table:table-cell>
          <table:table-cell table:style-name="ce10" office:value-type="string" calcext:value-type="string">
            <text:p><text:span text:style-name="T2">1,3,3,256</text:span></text:p>
          </table:table-cell>
          <table:table-cell table:style-name="ce10" office:value-type="string" calcext:value-type="string">
            <text:p><text:span text:style-name="T2">1,3,3,256</text:span></text:p>
          </table:table-cell>
          <table:table-cell table:style-name="ce10" office:value-type="string" calcext:value-type="string">
            <text:p><text:span text:style-name="T2">1,1,1,256</text:span></text:p>
          </table:table-cell>
          <table:table-cell table:style-name="ce10" office:value-type="string" calcext:value-type="string">
            <text:p><text:span text:style-name="T2">1,1,1,2</text:span></text:p>
          </table:table-cell>
          <table:table-cell table:number-columns-repeated="2"/>
          <table:table-cell table:style-name="ce10" office:value-type="string" calcext:value-type="string">
            <text:p><text:span text:style-name="T2">1,1,1,2</text:span></text:p>
          </table:table-cell>
          <table:table-cell table:style-name="ce10" office:value-type="string" calcext:value-type="string">
            <text:p><text:span text:style-name="T2">1,1,1,2</text:span></text:p>
          </table:table-cell>
          <table:table-cell table:style-name="ce10" office:value-type="string" calcext:value-type="string">
            <text:p><text:span text:style-name="T2">1,1,1,2</text:span>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table:style-name="ce13" office:value-type="float" office:value="128" calcext:value-type="float">
            <text:p>128</text:p>
          </table:table-cell>
          <table:table-cell/>
          <table:table-cell table:number-columns-repeated="2" table:style-name="ce10" office:value-type="float" office:value="128" calcext:value-type="float">
            <text:p>128</text:p>
          </table:table-cell>
          <table:table-cell/>
          <table:table-cell table:number-columns-repeated="2" table:style-name="ce10" office:value-type="float" office:value="128" calcext:value-type="float">
            <text:p>128</text:p>
          </table:table-cell>
          <table:table-cell/>
          <table:table-cell table:number-columns-repeated="2" table:style-name="ce10" office:value-type="float" office:value="128" calcext:value-type="float">
            <text:p>128</text:p>
          </table:table-cell>
          <table:table-cell/>
          <table:table-cell table:number-columns-repeated="2" table:style-name="ce10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3" office:value-type="float" office:value="256" calcext:value-type="float">
            <text:p>256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table:style-name="ce24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24" office:value-type="float" office:value="128" calcext:value-type="float">
            <text:p>128</text:p>
          </table:table-cell>
          <table:table-cell/>
          <table:table-cell table:number-columns-repeated="2" table:style-name="ce24" office:value-type="float" office:value="128" calcext:value-type="float">
            <text:p>128</text:p>
          </table:table-cell>
          <table:table-cell/>
          <table:table-cell table:number-columns-repeated="2" table:style-name="ce24" office:value-type="float" office:value="128" calcext:value-type="float">
            <text:p>128</text:p>
          </table:table-cell>
          <table:table-cell/>
          <table:table-cell table:number-columns-repeated="2" table:style-name="ce24" office:value-type="float" office:value="128" calcext:value-type="float">
            <text:p>128</text:p>
          </table:table-cell>
          <table:table-cell/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256" calcext:value-type="float">
            <text:p>256</text:p>
          </table:table-cell>
          <table:table-cell/>
          <table:table-cell table:number-columns-repeated="2" table:style-name="ce24" office:value-type="float" office:value="256" calcext:value-type="float">
            <text:p>256</text:p>
          </table:table-cell>
          <table:table-cell table:style-name="ce24" table:number-columns-repeated="3"/>
          <table:table-cell table:style-name="ce10" table:number-columns-repeated="2"/>
          <table:table-cell table:style-name="ce24"/>
          <table:table-cell table:style-name="ce10"/>
          <table:table-cell table:number-columns-repeated="975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table:style-name="ce10" office:value-type="float" office:value="96" calcext:value-type="float">
            <text:p>96</text:p>
          </table:table-cell>
          <table:table-cell/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8" calcext:value-type="float">
            <text:p>48</text:p>
          </table:table-cell>
          <table:table-cell/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4" calcext:value-type="float">
            <text:p>24</text:p>
          </table:table-cell>
          <table:table-cell/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4" calcext:value-type="float">
            <text:p>24</text:p>
          </table:table-cell>
          <table:table-cell/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table:number-columns-repeated="5"/>
          <table:table-cell table:number-columns-repeated="975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table:style-name="ce10" office:value-type="float" office:value="96" calcext:value-type="float">
            <text:p>96</text:p>
          </table:table-cell>
          <table:table-cell/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8" calcext:value-type="float">
            <text:p>48</text:p>
          </table:table-cell>
          <table:table-cell/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4" calcext:value-type="float">
            <text:p>24</text:p>
          </table:table-cell>
          <table:table-cell/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4" calcext:value-type="float">
            <text:p>24</text:p>
          </table:table-cell>
          <table:table-cell/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10" table:number-columns-repeated="2"/>
          <table:table-cell table:style-name="ce24" table:number-columns-repeated="2"/>
          <table:table-cell table:style-name="ce10" table:number-columns-repeated="2"/>
          <table:table-cell table:number-columns-repeated="975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table:style-name="ce13" office:value-type="float" office:value="6" calcext:value-type="float">
            <text:p>6</text:p>
          </table:table-cell>
          <table:table-cell/>
          <table:table-cell table:number-columns-repeated="2" table:style-name="ce10" office:value-type="float" office:value="6" calcext:value-type="float">
            <text:p>6</text:p>
          </table:table-cell>
          <table:table-cell/>
          <table:table-cell table:number-columns-repeated="2" table:style-name="ce10" office:value-type="float" office:value="6" calcext:value-type="float">
            <text:p>6</text:p>
          </table:table-cell>
          <table:table-cell/>
          <table:table-cell table:number-columns-repeated="2" table:style-name="ce10" office:value-type="float" office:value="6" calcext:value-type="float">
            <text:p>6</text:p>
          </table:table-cell>
          <table:table-cell/>
          <table:table-cell table:number-columns-repeated="2" table:style-name="ce10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table:style-name="ce13" office:value-type="float" office:value="6" calcext:value-type="float">
            <text:p>6</text:p>
          </table:table-cell>
          <table:table-cell/>
          <table:table-cell table:number-columns-repeated="2" table:style-name="ce10" office:value-type="float" office:value="6" calcext:value-type="float">
            <text:p>6</text:p>
          </table:table-cell>
          <table:table-cell/>
          <table:table-cell table:number-columns-repeated="2" table:style-name="ce10" office:value-type="float" office:value="6" calcext:value-type="float">
            <text:p>6</text:p>
          </table:table-cell>
          <table:table-cell/>
          <table:table-cell table:number-columns-repeated="2" table:style-name="ce10" office:value-type="float" office:value="6" calcext:value-type="float">
            <text:p>6</text:p>
          </table:table-cell>
          <table:table-cell/>
          <table:table-cell table:number-columns-repeated="2" table:style-name="ce10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2"/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2"/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11" office:value-type="string" calcext:value-type="string">
            <text:p>TOTALE</text:p>
          </table:table-cell>
          <table:table-cell table:style-name="ce11"/>
          <table:table-cell table:number-columns-repeated="978"/>
        </table:table-row>
        <table:table-row table:style-name="ro2">
          <table:table-cell table:style-name="ce14" office:value-type="string" calcext:value-type="string">
            <text:p><text:span text:style-name="T1">FORWARD PASS</text:span></text:p>
          </table:table-cell>
          <table:table-cell table:number-columns-repeated="21"/>
          <table:table-cell table:style-name="ce13" table:number-columns-repeated="2"/>
          <table:table-cell table:number-columns-repeated="20"/>
          <table:table-cell table:style-name="ce11"/>
          <table:table-cell table:style-name="ce14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4" office:value-type="string" calcext:value-type="string">
            <text:p><text:span text:style-name="T1">FORWARD PASS</text:span>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84]*[.C85]*[.C82]*[.C83]*[.C78]*[.C79]" office:value-type="float" office:value="497664" calcext:value-type="float">
            <text:p>497664</text:p>
          </table:table-cell>
          <table:table-cell/>
          <table:table-cell table:formula="of:=[.E84]*[.E85]*[.E82]*[.E83]*[.E79]" office:value-type="float" office:value="165888" calcext:value-type="float">
            <text:p>165888</text:p>
          </table:table-cell>
          <table:table-cell table:formula="of:=[.F84]*[.F85]*[.F82]*[.F83]*[.F78]*[.F79]" office:value-type="float" office:value="294912" calcext:value-type="float">
            <text:p>294912</text:p>
          </table:table-cell>
          <table:table-cell/>
          <table:table-cell table:formula="of:=[.H84]*[.H85]*[.H82]*[.H83]*[.H79]" office:value-type="float" office:value="82944" calcext:value-type="float">
            <text:p>82944</text:p>
          </table:table-cell>
          <table:table-cell table:formula="of:=[.I84]*[.I85]*[.I82]*[.I83]*[.I78]*[.I79]" office:value-type="float" office:value="294912" calcext:value-type="float">
            <text:p>294912</text:p>
          </table:table-cell>
          <table:table-cell/>
          <table:table-cell table:formula="of:=[.K84]*[.K85]*[.K82]*[.K83]*[.K79]" office:value-type="float" office:value="165888" calcext:value-type="float">
            <text:p>165888</text:p>
          </table:table-cell>
          <table:table-cell table:formula="of:=[.L84]*[.L85]*[.L82]*[.L83]*[.L78]*[.L79]" office:value-type="float" office:value="589824" calcext:value-type="float">
            <text:p>589824</text:p>
          </table:table-cell>
          <table:table-cell/>
          <table:table-cell table:formula="of:=[.N84]*[.N85]*[.N82]*[.N83]*[.N79]" office:value-type="float" office:value="41472" calcext:value-type="float">
            <text:p>41472</text:p>
          </table:table-cell>
          <table:table-cell table:formula="of:=[.O84]*[.O85]*[.O82]*[.O83]*[.O78]*[.O79]" office:value-type="float" office:value="294912" calcext:value-type="float">
            <text:p>294912</text:p>
          </table:table-cell>
          <table:table-cell/>
          <table:table-cell table:formula="of:=[.Q84]*[.Q85]*[.Q82]*[.Q83]*[.Q79]" office:value-type="float" office:value="82944" calcext:value-type="float">
            <text:p>82944</text:p>
          </table:table-cell>
          <table:table-cell table:formula="of:=[.R84]*[.R85]*[.R82]*[.R83]*[.R78]*[.R79]" office:value-type="float" office:value="589824" calcext:value-type="float">
            <text:p>589824</text:p>
          </table:table-cell>
          <table:table-cell/>
          <table:table-cell table:formula="of:=[.T84]*[.T85]*[.T82]*[.T83]*[.T79]" office:value-type="float" office:value="147456" calcext:value-type="float">
            <text:p>147456</text:p>
          </table:table-cell>
          <table:table-cell table:formula="of:=[.U84]*[.U85]*[.U82]*[.U83]*[.U78]*[.U79]" office:value-type="float" office:value="294912" calcext:value-type="float">
            <text:p>294912</text:p>
          </table:table-cell>
          <table:table-cell/>
          <table:table-cell table:style-name="ce24" table:formula="of:=[.W84]*[.W85]*[.W82]*[.W83]*[.W79]" office:value-type="float" office:value="41472" calcext:value-type="float">
            <text:p>41472</text:p>
          </table:table-cell>
          <table:table-cell table:style-name="ce24" table:formula="of:=[.X84]*[.X85]*[.X82]*[.X83]*[.X78]*[.X79]" office:value-type="float" office:value="589824" calcext:value-type="float">
            <text:p>589824</text:p>
          </table:table-cell>
          <table:table-cell/>
          <table:table-cell table:formula="of:=[.Z84]*[.Z85]*[.Z82]*[.Z83]*[.Z79]" office:value-type="float" office:value="41472" calcext:value-type="float">
            <text:p>41472</text:p>
          </table:table-cell>
          <table:table-cell table:style-name="ce24" table:formula="of:=[.AA84]*[.AA85]*[.AA82]*[.AA83]*[.AA78]*[.AA79]" office:value-type="float" office:value="589824" calcext:value-type="float">
            <text:p>589824</text:p>
          </table:table-cell>
          <table:table-cell/>
          <table:table-cell table:style-name="ce24" table:formula="of:=[.AC84]*[.AC85]*[.AC82]*[.AC83]*[.AC79]" office:value-type="float" office:value="41472" calcext:value-type="float">
            <text:p>41472</text:p>
          </table:table-cell>
          <table:table-cell table:style-name="ce24" table:formula="of:=[.AD84]*[.AD85]*[.AD82]*[.AD83]*[.AD78]*[.AD79]" office:value-type="float" office:value="589824" calcext:value-type="float">
            <text:p>589824</text:p>
          </table:table-cell>
          <table:table-cell/>
          <table:table-cell table:style-name="ce24" table:formula="of:=[.AF84]*[.AF85]*[.AF82]*[.AF83]*[.AF79]" office:value-type="float" office:value="41472" calcext:value-type="float">
            <text:p>41472</text:p>
          </table:table-cell>
          <table:table-cell table:style-name="ce24" table:formula="of:=[.AG84]*[.AG85]*[.AG82]*[.AG83]*[.AG78]*[.AG79]" office:value-type="float" office:value="589824" calcext:value-type="float">
            <text:p>589824</text:p>
          </table:table-cell>
          <table:table-cell/>
          <table:table-cell table:style-name="ce24" table:formula="of:=[.AI84]*[.AI85]*[.AI82]*[.AI83]*[.AI79]" office:value-type="float" office:value="41472" calcext:value-type="float">
            <text:p>41472</text:p>
          </table:table-cell>
          <table:table-cell table:style-name="ce24" table:formula="of:=[.AJ84]*[.AJ85]*[.AJ82]*[.AJ83]*[.AJ78]*[.AJ79]" office:value-type="float" office:value="589824" calcext:value-type="float">
            <text:p>589824</text:p>
          </table:table-cell>
          <table:table-cell/>
          <table:table-cell table:style-name="ce24" table:formula="of:=[.AL84]*[.AL85]*[.AL82]*[.AL83]*[.AL79]" office:value-type="float" office:value="10368" calcext:value-type="float">
            <text:p>10368</text:p>
          </table:table-cell>
          <table:table-cell table:style-name="ce24" table:formula="of:=[.AM84]*[.AM85]*[.AM82]*[.AM83]*[.AM78]*[.AM79]" office:value-type="float" office:value="294912" calcext:value-type="float">
            <text:p>294912</text:p>
          </table:table-cell>
          <table:table-cell/>
          <table:table-cell table:style-name="ce24" table:formula="of:=[.AO84]*[.AO85]*[.AO82]*[.AO83]*[.AO79]" office:value-type="float" office:value="20736" calcext:value-type="float">
            <text:p>20736</text:p>
          </table:table-cell>
          <table:table-cell table:style-name="ce24" table:formula="of:=[.AP84]*[.AP85]*[.AP82]*[.AP83]*[.AP78]*[.AP79]" office:value-type="float" office:value="589824" calcext:value-type="float">
            <text:p>589824</text:p>
          </table:table-cell>
          <table:table-cell table:formula="of:=[.AQ80]*[.AQ81]*[.AQ78]" office:value-type="float" office:value="2304" calcext:value-type="float">
            <text:p>2304</text:p>
          </table:table-cell>
          <table:table-cell table:formula="of:=[.AR80]*[.AR82]" office:value-type="float" office:value="512" calcext:value-type="float">
            <text:p>512</text:p>
          </table:table-cell>
          <table:table-cell table:style-name="ce11" table:formula="of:=SUM([.B89:.AR89])" office:value-type="float" office:value="7618688" calcext:value-type="float">
            <text:p>7618688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1" table:formula="of:=SUM([.C89:.AR89])+SUM([.AU89:.AW89])" office:value-type="float" office:value="7618726" calcext:value-type="float">
            <text:p>7618726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<text:span text:style-name="T1">MUL</text:span></text:p>
          </table:table-cell>
          <table:table-cell/>
          <table:table-cell table:formula="of:=[.C84]*[.C85]*[.C82]*[.C83]*[.C78]*[.C79]" office:value-type="float" office:value="497664" calcext:value-type="float">
            <text:p>497664</text:p>
          </table:table-cell>
          <table:table-cell/>
          <table:table-cell table:formula="of:=[.E84]*[.E85]*[.E82]*[.E83]*[.E79]" office:value-type="float" office:value="165888" calcext:value-type="float">
            <text:p>165888</text:p>
          </table:table-cell>
          <table:table-cell table:formula="of:=[.F84]*[.F85]*[.F82]*[.F83]*[.F78]*[.F79]" office:value-type="float" office:value="294912" calcext:value-type="float">
            <text:p>294912</text:p>
          </table:table-cell>
          <table:table-cell/>
          <table:table-cell table:formula="of:=[.H84]*[.H85]*[.H82]*[.H83]*[.H79]" office:value-type="float" office:value="82944" calcext:value-type="float">
            <text:p>82944</text:p>
          </table:table-cell>
          <table:table-cell table:formula="of:=[.I84]*[.I85]*[.I82]*[.I83]*[.I78]*[.I79]" office:value-type="float" office:value="294912" calcext:value-type="float">
            <text:p>294912</text:p>
          </table:table-cell>
          <table:table-cell/>
          <table:table-cell table:formula="of:=[.K84]*[.K85]*[.K82]*[.K83]*[.K79]" office:value-type="float" office:value="165888" calcext:value-type="float">
            <text:p>165888</text:p>
          </table:table-cell>
          <table:table-cell table:formula="of:=[.L84]*[.L85]*[.L82]*[.L83]*[.L78]*[.L79]" office:value-type="float" office:value="589824" calcext:value-type="float">
            <text:p>589824</text:p>
          </table:table-cell>
          <table:table-cell/>
          <table:table-cell table:formula="of:=[.N84]*[.N85]*[.N82]*[.N83]*[.N79]" office:value-type="float" office:value="41472" calcext:value-type="float">
            <text:p>41472</text:p>
          </table:table-cell>
          <table:table-cell table:formula="of:=[.O84]*[.O85]*[.O82]*[.O83]*[.O78]*[.O79]" office:value-type="float" office:value="294912" calcext:value-type="float">
            <text:p>294912</text:p>
          </table:table-cell>
          <table:table-cell/>
          <table:table-cell table:formula="of:=[.Q84]*[.Q85]*[.Q82]*[.Q83]*[.Q79]" office:value-type="float" office:value="82944" calcext:value-type="float">
            <text:p>82944</text:p>
          </table:table-cell>
          <table:table-cell table:formula="of:=[.R84]*[.R85]*[.R82]*[.R83]*[.R78]*[.R79]" office:value-type="float" office:value="589824" calcext:value-type="float">
            <text:p>589824</text:p>
          </table:table-cell>
          <table:table-cell/>
          <table:table-cell table:formula="of:=[.T84]*[.T85]*[.T82]*[.T83]*[.T79]" office:value-type="float" office:value="147456" calcext:value-type="float">
            <text:p>147456</text:p>
          </table:table-cell>
          <table:table-cell table:formula="of:=[.U84]*[.U85]*[.U82]*[.U83]*[.U78]*[.U79]" office:value-type="float" office:value="294912" calcext:value-type="float">
            <text:p>294912</text:p>
          </table:table-cell>
          <table:table-cell/>
          <table:table-cell table:style-name="ce24" table:formula="of:=[.W84]*[.W85]*[.W82]*[.W83]*[.W79]" office:value-type="float" office:value="41472" calcext:value-type="float">
            <text:p>41472</text:p>
          </table:table-cell>
          <table:table-cell table:style-name="ce24" table:formula="of:=[.X84]*[.X85]*[.X82]*[.X83]*[.X78]*[.X79]" office:value-type="float" office:value="589824" calcext:value-type="float">
            <text:p>589824</text:p>
          </table:table-cell>
          <table:table-cell/>
          <table:table-cell table:formula="of:=[.Z84]*[.Z85]*[.Z82]*[.Z83]*[.Z79]" office:value-type="float" office:value="41472" calcext:value-type="float">
            <text:p>41472</text:p>
          </table:table-cell>
          <table:table-cell table:style-name="ce24" table:formula="of:=[.AA84]*[.AA85]*[.AA82]*[.AA83]*[.AA78]*[.AA79]" office:value-type="float" office:value="589824" calcext:value-type="float">
            <text:p>589824</text:p>
          </table:table-cell>
          <table:table-cell/>
          <table:table-cell table:style-name="ce24" table:formula="of:=[.AC84]*[.AC85]*[.AC82]*[.AC83]*[.AC79]" office:value-type="float" office:value="41472" calcext:value-type="float">
            <text:p>41472</text:p>
          </table:table-cell>
          <table:table-cell table:style-name="ce24" table:formula="of:=[.AD84]*[.AD85]*[.AD82]*[.AD83]*[.AD78]*[.AD79]" office:value-type="float" office:value="589824" calcext:value-type="float">
            <text:p>589824</text:p>
          </table:table-cell>
          <table:table-cell/>
          <table:table-cell table:style-name="ce24" table:formula="of:=[.AF84]*[.AF85]*[.AF82]*[.AF83]*[.AF79]" office:value-type="float" office:value="41472" calcext:value-type="float">
            <text:p>41472</text:p>
          </table:table-cell>
          <table:table-cell table:style-name="ce24" table:formula="of:=[.AG84]*[.AG85]*[.AG82]*[.AG83]*[.AG78]*[.AG79]" office:value-type="float" office:value="589824" calcext:value-type="float">
            <text:p>589824</text:p>
          </table:table-cell>
          <table:table-cell/>
          <table:table-cell table:style-name="ce24" table:formula="of:=[.AI84]*[.AI85]*[.AI82]*[.AI83]*[.AI79]" office:value-type="float" office:value="41472" calcext:value-type="float">
            <text:p>41472</text:p>
          </table:table-cell>
          <table:table-cell table:style-name="ce24" table:formula="of:=[.AJ84]*[.AJ85]*[.AJ82]*[.AJ83]*[.AJ78]*[.AJ79]" office:value-type="float" office:value="589824" calcext:value-type="float">
            <text:p>589824</text:p>
          </table:table-cell>
          <table:table-cell/>
          <table:table-cell table:style-name="ce24" table:formula="of:=[.AL84]*[.AL85]*[.AL82]*[.AL83]*[.AL79]" office:value-type="float" office:value="10368" calcext:value-type="float">
            <text:p>10368</text:p>
          </table:table-cell>
          <table:table-cell table:style-name="ce24" table:formula="of:=[.AM84]*[.AM85]*[.AM82]*[.AM83]*[.AM78]*[.AM79]" office:value-type="float" office:value="294912" calcext:value-type="float">
            <text:p>294912</text:p>
          </table:table-cell>
          <table:table-cell/>
          <table:table-cell table:style-name="ce24" table:formula="of:=[.AO84]*[.AO85]*[.AO82]*[.AO83]*[.AO79]" office:value-type="float" office:value="20736" calcext:value-type="float">
            <text:p>20736</text:p>
          </table:table-cell>
          <table:table-cell table:style-name="ce24" table:formula="of:=[.AP84]*[.AP85]*[.AP82]*[.AP83]*[.AP78]*[.AP79]" office:value-type="float" office:value="589824" calcext:value-type="float">
            <text:p>589824</text:p>
          </table:table-cell>
          <table:table-cell table:formula="of:=[.AQ80]*[.AQ81]*[.AQ78]" office:value-type="float" office:value="2304" calcext:value-type="float">
            <text:p>2304</text:p>
          </table:table-cell>
          <table:table-cell table:formula="of:=[.AR80]*[.AR82]" office:value-type="float" office:value="512" calcext:value-type="float">
            <text:p>512</text:p>
          </table:table-cell>
          <table:table-cell table:style-name="ce11" table:formula="of:=SUM([.B90:.AR90])" office:value-type="float" office:value="7618688" calcext:value-type="float">
            <text:p>7618688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1" table:formula="of:=SUM([.C90:.AR90])+SUM([.AU90:.AW90])" office:value-type="float" office:value="7618726" calcext:value-type="float">
            <text:p>7618726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<text:span text:style-name="T1">ADD</text:span></text:p>
          </table:table-cell>
          <table:table-cell/>
          <table:table-cell table:formula="of:=([.C84]*[.C85]*[.C78]-1)*[.C82]*[.C83]*[.C79]+[.C82]*[.C83]*[.C79]" office:value-type="float" office:value="497664" calcext:value-type="float">
            <text:p>497664</text:p>
          </table:table-cell>
          <table:table-cell/>
          <table:table-cell table:formula="of:=([.E84]*[.E85]-1)*[.E82]*[.E83]*[.E79]+[.E82]*[.E83]*[.E79]" office:value-type="float" office:value="165888" calcext:value-type="float">
            <text:p>165888</text:p>
          </table:table-cell>
          <table:table-cell table:formula="of:=([.F84]*[.F85]*[.F78]-1)*[.F82]*[.F83]*[.F79]+[.F82]*[.F83]*[.F79]" office:value-type="float" office:value="294912" calcext:value-type="float">
            <text:p>294912</text:p>
          </table:table-cell>
          <table:table-cell/>
          <table:table-cell table:formula="of:=([.H84]*[.H85]-1)*[.H82]*[.H83]*[.H79]+[.H82]*[.H83]*[.H79]" office:value-type="float" office:value="82944" calcext:value-type="float">
            <text:p>82944</text:p>
          </table:table-cell>
          <table:table-cell table:formula="of:=([.I84]*[.I85]*[.I78]-1)*[.I82]*[.I83]*[.I79]+[.I82]*[.I83]*[.I79]" office:value-type="float" office:value="294912" calcext:value-type="float">
            <text:p>294912</text:p>
          </table:table-cell>
          <table:table-cell/>
          <table:table-cell table:formula="of:=([.K84]*[.K85]-1)*[.K82]*[.K83]*[.K79]+[.K82]*[.K83]*[.K79]" office:value-type="float" office:value="165888" calcext:value-type="float">
            <text:p>165888</text:p>
          </table:table-cell>
          <table:table-cell table:formula="of:=([.L84]*[.L85]*[.L78]-1)*[.L82]*[.L83]*[.L79]+[.L82]*[.L83]*[.L79]" office:value-type="float" office:value="589824" calcext:value-type="float">
            <text:p>589824</text:p>
          </table:table-cell>
          <table:table-cell/>
          <table:table-cell table:formula="of:=([.N84]*[.N85]-1)*[.N82]*[.N83]*[.N79]+[.N82]*[.N83]*[.N79]" office:value-type="float" office:value="41472" calcext:value-type="float">
            <text:p>41472</text:p>
          </table:table-cell>
          <table:table-cell table:formula="of:=([.O84]*[.O85]*[.O78]-1)*[.O82]*[.O83]*[.O79]+[.O82]*[.O83]*[.O79]" office:value-type="float" office:value="294912" calcext:value-type="float">
            <text:p>294912</text:p>
          </table:table-cell>
          <table:table-cell/>
          <table:table-cell table:formula="of:=([.Q84]*[.Q85]-1)*[.Q82]*[.Q83]*[.Q79]+[.Q82]*[.Q83]*[.Q79]" office:value-type="float" office:value="82944" calcext:value-type="float">
            <text:p>82944</text:p>
          </table:table-cell>
          <table:table-cell table:formula="of:=([.R84]*[.R85]*[.R78]-1)*[.R82]*[.R83]*[.R79]+[.R82]*[.R83]*[.R79]" office:value-type="float" office:value="589824" calcext:value-type="float">
            <text:p>589824</text:p>
          </table:table-cell>
          <table:table-cell/>
          <table:table-cell table:formula="of:=([.T84]*[.T85]-1)*[.T82]*[.T83]*[.T79]+[.T82]*[.T83]*[.T79]" office:value-type="float" office:value="147456" calcext:value-type="float">
            <text:p>147456</text:p>
          </table:table-cell>
          <table:table-cell table:formula="of:=([.U84]*[.U85]*[.U78]-1)*[.U82]*[.U83]*[.U79]+[.U82]*[.U83]*[.U79]" office:value-type="float" office:value="294912" calcext:value-type="float">
            <text:p>294912</text:p>
          </table:table-cell>
          <table:table-cell/>
          <table:table-cell table:style-name="ce24" table:formula="of:=([.W84]*[.W85]-1)*[.W82]*[.W83]*[.W79]+[.W82]*[.W83]*[.W79]" office:value-type="float" office:value="41472" calcext:value-type="float">
            <text:p>41472</text:p>
          </table:table-cell>
          <table:table-cell table:style-name="ce24" table:formula="of:=([.X84]*[.X85]*[.X78]-1)*[.X82]*[.X83]*[.X79]+[.X82]*[.X83]*[.X79]" office:value-type="float" office:value="589824" calcext:value-type="float">
            <text:p>589824</text:p>
          </table:table-cell>
          <table:table-cell/>
          <table:table-cell table:formula="of:=([.Z84]*[.Z85]-1)*[.Z82]*[.Z83]*[.Z79]+[.Z82]*[.Z83]*[.Z79]" office:value-type="float" office:value="41472" calcext:value-type="float">
            <text:p>41472</text:p>
          </table:table-cell>
          <table:table-cell table:style-name="ce24" table:formula="of:=([.AA84]*[.AA85]*[.AA78]-1)*[.AA82]*[.AA83]*[.AA79]+[.AA82]*[.AA83]*[.AA79]" office:value-type="float" office:value="589824" calcext:value-type="float">
            <text:p>589824</text:p>
          </table:table-cell>
          <table:table-cell/>
          <table:table-cell table:style-name="ce24" table:formula="of:=([.AC84]*[.AC85]-1)*[.AC82]*[.AC83]*[.AC79]+[.AC82]*[.AC83]*[.AC79]" office:value-type="float" office:value="41472" calcext:value-type="float">
            <text:p>41472</text:p>
          </table:table-cell>
          <table:table-cell table:style-name="ce24" table:formula="of:=([.AD84]*[.AD85]*[.AD78]-1)*[.AD82]*[.AD83]*[.AD79]+[.AD82]*[.AD83]*[.AD79]" office:value-type="float" office:value="589824" calcext:value-type="float">
            <text:p>589824</text:p>
          </table:table-cell>
          <table:table-cell/>
          <table:table-cell table:style-name="ce24" table:formula="of:=([.AF84]*[.AF85]-1)*[.AF82]*[.AF83]*[.AF79]+[.AF82]*[.AF83]*[.AF79]" office:value-type="float" office:value="41472" calcext:value-type="float">
            <text:p>41472</text:p>
          </table:table-cell>
          <table:table-cell table:style-name="ce24" table:formula="of:=([.AG84]*[.AG85]*[.AG78]-1)*[.AG82]*[.AG83]*[.AG79]+[.AG82]*[.AG83]*[.AG79]" office:value-type="float" office:value="589824" calcext:value-type="float">
            <text:p>589824</text:p>
          </table:table-cell>
          <table:table-cell/>
          <table:table-cell table:style-name="ce24" table:formula="of:=([.AI84]*[.AI85]-1)*[.AI82]*[.AI83]*[.AI79]+[.AI82]*[.AI83]*[.AI79]" office:value-type="float" office:value="41472" calcext:value-type="float">
            <text:p>41472</text:p>
          </table:table-cell>
          <table:table-cell table:style-name="ce24" table:formula="of:=([.AJ84]*[.AJ85]*[.AJ78]-1)*[.AJ82]*[.AJ83]*[.AJ79]+[.AJ82]*[.AJ83]*[.AJ79]" office:value-type="float" office:value="589824" calcext:value-type="float">
            <text:p>589824</text:p>
          </table:table-cell>
          <table:table-cell/>
          <table:table-cell table:style-name="ce24" table:formula="of:=([.AL84]*[.AL85]-1)*[.AL82]*[.AL83]*[.AL79]+[.AL82]*[.AL83]*[.AL79]" office:value-type="float" office:value="10368" calcext:value-type="float">
            <text:p>10368</text:p>
          </table:table-cell>
          <table:table-cell table:style-name="ce24" table:formula="of:=([.AM84]*[.AM85]*[.AM78]-1)*[.AM82]*[.AM83]*[.AM79]+[.AM82]*[.AM83]*[.AM79]" office:value-type="float" office:value="294912" calcext:value-type="float">
            <text:p>294912</text:p>
          </table:table-cell>
          <table:table-cell/>
          <table:table-cell table:style-name="ce24" table:formula="of:=([.AO84]*[.AO85]-1)*[.AO82]*[.AO83]*[.AO79]+[.AO82]*[.AO83]*[.AO79]" office:value-type="float" office:value="20736" calcext:value-type="float">
            <text:p>20736</text:p>
          </table:table-cell>
          <table:table-cell table:style-name="ce24" table:formula="of:=([.AP84]*[.AP85]*[.AP78]-1)*[.AP82]*[.AP83]*[.AP79]+[.AP82]*[.AP83]*[.AP79]" office:value-type="float" office:value="589824" calcext:value-type="float">
            <text:p>589824</text:p>
          </table:table-cell>
          <table:table-cell table:formula="of:=([.AQ80]*[.AQ81]-1)*[.AQ78]" office:value-type="float" office:value="2048" calcext:value-type="float">
            <text:p>2048</text:p>
          </table:table-cell>
          <table:table-cell table:formula="of:=([.AR80]-1)*[.AR82]+[.AR82]" office:value-type="float" office:value="512" calcext:value-type="float">
            <text:p>512</text:p>
          </table:table-cell>
          <table:table-cell table:style-name="ce11" table:formula="of:=SUM([.B91:.AR91])" office:value-type="float" office:value="7618432" calcext:value-type="float">
            <text:p>7618432</text:p>
          </table:table-cell>
          <table:table-cell table:style-name="ce10" office:value-type="string" calcext:value-type="string">
            <text:p><text:span text:style-name="T1">ADD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1" table:formula="of:=SUM([.C91:.AR91])+SUM([.AU91:.AW91])" office:value-type="float" office:value="7618467" calcext:value-type="float">
            <text:p>7618467</text:p>
          </table:table-cell>
          <table:table-cell table:style-name="ce10" office:value-type="string" calcext:value-type="string">
            <text:p><text:span text:style-name="T1">ADD</text:span>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<text:span text:style-name="T1">ADD_weights</text:span></text:p>
          </table:table-cell>
          <table:table-cell/>
          <table:table-cell table:formula="of:=([.C84]*[.C85]*[.C78]-1)*[.C82]*[.C83]*[.C79]" office:value-type="float" office:value="479232" calcext:value-type="float">
            <text:p>479232</text:p>
          </table:table-cell>
          <table:table-cell/>
          <table:table-cell table:formula="of:=([.E84]*[.E85]-1)*[.E82]*[.E83]*[.E79]" office:value-type="float" office:value="147456" calcext:value-type="float">
            <text:p>147456</text:p>
          </table:table-cell>
          <table:table-cell table:formula="of:=([.F84]*[.F85]*[.F78]-1)*[.F82]*[.F83]*[.F79]" office:value-type="float" office:value="258048" calcext:value-type="float">
            <text:p>258048</text:p>
          </table:table-cell>
          <table:table-cell/>
          <table:table-cell table:formula="of:=([.H84]*[.H85]-1)*[.H82]*[.H83]*[.H79]" office:value-type="float" office:value="73728" calcext:value-type="float">
            <text:p>73728</text:p>
          </table:table-cell>
          <table:table-cell table:formula="of:=([.I84]*[.I85]*[.I78]-1)*[.I82]*[.I83]*[.I79]" office:value-type="float" office:value="276480" calcext:value-type="float">
            <text:p>276480</text:p>
          </table:table-cell>
          <table:table-cell/>
          <table:table-cell table:formula="of:=([.K84]*[.K85]-1)*[.K82]*[.K83]*[.K79]" office:value-type="float" office:value="147456" calcext:value-type="float">
            <text:p>147456</text:p>
          </table:table-cell>
          <table:table-cell table:formula="of:=([.L84]*[.L85]*[.L78]-1)*[.L82]*[.L83]*[.L79]" office:value-type="float" office:value="571392" calcext:value-type="float">
            <text:p>571392</text:p>
          </table:table-cell>
          <table:table-cell/>
          <table:table-cell table:formula="of:=([.N84]*[.N85]-1)*[.N82]*[.N83]*[.N79]" office:value-type="float" office:value="36864" calcext:value-type="float">
            <text:p>36864</text:p>
          </table:table-cell>
          <table:table-cell table:formula="of:=([.O84]*[.O85]*[.O78]-1)*[.O82]*[.O83]*[.O79]" office:value-type="float" office:value="285696" calcext:value-type="float">
            <text:p>285696</text:p>
          </table:table-cell>
          <table:table-cell/>
          <table:table-cell table:formula="of:=([.Q84]*[.Q85]-1)*[.Q82]*[.Q83]*[.Q79]" office:value-type="float" office:value="73728" calcext:value-type="float">
            <text:p>73728</text:p>
          </table:table-cell>
          <table:table-cell table:formula="of:=([.R84]*[.R85]*[.R78]-1)*[.R82]*[.R83]*[.R79]" office:value-type="float" office:value="580608" calcext:value-type="float">
            <text:p>580608</text:p>
          </table:table-cell>
          <table:table-cell/>
          <table:table-cell table:formula="of:=([.T84]*[.T85]-1)*[.T82]*[.T83]*[.T79]" office:value-type="float" office:value="131072" calcext:value-type="float">
            <text:p>131072</text:p>
          </table:table-cell>
          <table:table-cell table:formula="of:=([.U84]*[.U85]*[.U78]-1)*[.U82]*[.U83]*[.U79]" office:value-type="float" office:value="290304" calcext:value-type="float">
            <text:p>290304</text:p>
          </table:table-cell>
          <table:table-cell/>
          <table:table-cell table:style-name="ce24" table:formula="of:=([.W84]*[.W85]-1)*[.W82]*[.W83]*[.W79]" office:value-type="float" office:value="36864" calcext:value-type="float">
            <text:p>36864</text:p>
          </table:table-cell>
          <table:table-cell table:style-name="ce24" table:formula="of:=([.X84]*[.X85]*[.X78]-1)*[.X82]*[.X83]*[.X79]" office:value-type="float" office:value="585216" calcext:value-type="float">
            <text:p>585216</text:p>
          </table:table-cell>
          <table:table-cell/>
          <table:table-cell table:formula="of:=([.Z84]*[.Z85]-1)*[.Z82]*[.Z83]*[.Z79]" office:value-type="float" office:value="36864" calcext:value-type="float">
            <text:p>36864</text:p>
          </table:table-cell>
          <table:table-cell table:style-name="ce24" table:formula="of:=([.AA84]*[.AA85]*[.AA78]-1)*[.AA82]*[.AA83]*[.AA79]" office:value-type="float" office:value="585216" calcext:value-type="float">
            <text:p>585216</text:p>
          </table:table-cell>
          <table:table-cell/>
          <table:table-cell table:style-name="ce24" table:formula="of:=([.AC84]*[.AC85]-1)*[.AC82]*[.AC83]*[.AC79]" office:value-type="float" office:value="36864" calcext:value-type="float">
            <text:p>36864</text:p>
          </table:table-cell>
          <table:table-cell table:style-name="ce24" table:formula="of:=([.AD84]*[.AD85]*[.AD78]-1)*[.AD82]*[.AD83]*[.AD79]" office:value-type="float" office:value="585216" calcext:value-type="float">
            <text:p>585216</text:p>
          </table:table-cell>
          <table:table-cell/>
          <table:table-cell table:style-name="ce24" table:formula="of:=([.AF84]*[.AF85]-1)*[.AF82]*[.AF83]*[.AF79]" office:value-type="float" office:value="36864" calcext:value-type="float">
            <text:p>36864</text:p>
          </table:table-cell>
          <table:table-cell table:style-name="ce24" table:formula="of:=([.AG84]*[.AG85]*[.AG78]-1)*[.AG82]*[.AG83]*[.AG79]" office:value-type="float" office:value="585216" calcext:value-type="float">
            <text:p>585216</text:p>
          </table:table-cell>
          <table:table-cell/>
          <table:table-cell table:style-name="ce24" table:formula="of:=([.AI84]*[.AI85]-1)*[.AI82]*[.AI83]*[.AI79]" office:value-type="float" office:value="36864" calcext:value-type="float">
            <text:p>36864</text:p>
          </table:table-cell>
          <table:table-cell table:style-name="ce24" table:formula="of:=([.AJ84]*[.AJ85]*[.AJ78]-1)*[.AJ82]*[.AJ83]*[.AJ79]" office:value-type="float" office:value="585216" calcext:value-type="float">
            <text:p>585216</text:p>
          </table:table-cell>
          <table:table-cell/>
          <table:table-cell table:style-name="ce24" table:formula="of:=([.AL84]*[.AL85]-1)*[.AL82]*[.AL83]*[.AL79]" office:value-type="float" office:value="9216" calcext:value-type="float">
            <text:p>9216</text:p>
          </table:table-cell>
          <table:table-cell table:style-name="ce24" table:formula="of:=([.AM84]*[.AM85]*[.AM78]-1)*[.AM82]*[.AM83]*[.AM79]" office:value-type="float" office:value="292608" calcext:value-type="float">
            <text:p>292608</text:p>
          </table:table-cell>
          <table:table-cell/>
          <table:table-cell table:style-name="ce24" table:formula="of:=([.AO84]*[.AO85]-1)*[.AO82]*[.AO83]*[.AO79]" office:value-type="float" office:value="18432" calcext:value-type="float">
            <text:p>18432</text:p>
          </table:table-cell>
          <table:table-cell table:style-name="ce24" table:formula="of:=([.AP84]*[.AP85]*[.AP78]-1)*[.AP82]*[.AP83]*[.AP79]" office:value-type="float" office:value="587520" calcext:value-type="float">
            <text:p>587520</text:p>
          </table:table-cell>
          <table:table-cell/>
          <table:table-cell table:formula="of:=([.AR80]-1)*[.AR82]" office:value-type="float" office:value="510" calcext:value-type="float">
            <text:p>510</text:p>
          </table:table-cell>
          <table:table-cell table:style-name="ce11" table:formula="of:=SUM([.B92:.AR92])" office:value-type="float" office:value="7370750" calcext:value-type="float">
            <text:p>7370750</text:p>
          </table:table-cell>
          <table:table-cell table:style-name="ce10" office:value-type="string" calcext:value-type="string">
            <text:p><text:span text:style-name="T1">ADD_weights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1" table:formula="of:=SUM([.C92:.AR92])+SUM([.AU92:.AW92])" office:value-type="float" office:value="7370785" calcext:value-type="float">
            <text:p>7370785</text:p>
          </table:table-cell>
          <table:table-cell table:style-name="ce10" office:value-type="string" calcext:value-type="string">
            <text:p><text:span text:style-name="T1">ADD_weights</text:span>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<text:span text:style-name="T1">ADD_biases</text:span></text:p>
          </table:table-cell>
          <table:table-cell/>
          <table:table-cell table:formula="of:=[.C82]*[.C83]*[.C79]" office:value-type="float" office:value="18432" calcext:value-type="float">
            <text:p>18432</text:p>
          </table:table-cell>
          <table:table-cell/>
          <table:table-cell table:formula="of:=[.E82]*[.E83]*[.E79]" office:value-type="float" office:value="18432" calcext:value-type="float">
            <text:p>18432</text:p>
          </table:table-cell>
          <table:table-cell table:formula="of:=[.F82]*[.F83]*[.F79]" office:value-type="float" office:value="36864" calcext:value-type="float">
            <text:p>36864</text:p>
          </table:table-cell>
          <table:table-cell/>
          <table:table-cell table:formula="of:=[.H82]*[.H83]*[.H79]" office:value-type="float" office:value="9216" calcext:value-type="float">
            <text:p>9216</text:p>
          </table:table-cell>
          <table:table-cell table:formula="of:=[.I82]*[.I83]*[.I79]" office:value-type="float" office:value="18432" calcext:value-type="float">
            <text:p>18432</text:p>
          </table:table-cell>
          <table:table-cell/>
          <table:table-cell table:formula="of:=[.K82]*[.K83]*[.K79]" office:value-type="float" office:value="18432" calcext:value-type="float">
            <text:p>18432</text:p>
          </table:table-cell>
          <table:table-cell table:formula="of:=[.L82]*[.L83]*[.L79]" office:value-type="float" office:value="18432" calcext:value-type="float">
            <text:p>18432</text:p>
          </table:table-cell>
          <table:table-cell/>
          <table:table-cell table:formula="of:=[.N82]*[.N83]*[.N79]" office:value-type="float" office:value="4608" calcext:value-type="float">
            <text:p>4608</text:p>
          </table:table-cell>
          <table:table-cell table:formula="of:=[.O82]*[.O83]*[.O79]" office:value-type="float" office:value="9216" calcext:value-type="float">
            <text:p>9216</text:p>
          </table:table-cell>
          <table:table-cell/>
          <table:table-cell table:formula="of:=[.Q82]*[.Q83]*[.Q79]" office:value-type="float" office:value="9216" calcext:value-type="float">
            <text:p>9216</text:p>
          </table:table-cell>
          <table:table-cell table:formula="of:=[.R82]*[.R83]*[.R79]" office:value-type="float" office:value="9216" calcext:value-type="float">
            <text:p>9216</text:p>
          </table:table-cell>
          <table:table-cell/>
          <table:table-cell table:formula="of:=[.T82]*[.T83]*[.T79]" office:value-type="float" office:value="16384" calcext:value-type="float">
            <text:p>16384</text:p>
          </table:table-cell>
          <table:table-cell table:formula="of:=[.U82]*[.U83]*[.U79]" office:value-type="float" office:value="4608" calcext:value-type="float">
            <text:p>4608</text:p>
          </table:table-cell>
          <table:table-cell/>
          <table:table-cell table:style-name="ce24" table:formula="of:=[.W82]*[.W83]*[.W79]" office:value-type="float" office:value="4608" calcext:value-type="float">
            <text:p>4608</text:p>
          </table:table-cell>
          <table:table-cell table:style-name="ce24" table:formula="of:=[.X82]*[.X83]*[.X79]" office:value-type="float" office:value="4608" calcext:value-type="float">
            <text:p>4608</text:p>
          </table:table-cell>
          <table:table-cell/>
          <table:table-cell table:formula="of:=[.Z82]*[.Z83]*[.Z79]" office:value-type="float" office:value="4608" calcext:value-type="float">
            <text:p>4608</text:p>
          </table:table-cell>
          <table:table-cell table:style-name="ce24" table:formula="of:=[.AA82]*[.AA83]*[.AA79]" office:value-type="float" office:value="4608" calcext:value-type="float">
            <text:p>4608</text:p>
          </table:table-cell>
          <table:table-cell/>
          <table:table-cell table:style-name="ce24" table:formula="of:=[.AC82]*[.AC83]*[.AC79]" office:value-type="float" office:value="4608" calcext:value-type="float">
            <text:p>4608</text:p>
          </table:table-cell>
          <table:table-cell table:style-name="ce24" table:formula="of:=[.AD82]*[.AD83]*[.AD79]" office:value-type="float" office:value="4608" calcext:value-type="float">
            <text:p>4608</text:p>
          </table:table-cell>
          <table:table-cell/>
          <table:table-cell table:style-name="ce24" table:formula="of:=[.AF82]*[.AF83]*[.AF79]" office:value-type="float" office:value="4608" calcext:value-type="float">
            <text:p>4608</text:p>
          </table:table-cell>
          <table:table-cell table:style-name="ce24" table:formula="of:=[.AG82]*[.AG83]*[.AG79]" office:value-type="float" office:value="4608" calcext:value-type="float">
            <text:p>4608</text:p>
          </table:table-cell>
          <table:table-cell/>
          <table:table-cell table:style-name="ce24" table:formula="of:=[.AI82]*[.AI83]*[.AI79]" office:value-type="float" office:value="4608" calcext:value-type="float">
            <text:p>4608</text:p>
          </table:table-cell>
          <table:table-cell table:style-name="ce24" table:formula="of:=[.AJ82]*[.AJ83]*[.AJ79]" office:value-type="float" office:value="4608" calcext:value-type="float">
            <text:p>4608</text:p>
          </table:table-cell>
          <table:table-cell/>
          <table:table-cell table:style-name="ce24" table:formula="of:=[.AL82]*[.AL83]*[.AL79]" office:value-type="float" office:value="1152" calcext:value-type="float">
            <text:p>1152</text:p>
          </table:table-cell>
          <table:table-cell table:style-name="ce24" table:formula="of:=[.AM82]*[.AM83]*[.AM79]" office:value-type="float" office:value="2304" calcext:value-type="float">
            <text:p>2304</text:p>
          </table:table-cell>
          <table:table-cell/>
          <table:table-cell table:style-name="ce24" table:formula="of:=[.AO82]*[.AO83]*[.AO79]" office:value-type="float" office:value="2304" calcext:value-type="float">
            <text:p>2304</text:p>
          </table:table-cell>
          <table:table-cell table:style-name="ce24" table:formula="of:=[.AP82]*[.AP83]*[.AP79]" office:value-type="float" office:value="2304" calcext:value-type="float">
            <text:p>2304</text:p>
          </table:table-cell>
          <table:table-cell/>
          <table:table-cell table:formula="of:=[.AR82]" office:value-type="float" office:value="2" calcext:value-type="float">
            <text:p>2</text:p>
          </table:table-cell>
          <table:table-cell table:style-name="ce11" table:formula="of:=SUM([.B93:.AR93])" office:value-type="float" office:value="245634" calcext:value-type="float">
            <text:p>245634</text:p>
          </table:table-cell>
          <table:table-cell table:style-name="ce10" office:value-type="string" calcext:value-type="string">
            <text:p><text:span text:style-name="T1">ADD_biases</text:span>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SUM([.C93:.AR93])+SUM([.AU93:.AW93])" office:value-type="float" office:value="245634" calcext:value-type="float">
            <text:p>245634</text:p>
          </table:table-cell>
          <table:table-cell table:style-name="ce10" office:value-type="string" calcext:value-type="string">
            <text:p><text:span text:style-name="T1">ADD_biases</text:span></text:p>
          </table:table-cell>
          <table:table-cell table:number-columns-repeated="973"/>
        </table:table-row>
        <table:table-row table:style-name="ro2">
          <table:table-cell table:style-name="ce14" office:value-type="string" calcext:value-type="string">
            <text:p><text:span text:style-name="T1">BACKWARD PASS</text:span></text:p>
          </table:table-cell>
          <table:table-cell table:number-columns-repeated="21"/>
          <table:table-cell table:style-name="ce24" table:number-columns-repeated="2"/>
          <table:table-cell table:number-columns-repeated="2"/>
          <table:table-cell table:style-name="ce24"/>
          <table:table-cell/>
          <table:table-cell table:style-name="ce24" table:number-columns-repeated="2"/>
          <table:table-cell/>
          <table:table-cell table:style-name="ce24" table:number-columns-repeated="2"/>
          <table:table-cell/>
          <table:table-cell table:style-name="ce24" table:number-columns-repeated="2"/>
          <table:table-cell/>
          <table:table-cell table:style-name="ce24" table:number-columns-repeated="2"/>
          <table:table-cell/>
          <table:table-cell table:style-name="ce24" table:number-columns-repeated="2"/>
          <table:table-cell table:number-columns-repeated="2"/>
          <table:table-cell table:style-name="ce11"/>
          <table:table-cell table:style-name="ce14" office:value-type="string" calcext:value-type="string">
            <text:p><text:span text:style-name="T1">BACKWARD PASS</text:span>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82]*[.E83]*[.E84]*[.E85]*[.E79]" office:value-type="float" office:value="165888" calcext:value-type="float">
            <text:p>165888</text:p>
          </table:table-cell>
          <table:table-cell table:formula="of:=[.F84]*[.F85]*[.F78]*[.F82]*[.F83]*[.F79]" office:value-type="float" office:value="294912" calcext:value-type="float">
            <text:p>294912</text:p>
          </table:table-cell>
          <table:table-cell/>
          <table:table-cell table:formula="of:=[.H82]*[.H83]*[.H84]*[.H85]*[.H79]" office:value-type="float" office:value="82944" calcext:value-type="float">
            <text:p>82944</text:p>
          </table:table-cell>
          <table:table-cell table:formula="of:=[.I84]*[.I85]*[.I78]*[.I82]*[.I83]*[.I79]" office:value-type="float" office:value="294912" calcext:value-type="float">
            <text:p>294912</text:p>
          </table:table-cell>
          <table:table-cell/>
          <table:table-cell table:formula="of:=[.K82]*[.K83]*[.K84]*[.K85]*[.K79]" office:value-type="float" office:value="165888" calcext:value-type="float">
            <text:p>165888</text:p>
          </table:table-cell>
          <table:table-cell table:formula="of:=[.L84]*[.L85]*[.L78]*[.L82]*[.L83]*[.L79]" office:value-type="float" office:value="589824" calcext:value-type="float">
            <text:p>589824</text:p>
          </table:table-cell>
          <table:table-cell/>
          <table:table-cell table:formula="of:=[.N82]*[.N83]*[.N84]*[.N85]*[.N79]" office:value-type="float" office:value="41472" calcext:value-type="float">
            <text:p>41472</text:p>
          </table:table-cell>
          <table:table-cell table:formula="of:=[.O84]*[.O85]*[.O78]*[.O82]*[.O83]*[.O79]" office:value-type="float" office:value="294912" calcext:value-type="float">
            <text:p>294912</text:p>
          </table:table-cell>
          <table:table-cell/>
          <table:table-cell table:formula="of:=[.Q82]*[.Q83]*[.Q84]*[.Q85]*[.Q79]" office:value-type="float" office:value="82944" calcext:value-type="float">
            <text:p>82944</text:p>
          </table:table-cell>
          <table:table-cell table:formula="of:=[.R84]*[.R85]*[.R78]*[.R82]*[.R83]*[.R79]" office:value-type="float" office:value="589824" calcext:value-type="float">
            <text:p>589824</text:p>
          </table:table-cell>
          <table:table-cell/>
          <table:table-cell table:formula="of:=[.T82]*[.T83]*[.T84]*[.T85]*[.T79]" office:value-type="float" office:value="147456" calcext:value-type="float">
            <text:p>147456</text:p>
          </table:table-cell>
          <table:table-cell table:formula="of:=[.U84]*[.U85]*[.U78]*[.U82]*[.U83]*[.U79]" office:value-type="float" office:value="294912" calcext:value-type="float">
            <text:p>294912</text:p>
          </table:table-cell>
          <table:table-cell/>
          <table:table-cell table:style-name="ce24" table:formula="of:=[.W82]*[.W83]*[.W84]*[.W85]*[.W79]" office:value-type="float" office:value="41472" calcext:value-type="float">
            <text:p>41472</text:p>
          </table:table-cell>
          <table:table-cell table:style-name="ce24" table:formula="of:=[.X84]*[.X85]*[.X78]*[.X82]*[.X83]*[.X79]" office:value-type="float" office:value="589824" calcext:value-type="float">
            <text:p>589824</text:p>
          </table:table-cell>
          <table:table-cell/>
          <table:table-cell table:formula="of:=[.Z82]*[.Z83]*[.Z84]*[.Z85]*[.Z79]" office:value-type="float" office:value="41472" calcext:value-type="float">
            <text:p>41472</text:p>
          </table:table-cell>
          <table:table-cell table:style-name="ce24" table:formula="of:=[.AA84]*[.AA85]*[.AA78]*[.AA82]*[.AA83]*[.AA79]" office:value-type="float" office:value="589824" calcext:value-type="float">
            <text:p>589824</text:p>
          </table:table-cell>
          <table:table-cell/>
          <table:table-cell table:style-name="ce24" table:formula="of:=[.AC82]*[.AC83]*[.AC84]*[.AC85]*[.AC79]" office:value-type="float" office:value="41472" calcext:value-type="float">
            <text:p>41472</text:p>
          </table:table-cell>
          <table:table-cell table:style-name="ce24" table:formula="of:=[.AD84]*[.AD85]*[.AD78]*[.AD82]*[.AD83]*[.AD79]" office:value-type="float" office:value="589824" calcext:value-type="float">
            <text:p>589824</text:p>
          </table:table-cell>
          <table:table-cell/>
          <table:table-cell table:style-name="ce24" table:formula="of:=[.AF82]*[.AF83]*[.AF84]*[.AF85]*[.AF79]" office:value-type="float" office:value="41472" calcext:value-type="float">
            <text:p>41472</text:p>
          </table:table-cell>
          <table:table-cell table:style-name="ce24" table:formula="of:=[.AG84]*[.AG85]*[.AG78]*[.AG82]*[.AG83]*[.AG79]" office:value-type="float" office:value="589824" calcext:value-type="float">
            <text:p>589824</text:p>
          </table:table-cell>
          <table:table-cell/>
          <table:table-cell table:style-name="ce24" table:formula="of:=[.AI82]*[.AI83]*[.AI84]*[.AI85]*[.AI79]" office:value-type="float" office:value="41472" calcext:value-type="float">
            <text:p>41472</text:p>
          </table:table-cell>
          <table:table-cell table:style-name="ce24" table:formula="of:=[.AJ84]*[.AJ85]*[.AJ78]*[.AJ82]*[.AJ83]*[.AJ79]" office:value-type="float" office:value="589824" calcext:value-type="float">
            <text:p>589824</text:p>
          </table:table-cell>
          <table:table-cell/>
          <table:table-cell table:style-name="ce24" table:formula="of:=[.AL82]*[.AL83]*[.AL84]*[.AL85]*[.AL79]" office:value-type="float" office:value="10368" calcext:value-type="float">
            <text:p>10368</text:p>
          </table:table-cell>
          <table:table-cell table:style-name="ce24" table:formula="of:=[.AM84]*[.AM85]*[.AM78]*[.AM82]*[.AM83]*[.AM79]" office:value-type="float" office:value="294912" calcext:value-type="float">
            <text:p>294912</text:p>
          </table:table-cell>
          <table:table-cell/>
          <table:table-cell table:style-name="ce24" table:formula="of:=[.AO82]*[.AO83]*[.AO84]*[.AO85]*[.AO79]" office:value-type="float" office:value="20736" calcext:value-type="float">
            <text:p>20736</text:p>
          </table:table-cell>
          <table:table-cell table:style-name="ce24" table:formula="of:=[.AP84]*[.AP85]*[.AP78]*[.AP82]*[.AP83]*[.AP79]" office:value-type="float" office:value="589824" calcext:value-type="float">
            <text:p>589824</text:p>
          </table:table-cell>
          <table:table-cell office:value-type="float" office:value="0" calcext:value-type="float">
            <text:p>0</text:p>
          </table:table-cell>
          <table:table-cell table:formula="of:=[.AR82]*[.AR80]" office:value-type="float" office:value="512" calcext:value-type="float">
            <text:p>512</text:p>
          </table:table-cell>
          <table:table-cell table:style-name="ce11" table:formula="of:=SUM([.B95:.AR95])" office:value-type="float" office:value="7118720" calcext:value-type="float">
            <text:p>7118720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<text:span text:style-name="T1">MUL</text:span></text:p>
          </table:table-cell>
          <table:table-cell table:number-columns-repeated="3"/>
          <table:table-cell table:formula="of:=[.E82]*[.E83]*[.E84]*[.E85]*[.E79]" office:value-type="float" office:value="165888" calcext:value-type="float">
            <text:p>165888</text:p>
          </table:table-cell>
          <table:table-cell table:formula="of:=[.F84]*[.F85]*[.F78]*[.F79]*[.F82]*[.F83]" office:value-type="float" office:value="294912" calcext:value-type="float">
            <text:p>294912</text:p>
          </table:table-cell>
          <table:table-cell/>
          <table:table-cell table:formula="of:=[.H82]*[.H83]*[.H84]*[.H85]*[.H79]" office:value-type="float" office:value="82944" calcext:value-type="float">
            <text:p>82944</text:p>
          </table:table-cell>
          <table:table-cell table:formula="of:=[.I84]*[.I85]*[.I78]*[.I79]*[.I82]*[.I83]" office:value-type="float" office:value="294912" calcext:value-type="float">
            <text:p>294912</text:p>
          </table:table-cell>
          <table:table-cell/>
          <table:table-cell table:formula="of:=[.K82]*[.K83]*[.K84]*[.K85]*[.K79]" office:value-type="float" office:value="165888" calcext:value-type="float">
            <text:p>165888</text:p>
          </table:table-cell>
          <table:table-cell table:formula="of:=[.L84]*[.L85]*[.L78]*[.L79]*[.L82]*[.L83]" office:value-type="float" office:value="589824" calcext:value-type="float">
            <text:p>589824</text:p>
          </table:table-cell>
          <table:table-cell/>
          <table:table-cell table:formula="of:=[.N82]*[.N83]*[.N84]*[.N85]*[.N79]" office:value-type="float" office:value="41472" calcext:value-type="float">
            <text:p>41472</text:p>
          </table:table-cell>
          <table:table-cell table:formula="of:=[.O84]*[.O85]*[.O78]*[.O79]*[.O82]*[.O83]" office:value-type="float" office:value="294912" calcext:value-type="float">
            <text:p>294912</text:p>
          </table:table-cell>
          <table:table-cell/>
          <table:table-cell table:formula="of:=[.Q82]*[.Q83]*[.Q84]*[.Q85]*[.Q79]" office:value-type="float" office:value="82944" calcext:value-type="float">
            <text:p>82944</text:p>
          </table:table-cell>
          <table:table-cell table:formula="of:=[.R84]*[.R85]*[.R78]*[.R79]*[.R82]*[.R83]" office:value-type="float" office:value="589824" calcext:value-type="float">
            <text:p>589824</text:p>
          </table:table-cell>
          <table:table-cell/>
          <table:table-cell table:formula="of:=[.T82]*[.T83]*[.T84]*[.T85]*[.T79]" office:value-type="float" office:value="147456" calcext:value-type="float">
            <text:p>147456</text:p>
          </table:table-cell>
          <table:table-cell table:formula="of:=[.U84]*[.U85]*[.U78]*[.U79]*[.U82]*[.U83]" office:value-type="float" office:value="294912" calcext:value-type="float">
            <text:p>294912</text:p>
          </table:table-cell>
          <table:table-cell/>
          <table:table-cell table:style-name="ce24" table:formula="of:=[.W82]*[.W83]*[.W84]*[.W85]*[.W79]" office:value-type="float" office:value="41472" calcext:value-type="float">
            <text:p>41472</text:p>
          </table:table-cell>
          <table:table-cell table:style-name="ce24" table:formula="of:=[.X84]*[.X85]*[.X78]*[.X79]*[.X82]*[.X83]" office:value-type="float" office:value="589824" calcext:value-type="float">
            <text:p>589824</text:p>
          </table:table-cell>
          <table:table-cell/>
          <table:table-cell table:formula="of:=[.Z82]*[.Z83]*[.Z84]*[.Z85]*[.Z79]" office:value-type="float" office:value="41472" calcext:value-type="float">
            <text:p>41472</text:p>
          </table:table-cell>
          <table:table-cell table:style-name="ce24" table:formula="of:=[.AA84]*[.AA85]*[.AA78]*[.AA79]*[.AA82]*[.AA83]" office:value-type="float" office:value="589824" calcext:value-type="float">
            <text:p>589824</text:p>
          </table:table-cell>
          <table:table-cell/>
          <table:table-cell table:style-name="ce24" table:formula="of:=[.AC82]*[.AC83]*[.AC84]*[.AC85]*[.AC79]" office:value-type="float" office:value="41472" calcext:value-type="float">
            <text:p>41472</text:p>
          </table:table-cell>
          <table:table-cell table:style-name="ce24" table:formula="of:=[.AD84]*[.AD85]*[.AD78]*[.AD79]*[.AD82]*[.AD83]" office:value-type="float" office:value="589824" calcext:value-type="float">
            <text:p>589824</text:p>
          </table:table-cell>
          <table:table-cell/>
          <table:table-cell table:style-name="ce24" table:formula="of:=[.AF82]*[.AF83]*[.AF84]*[.AF85]*[.AF79]" office:value-type="float" office:value="41472" calcext:value-type="float">
            <text:p>41472</text:p>
          </table:table-cell>
          <table:table-cell table:style-name="ce24" table:formula="of:=[.AG84]*[.AG85]*[.AG78]*[.AG79]*[.AG82]*[.AG83]" office:value-type="float" office:value="589824" calcext:value-type="float">
            <text:p>589824</text:p>
          </table:table-cell>
          <table:table-cell/>
          <table:table-cell table:style-name="ce24" table:formula="of:=[.AI82]*[.AI83]*[.AI84]*[.AI85]*[.AI79]" office:value-type="float" office:value="41472" calcext:value-type="float">
            <text:p>41472</text:p>
          </table:table-cell>
          <table:table-cell table:style-name="ce24" table:formula="of:=[.AJ84]*[.AJ85]*[.AJ78]*[.AJ79]*[.AJ82]*[.AJ83]" office:value-type="float" office:value="589824" calcext:value-type="float">
            <text:p>589824</text:p>
          </table:table-cell>
          <table:table-cell/>
          <table:table-cell table:style-name="ce24" table:formula="of:=[.AL82]*[.AL83]*[.AL84]*[.AL85]*[.AL79]" office:value-type="float" office:value="10368" calcext:value-type="float">
            <text:p>10368</text:p>
          </table:table-cell>
          <table:table-cell table:style-name="ce24" table:formula="of:=[.AM84]*[.AM85]*[.AM78]*[.AM79]*[.AM82]*[.AM83]" office:value-type="float" office:value="294912" calcext:value-type="float">
            <text:p>294912</text:p>
          </table:table-cell>
          <table:table-cell/>
          <table:table-cell table:style-name="ce24" table:formula="of:=[.AO82]*[.AO83]*[.AO84]*[.AO85]*[.AO79]" office:value-type="float" office:value="20736" calcext:value-type="float">
            <text:p>20736</text:p>
          </table:table-cell>
          <table:table-cell table:style-name="ce24" table:formula="of:=[.AP84]*[.AP85]*[.AP78]*[.AP79]*[.AP82]*[.AP83]" office:value-type="float" office:value="589824" calcext:value-type="float">
            <text:p>589824</text:p>
          </table:table-cell>
          <table:table-cell table:formula="of:=[.AQ80]*[.AQ81]*[.AQ78]" office:value-type="float" office:value="2304" calcext:value-type="float">
            <text:p>2304</text:p>
          </table:table-cell>
          <table:table-cell table:formula="of:=[.AR80]*[.AR82]" office:value-type="float" office:value="512" calcext:value-type="float">
            <text:p>512</text:p>
          </table:table-cell>
          <table:table-cell table:style-name="ce11" table:formula="of:=SUM([.B96:.AR96])" office:value-type="float" office:value="7121024" calcext:value-type="float">
            <text:p>7121024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ADD_weights</text:p>
          </table:table-cell>
          <table:table-cell table:number-columns-repeated="3"/>
          <table:table-cell table:formula="of:=[.E78]*18236" office:value-type="float" office:value="145888" calcext:value-type="float">
            <text:p>145888</text:p>
          </table:table-cell>
          <table:table-cell table:formula="of:=[.F78]*[.F80]*[.F81]*([.F79]-1)" office:value-type="float" office:value="276480" calcext:value-type="float">
            <text:p>276480</text:p>
          </table:table-cell>
          <table:table-cell/>
          <table:table-cell table:formula="of:=[.H78]*2783+[.H80]*[.H81]*([.H79]-1)" office:value-type="float" office:value="82028" calcext:value-type="float">
            <text:p>82028</text:p>
          </table:table-cell>
          <table:table-cell table:formula="of:=[.I78]*[.I80]*[.I81]*([.I79]-1)" office:value-type="float" office:value="285696" calcext:value-type="float">
            <text:p>285696</text:p>
          </table:table-cell>
          <table:table-cell/>
          <table:table-cell table:formula="of:=[.K78]*4508" office:value-type="float" office:value="144256" calcext:value-type="float">
            <text:p>144256</text:p>
          </table:table-cell>
          <table:table-cell table:formula="of:=[.L78]*[.L80]*[.L81]*([.L79]-1)" office:value-type="float" office:value="571392" calcext:value-type="float">
            <text:p>571392</text:p>
          </table:table-cell>
          <table:table-cell/>
          <table:table-cell table:formula="of:=[.N79]*471+[.N80]*[.N81]*([.N78]-1)" office:value-type="float" office:value="36028" calcext:value-type="float">
            <text:p>36028</text:p>
          </table:table-cell>
          <table:table-cell table:formula="of:=[.O78]*[.O80]*[.O81]*([.O79]-1)" office:value-type="float" office:value="290304" calcext:value-type="float">
            <text:p>290304</text:p>
          </table:table-cell>
          <table:table-cell/>
          <table:table-cell table:formula="of:=[.Q78]*1100" office:value-type="float" office:value="70400" calcext:value-type="float">
            <text:p>70400</text:p>
          </table:table-cell>
          <table:table-cell table:formula="of:=[.R78]*[.R80]*[.R81]*([.R79]-1)" office:value-type="float" office:value="580608" calcext:value-type="float">
            <text:p>580608</text:p>
          </table:table-cell>
          <table:table-cell/>
          <table:table-cell table:formula="of:=[.T79]*155+[.T80]*[.T81]*([.T78]-1)" office:value-type="float" office:value="22268" calcext:value-type="float">
            <text:p>22268</text:p>
          </table:table-cell>
          <table:table-cell table:formula="of:=[.U78]*[.U80]*[.U81]*([.U79]-1)" office:value-type="float" office:value="292608" calcext:value-type="float">
            <text:p>292608</text:p>
          </table:table-cell>
          <table:table-cell/>
          <table:table-cell table:style-name="ce24" table:formula="of:=[.W78]*260" office:value-type="float" office:value="33280" calcext:value-type="float">
            <text:p>33280</text:p>
          </table:table-cell>
          <table:table-cell table:style-name="ce24" table:formula="of:=[.X78]*[.X80]*[.X81]*([.X79]-1)" office:value-type="float" office:value="585216" calcext:value-type="float">
            <text:p>585216</text:p>
          </table:table-cell>
          <table:table-cell/>
          <table:table-cell table:formula="of:=[.Z78]*260" office:value-type="float" office:value="33280" calcext:value-type="float">
            <text:p>33280</text:p>
          </table:table-cell>
          <table:table-cell table:style-name="ce24" table:formula="of:=[.AA78]*[.AA80]*[.AA81]*([.AA79]-1)" office:value-type="float" office:value="585216" calcext:value-type="float">
            <text:p>585216</text:p>
          </table:table-cell>
          <table:table-cell/>
          <table:table-cell table:style-name="ce24" table:formula="of:=[.AC78]*260" office:value-type="float" office:value="33280" calcext:value-type="float">
            <text:p>33280</text:p>
          </table:table-cell>
          <table:table-cell table:style-name="ce24" table:formula="of:=[.AD78]*[.AD80]*[.AD81]*([.AD79]-1)" office:value-type="float" office:value="585216" calcext:value-type="float">
            <text:p>585216</text:p>
          </table:table-cell>
          <table:table-cell/>
          <table:table-cell table:style-name="ce24" table:formula="of:=[.AF78]*260" office:value-type="float" office:value="33280" calcext:value-type="float">
            <text:p>33280</text:p>
          </table:table-cell>
          <table:table-cell table:style-name="ce24" table:formula="of:=[.AG78]*[.AG80]*[.AG81]*([.AG79]-1)" office:value-type="float" office:value="585216" calcext:value-type="float">
            <text:p>585216</text:p>
          </table:table-cell>
          <table:table-cell/>
          <table:table-cell table:style-name="ce24" table:formula="of:=[.AI78]*260" office:value-type="float" office:value="33280" calcext:value-type="float">
            <text:p>33280</text:p>
          </table:table-cell>
          <table:table-cell table:style-name="ce24" table:formula="of:=[.AJ78]*[.AJ80]*[.AJ81]*([.AJ79]-1)" office:value-type="float" office:value="585216" calcext:value-type="float">
            <text:p>585216</text:p>
          </table:table-cell>
          <table:table-cell/>
          <table:table-cell table:style-name="ce24" table:formula="of:=[.AL79]*32+[.AL80]*[.AL81]*([.AL78]-1)" office:value-type="float" office:value="12224" calcext:value-type="float">
            <text:p>12224</text:p>
          </table:table-cell>
          <table:table-cell table:style-name="ce24" table:formula="of:=[.AM78]*[.AM80]*[.AM81]*([.AM79]-1)" office:value-type="float" office:value="293760" calcext:value-type="float">
            <text:p>293760</text:p>
          </table:table-cell>
          <table:table-cell/>
          <table:table-cell table:style-name="ce24" table:formula="of:=[.AO78]*256" office:value-type="float" office:value="65536" calcext:value-type="float">
            <text:p>65536</text:p>
          </table:table-cell>
          <table:table-cell table:style-name="ce24" table:formula="of:=[.AP78]*[.AP80]*[.AP81]*([.AP79]-1)" office:value-type="float" office:value="587520" calcext:value-type="float">
            <text:p>587520</text:p>
          </table:table-cell>
          <table:table-cell office:value-type="float" office:value="0" calcext:value-type="float">
            <text:p>0</text:p>
          </table:table-cell>
          <table:table-cell table:formula="of:=([.AR82]-1)*[.AR80]" office:value-type="float" office:value="256" calcext:value-type="float">
            <text:p>256</text:p>
          </table:table-cell>
          <table:table-cell table:style-name="ce11" table:formula="of:=SUM([.B97:.AR97])" office:value-type="float" office:value="6849732" calcext:value-type="float">
            <text:p>6849732</text:p>
          </table:table-cell>
          <table:table-cell office:value-type="string" calcext:value-type="string">
            <text:p>ADD_weights</text:p>
          </table:table-cell>
          <table:table-cell table:number-columns-repeated="978"/>
        </table:table-row>
        <table:table-row table:style-name="ro2">
          <table:table-cell table:style-name="ce14" office:value-type="string" calcext:value-type="string">
            <text:p><text:span text:style-name="T1">WEIGHT UPDATE</text:span></text:p>
          </table:table-cell>
          <table:table-cell table:number-columns-repeated="21"/>
          <table:table-cell table:style-name="ce24" table:number-columns-repeated="2"/>
          <table:table-cell table:number-columns-repeated="2"/>
          <table:table-cell table:style-name="ce24"/>
          <table:table-cell/>
          <table:table-cell table:style-name="ce24" table:number-columns-repeated="2"/>
          <table:table-cell/>
          <table:table-cell table:style-name="ce24" table:number-columns-repeated="2"/>
          <table:table-cell/>
          <table:table-cell table:style-name="ce24" table:number-columns-repeated="2"/>
          <table:table-cell/>
          <table:table-cell table:style-name="ce24" table:number-columns-repeated="2"/>
          <table:table-cell/>
          <table:table-cell table:style-name="ce24" table:number-columns-repeated="2"/>
          <table:table-cell table:number-columns-repeated="2"/>
          <table:table-cell table:style-name="ce11"/>
          <table:table-cell table:style-name="ce14" office:value-type="string" calcext:value-type="string">
            <text:p><text:span text:style-name="T1">WEIGHT UPDATE</text:span>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82]*[.C83]*[.C78]*[.C84]*[.C85]*[.C79]" office:value-type="float" office:value="497664" calcext:value-type="float">
            <text:p>497664</text:p>
          </table:table-cell>
          <table:table-cell/>
          <table:table-cell table:formula="of:=[.E82]*[.E83]*[.E84]*[.E85]*[.E79]" office:value-type="float" office:value="165888" calcext:value-type="float">
            <text:p>165888</text:p>
          </table:table-cell>
          <table:table-cell table:formula="of:=[.F82]*[.F83]*[.F78]*[.F84]*[.F85]*[.F79]" office:value-type="float" office:value="294912" calcext:value-type="float">
            <text:p>294912</text:p>
          </table:table-cell>
          <table:table-cell/>
          <table:table-cell table:formula="of:=[.H82]*[.H83]*[.H84]*[.H85]*[.H79]" office:value-type="float" office:value="82944" calcext:value-type="float">
            <text:p>82944</text:p>
          </table:table-cell>
          <table:table-cell table:formula="of:=[.I82]*[.I83]*[.I78]*[.I84]*[.I85]*[.I79]" office:value-type="float" office:value="294912" calcext:value-type="float">
            <text:p>294912</text:p>
          </table:table-cell>
          <table:table-cell/>
          <table:table-cell table:formula="of:=[.K82]*[.K83]*[.K84]*[.K85]*[.K79]" office:value-type="float" office:value="165888" calcext:value-type="float">
            <text:p>165888</text:p>
          </table:table-cell>
          <table:table-cell table:formula="of:=[.L82]*[.L83]*[.L78]*[.L84]*[.L85]*[.L79]" office:value-type="float" office:value="589824" calcext:value-type="float">
            <text:p>589824</text:p>
          </table:table-cell>
          <table:table-cell/>
          <table:table-cell table:formula="of:=[.N82]*[.N83]*[.N84]*[.N85]*[.N79]" office:value-type="float" office:value="41472" calcext:value-type="float">
            <text:p>41472</text:p>
          </table:table-cell>
          <table:table-cell table:formula="of:=[.O82]*[.O83]*[.O78]*[.O84]*[.O85]*[.O79]" office:value-type="float" office:value="294912" calcext:value-type="float">
            <text:p>294912</text:p>
          </table:table-cell>
          <table:table-cell/>
          <table:table-cell table:formula="of:=[.Q82]*[.Q83]*[.Q84]*[.Q85]*[.Q79]" office:value-type="float" office:value="82944" calcext:value-type="float">
            <text:p>82944</text:p>
          </table:table-cell>
          <table:table-cell table:formula="of:=[.R82]*[.R83]*[.R78]*[.R84]*[.R85]*[.R79]" office:value-type="float" office:value="589824" calcext:value-type="float">
            <text:p>589824</text:p>
          </table:table-cell>
          <table:table-cell/>
          <table:table-cell table:formula="of:=[.T82]*[.T83]*[.T84]*[.T85]*[.T79]" office:value-type="float" office:value="147456" calcext:value-type="float">
            <text:p>147456</text:p>
          </table:table-cell>
          <table:table-cell table:formula="of:=[.U82]*[.U83]*[.U78]*[.U84]*[.U85]*[.U79]" office:value-type="float" office:value="294912" calcext:value-type="float">
            <text:p>294912</text:p>
          </table:table-cell>
          <table:table-cell/>
          <table:table-cell table:style-name="ce24" table:formula="of:=[.W82]*[.W83]*[.W84]*[.W85]*[.W79]" office:value-type="float" office:value="41472" calcext:value-type="float">
            <text:p>41472</text:p>
          </table:table-cell>
          <table:table-cell table:style-name="ce24" table:formula="of:=[.X82]*[.X83]*[.X78]*[.X84]*[.X85]*[.X79]" office:value-type="float" office:value="589824" calcext:value-type="float">
            <text:p>589824</text:p>
          </table:table-cell>
          <table:table-cell/>
          <table:table-cell table:formula="of:=[.Z82]*[.Z83]*[.Z84]*[.Z85]*[.Z79]" office:value-type="float" office:value="41472" calcext:value-type="float">
            <text:p>41472</text:p>
          </table:table-cell>
          <table:table-cell table:style-name="ce24" table:formula="of:=[.AA82]*[.AA83]*[.AA78]*[.AA84]*[.AA85]*[.AA79]" office:value-type="float" office:value="589824" calcext:value-type="float">
            <text:p>589824</text:p>
          </table:table-cell>
          <table:table-cell/>
          <table:table-cell table:style-name="ce24" table:formula="of:=[.AC82]*[.AC83]*[.AC84]*[.AC85]*[.AC79]" office:value-type="float" office:value="41472" calcext:value-type="float">
            <text:p>41472</text:p>
          </table:table-cell>
          <table:table-cell table:style-name="ce24" table:formula="of:=[.AD82]*[.AD83]*[.AD78]*[.AD84]*[.AD85]*[.AD79]" office:value-type="float" office:value="589824" calcext:value-type="float">
            <text:p>589824</text:p>
          </table:table-cell>
          <table:table-cell/>
          <table:table-cell table:style-name="ce24" table:formula="of:=[.AF82]*[.AF83]*[.AF84]*[.AF85]*[.AF79]" office:value-type="float" office:value="41472" calcext:value-type="float">
            <text:p>41472</text:p>
          </table:table-cell>
          <table:table-cell table:style-name="ce24" table:formula="of:=[.AG82]*[.AG83]*[.AG78]*[.AG84]*[.AG85]*[.AG79]" office:value-type="float" office:value="589824" calcext:value-type="float">
            <text:p>589824</text:p>
          </table:table-cell>
          <table:table-cell/>
          <table:table-cell table:style-name="ce24" table:formula="of:=[.AI82]*[.AI83]*[.AI84]*[.AI85]*[.AI79]" office:value-type="float" office:value="41472" calcext:value-type="float">
            <text:p>41472</text:p>
          </table:table-cell>
          <table:table-cell table:style-name="ce24" table:formula="of:=[.AJ82]*[.AJ83]*[.AJ78]*[.AJ84]*[.AJ85]*[.AJ79]" office:value-type="float" office:value="589824" calcext:value-type="float">
            <text:p>589824</text:p>
          </table:table-cell>
          <table:table-cell/>
          <table:table-cell table:style-name="ce24" table:formula="of:=[.AL82]*[.AL83]*[.AL84]*[.AL85]*[.AL79]" office:value-type="float" office:value="10368" calcext:value-type="float">
            <text:p>10368</text:p>
          </table:table-cell>
          <table:table-cell table:style-name="ce24" table:formula="of:=[.AM82]*[.AM83]*[.AM78]*[.AM84]*[.AM85]*[.AM79]" office:value-type="float" office:value="294912" calcext:value-type="float">
            <text:p>294912</text:p>
          </table:table-cell>
          <table:table-cell/>
          <table:table-cell table:style-name="ce24" table:formula="of:=[.AO82]*[.AO83]*[.AO84]*[.AO85]*[.AO79]" office:value-type="float" office:value="20736" calcext:value-type="float">
            <text:p>20736</text:p>
          </table:table-cell>
          <table:table-cell table:style-name="ce24" table:formula="of:=[.AP82]*[.AP83]*[.AP78]*[.AP84]*[.AP85]*[.AP79]" office:value-type="float" office:value="589824" calcext:value-type="float">
            <text:p>589824</text:p>
          </table:table-cell>
          <table:table-cell/>
          <table:table-cell table:formula="of:=[.AR80]*[.AR82]" office:value-type="float" office:value="512" calcext:value-type="float">
            <text:p>512</text:p>
          </table:table-cell>
          <table:table-cell table:style-name="ce11" table:formula="of:=SUM([.B99:.AR99])" office:value-type="float" office:value="7616384" calcext:value-type="float">
            <text:p>7616384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<text:span text:style-name="T1">MUL</text:span></text:p>
          </table:table-cell>
          <table:table-cell/>
          <table:table-cell table:formula="of:=[.C82]*[.C83]*[.C84]*[.C85]*[.C78]*[.C79]" office:value-type="float" office:value="497664" calcext:value-type="float">
            <text:p>497664</text:p>
          </table:table-cell>
          <table:table-cell/>
          <table:table-cell table:formula="of:=[.E82]*[.E83]*[.E84]*[.E85]*[.E79]" office:value-type="float" office:value="165888" calcext:value-type="float">
            <text:p>165888</text:p>
          </table:table-cell>
          <table:table-cell table:formula="of:=[.F82]*[.F83]*[.F84]*[.F85]*[.F78]*[.F79]" office:value-type="float" office:value="294912" calcext:value-type="float">
            <text:p>294912</text:p>
          </table:table-cell>
          <table:table-cell/>
          <table:table-cell table:formula="of:=[.H82]*[.H83]*[.H84]*[.H85]*[.H79]" office:value-type="float" office:value="82944" calcext:value-type="float">
            <text:p>82944</text:p>
          </table:table-cell>
          <table:table-cell table:formula="of:=[.I82]*[.I83]*[.I84]*[.I85]*[.I78]*[.I79]" office:value-type="float" office:value="294912" calcext:value-type="float">
            <text:p>294912</text:p>
          </table:table-cell>
          <table:table-cell/>
          <table:table-cell table:formula="of:=[.K82]*[.K83]*[.K84]*[.K85]*[.K79]" office:value-type="float" office:value="165888" calcext:value-type="float">
            <text:p>165888</text:p>
          </table:table-cell>
          <table:table-cell table:formula="of:=[.L82]*[.L83]*[.L84]*[.L85]*[.L78]*[.L79]" office:value-type="float" office:value="589824" calcext:value-type="float">
            <text:p>589824</text:p>
          </table:table-cell>
          <table:table-cell/>
          <table:table-cell table:formula="of:=[.N82]*[.N83]*[.N84]*[.N85]*[.N79]" office:value-type="float" office:value="41472" calcext:value-type="float">
            <text:p>41472</text:p>
          </table:table-cell>
          <table:table-cell table:formula="of:=[.O82]*[.O83]*[.O84]*[.O85]*[.O78]*[.O79]" office:value-type="float" office:value="294912" calcext:value-type="float">
            <text:p>294912</text:p>
          </table:table-cell>
          <table:table-cell/>
          <table:table-cell table:formula="of:=[.Q82]*[.Q83]*[.Q84]*[.Q85]*[.Q79]" office:value-type="float" office:value="82944" calcext:value-type="float">
            <text:p>82944</text:p>
          </table:table-cell>
          <table:table-cell table:formula="of:=[.R82]*[.R83]*[.R84]*[.R85]*[.R78]*[.R79]" office:value-type="float" office:value="589824" calcext:value-type="float">
            <text:p>589824</text:p>
          </table:table-cell>
          <table:table-cell/>
          <table:table-cell table:formula="of:=[.T82]*[.T83]*[.T84]*[.T85]*[.T79]" office:value-type="float" office:value="147456" calcext:value-type="float">
            <text:p>147456</text:p>
          </table:table-cell>
          <table:table-cell table:formula="of:=[.U82]*[.U83]*[.U84]*[.U85]*[.U78]*[.U79]" office:value-type="float" office:value="294912" calcext:value-type="float">
            <text:p>294912</text:p>
          </table:table-cell>
          <table:table-cell/>
          <table:table-cell table:style-name="ce24" table:formula="of:=[.W82]*[.W83]*[.W84]*[.W85]*[.W79]" office:value-type="float" office:value="41472" calcext:value-type="float">
            <text:p>41472</text:p>
          </table:table-cell>
          <table:table-cell table:style-name="ce24" table:formula="of:=[.X82]*[.X83]*[.X84]*[.X85]*[.X78]*[.X79]" office:value-type="float" office:value="589824" calcext:value-type="float">
            <text:p>589824</text:p>
          </table:table-cell>
          <table:table-cell/>
          <table:table-cell table:formula="of:=[.Z82]*[.Z83]*[.Z84]*[.Z85]*[.Z79]" office:value-type="float" office:value="41472" calcext:value-type="float">
            <text:p>41472</text:p>
          </table:table-cell>
          <table:table-cell table:style-name="ce24" table:formula="of:=[.AA82]*[.AA83]*[.AA84]*[.AA85]*[.AA78]*[.AA79]" office:value-type="float" office:value="589824" calcext:value-type="float">
            <text:p>589824</text:p>
          </table:table-cell>
          <table:table-cell/>
          <table:table-cell table:style-name="ce24" table:formula="of:=[.AC82]*[.AC83]*[.AC84]*[.AC85]*[.AC79]" office:value-type="float" office:value="41472" calcext:value-type="float">
            <text:p>41472</text:p>
          </table:table-cell>
          <table:table-cell table:style-name="ce24" table:formula="of:=[.AD82]*[.AD83]*[.AD84]*[.AD85]*[.AD78]*[.AD79]" office:value-type="float" office:value="589824" calcext:value-type="float">
            <text:p>589824</text:p>
          </table:table-cell>
          <table:table-cell/>
          <table:table-cell table:style-name="ce24" table:formula="of:=[.AF82]*[.AF83]*[.AF84]*[.AF85]*[.AF79]" office:value-type="float" office:value="41472" calcext:value-type="float">
            <text:p>41472</text:p>
          </table:table-cell>
          <table:table-cell table:style-name="ce24" table:formula="of:=[.AG82]*[.AG83]*[.AG84]*[.AG85]*[.AG78]*[.AG79]" office:value-type="float" office:value="589824" calcext:value-type="float">
            <text:p>589824</text:p>
          </table:table-cell>
          <table:table-cell/>
          <table:table-cell table:style-name="ce24" table:formula="of:=[.AI82]*[.AI83]*[.AI84]*[.AI85]*[.AI79]" office:value-type="float" office:value="41472" calcext:value-type="float">
            <text:p>41472</text:p>
          </table:table-cell>
          <table:table-cell table:style-name="ce24" table:formula="of:=[.AJ82]*[.AJ83]*[.AJ84]*[.AJ85]*[.AJ78]*[.AJ79]" office:value-type="float" office:value="589824" calcext:value-type="float">
            <text:p>589824</text:p>
          </table:table-cell>
          <table:table-cell/>
          <table:table-cell table:style-name="ce24" table:formula="of:=[.AL82]*[.AL83]*[.AL84]*[.AL85]*[.AL79]" office:value-type="float" office:value="10368" calcext:value-type="float">
            <text:p>10368</text:p>
          </table:table-cell>
          <table:table-cell table:style-name="ce24" table:formula="of:=[.AM82]*[.AM83]*[.AM84]*[.AM85]*[.AM78]*[.AM79]" office:value-type="float" office:value="294912" calcext:value-type="float">
            <text:p>294912</text:p>
          </table:table-cell>
          <table:table-cell/>
          <table:table-cell table:style-name="ce24" table:formula="of:=[.AO82]*[.AO83]*[.AO84]*[.AO85]*[.AO79]" office:value-type="float" office:value="20736" calcext:value-type="float">
            <text:p>20736</text:p>
          </table:table-cell>
          <table:table-cell table:style-name="ce24" table:formula="of:=[.AP82]*[.AP83]*[.AP84]*[.AP85]*[.AP78]*[.AP79]" office:value-type="float" office:value="589824" calcext:value-type="float">
            <text:p>589824</text:p>
          </table:table-cell>
          <table:table-cell/>
          <table:table-cell table:formula="of:=[.AR82]*[.AR80]" office:value-type="float" office:value="512" calcext:value-type="float">
            <text:p>512</text:p>
          </table:table-cell>
          <table:table-cell table:style-name="ce11" table:formula="of:=SUM([.B100:.AR100])" office:value-type="float" office:value="7616384" calcext:value-type="float">
            <text:p>7616384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ADD</text:p>
          </table:table-cell>
          <table:table-cell/>
          <table:table-cell table:formula="of:=([.C82]*[.C83]-1)*[.C84]*[.C85]*[.C78]*[.C79]+([.C82]*[.C83]-1)*[.C79]" office:value-type="float" office:value="515872" calcext:value-type="float">
            <text:p>515872</text:p>
          </table:table-cell>
          <table:table-cell/>
          <table:table-cell table:formula="of:=([.E82]*[.E83]-1)*[.E84]*[.E85]*[.E78]+([.E82]*[.E83]-1)*[.E78]" office:value-type="float" office:value="184240" calcext:value-type="float">
            <text:p>184240</text:p>
          </table:table-cell>
          <table:table-cell table:formula="of:=([.F82]*[.F83]-1)*[.F84]*[.F85]*[.F78]*[.F79]+([.F82]*[.F83]-1)*[.F79]" office:value-type="float" office:value="331632" calcext:value-type="float">
            <text:p>331632</text:p>
          </table:table-cell>
          <table:table-cell/>
          <table:table-cell table:formula="of:=([.H82]*[.H83]-1)*[.H84]*[.H85]*[.H78]+([.H82]*[.H83]-1)*[.H78]" office:value-type="float" office:value="92000" calcext:value-type="float">
            <text:p>92000</text:p>
          </table:table-cell>
          <table:table-cell table:formula="of:=([.I82]*[.I83]-1)*[.I84]*[.I85]*[.I78]*[.I79]+([.I82]*[.I83]-1)*[.I79]" office:value-type="float" office:value="312800" calcext:value-type="float">
            <text:p>312800</text:p>
          </table:table-cell>
          <table:table-cell/>
          <table:table-cell table:formula="of:=([.K82]*[.K83]-1)*[.K84]*[.K85]*[.K78]+([.K82]*[.K83]-1)*[.K78]" office:value-type="float" office:value="184000" calcext:value-type="float">
            <text:p>184000</text:p>
          </table:table-cell>
          <table:table-cell table:formula="of:=([.L82]*[.L83]-1)*[.L84]*[.L85]*[.L78]*[.L79]+([.L82]*[.L83]-1)*[.L79]" office:value-type="float" office:value="607200" calcext:value-type="float">
            <text:p>607200</text:p>
          </table:table-cell>
          <table:table-cell/>
          <table:table-cell table:formula="of:=([.N82]*[.N83]-1)*[.N84]*[.N85]*[.N78]+([.N82]*[.N83]-1)*[.N78]" office:value-type="float" office:value="45760" calcext:value-type="float">
            <text:p>45760</text:p>
          </table:table-cell>
          <table:table-cell table:formula="of:=([.O82]*[.O83]-1)*[.O84]*[.O85]*[.O78]*[.O79]+([.O82]*[.O83]-1)*[.O79]" office:value-type="float" office:value="302016" calcext:value-type="float">
            <text:p>302016</text:p>
          </table:table-cell>
          <table:table-cell/>
          <table:table-cell table:formula="of:=([.Q82]*[.Q83]-1)*[.Q84]*[.Q85]*[.Q78]+([.Q82]*[.Q83]-1)*[.Q78]" office:value-type="float" office:value="91520" calcext:value-type="float">
            <text:p>91520</text:p>
          </table:table-cell>
          <table:table-cell table:formula="of:=([.R82]*[.R83]-1)*[.R84]*[.R85]*[.R78]*[.R79]+([.R82]*[.R83]-1)*[.R79]" office:value-type="float" office:value="594880" calcext:value-type="float">
            <text:p>594880</text:p>
          </table:table-cell>
          <table:table-cell/>
          <table:table-cell table:formula="of:=([.T82]*[.T83]-1)*[.T84]*[.T85]*[.T78]+([.T82]*[.T83]-1)*[.T78]" office:value-type="float" office:value="163200" calcext:value-type="float">
            <text:p>163200</text:p>
          </table:table-cell>
          <table:table-cell table:formula="of:=([.U82]*[.U83]-1)*[.U84]*[.U85]*[.U78]*[.U79]+([.U82]*[.U83]-1)*[.U79]" office:value-type="float" office:value="291200" calcext:value-type="float">
            <text:p>291200</text:p>
          </table:table-cell>
          <table:table-cell/>
          <table:table-cell table:style-name="ce24" table:formula="of:=([.W82]*[.W83]-1)*[.W84]*[.W85]*[.W78]+([.W82]*[.W83]-1)*[.W78]" office:value-type="float" office:value="44800" calcext:value-type="float">
            <text:p>44800</text:p>
          </table:table-cell>
          <table:table-cell table:style-name="ce24" table:formula="of:=([.X82]*[.X83]-1)*[.X84]*[.X85]*[.X78]*[.X79]+([.X82]*[.X83]-1)*[.X79]" office:value-type="float" office:value="577920" calcext:value-type="float">
            <text:p>577920</text:p>
          </table:table-cell>
          <table:table-cell/>
          <table:table-cell table:formula="of:=([.Z82]*[.Z83]-1)*[.Z84]*[.Z85]*[.Z78]+([.Z82]*[.Z83]-1)*[.Z78]" office:value-type="float" office:value="44800" calcext:value-type="float">
            <text:p>44800</text:p>
          </table:table-cell>
          <table:table-cell table:style-name="ce24" table:formula="of:=([.AA82]*[.AA83]-1)*[.AA84]*[.AA85]*[.AA78]*[.AA79]+([.AA82]*[.AA83]-1)*[.AA79]" office:value-type="float" office:value="577920" calcext:value-type="float">
            <text:p>577920</text:p>
          </table:table-cell>
          <table:table-cell/>
          <table:table-cell table:style-name="ce24" table:formula="of:=([.AC82]*[.AC83]-1)*[.AC84]*[.AC85]*[.AC78]+([.AC82]*[.AC83]-1)*[.AC78]" office:value-type="float" office:value="44800" calcext:value-type="float">
            <text:p>44800</text:p>
          </table:table-cell>
          <table:table-cell table:style-name="ce24" table:formula="of:=([.AD82]*[.AD83]-1)*[.AD84]*[.AD85]*[.AD78]*[.AD79]+([.AD82]*[.AD83]-1)*[.AD79]" office:value-type="float" office:value="577920" calcext:value-type="float">
            <text:p>577920</text:p>
          </table:table-cell>
          <table:table-cell/>
          <table:table-cell table:style-name="ce24" table:formula="of:=([.AF82]*[.AF83]-1)*[.AF84]*[.AF85]*[.AF78]+([.AF82]*[.AF83]-1)*[.AF78]" office:value-type="float" office:value="44800" calcext:value-type="float">
            <text:p>44800</text:p>
          </table:table-cell>
          <table:table-cell table:style-name="ce24" table:formula="of:=([.AG82]*[.AG83]-1)*[.AG84]*[.AG85]*[.AG78]*[.AG79]+([.AG82]*[.AG83]-1)*[.AG79]" office:value-type="float" office:value="577920" calcext:value-type="float">
            <text:p>577920</text:p>
          </table:table-cell>
          <table:table-cell/>
          <table:table-cell table:style-name="ce24" table:formula="of:=([.AI82]*[.AI83]-1)*[.AI84]*[.AI85]*[.AI78]+([.AI82]*[.AI83]-1)*[.AI78]" office:value-type="float" office:value="44800" calcext:value-type="float">
            <text:p>44800</text:p>
          </table:table-cell>
          <table:table-cell table:style-name="ce24" table:formula="of:=([.AJ82]*[.AJ83]-1)*[.AJ84]*[.AJ85]*[.AJ78]*[.AJ79]+([.AJ82]*[.AJ83]-1)*[.AJ79]" office:value-type="float" office:value="577920" calcext:value-type="float">
            <text:p>577920</text:p>
          </table:table-cell>
          <table:table-cell/>
          <table:table-cell table:style-name="ce24" table:formula="of:=([.AL82]*[.AL83]-1)*[.AL84]*[.AL85]*[.AL78]+([.AL82]*[.AL83]-1)*[.AL78]" office:value-type="float" office:value="10240" calcext:value-type="float">
            <text:p>10240</text:p>
          </table:table-cell>
          <table:table-cell table:style-name="ce24" table:formula="of:=([.AM82]*[.AM83]-1)*[.AM84]*[.AM85]*[.AM78]*[.AM79]+([.AM82]*[.AM83]-1)*[.AM79]" office:value-type="float" office:value="264192" calcext:value-type="float">
            <text:p>264192</text:p>
          </table:table-cell>
          <table:table-cell/>
          <table:table-cell table:style-name="ce24" table:formula="of:=([.AO82]*[.AO83]-1)*[.AO84]*[.AO85]*[.AO78]+([.AO82]*[.AO83]-1)*[.AO78]" office:value-type="float" office:value="20480" calcext:value-type="float">
            <text:p>20480</text:p>
          </table:table-cell>
          <table:table-cell table:style-name="ce24" table:formula="of:=([.AP82]*[.AP83]-1)*[.AP84]*[.AP85]*[.AP78]*[.AP79]+([.AP82]*[.AP83]-1)*[.AP79]" office:value-type="float" office:value="526336" calcext:value-type="float">
            <text:p>526336</text:p>
          </table:table-cell>
          <table:table-cell/>
          <table:table-cell table:formula="of:=([.AR82]-1)*[.AR80]" office:value-type="float" office:value="256" calcext:value-type="float">
            <text:p>256</text:p>
          </table:table-cell>
          <table:table-cell table:style-name="ce11" table:formula="of:=SUM([.B101:.AR101])" office:value-type="float" office:value="7651424" calcext:value-type="float">
            <text:p>7651424</text:p>
          </table:table-cell>
          <table:table-cell office:value-type="string" calcext:value-type="string">
            <text:p>ADD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ADD_weights</text:p>
          </table:table-cell>
          <table:table-cell/>
          <table:table-cell table:formula="of:=([.C82]*[.C83]-1)*[.C84]*[.C85]*[.C78]*[.C79]" office:value-type="float" office:value="497448" calcext:value-type="float">
            <text:p>497448</text:p>
          </table:table-cell>
          <table:table-cell/>
          <table:table-cell table:formula="of:=([.E82]*[.E83]-1)*[.E84]*[.E85]*[.E78]" office:value-type="float" office:value="165816" calcext:value-type="float">
            <text:p>165816</text:p>
          </table:table-cell>
          <table:table-cell table:formula="of:=([.F82]*[.F83]-1)*[.F84]*[.F85]*[.F78]*[.F79]" office:value-type="float" office:value="294784" calcext:value-type="float">
            <text:p>294784</text:p>
          </table:table-cell>
          <table:table-cell/>
          <table:table-cell table:formula="of:=([.H82]*[.H83]-1)*[.H84]*[.H85]*[.H78]" office:value-type="float" office:value="82800" calcext:value-type="float">
            <text:p>82800</text:p>
          </table:table-cell>
          <table:table-cell table:formula="of:=([.I82]*[.I83]-1)*[.I84]*[.I85]*[.I78]*[.I79]" office:value-type="float" office:value="294400" calcext:value-type="float">
            <text:p>294400</text:p>
          </table:table-cell>
          <table:table-cell/>
          <table:table-cell table:formula="of:=([.K82]*[.K83]-1)*[.K84]*[.K85]*[.K78]" office:value-type="float" office:value="165600" calcext:value-type="float">
            <text:p>165600</text:p>
          </table:table-cell>
          <table:table-cell table:formula="of:=([.L82]*[.L83]-1)*[.L84]*[.L85]*[.L78]*[.L79]" office:value-type="float" office:value="588800" calcext:value-type="float">
            <text:p>588800</text:p>
          </table:table-cell>
          <table:table-cell/>
          <table:table-cell table:formula="of:=([.N82]*[.N83]-1)*[.N84]*[.N85]*[.N78]" office:value-type="float" office:value="41184" calcext:value-type="float">
            <text:p>41184</text:p>
          </table:table-cell>
          <table:table-cell table:formula="of:=([.O82]*[.O83]-1)*[.O84]*[.O85]*[.O78]*[.O79]" office:value-type="float" office:value="292864" calcext:value-type="float">
            <text:p>292864</text:p>
          </table:table-cell>
          <table:table-cell/>
          <table:table-cell table:formula="of:=([.Q82]*[.Q83]-1)*[.Q84]*[.Q85]*[.Q78]" office:value-type="float" office:value="82368" calcext:value-type="float">
            <text:p>82368</text:p>
          </table:table-cell>
          <table:table-cell table:formula="of:=([.R82]*[.R83]-1)*[.R84]*[.R85]*[.R78]*[.R79]" office:value-type="float" office:value="585728" calcext:value-type="float">
            <text:p>585728</text:p>
          </table:table-cell>
          <table:table-cell/>
          <table:table-cell table:formula="of:=([.T82]*[.T83]-1)*[.T84]*[.T85]*[.T78]" office:value-type="float" office:value="146880" calcext:value-type="float">
            <text:p>146880</text:p>
          </table:table-cell>
          <table:table-cell table:formula="of:=([.U82]*[.U83]-1)*[.U84]*[.U85]*[.U78]*[.U79]" office:value-type="float" office:value="286720" calcext:value-type="float">
            <text:p>286720</text:p>
          </table:table-cell>
          <table:table-cell/>
          <table:table-cell table:style-name="ce24" table:formula="of:=([.W82]*[.W83]-1)*[.W84]*[.W85]*[.W78]" office:value-type="float" office:value="40320" calcext:value-type="float">
            <text:p>40320</text:p>
          </table:table-cell>
          <table:table-cell table:style-name="ce24" table:formula="of:=([.X82]*[.X83]-1)*[.X84]*[.X85]*[.X78]*[.X79]" office:value-type="float" office:value="573440" calcext:value-type="float">
            <text:p>573440</text:p>
          </table:table-cell>
          <table:table-cell/>
          <table:table-cell table:formula="of:=([.Z82]*[.Z83]-1)*[.Z84]*[.Z85]*[.Z78]" office:value-type="float" office:value="40320" calcext:value-type="float">
            <text:p>40320</text:p>
          </table:table-cell>
          <table:table-cell table:style-name="ce24" table:formula="of:=([.AA82]*[.AA83]-1)*[.AA84]*[.AA85]*[.AA78]*[.AA79]" office:value-type="float" office:value="573440" calcext:value-type="float">
            <text:p>573440</text:p>
          </table:table-cell>
          <table:table-cell/>
          <table:table-cell table:style-name="ce24" table:formula="of:=([.AC82]*[.AC83]-1)*[.AC84]*[.AC85]*[.AC78]" office:value-type="float" office:value="40320" calcext:value-type="float">
            <text:p>40320</text:p>
          </table:table-cell>
          <table:table-cell table:style-name="ce24" table:formula="of:=([.AD82]*[.AD83]-1)*[.AD84]*[.AD85]*[.AD78]*[.AD79]" office:value-type="float" office:value="573440" calcext:value-type="float">
            <text:p>573440</text:p>
          </table:table-cell>
          <table:table-cell/>
          <table:table-cell table:style-name="ce24" table:formula="of:=([.AF82]*[.AF83]-1)*[.AF84]*[.AF85]*[.AF78]" office:value-type="float" office:value="40320" calcext:value-type="float">
            <text:p>40320</text:p>
          </table:table-cell>
          <table:table-cell table:style-name="ce24" table:formula="of:=([.AG82]*[.AG83]-1)*[.AG84]*[.AG85]*[.AG78]*[.AG79]" office:value-type="float" office:value="573440" calcext:value-type="float">
            <text:p>573440</text:p>
          </table:table-cell>
          <table:table-cell/>
          <table:table-cell table:style-name="ce24" table:formula="of:=([.AI82]*[.AI83]-1)*[.AI84]*[.AI85]*[.AI78]" office:value-type="float" office:value="40320" calcext:value-type="float">
            <text:p>40320</text:p>
          </table:table-cell>
          <table:table-cell table:style-name="ce24" table:formula="of:=([.AJ82]*[.AJ83]-1)*[.AJ84]*[.AJ85]*[.AJ78]*[.AJ79]" office:value-type="float" office:value="573440" calcext:value-type="float">
            <text:p>573440</text:p>
          </table:table-cell>
          <table:table-cell/>
          <table:table-cell table:style-name="ce24" table:formula="of:=([.AL82]*[.AL83]-1)*[.AL84]*[.AL85]*[.AL78]" office:value-type="float" office:value="9216" calcext:value-type="float">
            <text:p>9216</text:p>
          </table:table-cell>
          <table:table-cell table:style-name="ce24" table:formula="of:=([.AM82]*[.AM83]-1)*[.AM84]*[.AM85]*[.AM78]*[.AM79]" office:value-type="float" office:value="262144" calcext:value-type="float">
            <text:p>262144</text:p>
          </table:table-cell>
          <table:table-cell/>
          <table:table-cell table:style-name="ce24" table:formula="of:=([.AO82]*[.AO83]-1)*[.AO84]*[.AO85]*[.AO78]" office:value-type="float" office:value="18432" calcext:value-type="float">
            <text:p>18432</text:p>
          </table:table-cell>
          <table:table-cell table:style-name="ce24" table:formula="of:=([.AP82]*[.AP83]-1)*[.AP84]*[.AP85]*[.AP78]*[.AP79]" office:value-type="float" office:value="524288" calcext:value-type="float">
            <text:p>524288</text:p>
          </table:table-cell>
          <table:table-cell/>
          <table:table-cell table:formula="of:=([.AR82]-1)*[.AR80]" office:value-type="float" office:value="256" calcext:value-type="float">
            <text:p>256</text:p>
          </table:table-cell>
          <table:table-cell table:style-name="ce11" table:formula="of:=SUM([.B102:.AR102])" office:value-type="float" office:value="7408528" calcext:value-type="float">
            <text:p>7408528</text:p>
          </table:table-cell>
          <table:table-cell office:value-type="string" calcext:value-type="string">
            <text:p>ADD_weights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ADD_biases</text:p>
          </table:table-cell>
          <table:table-cell/>
          <table:table-cell table:formula="of:=([.C82]*[.C83]-1)*[.C79]" office:value-type="float" office:value="18424" calcext:value-type="float">
            <text:p>18424</text:p>
          </table:table-cell>
          <table:table-cell/>
          <table:table-cell table:formula="of:=([.E82]*[.E83]-1)*[.E78]" office:value-type="float" office:value="18424" calcext:value-type="float">
            <text:p>18424</text:p>
          </table:table-cell>
          <table:table-cell table:formula="of:=([.F82]*[.F83]-1)*[.F79]" office:value-type="float" office:value="36848" calcext:value-type="float">
            <text:p>36848</text:p>
          </table:table-cell>
          <table:table-cell/>
          <table:table-cell table:formula="of:=([.H82]*[.H83]-1)*[.H78]" office:value-type="float" office:value="9200" calcext:value-type="float">
            <text:p>9200</text:p>
          </table:table-cell>
          <table:table-cell table:formula="of:=([.I82]*[.I83]-1)*[.I79]" office:value-type="float" office:value="18400" calcext:value-type="float">
            <text:p>18400</text:p>
          </table:table-cell>
          <table:table-cell/>
          <table:table-cell table:formula="of:=([.K82]*[.K83]-1)*[.K78]" office:value-type="float" office:value="18400" calcext:value-type="float">
            <text:p>18400</text:p>
          </table:table-cell>
          <table:table-cell table:formula="of:=([.L82]*[.L83]-1)*[.L79]" office:value-type="float" office:value="18400" calcext:value-type="float">
            <text:p>18400</text:p>
          </table:table-cell>
          <table:table-cell/>
          <table:table-cell table:formula="of:=([.N82]*[.N83]-1)*[.N78]" office:value-type="float" office:value="4576" calcext:value-type="float">
            <text:p>4576</text:p>
          </table:table-cell>
          <table:table-cell table:formula="of:=([.O82]*[.O83]-1)*[.O79]" office:value-type="float" office:value="9152" calcext:value-type="float">
            <text:p>9152</text:p>
          </table:table-cell>
          <table:table-cell/>
          <table:table-cell table:formula="of:=([.Q82]*[.Q83]-1)*[.Q78]" office:value-type="float" office:value="9152" calcext:value-type="float">
            <text:p>9152</text:p>
          </table:table-cell>
          <table:table-cell table:formula="of:=([.R82]*[.R83]-1)*[.R79]" office:value-type="float" office:value="9152" calcext:value-type="float">
            <text:p>9152</text:p>
          </table:table-cell>
          <table:table-cell/>
          <table:table-cell table:formula="of:=([.T82]*[.T83]-1)*[.T78]" office:value-type="float" office:value="16320" calcext:value-type="float">
            <text:p>16320</text:p>
          </table:table-cell>
          <table:table-cell table:formula="of:=([.U82]*[.U83]-1)*[.U79]" office:value-type="float" office:value="4480" calcext:value-type="float">
            <text:p>4480</text:p>
          </table:table-cell>
          <table:table-cell/>
          <table:table-cell table:style-name="ce24" table:formula="of:=([.W82]*[.W83]-1)*[.W78]" office:value-type="float" office:value="4480" calcext:value-type="float">
            <text:p>4480</text:p>
          </table:table-cell>
          <table:table-cell table:style-name="ce24" table:formula="of:=([.X82]*[.X83]-1)*[.X79]" office:value-type="float" office:value="4480" calcext:value-type="float">
            <text:p>4480</text:p>
          </table:table-cell>
          <table:table-cell/>
          <table:table-cell table:formula="of:=([.Z82]*[.Z83]-1)*[.Z78]" office:value-type="float" office:value="4480" calcext:value-type="float">
            <text:p>4480</text:p>
          </table:table-cell>
          <table:table-cell table:style-name="ce24" table:formula="of:=([.AA82]*[.AA83]-1)*[.AA79]" office:value-type="float" office:value="4480" calcext:value-type="float">
            <text:p>4480</text:p>
          </table:table-cell>
          <table:table-cell/>
          <table:table-cell table:style-name="ce24" table:formula="of:=([.AC82]*[.AC83]-1)*[.AC78]" office:value-type="float" office:value="4480" calcext:value-type="float">
            <text:p>4480</text:p>
          </table:table-cell>
          <table:table-cell table:style-name="ce24" table:formula="of:=([.AD82]*[.AD83]-1)*[.AD79]" office:value-type="float" office:value="4480" calcext:value-type="float">
            <text:p>4480</text:p>
          </table:table-cell>
          <table:table-cell/>
          <table:table-cell table:style-name="ce24" table:formula="of:=([.AF82]*[.AF83]-1)*[.AF78]" office:value-type="float" office:value="4480" calcext:value-type="float">
            <text:p>4480</text:p>
          </table:table-cell>
          <table:table-cell table:style-name="ce24" table:formula="of:=([.AG82]*[.AG83]-1)*[.AG79]" office:value-type="float" office:value="4480" calcext:value-type="float">
            <text:p>4480</text:p>
          </table:table-cell>
          <table:table-cell/>
          <table:table-cell table:style-name="ce24" table:formula="of:=([.AI82]*[.AI83]-1)*[.AI78]" office:value-type="float" office:value="4480" calcext:value-type="float">
            <text:p>4480</text:p>
          </table:table-cell>
          <table:table-cell table:style-name="ce24" table:formula="of:=([.AJ82]*[.AJ83]-1)*[.AJ79]" office:value-type="float" office:value="4480" calcext:value-type="float">
            <text:p>4480</text:p>
          </table:table-cell>
          <table:table-cell/>
          <table:table-cell table:style-name="ce24" table:formula="of:=([.AL82]*[.AL83]-1)*[.AL78]" office:value-type="float" office:value="1024" calcext:value-type="float">
            <text:p>1024</text:p>
          </table:table-cell>
          <table:table-cell table:style-name="ce24" table:formula="of:=([.AM82]*[.AM83]-1)*[.AM79]" office:value-type="float" office:value="2048" calcext:value-type="float">
            <text:p>2048</text:p>
          </table:table-cell>
          <table:table-cell/>
          <table:table-cell table:style-name="ce24" table:formula="of:=([.AO82]*[.AO83]-1)*[.AO78]" office:value-type="float" office:value="2048" calcext:value-type="float">
            <text:p>2048</text:p>
          </table:table-cell>
          <table:table-cell table:style-name="ce24" table:formula="of:=([.AP82]*[.AP83]-1)*[.AP79]"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table:formula="of:=SUM([.B103:.AR103])" office:value-type="float" office:value="242896" calcext:value-type="float">
            <text:p>242896</text:p>
          </table:table-cell>
          <table:table-cell office:value-type="string" calcext:value-type="string">
            <text:p>ADD_biases</text:p>
          </table:table-cell>
          <table:table-cell office:value-type="string" calcext:value-type="string">
            <text:p>#attento che quest'add è tra le activations che sono int8</text:p>
          </table:table-cell>
          <table:table-cell table:number-columns-repeated="977"/>
        </table:table-row>
        <table:table-row table:style-name="ro2">
          <table:table-cell table:style-name="ce14" office:value-type="string" calcext:value-type="string">
            <text:p><text:span text:style-name="T1">GOODNESS</text:span></text:p>
          </table:table-cell>
          <table:table-cell table:number-columns-repeated="21"/>
          <table:table-cell table:style-name="ce24" table:number-columns-repeated="2"/>
          <table:table-cell table:number-columns-repeated="2"/>
          <table:table-cell table:style-name="ce24"/>
          <table:table-cell/>
          <table:table-cell table:style-name="ce24" table:number-columns-repeated="2"/>
          <table:table-cell/>
          <table:table-cell table:style-name="ce24" table:number-columns-repeated="2"/>
          <table:table-cell/>
          <table:table-cell table:style-name="ce24" table:number-columns-repeated="2"/>
          <table:table-cell/>
          <table:table-cell table:style-name="ce24" table:number-columns-repeated="2"/>
          <table:table-cell/>
          <table:table-cell table:style-name="ce24" table:number-columns-repeated="2"/>
          <table:table-cell table:number-columns-repeated="2"/>
          <table:table-cell table:style-name="ce11"/>
          <table:table-cell table:style-name="ce14" office:value-type="string" calcext:value-type="string">
            <text:p><text:span text:style-name="T1">GOODNESS</text:span>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82]*[.C83]*[.C79]" office:value-type="float" office:value="18432" calcext:value-type="float">
            <text:p>18432</text:p>
          </table:table-cell>
          <table:table-cell/>
          <table:table-cell table:formula="of:=[.E82]*[.E83]*[.E79]" office:value-type="float" office:value="18432" calcext:value-type="float">
            <text:p>18432</text:p>
          </table:table-cell>
          <table:table-cell table:formula="of:=[.F82]*[.F83]*[.F79]" office:value-type="float" office:value="36864" calcext:value-type="float">
            <text:p>36864</text:p>
          </table:table-cell>
          <table:table-cell/>
          <table:table-cell table:formula="of:=[.H82]*[.H83]*[.H79]" office:value-type="float" office:value="9216" calcext:value-type="float">
            <text:p>9216</text:p>
          </table:table-cell>
          <table:table-cell table:formula="of:=[.I82]*[.I83]*[.I79]" office:value-type="float" office:value="18432" calcext:value-type="float">
            <text:p>18432</text:p>
          </table:table-cell>
          <table:table-cell/>
          <table:table-cell table:formula="of:=[.K82]*[.K83]*[.K79]" office:value-type="float" office:value="18432" calcext:value-type="float">
            <text:p>18432</text:p>
          </table:table-cell>
          <table:table-cell table:formula="of:=[.L82]*[.L83]*[.L79]" office:value-type="float" office:value="18432" calcext:value-type="float">
            <text:p>18432</text:p>
          </table:table-cell>
          <table:table-cell/>
          <table:table-cell table:formula="of:=[.N82]*[.N83]*[.N79]" office:value-type="float" office:value="4608" calcext:value-type="float">
            <text:p>4608</text:p>
          </table:table-cell>
          <table:table-cell table:formula="of:=[.O82]*[.O83]*[.O79]" office:value-type="float" office:value="9216" calcext:value-type="float">
            <text:p>9216</text:p>
          </table:table-cell>
          <table:table-cell/>
          <table:table-cell table:formula="of:=[.Q82]*[.Q83]*[.Q79]" office:value-type="float" office:value="9216" calcext:value-type="float">
            <text:p>9216</text:p>
          </table:table-cell>
          <table:table-cell table:formula="of:=[.R82]*[.R83]*[.R79]" office:value-type="float" office:value="9216" calcext:value-type="float">
            <text:p>9216</text:p>
          </table:table-cell>
          <table:table-cell/>
          <table:table-cell table:formula="of:=[.T82]*[.T83]*[.T79]" office:value-type="float" office:value="16384" calcext:value-type="float">
            <text:p>16384</text:p>
          </table:table-cell>
          <table:table-cell table:formula="of:=[.U82]*[.U83]*[.U79]" office:value-type="float" office:value="4608" calcext:value-type="float">
            <text:p>4608</text:p>
          </table:table-cell>
          <table:table-cell/>
          <table:table-cell table:style-name="ce24" table:formula="of:=[.W82]*[.W83]*[.W79]" office:value-type="float" office:value="4608" calcext:value-type="float">
            <text:p>4608</text:p>
          </table:table-cell>
          <table:table-cell table:style-name="ce24" table:formula="of:=[.X82]*[.X83]*[.X79]" office:value-type="float" office:value="4608" calcext:value-type="float">
            <text:p>4608</text:p>
          </table:table-cell>
          <table:table-cell/>
          <table:table-cell table:formula="of:=[.Z82]*[.Z83]*[.Z79]" office:value-type="float" office:value="4608" calcext:value-type="float">
            <text:p>4608</text:p>
          </table:table-cell>
          <table:table-cell table:style-name="ce24" table:formula="of:=[.AA82]*[.AA83]*[.AA79]" office:value-type="float" office:value="4608" calcext:value-type="float">
            <text:p>4608</text:p>
          </table:table-cell>
          <table:table-cell/>
          <table:table-cell table:style-name="ce24" table:formula="of:=[.AC82]*[.AC83]*[.AC79]" office:value-type="float" office:value="4608" calcext:value-type="float">
            <text:p>4608</text:p>
          </table:table-cell>
          <table:table-cell table:style-name="ce24" table:formula="of:=[.AD82]*[.AD83]*[.AD79]" office:value-type="float" office:value="4608" calcext:value-type="float">
            <text:p>4608</text:p>
          </table:table-cell>
          <table:table-cell/>
          <table:table-cell table:style-name="ce24" table:formula="of:=[.AF82]*[.AF83]*[.AF79]" office:value-type="float" office:value="4608" calcext:value-type="float">
            <text:p>4608</text:p>
          </table:table-cell>
          <table:table-cell table:style-name="ce24" table:formula="of:=[.AG82]*[.AG83]*[.AG79]" office:value-type="float" office:value="4608" calcext:value-type="float">
            <text:p>4608</text:p>
          </table:table-cell>
          <table:table-cell/>
          <table:table-cell table:style-name="ce24" table:formula="of:=[.AI82]*[.AI83]*[.AI79]" office:value-type="float" office:value="4608" calcext:value-type="float">
            <text:p>4608</text:p>
          </table:table-cell>
          <table:table-cell table:style-name="ce24" table:formula="of:=[.AJ82]*[.AJ83]*[.AJ79]" office:value-type="float" office:value="4608" calcext:value-type="float">
            <text:p>4608</text:p>
          </table:table-cell>
          <table:table-cell/>
          <table:table-cell table:style-name="ce24" table:formula="of:=[.AL82]*[.AL83]*[.AL79]" office:value-type="float" office:value="1152" calcext:value-type="float">
            <text:p>1152</text:p>
          </table:table-cell>
          <table:table-cell table:style-name="ce24" table:formula="of:=[.AM82]*[.AM83]*[.AM79]" office:value-type="float" office:value="2304" calcext:value-type="float">
            <text:p>2304</text:p>
          </table:table-cell>
          <table:table-cell/>
          <table:table-cell table:style-name="ce24" table:formula="of:=[.AO82]*[.AO83]*[.AO79]" office:value-type="float" office:value="2304" calcext:value-type="float">
            <text:p>2304</text:p>
          </table:table-cell>
          <table:table-cell table:style-name="ce24" table:formula="of:=[.AP82]*[.AP83]*[.AP79]" office:value-type="float" office:value="2304" calcext:value-type="float">
            <text:p>2304</text:p>
          </table:table-cell>
          <table:table-cell/>
          <table:table-cell table:formula="of:=[.AR82]*[.AR80]" office:value-type="float" office:value="512" calcext:value-type="float">
            <text:p>512</text:p>
          </table:table-cell>
          <table:table-cell table:style-name="ce11" table:formula="of:=SUM([.B105:.AR105])" office:value-type="float" office:value="246144" calcext:value-type="float">
            <text:p>246144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<text:span text:style-name="T1">MUL</text:span></text:p>
          </table:table-cell>
          <table:table-cell/>
          <table:table-cell table:formula="of:=[.C82]*[.C83]*[.C79]" office:value-type="float" office:value="18432" calcext:value-type="float">
            <text:p>18432</text:p>
          </table:table-cell>
          <table:table-cell/>
          <table:table-cell table:formula="of:=[.E82]*[.E83]*[.E79]" office:value-type="float" office:value="18432" calcext:value-type="float">
            <text:p>18432</text:p>
          </table:table-cell>
          <table:table-cell table:formula="of:=[.F82]*[.F83]*[.F79]" office:value-type="float" office:value="36864" calcext:value-type="float">
            <text:p>36864</text:p>
          </table:table-cell>
          <table:table-cell/>
          <table:table-cell table:formula="of:=[.H82]*[.H83]*[.H79]" office:value-type="float" office:value="9216" calcext:value-type="float">
            <text:p>9216</text:p>
          </table:table-cell>
          <table:table-cell table:formula="of:=[.I82]*[.I83]*[.I79]" office:value-type="float" office:value="18432" calcext:value-type="float">
            <text:p>18432</text:p>
          </table:table-cell>
          <table:table-cell/>
          <table:table-cell table:formula="of:=[.K82]*[.K83]*[.K79]" office:value-type="float" office:value="18432" calcext:value-type="float">
            <text:p>18432</text:p>
          </table:table-cell>
          <table:table-cell table:formula="of:=[.L82]*[.L83]*[.L79]" office:value-type="float" office:value="18432" calcext:value-type="float">
            <text:p>18432</text:p>
          </table:table-cell>
          <table:table-cell/>
          <table:table-cell table:formula="of:=[.N82]*[.N83]*[.N79]" office:value-type="float" office:value="4608" calcext:value-type="float">
            <text:p>4608</text:p>
          </table:table-cell>
          <table:table-cell table:formula="of:=[.O82]*[.O83]*[.O79]" office:value-type="float" office:value="9216" calcext:value-type="float">
            <text:p>9216</text:p>
          </table:table-cell>
          <table:table-cell/>
          <table:table-cell table:formula="of:=[.Q82]*[.Q83]*[.Q79]" office:value-type="float" office:value="9216" calcext:value-type="float">
            <text:p>9216</text:p>
          </table:table-cell>
          <table:table-cell table:formula="of:=[.R82]*[.R83]*[.R79]" office:value-type="float" office:value="9216" calcext:value-type="float">
            <text:p>9216</text:p>
          </table:table-cell>
          <table:table-cell/>
          <table:table-cell table:formula="of:=[.T82]*[.T83]*[.T79]" office:value-type="float" office:value="16384" calcext:value-type="float">
            <text:p>16384</text:p>
          </table:table-cell>
          <table:table-cell table:formula="of:=[.U82]*[.U83]*[.U79]" office:value-type="float" office:value="4608" calcext:value-type="float">
            <text:p>4608</text:p>
          </table:table-cell>
          <table:table-cell/>
          <table:table-cell table:style-name="ce24" table:formula="of:=[.W82]*[.W83]*[.W79]" office:value-type="float" office:value="4608" calcext:value-type="float">
            <text:p>4608</text:p>
          </table:table-cell>
          <table:table-cell table:style-name="ce24" table:formula="of:=[.X82]*[.X83]*[.X79]" office:value-type="float" office:value="4608" calcext:value-type="float">
            <text:p>4608</text:p>
          </table:table-cell>
          <table:table-cell/>
          <table:table-cell table:formula="of:=[.Z82]*[.Z83]*[.Z79]" office:value-type="float" office:value="4608" calcext:value-type="float">
            <text:p>4608</text:p>
          </table:table-cell>
          <table:table-cell table:style-name="ce24" table:formula="of:=[.AA82]*[.AA83]*[.AA79]" office:value-type="float" office:value="4608" calcext:value-type="float">
            <text:p>4608</text:p>
          </table:table-cell>
          <table:table-cell/>
          <table:table-cell table:style-name="ce24" table:formula="of:=[.AC82]*[.AC83]*[.AC79]" office:value-type="float" office:value="4608" calcext:value-type="float">
            <text:p>4608</text:p>
          </table:table-cell>
          <table:table-cell table:style-name="ce24" table:formula="of:=[.AD82]*[.AD83]*[.AD79]" office:value-type="float" office:value="4608" calcext:value-type="float">
            <text:p>4608</text:p>
          </table:table-cell>
          <table:table-cell/>
          <table:table-cell table:style-name="ce24" table:formula="of:=[.AF82]*[.AF83]*[.AF79]" office:value-type="float" office:value="4608" calcext:value-type="float">
            <text:p>4608</text:p>
          </table:table-cell>
          <table:table-cell table:style-name="ce24" table:formula="of:=[.AG82]*[.AG83]*[.AG79]" office:value-type="float" office:value="4608" calcext:value-type="float">
            <text:p>4608</text:p>
          </table:table-cell>
          <table:table-cell/>
          <table:table-cell table:style-name="ce24" table:formula="of:=[.AI82]*[.AI83]*[.AI79]" office:value-type="float" office:value="4608" calcext:value-type="float">
            <text:p>4608</text:p>
          </table:table-cell>
          <table:table-cell table:style-name="ce24" table:formula="of:=[.AJ82]*[.AJ83]*[.AJ79]" office:value-type="float" office:value="4608" calcext:value-type="float">
            <text:p>4608</text:p>
          </table:table-cell>
          <table:table-cell/>
          <table:table-cell table:style-name="ce24" table:formula="of:=[.AL82]*[.AL83]*[.AL79]" office:value-type="float" office:value="1152" calcext:value-type="float">
            <text:p>1152</text:p>
          </table:table-cell>
          <table:table-cell table:style-name="ce24" table:formula="of:=[.AM82]*[.AM83]*[.AM79]" office:value-type="float" office:value="2304" calcext:value-type="float">
            <text:p>2304</text:p>
          </table:table-cell>
          <table:table-cell/>
          <table:table-cell table:style-name="ce24" table:formula="of:=[.AO82]*[.AO83]*[.AO79]" office:value-type="float" office:value="2304" calcext:value-type="float">
            <text:p>2304</text:p>
          </table:table-cell>
          <table:table-cell table:style-name="ce24" table:formula="of:=[.AP82]*[.AP83]*[.AP79]" office:value-type="float" office:value="2304" calcext:value-type="float">
            <text:p>2304</text:p>
          </table:table-cell>
          <table:table-cell/>
          <table:table-cell table:formula="of:=[.AR80]*[.AR82]" office:value-type="float" office:value="512" calcext:value-type="float">
            <text:p>512</text:p>
          </table:table-cell>
          <table:table-cell table:style-name="ce11" table:formula="of:=SUM([.B106:.AR106])" office:value-type="float" office:value="246144" calcext:value-type="float">
            <text:p>246144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<text:span text:style-name="T1">ADD</text:span></text:p>
          </table:table-cell>
          <table:table-cell/>
          <table:table-cell table:formula="of:=[.C82]*[.C83]*[.C79]-1" office:value-type="float" office:value="18431" calcext:value-type="float">
            <text:p>18431</text:p>
          </table:table-cell>
          <table:table-cell/>
          <table:table-cell table:formula="of:=[.E82]*[.E83]*[.E79]-1" office:value-type="float" office:value="18431" calcext:value-type="float">
            <text:p>18431</text:p>
          </table:table-cell>
          <table:table-cell table:formula="of:=[.F82]*[.F83]*[.F79]-1" office:value-type="float" office:value="36863" calcext:value-type="float">
            <text:p>36863</text:p>
          </table:table-cell>
          <table:table-cell/>
          <table:table-cell table:formula="of:=[.H82]*[.H83]*[.H79]-1" office:value-type="float" office:value="9215" calcext:value-type="float">
            <text:p>9215</text:p>
          </table:table-cell>
          <table:table-cell table:formula="of:=[.I82]*[.I83]*[.I79]-1" office:value-type="float" office:value="18431" calcext:value-type="float">
            <text:p>18431</text:p>
          </table:table-cell>
          <table:table-cell/>
          <table:table-cell table:formula="of:=[.K82]*[.K83]*[.K79]-1" office:value-type="float" office:value="18431" calcext:value-type="float">
            <text:p>18431</text:p>
          </table:table-cell>
          <table:table-cell table:formula="of:=[.L82]*[.L83]*[.L79]-1" office:value-type="float" office:value="18431" calcext:value-type="float">
            <text:p>18431</text:p>
          </table:table-cell>
          <table:table-cell/>
          <table:table-cell table:formula="of:=[.N82]*[.N83]*[.N79]-1" office:value-type="float" office:value="4607" calcext:value-type="float">
            <text:p>4607</text:p>
          </table:table-cell>
          <table:table-cell table:formula="of:=[.O82]*[.O83]*[.O79]-1" office:value-type="float" office:value="9215" calcext:value-type="float">
            <text:p>9215</text:p>
          </table:table-cell>
          <table:table-cell/>
          <table:table-cell table:formula="of:=[.Q82]*[.Q83]*[.Q79]-1" office:value-type="float" office:value="9215" calcext:value-type="float">
            <text:p>9215</text:p>
          </table:table-cell>
          <table:table-cell table:formula="of:=[.R82]*[.R83]*[.R79]-1" office:value-type="float" office:value="9215" calcext:value-type="float">
            <text:p>9215</text:p>
          </table:table-cell>
          <table:table-cell/>
          <table:table-cell table:formula="of:=[.T82]*[.T83]*[.T79]-1" office:value-type="float" office:value="16383" calcext:value-type="float">
            <text:p>16383</text:p>
          </table:table-cell>
          <table:table-cell table:formula="of:=[.U82]*[.U83]*[.U79]-1" office:value-type="float" office:value="4607" calcext:value-type="float">
            <text:p>4607</text:p>
          </table:table-cell>
          <table:table-cell/>
          <table:table-cell table:style-name="ce24" table:formula="of:=[.W82]*[.W83]*[.W79]-1" office:value-type="float" office:value="4607" calcext:value-type="float">
            <text:p>4607</text:p>
          </table:table-cell>
          <table:table-cell table:style-name="ce24" table:formula="of:=[.X82]*[.X83]*[.X79]-1" office:value-type="float" office:value="4607" calcext:value-type="float">
            <text:p>4607</text:p>
          </table:table-cell>
          <table:table-cell/>
          <table:table-cell table:formula="of:=[.Z82]*[.Z83]*[.Z79]-1" office:value-type="float" office:value="4607" calcext:value-type="float">
            <text:p>4607</text:p>
          </table:table-cell>
          <table:table-cell table:style-name="ce24" table:formula="of:=[.AA82]*[.AA83]*[.AA79]-1" office:value-type="float" office:value="4607" calcext:value-type="float">
            <text:p>4607</text:p>
          </table:table-cell>
          <table:table-cell/>
          <table:table-cell table:style-name="ce24" table:formula="of:=[.AC82]*[.AC83]*[.AC79]-1" office:value-type="float" office:value="4607" calcext:value-type="float">
            <text:p>4607</text:p>
          </table:table-cell>
          <table:table-cell table:style-name="ce24" table:formula="of:=[.AD82]*[.AD83]*[.AD79]-1" office:value-type="float" office:value="4607" calcext:value-type="float">
            <text:p>4607</text:p>
          </table:table-cell>
          <table:table-cell/>
          <table:table-cell table:style-name="ce24" table:formula="of:=[.AF82]*[.AF83]*[.AF79]-1" office:value-type="float" office:value="4607" calcext:value-type="float">
            <text:p>4607</text:p>
          </table:table-cell>
          <table:table-cell table:style-name="ce24" table:formula="of:=[.AG82]*[.AG83]*[.AG79]-1" office:value-type="float" office:value="4607" calcext:value-type="float">
            <text:p>4607</text:p>
          </table:table-cell>
          <table:table-cell/>
          <table:table-cell table:style-name="ce24" table:formula="of:=[.AI82]*[.AI83]*[.AI79]-1" office:value-type="float" office:value="4607" calcext:value-type="float">
            <text:p>4607</text:p>
          </table:table-cell>
          <table:table-cell table:style-name="ce24" table:formula="of:=[.AJ82]*[.AJ83]*[.AJ79]-1" office:value-type="float" office:value="4607" calcext:value-type="float">
            <text:p>4607</text:p>
          </table:table-cell>
          <table:table-cell/>
          <table:table-cell table:style-name="ce24" table:formula="of:=[.AL82]*[.AL83]*[.AL79]-1" office:value-type="float" office:value="1151" calcext:value-type="float">
            <text:p>1151</text:p>
          </table:table-cell>
          <table:table-cell table:style-name="ce24" table:formula="of:=[.AM82]*[.AM83]*[.AM79]-1" office:value-type="float" office:value="2303" calcext:value-type="float">
            <text:p>2303</text:p>
          </table:table-cell>
          <table:table-cell/>
          <table:table-cell table:style-name="ce24" table:formula="of:=[.AO82]*[.AO83]*[.AO79]-1" office:value-type="float" office:value="2303" calcext:value-type="float">
            <text:p>2303</text:p>
          </table:table-cell>
          <table:table-cell table:style-name="ce24" table:formula="of:=[.AP82]*[.AP83]*[.AP79]-1" office:value-type="float" office:value="2303" calcext:value-type="float">
            <text:p>2303</text:p>
          </table:table-cell>
          <table:table-cell/>
          <table:table-cell table:formula="of:=[.AR80]*[.AR82]-1" office:value-type="float" office:value="511" calcext:value-type="float">
            <text:p>511</text:p>
          </table:table-cell>
          <table:table-cell table:style-name="ce11" table:formula="of:=SUM([.B107:.AR107])" office:value-type="float" office:value="246116" calcext:value-type="float">
            <text:p>246116</text:p>
          </table:table-cell>
          <table:table-cell table:style-name="ce10" office:value-type="string" calcext:value-type="string">
            <text:p><text:span text:style-name="T1">ADD</text:span></text:p>
          </table:table-cell>
          <table:table-cell table:number-columns-repeated="978"/>
        </table:table-row>
        <table:table-row table:style-name="ro2">
          <table:table-cell table:style-name="ce14" office:value-type="string" calcext:value-type="string">
            <text:p>NORMALIZATION</text:p>
          </table:table-cell>
          <table:table-cell table:number-columns-repeated="21"/>
          <table:table-cell table:style-name="ce24" table:number-columns-repeated="2"/>
          <table:table-cell table:number-columns-repeated="2"/>
          <table:table-cell table:style-name="ce24"/>
          <table:table-cell/>
          <table:table-cell table:style-name="ce24" table:number-columns-repeated="2"/>
          <table:table-cell/>
          <table:table-cell table:style-name="ce24" table:number-columns-repeated="2"/>
          <table:table-cell/>
          <table:table-cell table:style-name="ce24" table:number-columns-repeated="2"/>
          <table:table-cell/>
          <table:table-cell table:style-name="ce24" table:number-columns-repeated="2"/>
          <table:table-cell/>
          <table:table-cell table:style-name="ce24" table:number-columns-repeated="2"/>
          <table:table-cell table:number-columns-repeated="2"/>
          <table:table-cell table:style-name="ce11"/>
          <table:table-cell table:style-name="ce14" office:value-type="string" calcext:value-type="string">
            <text:p><text:span text:style-name="T2">NORMALIZATION</text:span>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table:formula="of:=SUM([.B109:.AR109])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<text:span text:style-name="T1">MUL</text:span></text:p>
          </table:table-cell>
          <table:table-cell/>
          <table:table-cell table:formula="of:=[.C82]*[.C83]*[.C79]" office:value-type="float" office:value="18432" calcext:value-type="float">
            <text:p>18432</text:p>
          </table:table-cell>
          <table:table-cell/>
          <table:table-cell table:formula="of:=[.E82]*[.E83]*[.E79]" office:value-type="float" office:value="18432" calcext:value-type="float">
            <text:p>18432</text:p>
          </table:table-cell>
          <table:table-cell table:formula="of:=[.F82]*[.F83]*[.F79]" office:value-type="float" office:value="36864" calcext:value-type="float">
            <text:p>36864</text:p>
          </table:table-cell>
          <table:table-cell/>
          <table:table-cell table:formula="of:=[.H82]*[.H83]*[.H79]" office:value-type="float" office:value="9216" calcext:value-type="float">
            <text:p>9216</text:p>
          </table:table-cell>
          <table:table-cell table:formula="of:=[.I82]*[.I83]*[.I79]" office:value-type="float" office:value="18432" calcext:value-type="float">
            <text:p>18432</text:p>
          </table:table-cell>
          <table:table-cell/>
          <table:table-cell table:formula="of:=[.K82]*[.K83]*[.K79]" office:value-type="float" office:value="18432" calcext:value-type="float">
            <text:p>18432</text:p>
          </table:table-cell>
          <table:table-cell table:formula="of:=[.L82]*[.L83]*[.L79]" office:value-type="float" office:value="18432" calcext:value-type="float">
            <text:p>18432</text:p>
          </table:table-cell>
          <table:table-cell/>
          <table:table-cell table:formula="of:=[.N82]*[.N83]*[.N79]" office:value-type="float" office:value="4608" calcext:value-type="float">
            <text:p>4608</text:p>
          </table:table-cell>
          <table:table-cell table:formula="of:=[.O82]*[.O83]*[.O79]" office:value-type="float" office:value="9216" calcext:value-type="float">
            <text:p>9216</text:p>
          </table:table-cell>
          <table:table-cell/>
          <table:table-cell table:formula="of:=[.Q82]*[.Q83]*[.Q79]" office:value-type="float" office:value="9216" calcext:value-type="float">
            <text:p>9216</text:p>
          </table:table-cell>
          <table:table-cell table:formula="of:=[.R82]*[.R83]*[.R79]" office:value-type="float" office:value="9216" calcext:value-type="float">
            <text:p>9216</text:p>
          </table:table-cell>
          <table:table-cell/>
          <table:table-cell table:formula="of:=[.T82]*[.T83]*[.T79]" office:value-type="float" office:value="16384" calcext:value-type="float">
            <text:p>16384</text:p>
          </table:table-cell>
          <table:table-cell table:formula="of:=[.U82]*[.U83]*[.U79]" office:value-type="float" office:value="4608" calcext:value-type="float">
            <text:p>4608</text:p>
          </table:table-cell>
          <table:table-cell/>
          <table:table-cell table:style-name="ce24" table:formula="of:=[.W82]*[.W83]*[.W79]" office:value-type="float" office:value="4608" calcext:value-type="float">
            <text:p>4608</text:p>
          </table:table-cell>
          <table:table-cell table:style-name="ce24" table:formula="of:=[.X82]*[.X83]*[.X79]" office:value-type="float" office:value="4608" calcext:value-type="float">
            <text:p>4608</text:p>
          </table:table-cell>
          <table:table-cell/>
          <table:table-cell table:formula="of:=[.Z82]*[.Z83]*[.Z79]" office:value-type="float" office:value="4608" calcext:value-type="float">
            <text:p>4608</text:p>
          </table:table-cell>
          <table:table-cell table:style-name="ce24" table:formula="of:=[.AA82]*[.AA83]*[.AA79]" office:value-type="float" office:value="4608" calcext:value-type="float">
            <text:p>4608</text:p>
          </table:table-cell>
          <table:table-cell/>
          <table:table-cell table:style-name="ce24" table:formula="of:=[.AC82]*[.AC83]*[.AC79]" office:value-type="float" office:value="4608" calcext:value-type="float">
            <text:p>4608</text:p>
          </table:table-cell>
          <table:table-cell table:style-name="ce24" table:formula="of:=[.AD82]*[.AD83]*[.AD79]" office:value-type="float" office:value="4608" calcext:value-type="float">
            <text:p>4608</text:p>
          </table:table-cell>
          <table:table-cell/>
          <table:table-cell table:style-name="ce24" table:formula="of:=[.AF82]*[.AF83]*[.AF79]" office:value-type="float" office:value="4608" calcext:value-type="float">
            <text:p>4608</text:p>
          </table:table-cell>
          <table:table-cell table:style-name="ce24" table:formula="of:=[.AG82]*[.AG83]*[.AG79]" office:value-type="float" office:value="4608" calcext:value-type="float">
            <text:p>4608</text:p>
          </table:table-cell>
          <table:table-cell/>
          <table:table-cell table:style-name="ce24" table:formula="of:=[.AI82]*[.AI83]*[.AI79]" office:value-type="float" office:value="4608" calcext:value-type="float">
            <text:p>4608</text:p>
          </table:table-cell>
          <table:table-cell table:style-name="ce24" table:formula="of:=[.AJ82]*[.AJ83]*[.AJ79]" office:value-type="float" office:value="4608" calcext:value-type="float">
            <text:p>4608</text:p>
          </table:table-cell>
          <table:table-cell/>
          <table:table-cell table:style-name="ce24" table:formula="of:=[.AL82]*[.AL83]*[.AL79]" office:value-type="float" office:value="1152" calcext:value-type="float">
            <text:p>1152</text:p>
          </table:table-cell>
          <table:table-cell table:style-name="ce24" table:formula="of:=[.AM82]*[.AM83]*[.AM79]" office:value-type="float" office:value="2304" calcext:value-type="float">
            <text:p>2304</text:p>
          </table:table-cell>
          <table:table-cell/>
          <table:table-cell table:style-name="ce24" table:formula="of:=[.AO82]*[.AO83]*[.AO79]" office:value-type="float" office:value="2304" calcext:value-type="float">
            <text:p>2304</text:p>
          </table:table-cell>
          <table:table-cell table:style-name="ce24" table:formula="of:=[.AP82]*[.AP83]*[.AP79]" office:value-type="float" office:value="2304" calcext:value-type="float">
            <text:p>2304</text:p>
          </table:table-cell>
          <table:table-cell/>
          <table:table-cell table:formula="of:=[.AR80]*[.AR82]" office:value-type="float" office:value="512" calcext:value-type="float">
            <text:p>512</text:p>
          </table:table-cell>
          <table:table-cell table:style-name="ce11" table:formula="of:=SUM([.B110:.AR110])" office:value-type="float" office:value="246144" calcext:value-type="float">
            <text:p>246144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<text:span text:style-name="T1">ADD</text:span>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table:formula="of:=SUM([.B111:.AR111])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ADD</text:span></text:p>
          </table:table-cell>
          <table:table-cell table:number-columns-repeated="978"/>
        </table:table-row>
        <table:table-row table:style-name="ro2">
          <table:table-cell table:style-name="ce14" office:value-type="string" calcext:value-type="string">
            <text:p><text:span text:style-name="T1">ERROR GRADIENT</text:span></text:p>
          </table:table-cell>
          <table:table-cell table:number-columns-repeated="21"/>
          <table:table-cell table:style-name="ce13" table:number-columns-repeated="2"/>
          <table:table-cell table:number-columns-repeated="26"/>
          <table:table-cell table:style-name="ce14" office:value-type="string" calcext:value-type="string">
            <text:p><text:span text:style-name="T1">ERROR GRADIENT</text:span>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21"/>
          <table:table-cell table:style-name="ce13" table:number-columns-repeated="2"/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table:formula="of:=SUM([.AU113:.AW113])" office:value-type="float" office:value="0" calcext:value-type="float">
            <text:p>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<text:span text:style-name="T1">MUL</text:span></text:p>
          </table:table-cell>
          <table:table-cell table:number-columns-repeated="21"/>
          <table:table-cell table:style-name="ce13" table:number-columns-repeated="2"/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table:formula="of:=SUM([.AU114:.AW114])" office:value-type="float" office:value="0" calcext:value-type="float">
            <text:p>0</text:p>
          </table:table-cell>
          <table:table-cell office:value-type="string" calcext:value-type="string">
            <text:p><text:span text:style-name="T1">MUL</text:span>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<text:span text:style-name="T1">ADD</text:span></text:p>
          </table:table-cell>
          <table:table-cell table:number-columns-repeated="21"/>
          <table:table-cell table:style-name="ce13" table:number-columns-repeated="2"/>
          <table:table-cell table:number-columns-repeated="23"/>
          <table:table-cell office:value-type="float" office:value="2" calcext:value-type="float">
            <text:p>2</text:p>
          </table:table-cell>
          <table:table-cell/>
          <table:table-cell table:formula="of:=SUM([.AU115:.AW115])" office:value-type="float" office:value="2" calcext:value-type="float">
            <text:p>2</text:p>
          </table:table-cell>
          <table:table-cell office:value-type="string" calcext:value-type="string">
            <text:p><text:span text:style-name="T1">ADD</text:span></text:p>
          </table:table-cell>
          <table:table-cell table:number-columns-repeated="973"/>
        </table:table-row>
        <table:table-row table:style-name="ro2">
          <table:table-cell table:style-name="ce14" office:value-type="string" calcext:value-type="string">
            <text:p><text:span text:style-name="T1">PROJECTION</text:span></text:p>
          </table:table-cell>
          <table:table-cell table:number-columns-repeated="21"/>
          <table:table-cell table:style-name="ce13" table:number-columns-repeated="2"/>
          <table:table-cell table:number-columns-repeated="1000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R82]*[.B82]*[.B83]*[.B79]" office:value-type="float" office:value="55296" calcext:value-type="float">
            <text:p>55296</text:p>
          </table:table-cell>
          <table:table-cell table:number-columns-repeated="20"/>
          <table:table-cell table:style-name="ce13" table:number-columns-repeated="2"/>
          <table:table-cell table:number-columns-repeated="1000"/>
        </table:table-row>
        <table:table-row table:style-name="ro2">
          <table:table-cell office:value-type="string" calcext:value-type="string">
            <text:p><text:span text:style-name="T1">MUL</text:span></text:p>
          </table:table-cell>
          <table:table-cell table:formula="of:=[.AR82]*[.B82]*[.B83]*[.B79]" office:value-type="float" office:value="55296" calcext:value-type="float">
            <text:p>55296</text:p>
          </table:table-cell>
          <table:table-cell table:number-columns-repeated="20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5" office:value-type="string" calcext:value-type="string">
            <text:p>ADD_weights</text:p>
          </table:table-cell>
          <table:table-cell table:formula="of:=[.AR82]*([.B82]*[.B83]*[.B79]-1)" office:value-type="float" office:value="55294" calcext:value-type="float">
            <text:p>55294</text:p>
          </table:table-cell>
          <table:table-cell table:number-columns-repeated="20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6" office:value-type="string" calcext:value-type="string">
            <text:p>PEP_ADD_WEIGHT</text:p>
          </table:table-cell>
          <table:table-cell table:number-columns-repeated="21"/>
          <table:table-cell table:style-name="ce13" table:number-columns-repeated="2"/>
          <table:table-cell table:number-columns-repeated="25"/>
          <table:table-cell table:style-name="Default"/>
          <table:table-cell table:style-name="ce6" office:value-type="string" calcext:value-type="string">
            <text:p>PEP_WEIGHT_UP</text:p>
          </table:table-cell>
          <table:table-cell table:style-name="Default"/>
          <table:table-cell table:number-columns-repeated="972"/>
        </table:table-row>
        <table:table-row table:style-name="ro2">
          <table:table-cell table:style-name="ce24" office:value-type="string" calcext:value-type="string">
            <text:p>ADD</text:p>
          </table:table-cell>
          <table:table-cell/>
          <table:table-cell table:formula="of:=[.C82]*[.C83]*[.C79]" office:value-type="float" office:value="18432" calcext:value-type="float">
            <text:p>18432</text:p>
          </table:table-cell>
          <table:table-cell/>
          <table:table-cell table:formula="of:=[.E82]*[.E83]*[.E79]" office:value-type="float" office:value="18432" calcext:value-type="float">
            <text:p>18432</text:p>
          </table:table-cell>
          <table:table-cell table:formula="of:=[.F82]*[.F83]*[.F79]" office:value-type="float" office:value="36864" calcext:value-type="float">
            <text:p>36864</text:p>
          </table:table-cell>
          <table:table-cell/>
          <table:table-cell table:formula="of:=[.H82]*[.H83]*[.H79]" office:value-type="float" office:value="9216" calcext:value-type="float">
            <text:p>9216</text:p>
          </table:table-cell>
          <table:table-cell table:formula="of:=[.I82]*[.I83]*[.I79]" office:value-type="float" office:value="18432" calcext:value-type="float">
            <text:p>18432</text:p>
          </table:table-cell>
          <table:table-cell/>
          <table:table-cell table:formula="of:=[.K82]*[.K83]*[.K79]" office:value-type="float" office:value="18432" calcext:value-type="float">
            <text:p>18432</text:p>
          </table:table-cell>
          <table:table-cell table:formula="of:=[.L82]*[.L83]*[.L79]" office:value-type="float" office:value="18432" calcext:value-type="float">
            <text:p>18432</text:p>
          </table:table-cell>
          <table:table-cell/>
          <table:table-cell table:formula="of:=[.N82]*[.N83]*[.N79]" office:value-type="float" office:value="4608" calcext:value-type="float">
            <text:p>4608</text:p>
          </table:table-cell>
          <table:table-cell table:formula="of:=[.O82]*[.O83]*[.O79]" office:value-type="float" office:value="9216" calcext:value-type="float">
            <text:p>9216</text:p>
          </table:table-cell>
          <table:table-cell/>
          <table:table-cell table:formula="of:=[.Q82]*[.Q83]*[.Q79]" office:value-type="float" office:value="9216" calcext:value-type="float">
            <text:p>9216</text:p>
          </table:table-cell>
          <table:table-cell table:formula="of:=[.R82]*[.R83]*[.R79]" office:value-type="float" office:value="9216" calcext:value-type="float">
            <text:p>9216</text:p>
          </table:table-cell>
          <table:table-cell/>
          <table:table-cell table:formula="of:=[.T82]*[.T83]*[.T79]" office:value-type="float" office:value="16384" calcext:value-type="float">
            <text:p>16384</text:p>
          </table:table-cell>
          <table:table-cell table:formula="of:=[.U82]*[.U83]*[.U79]" office:value-type="float" office:value="4608" calcext:value-type="float">
            <text:p>4608</text:p>
          </table:table-cell>
          <table:table-cell/>
          <table:table-cell table:style-name="ce24" table:formula="of:=[.W82]*[.W83]*[.W79]" office:value-type="float" office:value="4608" calcext:value-type="float">
            <text:p>4608</text:p>
          </table:table-cell>
          <table:table-cell table:style-name="ce24" table:formula="of:=[.X82]*[.X83]*[.X79]" office:value-type="float" office:value="4608" calcext:value-type="float">
            <text:p>4608</text:p>
          </table:table-cell>
          <table:table-cell/>
          <table:table-cell table:formula="of:=[.Z82]*[.Z83]*[.Z79]" office:value-type="float" office:value="4608" calcext:value-type="float">
            <text:p>4608</text:p>
          </table:table-cell>
          <table:table-cell table:style-name="ce24" table:formula="of:=[.AA82]*[.AA83]*[.AA79]" office:value-type="float" office:value="4608" calcext:value-type="float">
            <text:p>4608</text:p>
          </table:table-cell>
          <table:table-cell/>
          <table:table-cell table:style-name="ce24" table:formula="of:=[.AC82]*[.AC83]*[.AC79]" office:value-type="float" office:value="4608" calcext:value-type="float">
            <text:p>4608</text:p>
          </table:table-cell>
          <table:table-cell table:style-name="ce24" table:formula="of:=[.AD82]*[.AD83]*[.AD79]" office:value-type="float" office:value="4608" calcext:value-type="float">
            <text:p>4608</text:p>
          </table:table-cell>
          <table:table-cell/>
          <table:table-cell table:style-name="ce24" table:formula="of:=[.AF82]*[.AF83]*[.AF79]" office:value-type="float" office:value="4608" calcext:value-type="float">
            <text:p>4608</text:p>
          </table:table-cell>
          <table:table-cell table:style-name="ce24" table:formula="of:=[.AG82]*[.AG83]*[.AG79]" office:value-type="float" office:value="4608" calcext:value-type="float">
            <text:p>4608</text:p>
          </table:table-cell>
          <table:table-cell/>
          <table:table-cell table:style-name="ce24" table:formula="of:=[.AI82]*[.AI83]*[.AI79]" office:value-type="float" office:value="4608" calcext:value-type="float">
            <text:p>4608</text:p>
          </table:table-cell>
          <table:table-cell table:style-name="ce24" table:formula="of:=[.AJ82]*[.AJ83]*[.AJ79]" office:value-type="float" office:value="4608" calcext:value-type="float">
            <text:p>4608</text:p>
          </table:table-cell>
          <table:table-cell/>
          <table:table-cell table:style-name="ce24" table:formula="of:=[.AL82]*[.AL83]*[.AL79]" office:value-type="float" office:value="1152" calcext:value-type="float">
            <text:p>1152</text:p>
          </table:table-cell>
          <table:table-cell table:style-name="ce24" table:formula="of:=[.AM82]*[.AM83]*[.AM79]" office:value-type="float" office:value="2304" calcext:value-type="float">
            <text:p>2304</text:p>
          </table:table-cell>
          <table:table-cell/>
          <table:table-cell table:style-name="ce24" table:formula="of:=[.AO82]*[.AO83]*[.AO79]" office:value-type="float" office:value="2304" calcext:value-type="float">
            <text:p>2304</text:p>
          </table:table-cell>
          <table:table-cell table:style-name="ce24" table:formula="of:=[.AP82]*[.AP83]*[.AP79]" office:value-type="float" office:value="2304" calcext:value-type="float">
            <text:p>2304</text:p>
          </table:table-cell>
          <table:table-cell/>
          <table:table-cell table:style-name="ce24" table:number-columns-repeated="2"/>
          <table:table-cell table:number-columns-repeated="2"/>
          <table:table-cell table:formula="of:=2" office:value-type="float" office:value="2" calcext:value-type="float">
            <text:p>2</text:p>
          </table:table-cell>
          <table:table-cell/>
          <table:table-cell table:style-name="Default" table:formula="of:=SUM([.B121:.AW121])" office:value-type="float" office:value="245634" calcext:value-type="float">
            <text:p>245634</text:p>
          </table:table-cell>
          <table:table-cell table:style-name="ce24" office:value-type="string" calcext:value-type="string">
            <text:p>ADD</text:p>
          </table:table-cell>
          <table:table-cell table:style-name="Default"/>
          <table:table-cell table:number-columns-repeated="972"/>
        </table:table-row>
        <table:table-row table:style-name="ro2"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6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1" table:number-columns-repeated="2"/>
          <table:table-cell table:style-name="Default"/>
          <table:table-cell table:style-name="ce11" office:value-type="string" calcext:value-type="string">
            <text:p>TRAIN RAM</text:p>
          </table:table-cell>
          <table:table-cell table:style-name="ce11" office:value-type="string" calcext:value-type="string">
            <text:p>INF. RAM</text:p>
          </table:table-cell>
          <table:table-cell table:style-name="Default"/>
          <table:table-cell table:number-columns-repeated="16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6" office:value-type="string" calcext:value-type="string">
            <text:p><text:span text:style-name="T1">BACKPROPAGATION</text:span></text:p>
          </table:table-cell>
          <table:table-cell table:style-name="ce11" office:value-type="string" calcext:value-type="string">
            <text:p>TRAIN</text:p>
          </table:table-cell>
          <table:table-cell table:style-name="Default" office:value-type="string" calcext:value-type="string">
            <text:p>INF</text:p>
          </table:table-cell>
          <table:table-cell table:style-name="ce11" table:formula="of:=[.B76]+[.C76]+[.E76]+[.H76]+[.F76]+[.I76]+[.K76]+[.L76]+[.N76]+[.O76]+[.Q76]+[.R76]+[.T76]+[.U76]+[.W76]+[.X76]+[.Z76]+[.AA76]+[.AC76]+[.AD76]+[.AF76]+[.AG76]+[.AI76]+[.AJ76]+[.AL76]+[.AM76]+[.AO76]+[.AP76]+[.AQ76]+[.AR76]+[.AV76]" office:value-type="float" office:value="259467" calcext:value-type="float">
            <text:p>259467</text:p>
          </table:table-cell>
          <table:table-cell table:style-name="ce11" table:formula="of:=[.E76]+[.F76]" office:value-type="float" office:value="55296" calcext:value-type="float">
            <text:p>55296</text:p>
          </table:table-cell>
          <table:table-cell table:style-name="Default"/>
          <table:table-cell table:number-columns-repeated="16"/>
          <table:table-cell table:style-name="ce13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<text:span text:style-name="T1">MACC</text:span></text:p>
          </table:table-cell>
          <table:table-cell table:style-name="ce11" table:formula="of:=[.AX89]+[.AS95]+[.AS99]+[.AX113]" office:value-type="float" office:value="22353830" calcext:value-type="float">
            <text:p>22353830</text:p>
          </table:table-cell>
          <table:table-cell table:style-name="Default" table:formula="of:=+[.AX89]" office:value-type="float" office:value="7618726" calcext:value-type="float">
            <text:p>7618726</text:p>
          </table:table-cell>
          <table:table-cell table:style-name="ce11" table:number-columns-repeated="2"/>
          <table:table-cell table:style-name="Default"/>
          <table:table-cell table:number-columns-repeated="16"/>
          <table:table-cell table:style-name="ce13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<text:span text:style-name="T1">MUL</text:span></text:p>
          </table:table-cell>
          <table:table-cell table:style-name="ce11" table:formula="of:=[.AX90]+[.AS96]+[.AS100]+[.AX114]" office:value-type="float" office:value="22356134" calcext:value-type="float">
            <text:p>22356134</text:p>
          </table:table-cell>
          <table:table-cell table:style-name="Default" table:formula="of:=+[.AX90]" office:value-type="float" office:value="7618726" calcext:value-type="float">
            <text:p>7618726</text:p>
          </table:table-cell>
          <table:table-cell table:style-name="ce11"/>
          <table:table-cell table:number-columns-repeated="18"/>
          <table:table-cell table:style-name="ce13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<text:span text:style-name="T1">ADD</text:span></text:p>
          </table:table-cell>
          <table:table-cell table:style-name="ce11" table:formula="of:=[.AX91]+[.AS97]+[.AS101]+[.AX115]" office:value-type="float" office:value="22119625" calcext:value-type="float">
            <text:p>22119625</text:p>
          </table:table-cell>
          <table:table-cell table:style-name="Default" table:formula="of:=+[.AX91]" office:value-type="float" office:value="7618467" calcext:value-type="float">
            <text:p>7618467</text:p>
          </table:table-cell>
          <table:table-cell table:style-name="ce11"/>
          <table:table-cell table:number-columns-repeated="18"/>
          <table:table-cell table:style-name="ce13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<text:span text:style-name="T1">ADD_weights</text:span></text:p>
          </table:table-cell>
          <table:table-cell table:style-name="ce11" table:formula="of:=[.AW92]+[.AS97]+[.AS102]+[.AX115]" office:value-type="float" office:value="14258265" calcext:value-type="float">
            <text:p>14258265</text:p>
          </table:table-cell>
          <table:table-cell table:style-name="Default" table:formula="of:=+[.AX92]" office:value-type="float" office:value="7370785" calcext:value-type="float">
            <text:p>7370785</text:p>
          </table:table-cell>
          <table:table-cell table:style-name="ce11"/>
          <table:table-cell table:number-columns-repeated="18"/>
          <table:table-cell table:style-name="ce13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<text:span text:style-name="T1">ADD_biases</text:span></text:p>
          </table:table-cell>
          <table:table-cell table:style-name="ce11" table:formula="of:=[.AX93]+[.AS103]" office:value-type="float" office:value="488530" calcext:value-type="float">
            <text:p>488530</text:p>
          </table:table-cell>
          <table:table-cell table:style-name="Default" table:formula="of:=+[.AX93]" office:value-type="float" office:value="245634" calcext:value-type="float">
            <text:p>245634</text:p>
          </table:table-cell>
          <table:table-cell table:style-name="ce11"/>
          <table:table-cell table:number-columns-repeated="18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6" office:value-type="string" calcext:value-type="string">
            <text:p><text:span text:style-name="T1">FORWARD-FORWARD</text:span></text:p>
          </table:table-cell>
          <table:table-cell table:style-name="ce11"/>
          <table:table-cell/>
          <table:table-cell table:style-name="ce11" table:formula="of:=[.F76]+[.E76]+[.B76]" office:value-type="float" office:value="82945" calcext:value-type="float">
            <text:p>82945</text:p>
          </table:table-cell>
          <table:table-cell table:style-name="ce11" table:formula="of:=[.B76]+[.E76]+[.F76]" office:value-type="float" office:value="82945" calcext:value-type="float">
            <text:p>82945</text:p>
          </table:table-cell>
          <table:table-cell table:number-columns-repeated="17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<text:span text:style-name="T1">MACC</text:span></text:p>
          </table:table-cell>
          <table:table-cell table:style-name="ce11" table:formula="of:=[.AS89]+[.AS99]+[.AS105]+[.AS109]" office:value-type="float" office:value="15481216" calcext:value-type="float">
            <text:p>15481216</text:p>
          </table:table-cell>
          <table:table-cell table:style-name="ce11" table:formula="of:=[.AS89]+[.AS105]+[.AS109]" office:value-type="float" office:value="7864832" calcext:value-type="float">
            <text:p>7864832</text:p>
          </table:table-cell>
          <table:table-cell table:style-name="ce11"/>
          <table:table-cell table:number-columns-repeated="18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<text:span text:style-name="T1">MUL</text:span></text:p>
          </table:table-cell>
          <table:table-cell table:style-name="ce11" table:formula="of:=[.AS90]+[.AS100]+[.AS106]+[.AS110]" office:value-type="float" office:value="15727360" calcext:value-type="float">
            <text:p>15727360</text:p>
          </table:table-cell>
          <table:table-cell table:style-name="ce11" table:formula="of:=[.AS90]+[.AS106]+[.AS110]" office:value-type="float" office:value="8110976" calcext:value-type="float">
            <text:p>8110976</text:p>
          </table:table-cell>
          <table:table-cell table:style-name="ce13"/>
          <table:table-cell table:number-columns-repeated="18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<text:span text:style-name="T1">ADD</text:span></text:p>
          </table:table-cell>
          <table:table-cell table:style-name="ce11" table:formula="of:=[.AS91]+[.AS101]+[.AS107]+[.AS111]" office:value-type="float" office:value="15515972" calcext:value-type="float">
            <text:p>15515972</text:p>
          </table:table-cell>
          <table:table-cell table:style-name="ce11" table:formula="of:=[.AS91]+[.AS107]+[.AS111]" office:value-type="float" office:value="7864548" calcext:value-type="float">
            <text:p>7864548</text:p>
          </table:table-cell>
          <table:table-cell table:style-name="ce13"/>
          <table:table-cell table:number-columns-repeated="18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<text:span text:style-name="T1">ADD_weights</text:span></text:p>
          </table:table-cell>
          <table:table-cell table:style-name="ce13" table:formula="of:=[.AS92]+[.AS97]+[.AS102]+[.AS107]+[.AS111]" office:value-type="float" office:value="21875126" calcext:value-type="float">
            <text:p>21875126</text:p>
          </table:table-cell>
          <table:table-cell table:style-name="ce11" table:formula="of:=[.AS92]+[.AS107]+[.AS111]" office:value-type="float" office:value="7616866" calcext:value-type="float">
            <text:p>7616866</text:p>
          </table:table-cell>
          <table:table-cell table:style-name="ce13"/>
          <table:table-cell table:number-columns-repeated="18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<text:span text:style-name="T1">ADD_biases</text:span></text:p>
          </table:table-cell>
          <table:table-cell table:style-name="ce13" table:formula="of:=[.AS93]+[.AS103]" office:value-type="float" office:value="488530" calcext:value-type="float">
            <text:p>488530</text:p>
          </table:table-cell>
          <table:table-cell table:style-name="ce11" table:formula="of:=[.AS93]" office:value-type="float" office:value="245634" calcext:value-type="float">
            <text:p>245634</text:p>
          </table:table-cell>
          <table:table-cell table:style-name="ce13"/>
          <table:table-cell table:number-columns-repeated="18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6" office:value-type="string" calcext:value-type="string">
            <text:p><text:span text:style-name="T1">PEPITA</text:span></text:p>
          </table:table-cell>
          <table:table-cell table:style-name="ce11"/>
          <table:table-cell/>
          <table:table-cell table:style-name="ce11" table:formula="of:=[.F76]+[.E76]+[.F76]" office:value-type="float" office:value="92160" calcext:value-type="float">
            <text:p>92160</text:p>
          </table:table-cell>
          <table:table-cell table:style-name="ce11" table:formula="of:=[.E76]+[.F76]" office:value-type="float" office:value="55296" calcext:value-type="float">
            <text:p>55296</text:p>
          </table:table-cell>
          <table:table-cell table:number-columns-repeated="17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<text:span text:style-name="T1">MACC</text:span></text:p>
          </table:table-cell>
          <table:table-cell table:style-name="ce11" table:formula="of:=[.AX89]*3+[.AS99]+[.AX113]+[.B117]" office:value-type="float" office:value="30527858" calcext:value-type="float">
            <text:p>30527858</text:p>
          </table:table-cell>
          <table:table-cell table:style-name="ce11" table:formula="of:=[.AX89]" office:value-type="float" office:value="7618726" calcext:value-type="float">
            <text:p>7618726</text:p>
          </table:table-cell>
          <table:table-cell table:style-name="ce11"/>
          <table:table-cell table:number-columns-repeated="18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<text:span text:style-name="T1">MUL</text:span></text:p>
          </table:table-cell>
          <table:table-cell table:style-name="ce11" table:formula="of:=[.AX90]*3+[.AS100]+[.AX114]+[.B118]" office:value-type="float" office:value="30527858" calcext:value-type="float">
            <text:p>30527858</text:p>
          </table:table-cell>
          <table:table-cell table:style-name="ce11" table:formula="of:=[.AX90]" office:value-type="float" office:value="7618726" calcext:value-type="float">
            <text:p>7618726</text:p>
          </table:table-cell>
          <table:table-cell table:style-name="ce11"/>
          <table:table-cell table:number-columns-repeated="18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<text:span text:style-name="T1">ADD</text:span></text:p>
          </table:table-cell>
          <table:table-cell table:style-name="ce11" table:formula="of:=[.AX91]*3+[.AS101]+[.AX115]+[.B119]+[.AX121]" office:value-type="float" office:value="30807755" calcext:value-type="float">
            <text:p>30807755</text:p>
          </table:table-cell>
          <table:table-cell table:style-name="ce11" table:formula="of:=[.AX91]" office:value-type="float" office:value="7618467" calcext:value-type="float">
            <text:p>7618467</text:p>
          </table:table-cell>
          <table:table-cell table:style-name="ce11"/>
          <table:table-cell table:number-columns-repeated="18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<text:span text:style-name="T1">ADD_weights</text:span></text:p>
          </table:table-cell>
          <table:table-cell table:style-name="ce11" table:formula="of:=3*[.AX92]+[.AS102]+[.AX115]+[.B119]" office:value-type="float" office:value="29576179" calcext:value-type="float">
            <text:p>29576179</text:p>
          </table:table-cell>
          <table:table-cell table:style-name="ce11" table:formula="of:=[.AX92]" office:value-type="float" office:value="7370785" calcext:value-type="float">
            <text:p>7370785</text:p>
          </table:table-cell>
          <table:table-cell table:style-name="ce11"/>
          <table:table-cell table:number-columns-repeated="18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<text:span text:style-name="T1">ADD_biases</text:span></text:p>
          </table:table-cell>
          <table:table-cell table:style-name="ce11" table:formula="of:=3*[.AX93]+[.AS103]" office:value-type="float" office:value="979798" calcext:value-type="float">
            <text:p>979798</text:p>
          </table:table-cell>
          <table:table-cell table:style-name="ce11" table:formula="of:=[.AX93]" office:value-type="float" office:value="245634" calcext:value-type="float">
            <text:p>245634</text:p>
          </table:table-cell>
          <table:table-cell table:style-name="ce11"/>
          <table:table-cell table:number-columns-repeated="18"/>
          <table:table-cell table:style-name="ce13" table:number-columns-repeated="2"/>
          <table:table-cell table:number-columns-repeated="1000"/>
        </table:table-row>
        <table:table-row table:style-name="ro2" table:number-rows-repeated="3">
          <table:table-cell table:style-name="ce24"/>
          <table:table-cell table:number-columns-repeated="21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20" office:value-type="string" calcext:value-type="string">
            <text:p>CIFAR RESNET</text:p>
          </table:table-cell>
          <table:table-cell table:number-columns-repeated="21"/>
          <table:table-cell table:style-name="ce13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<text:span text:style-name="T2">layer:</text:span></text:p>
          </table:table-cell>
          <table:table-cell table:style-name="ce10" office:value-type="string" calcext:value-type="string">
            <text:p><text:span text:style-name="T2">input</text:span></text:p>
          </table:table-cell>
          <table:table-cell table:style-name="ce10" office:value-type="string" calcext:value-type="string">
            <text:p><text:span text:style-name="T2">Conv2d</text:span></text:p>
          </table:table-cell>
          <table:table-cell table:style-name="ce21" office:value-type="string" calcext:value-type="string">
            <text:p><text:span text:style-name="T2">Padding</text:span></text:p>
          </table:table-cell>
          <table:table-cell table:style-name="ce21" office:value-type="string" calcext:value-type="string">
            <text:p><text:span text:style-name="T2">Conv2d</text:span></text:p>
          </table:table-cell>
          <table:table-cell table:style-name="ce21" office:value-type="string" calcext:value-type="string">
            <text:p><text:span text:style-name="T2">Padding</text:span></text:p>
          </table:table-cell>
          <table:table-cell table:style-name="ce21" office:value-type="string" calcext:value-type="string">
            <text:p><text:span text:style-name="T2">Conv2d</text:span></text:p>
          </table:table-cell>
          <table:table-cell table:style-name="ce10" office:value-type="string" calcext:value-type="string">
            <text:p><text:span text:style-name="T2">Eltwise</text:span></text:p>
          </table:table-cell>
          <table:table-cell table:style-name="ce21" office:value-type="string" calcext:value-type="string">
            <text:p><text:span text:style-name="T2">Padding</text:span></text:p>
          </table:table-cell>
          <table:table-cell table:style-name="ce21" office:value-type="string" calcext:value-type="string">
            <text:p><text:span text:style-name="T2">Conv2d</text:span></text:p>
          </table:table-cell>
          <table:table-cell table:style-name="ce21" office:value-type="string" calcext:value-type="string">
            <text:p><text:span text:style-name="T2">Padding</text:span></text:p>
          </table:table-cell>
          <table:table-cell table:style-name="ce21" office:value-type="string" calcext:value-type="string">
            <text:p><text:span text:style-name="T2">Conv2d</text:span></text:p>
          </table:table-cell>
          <table:table-cell table:style-name="ce14" office:value-type="string" calcext:value-type="string">
            <text:p><text:span text:style-name="T2">Conv2d</text:span></text:p>
          </table:table-cell>
          <table:table-cell table:style-name="ce10" office:value-type="string" calcext:value-type="string">
            <text:p><text:span text:style-name="T2">Eltwise</text:span></text:p>
          </table:table-cell>
          <table:table-cell table:style-name="ce21" office:value-type="string" calcext:value-type="string">
            <text:p><text:span text:style-name="T2">Padding</text:span></text:p>
          </table:table-cell>
          <table:table-cell table:style-name="ce21" office:value-type="string" calcext:value-type="string">
            <text:p><text:span text:style-name="T2">Conv2d</text:span></text:p>
          </table:table-cell>
          <table:table-cell table:style-name="ce21" office:value-type="string" calcext:value-type="string">
            <text:p><text:span text:style-name="T2">Padding</text:span></text:p>
          </table:table-cell>
          <table:table-cell table:style-name="ce21" office:value-type="string" calcext:value-type="string">
            <text:p><text:span text:style-name="T2">Conv2d</text:span></text:p>
          </table:table-cell>
          <table:table-cell table:style-name="ce14" office:value-type="string" calcext:value-type="string">
            <text:p><text:span text:style-name="T2">Conv2d</text:span></text:p>
          </table:table-cell>
          <table:table-cell table:style-name="ce10" office:value-type="string" calcext:value-type="string">
            <text:p><text:span text:style-name="T2">Eltwise</text:span></text:p>
          </table:table-cell>
          <table:table-cell table:style-name="ce10" office:value-type="string" calcext:value-type="string">
            <text:p><text:span text:style-name="T2">Pool</text:span></text:p>
          </table:table-cell>
          <table:table-cell table:style-name="ce10" office:value-type="string" calcext:value-type="string">
            <text:p><text:span text:style-name="T2">Dense</text:span></text:p>
          </table:table-cell>
          <table:table-cell table:number-columns-repeated="2"/>
          <table:table-cell table:style-name="ce10" office:value-type="string" calcext:value-type="string">
            <text:p><text:span text:style-name="T2">converter</text:span></text:p>
          </table:table-cell>
          <table:table-cell table:style-name="ce10" office:value-type="string" calcext:value-type="string">
            <text:p><text:span text:style-name="T2">NonLin</text:span></text:p>
          </table:table-cell>
          <table:table-cell table:style-name="ce10" office:value-type="string" calcext:value-type="string">
            <text:p><text:span text:style-name="T2">converter</text:span></text:p>
          </table:table-cell>
          <table:table-cell table:style-name="ce24"/>
          <table:table-cell table:number-columns-repeated="996"/>
        </table:table-row>
        <table:table-row table:style-name="ro2">
          <table:table-cell table:style-name="ce10" office:value-type="string" calcext:value-type="string">
            <text:p><text:span text:style-name="T2">size activations (byte)</text:span></text:p>
          </table:table-cell>
          <table:table-cell table:style-name="ce10" office:value-type="float" office:value="3073" calcext:value-type="float">
            <text:p>3073</text:p>
          </table:table-cell>
          <table:table-cell table:style-name="ce10" office:value-type="float" office:value="16384" calcext:value-type="float">
            <text:p>16384</text:p>
          </table:table-cell>
          <table:table-cell table:style-name="ce21" office:value-type="float" office:value="18496" calcext:value-type="float">
            <text:p>18496</text:p>
          </table:table-cell>
          <table:table-cell table:style-name="ce21" office:value-type="float" office:value="16384" calcext:value-type="float">
            <text:p>16384</text:p>
          </table:table-cell>
          <table:table-cell table:style-name="ce21" office:value-type="float" office:value="18496" calcext:value-type="float">
            <text:p>18496</text:p>
          </table:table-cell>
          <table:table-cell table:style-name="ce21" office:value-type="float" office:value="16384" calcext:value-type="float">
            <text:p>16384</text:p>
          </table:table-cell>
          <table:table-cell table:style-name="ce10" office:value-type="float" office:value="16384" calcext:value-type="float">
            <text:p>16384</text:p>
          </table:table-cell>
          <table:table-cell table:style-name="ce21" office:value-type="float" office:value="18496" calcext:value-type="float">
            <text:p>18496</text:p>
          </table:table-cell>
          <table:table-cell table:style-name="ce21" office:value-type="float" office:value="8192" calcext:value-type="float">
            <text:p>8192</text:p>
          </table:table-cell>
          <table:table-cell table:style-name="ce21" office:value-type="float" office:value="10368" calcext:value-type="float">
            <text:p>10368</text:p>
          </table:table-cell>
          <table:table-cell table:style-name="ce21" office:value-type="float" office:value="8192" calcext:value-type="float">
            <text:p>8192</text:p>
          </table:table-cell>
          <table:table-cell table:style-name="ce14" office:value-type="float" office:value="8192" calcext:value-type="float">
            <text:p>8192</text:p>
          </table:table-cell>
          <table:table-cell table:style-name="ce10" office:value-type="float" office:value="8192" calcext:value-type="float">
            <text:p>8192</text:p>
          </table:table-cell>
          <table:table-cell table:style-name="ce21" office:value-type="float" office:value="10368" calcext:value-type="float">
            <text:p>10368</text:p>
          </table:table-cell>
          <table:table-cell table:style-name="ce21" office:value-type="float" office:value="4096" calcext:value-type="float">
            <text:p>4096</text:p>
          </table:table-cell>
          <table:table-cell table:style-name="ce21" office:value-type="float" office:value="6400" calcext:value-type="float">
            <text:p>6400</text:p>
          </table:table-cell>
          <table:table-cell table:style-name="ce21" office:value-type="float" office:value="4096" calcext:value-type="float">
            <text:p>4096</text:p>
          </table:table-cell>
          <table:table-cell table:style-name="ce14" office:value-type="float" office:value="4096" calcext:value-type="float">
            <text:p>4096</text:p>
          </table:table-cell>
          <table:table-cell table:style-name="ce10" office:value-type="float" office:value="4096" calcext:value-type="float">
            <text:p>4096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/>
          <table:table-cell table:number-columns-repeated="2" table:style-name="ce10" office:value-type="float" office:value="40" calcext:value-type="float">
            <text:p>40</text:p>
          </table:table-cell>
          <table:table-cell table:style-name="ce10" office:value-type="float" office:value="10" calcext:value-type="float">
            <text:p>10</text:p>
          </table:table-cell>
          <table:table-cell table:style-name="ce24"/>
          <table:table-cell table:number-columns-repeated="996"/>
        </table:table-row>
        <table:table-row table:style-name="ro2">
          <table:table-cell table:style-name="ce10" office:value-type="string" calcext:value-type="string">
            <text:p>shape</text:p>
          </table:table-cell>
          <table:table-cell table:style-name="ce10" office:value-type="string" calcext:value-type="string">
            <text:p><text:span text:style-name="T2">1,32,32,3</text:span></text:p>
          </table:table-cell>
          <table:table-cell table:style-name="ce10" office:value-type="string" calcext:value-type="string">
            <text:p><text:span text:style-name="T2">1,32,32,16</text:span></text:p>
          </table:table-cell>
          <table:table-cell table:style-name="ce21" office:value-type="string" calcext:value-type="string">
            <text:p><text:span text:style-name="T2">1,34,34,16</text:span></text:p>
          </table:table-cell>
          <table:table-cell table:style-name="ce21" office:value-type="string" calcext:value-type="string">
            <text:p><text:span text:style-name="T2">1,32,32,16</text:span></text:p>
          </table:table-cell>
          <table:table-cell table:style-name="ce21" office:value-type="string" calcext:value-type="string">
            <text:p><text:span text:style-name="T2">1,34,34,16</text:span></text:p>
          </table:table-cell>
          <table:table-cell table:style-name="ce21" office:value-type="string" calcext:value-type="string">
            <text:p><text:span text:style-name="T2">1,32,32,16</text:span></text:p>
          </table:table-cell>
          <table:table-cell table:style-name="ce10" office:value-type="string" calcext:value-type="string">
            <text:p><text:span text:style-name="T2">1,32,32,16</text:span></text:p>
          </table:table-cell>
          <table:table-cell table:style-name="ce21" office:value-type="string" calcext:value-type="string">
            <text:p><text:span text:style-name="T2">1,34,34,16</text:span></text:p>
          </table:table-cell>
          <table:table-cell table:style-name="ce21" office:value-type="string" calcext:value-type="string">
            <text:p><text:span text:style-name="T2">1,16,16,32</text:span></text:p>
          </table:table-cell>
          <table:table-cell table:style-name="ce21" office:value-type="string" calcext:value-type="string">
            <text:p><text:span text:style-name="T2">1,18,18,32</text:span></text:p>
          </table:table-cell>
          <table:table-cell table:style-name="ce21" office:value-type="string" calcext:value-type="string">
            <text:p><text:span text:style-name="T2">1,16,16,32</text:span></text:p>
          </table:table-cell>
          <table:table-cell table:style-name="ce14" office:value-type="string" calcext:value-type="string">
            <text:p><text:span text:style-name="T2">1,16,16,32</text:span></text:p>
          </table:table-cell>
          <table:table-cell table:style-name="ce10" office:value-type="string" calcext:value-type="string">
            <text:p><text:span text:style-name="T2">1,16,16,32</text:span></text:p>
          </table:table-cell>
          <table:table-cell table:style-name="ce21" office:value-type="string" calcext:value-type="string">
            <text:p><text:span text:style-name="T2">1,18,18,32</text:span></text:p>
          </table:table-cell>
          <table:table-cell table:style-name="ce21" office:value-type="string" calcext:value-type="string">
            <text:p><text:span text:style-name="T2">1,8,8,64</text:span></text:p>
          </table:table-cell>
          <table:table-cell table:style-name="ce21" office:value-type="string" calcext:value-type="string">
            <text:p><text:span text:style-name="T2">1,10,10,64</text:span></text:p>
          </table:table-cell>
          <table:table-cell table:style-name="ce21" office:value-type="string" calcext:value-type="string">
            <text:p><text:span text:style-name="T2">1,8,8,64</text:span></text:p>
          </table:table-cell>
          <table:table-cell table:style-name="ce14" office:value-type="string" calcext:value-type="string">
            <text:p><text:span text:style-name="T2">1,8,8,64</text:span></text:p>
          </table:table-cell>
          <table:table-cell table:style-name="ce10" office:value-type="string" calcext:value-type="string">
            <text:p><text:span text:style-name="T2">1,8,8,64</text:span></text:p>
          </table:table-cell>
          <table:table-cell table:style-name="ce10" office:value-type="string" calcext:value-type="string">
            <text:p><text:span text:style-name="T2">1,1,1,64</text:span></text:p>
          </table:table-cell>
          <table:table-cell table:style-name="ce10" office:value-type="string" calcext:value-type="string">
            <text:p><text:span text:style-name="T2">1,1,1,10</text:span></text:p>
          </table:table-cell>
          <table:table-cell table:number-columns-repeated="2"/>
          <table:table-cell table:style-name="ce10" office:value-type="string" calcext:value-type="string">
            <text:p><text:span text:style-name="T2">1,1,1,10</text:span></text:p>
          </table:table-cell>
          <table:table-cell table:style-name="ce10" office:value-type="string" calcext:value-type="string">
            <text:p><text:span text:style-name="T2">1,1,1,10</text:span></text:p>
          </table:table-cell>
          <table:table-cell table:style-name="ce10" office:value-type="string" calcext:value-type="string">
            <text:p><text:span text:style-name="T2">1,1,1,10</text:span></text:p>
          </table:table-cell>
          <table:table-cell table:style-name="ce24"/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/>
          <table:table-cell table:style-name="ce10" office:value-type="float" office:value="16" calcext:value-type="float">
            <text:p>16</text:p>
          </table:table-cell>
          <table:table-cell/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" office:value-type="float" office:value="16" calcext:value-type="float">
            <text:p>16</text:p>
          </table:table-cell>
          <table:table-cell/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0" office:value-type="float" office:value="32" calcext:value-type="float">
            <text:p>32</text:p>
          </table:table-cell>
          <table:table-cell/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10"/>
          <table:table-cell table:style-name="ce24" table:number-columns-repeated="2"/>
          <table:table-cell/>
          <table:table-cell table:style-name="ce10" table:number-columns-repeated="2"/>
          <table:table-cell table:style-name="ce24"/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2"/>
          <table:table-cell table:style-name="ce13" table:number-columns-repeated="2"/>
          <table:table-cell table:number-columns-repeated="1000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3" table:number-columns-repeated="2"/>
          <table:table-cell table:number-columns-repeated="1000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13" table:number-columns-repeated="2"/>
          <table:table-cell table:number-columns-repeated="1000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3" table:number-columns-repeated="2"/>
          <table:table-cell table:number-columns-repeated="1000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2"/>
          <table:table-cell table:style-name="ce13" table:number-columns-repeated="2"/>
          <table:table-cell table:number-columns-repeated="1000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3" table:number-columns-repeated="2"/>
          <table:table-cell table:number-columns-repeated="1000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3" table:number-columns-repeated="2"/>
          <table:table-cell table:number-columns-repeated="1000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13" table:number-columns-repeated="2"/>
          <table:table-cell table:number-columns-repeated="1000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1"/>
          <table:table-cell table:style-name="ce11" office:value-type="string" calcext:value-type="string">
            <text:p>TOTALE</text:p>
          </table:table-cell>
          <table:table-cell table:style-name="ce11"/>
          <table:table-cell table:number-columns-repeated="1000"/>
        </table:table-row>
        <table:table-row table:style-name="ro2">
          <table:table-cell table:style-name="ce14" office:value-type="string" calcext:value-type="string">
            <text:p><text:span text:style-name="T1">FORWARD PASS</text:span></text:p>
          </table:table-cell>
          <table:table-cell table:number-columns-repeated="20"/>
          <table:table-cell table:style-name="ce11" table:number-columns-repeated="2"/>
          <table:table-cell table:style-name="ce14" office:value-type="string" calcext:value-type="string">
            <text:p><text:span text:style-name="T1">FORWARD PASS</text:span></text:p>
          </table:table-cell>
          <table:table-cell table:style-name="ce11" table:number-columns-repeated="3"/>
          <table:table-cell/>
          <table:table-cell table:style-name="ce14" office:value-type="string" calcext:value-type="string">
            <text:p><text:span text:style-name="T1">FORWARD PASS</text:span>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55]*[.C156]*[.C149]*[.C153]*[.C154]*[.C150]" office:value-type="float" office:value="442368" calcext:value-type="float">
            <text:p>442368</text:p>
          </table:table-cell>
          <table:table-cell/>
          <table:table-cell table:style-name="ce11" table:formula="of:=[.E155]*[.E156]*[.E149]*[.E153]*[.E154]*[.E150]" office:value-type="float" office:value="2359296" calcext:value-type="float">
            <text:p>2359296</text:p>
          </table:table-cell>
          <table:table-cell/>
          <table:table-cell table:style-name="ce11" table:formula="of:=[.G155]*[.G156]*[.G149]*[.G153]*[.G154]*[.G150]" office:value-type="float" office:value="2359296" calcext:value-type="float">
            <text:p>235929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J155]*[.J156]*[.J149]*[.J153]*[.J154]*[.J150]" office:value-type="float" office:value="1179648" calcext:value-type="float">
            <text:p>1179648</text:p>
          </table:table-cell>
          <table:table-cell/>
          <table:table-cell table:style-name="ce11" table:formula="of:=[.L155]*[.L156]*[.L149]*[.L153]*[.L154]*[.L150]" office:value-type="float" office:value="2359296" calcext:value-type="float">
            <text:p>2359296</text:p>
          </table:table-cell>
          <table:table-cell table:style-name="ce11" table:formula="of:=[.M155]*[.M156]*[.M149]*[.M153]*[.M154]*[.M150]" office:value-type="float" office:value="131072" calcext:value-type="float">
            <text:p>131072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1" table:formula="of:=[.P155]*[.P156]*[.P149]*[.P153]*[.P154]*[.P150]" office:value-type="float" office:value="1179648" calcext:value-type="float">
            <text:p>1179648</text:p>
          </table:table-cell>
          <table:table-cell/>
          <table:table-cell table:style-name="ce11" table:formula="of:=[.R155]*[.R156]*[.R149]*[.R153]*[.R154]*[.R150]" office:value-type="float" office:value="2359296" calcext:value-type="float">
            <text:p>2359296</text:p>
          </table:table-cell>
          <table:table-cell table:style-name="ce11" table:formula="of:=[.S155]*[.S156]*[.S149]*[.S153]*[.S154]*[.S150]" office:value-type="float" office:value="131072" calcext:value-type="float">
            <text:p>131072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[.U151]*[.U152]*[.U149]" office:value-type="float" office:value="4096" calcext:value-type="float">
            <text:p>4096</text:p>
          </table:table-cell>
          <table:table-cell table:style-name="ce13" table:formula="of:=[.V151]*[.V153]" office:value-type="float" office:value="640" calcext:value-type="float">
            <text:p>640</text:p>
          </table:table-cell>
          <table:table-cell table:style-name="ce11" table:formula="of:=SUM([.B160:.V160])" office:value-type="float" office:value="12505728" calcext:value-type="float">
            <text:p>12505728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G160:.V160])+SUM([.Y160:.AA160])" office:value-type="float" office:value="9704254" calcext:value-type="float">
            <text:p>9704254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<text:span text:style-name="T1">MUL</text:span></text:p>
          </table:table-cell>
          <table:table-cell/>
          <table:table-cell table:formula="of:=[.C155]*[.C156]*[.C149]*[.C153]*[.C154]*[.C150]" office:value-type="float" office:value="442368" calcext:value-type="float">
            <text:p>442368</text:p>
          </table:table-cell>
          <table:table-cell/>
          <table:table-cell table:style-name="ce11" table:formula="of:=[.E155]*[.E156]*[.E149]*[.E153]*[.E154]*[.E150]" office:value-type="float" office:value="2359296" calcext:value-type="float">
            <text:p>2359296</text:p>
          </table:table-cell>
          <table:table-cell/>
          <table:table-cell table:style-name="ce11" table:formula="of:=[.G155]*[.G156]*[.G149]*[.G153]*[.G154]*[.G150]" office:value-type="float" office:value="2359296" calcext:value-type="float">
            <text:p>235929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J155]*[.J156]*[.J149]*[.J153]*[.J154]*[.J150]" office:value-type="float" office:value="1179648" calcext:value-type="float">
            <text:p>1179648</text:p>
          </table:table-cell>
          <table:table-cell/>
          <table:table-cell table:style-name="ce11" table:formula="of:=[.L155]*[.L156]*[.L149]*[.L153]*[.L154]*[.L150]" office:value-type="float" office:value="2359296" calcext:value-type="float">
            <text:p>2359296</text:p>
          </table:table-cell>
          <table:table-cell table:style-name="ce11" table:formula="of:=[.M155]*[.M156]*[.M149]*[.M153]*[.M154]*[.M150]" office:value-type="float" office:value="131072" calcext:value-type="float">
            <text:p>131072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1" table:formula="of:=[.P155]*[.P156]*[.P149]*[.P153]*[.P154]*[.P150]" office:value-type="float" office:value="1179648" calcext:value-type="float">
            <text:p>1179648</text:p>
          </table:table-cell>
          <table:table-cell/>
          <table:table-cell table:style-name="ce11" table:formula="of:=[.R155]*[.R156]*[.R149]*[.R153]*[.R154]*[.R150]" office:value-type="float" office:value="2359296" calcext:value-type="float">
            <text:p>2359296</text:p>
          </table:table-cell>
          <table:table-cell table:style-name="ce11" table:formula="of:=[.S155]*[.S156]*[.S149]*[.S153]*[.S154]*[.S150]" office:value-type="float" office:value="131072" calcext:value-type="float">
            <text:p>131072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[.U151]*[.U152]*[.U149]" office:value-type="float" office:value="4096" calcext:value-type="float">
            <text:p>4096</text:p>
          </table:table-cell>
          <table:table-cell table:style-name="ce13" table:formula="of:=[.V151]*[.V153]" office:value-type="float" office:value="640" calcext:value-type="float">
            <text:p>640</text:p>
          </table:table-cell>
          <table:table-cell table:style-name="ce11" table:formula="of:=SUM([.B161:.V161])" office:value-type="float" office:value="12505728" calcext:value-type="float">
            <text:p>12505728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G161:.V161])+SUM([.Y161:.AA161])" office:value-type="float" office:value="9704254" calcext:value-type="float">
            <text:p>9704254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<text:span text:style-name="T1">ADD</text:span></text:p>
          </table:table-cell>
          <table:table-cell/>
          <table:table-cell table:formula="of:=([.C155]*[.C156]*[.C149]-1)*[.C153]*[.C154]*[.C150]+[.C153]*[.C154]*[.C150]" office:value-type="float" office:value="442368" calcext:value-type="float">
            <text:p>442368</text:p>
          </table:table-cell>
          <table:table-cell/>
          <table:table-cell table:style-name="ce11" table:formula="of:=([.E155]*[.E156]*[.E149]-1)*[.E153]*[.E154]*[.E150]+[.E153]*[.E154]*[.E150]" office:value-type="float" office:value="2359296" calcext:value-type="float">
            <text:p>2359296</text:p>
          </table:table-cell>
          <table:table-cell/>
          <table:table-cell table:style-name="ce11" table:formula="of:=([.G155]*[.G156]*[.G149]-1)*[.G153]*[.G154]*[.G150]+[.G153]*[.G154]*[.G150]" office:value-type="float" office:value="2359296" calcext:value-type="float">
            <text:p>2359296</text:p>
          </table:table-cell>
          <table:table-cell table:formula="of:=[.H153]*[.H154]*[.H150]" office:value-type="float" office:value="16384" calcext:value-type="float">
            <text:p>16384</text:p>
          </table:table-cell>
          <table:table-cell/>
          <table:table-cell table:style-name="ce11" table:formula="of:=([.J155]*[.J156]*[.J149]-1)*[.J153]*[.J154]*[.J150]+[.J153]*[.J154]*[.J150]" office:value-type="float" office:value="1179648" calcext:value-type="float">
            <text:p>1179648</text:p>
          </table:table-cell>
          <table:table-cell/>
          <table:table-cell table:style-name="ce11" table:formula="of:=([.L155]*[.L156]*[.L149]-1)*[.L153]*[.L154]*[.L150]+[.L153]*[.L154]*[.L150]" office:value-type="float" office:value="2359296" calcext:value-type="float">
            <text:p>2359296</text:p>
          </table:table-cell>
          <table:table-cell table:style-name="ce11" table:formula="of:=([.M155]*[.M156]*[.M149]-1)*[.M153]*[.M154]*[.M150]+[.M153]*[.M154]*[.M150]" office:value-type="float" office:value="131072" calcext:value-type="float">
            <text:p>131072</text:p>
          </table:table-cell>
          <table:table-cell table:style-name="ce11" table:formula="of:=[.N153]*[.N154]*[.N150]" office:value-type="float" office:value="8192" calcext:value-type="float">
            <text:p>8192</text:p>
          </table:table-cell>
          <table:table-cell/>
          <table:table-cell table:style-name="ce11" table:formula="of:=([.P155]*[.P156]*[.P149]-1)*[.P153]*[.P154]*[.P150]+[.P153]*[.P154]*[.P150]" office:value-type="float" office:value="1179648" calcext:value-type="float">
            <text:p>1179648</text:p>
          </table:table-cell>
          <table:table-cell/>
          <table:table-cell table:style-name="ce11" table:formula="of:=([.R155]*[.R156]*[.R149]-1)*[.R153]*[.R154]*[.R150]+[.R153]*[.R154]*[.R150]" office:value-type="float" office:value="2359296" calcext:value-type="float">
            <text:p>2359296</text:p>
          </table:table-cell>
          <table:table-cell table:style-name="ce11" table:formula="of:=([.S155]*[.S156]*[.S149]-1)*[.S153]*[.S154]*[.S150]+[.S153]*[.S154]*[.S150]" office:value-type="float" office:value="131072" calcext:value-type="float">
            <text:p>131072</text:p>
          </table:table-cell>
          <table:table-cell table:style-name="ce11" table:formula="of:=[.T153]*[.T154]*[.T150]" office:value-type="float" office:value="4096" calcext:value-type="float">
            <text:p>4096</text:p>
          </table:table-cell>
          <table:table-cell table:style-name="ce13" table:formula="of:=([.U151]*[.U152]-1)*[.U149]" office:value-type="float" office:value="4032" calcext:value-type="float">
            <text:p>4032</text:p>
          </table:table-cell>
          <table:table-cell table:style-name="ce13" table:formula="of:=([.V151]-1)*[.V153]+[.V153]" office:value-type="float" office:value="640" calcext:value-type="float">
            <text:p>640</text:p>
          </table:table-cell>
          <table:table-cell table:style-name="ce11" table:formula="of:=SUM([.B162:.V162])" office:value-type="float" office:value="12534336" calcext:value-type="float">
            <text:p>12534336</text:p>
          </table:table-cell>
          <table:table-cell table:style-name="ce10" office:value-type="string" calcext:value-type="string">
            <text:p><text:span text:style-name="T1">ADD</text:span>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G162:.V162])+SUM([.Y162:.AA162])" office:value-type="float" office:value="9732862" calcext:value-type="float">
            <text:p>9732862</text:p>
          </table:table-cell>
          <table:table-cell table:style-name="ce10" office:value-type="string" calcext:value-type="string">
            <text:p><text:span text:style-name="T1">ADD</text:span>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<text:span text:style-name="T1">ADD_weights</text:span></text:p>
          </table:table-cell>
          <table:table-cell/>
          <table:table-cell table:formula="of:=([.C155]*[.C156]*[.C149]-1)*[.C153]*[.C154]*[.C150]" office:value-type="float" office:value="425984" calcext:value-type="float">
            <text:p>425984</text:p>
          </table:table-cell>
          <table:table-cell/>
          <table:table-cell table:style-name="ce11" table:formula="of:=([.E155]*[.E156]*[.E149]-1)*[.E153]*[.E154]*[.E150]" office:value-type="float" office:value="2342912" calcext:value-type="float">
            <text:p>2342912</text:p>
          </table:table-cell>
          <table:table-cell/>
          <table:table-cell table:style-name="ce11" table:formula="of:=([.G155]*[.G156]*[.G149]-1)*[.G153]*[.G154]*[.G150]" office:value-type="float" office:value="2342912" calcext:value-type="float">
            <text:p>2342912</text:p>
          </table:table-cell>
          <table:table-cell table:number-columns-repeated="2"/>
          <table:table-cell table:style-name="ce11" table:formula="of:=([.J155]*[.J156]*[.J149]-1)*[.J153]*[.J154]*[.J150]" office:value-type="float" office:value="1171456" calcext:value-type="float">
            <text:p>1171456</text:p>
          </table:table-cell>
          <table:table-cell/>
          <table:table-cell table:style-name="ce11" table:formula="of:=([.L155]*[.L156]*[.L149]-1)*[.L153]*[.L154]*[.L150]" office:value-type="float" office:value="2351104" calcext:value-type="float">
            <text:p>2351104</text:p>
          </table:table-cell>
          <table:table-cell table:style-name="ce11" table:formula="of:=([.M155]*[.M156]*[.M149]-1)*[.M153]*[.M154]*[.M150]" office:value-type="float" office:value="122880" calcext:value-type="float">
            <text:p>122880</text:p>
          </table:table-cell>
          <table:table-cell table:number-columns-repeated="2"/>
          <table:table-cell table:style-name="ce11" table:formula="of:=([.P155]*[.P156]*[.P149]-1)*[.P153]*[.P154]*[.P150]" office:value-type="float" office:value="1175552" calcext:value-type="float">
            <text:p>1175552</text:p>
          </table:table-cell>
          <table:table-cell/>
          <table:table-cell table:style-name="ce11" table:formula="of:=([.R155]*[.R156]*[.R149]-1)*[.R153]*[.R154]*[.R150]" office:value-type="float" office:value="2355200" calcext:value-type="float">
            <text:p>2355200</text:p>
          </table:table-cell>
          <table:table-cell table:style-name="ce11" table:formula="of:=([.S155]*[.S156]*[.S149]-1)*[.S153]*[.S154]*[.S150]" office:value-type="float" office:value="126976" calcext:value-type="float">
            <text:p>126976</text:p>
          </table:table-cell>
          <table:table-cell/>
          <table:table-cell table:style-name="ce11"/>
          <table:table-cell table:style-name="ce11" table:formula="of:=([.V151]-1)*[.V153]" office:value-type="float" office:value="630" calcext:value-type="float">
            <text:p>630</text:p>
          </table:table-cell>
          <table:table-cell table:style-name="ce11" table:formula="of:=SUM([.B163:.V163])" office:value-type="float" office:value="12415606" calcext:value-type="float">
            <text:p>12415606</text:p>
          </table:table-cell>
          <table:table-cell table:style-name="ce10" office:value-type="string" calcext:value-type="string">
            <text:p><text:span text:style-name="T1">ADD_weights</text:span></text:p>
          </table:table-cell>
          <table:table-cell table:style-name="ce11" table:number-columns-repeated="3"/>
          <table:table-cell table:style-name="ce11" table:formula="of:=SUM([.G163:.V163])+SUM([.Y163:.AA163])" office:value-type="float" office:value="9646710" calcext:value-type="float">
            <text:p>9646710</text:p>
          </table:table-cell>
          <table:table-cell table:style-name="ce10" office:value-type="string" calcext:value-type="string">
            <text:p><text:span text:style-name="T1">ADD_weights</text:span>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<text:span text:style-name="T1">ADD_biases</text:span></text:p>
          </table:table-cell>
          <table:table-cell/>
          <table:table-cell table:formula="of:=[.C153]*[.C154]*[.C150]" office:value-type="float" office:value="16384" calcext:value-type="float">
            <text:p>16384</text:p>
          </table:table-cell>
          <table:table-cell/>
          <table:table-cell table:style-name="ce11" table:formula="of:=[.E153]*[.E154]*[.E150]" office:value-type="float" office:value="16384" calcext:value-type="float">
            <text:p>16384</text:p>
          </table:table-cell>
          <table:table-cell/>
          <table:table-cell table:style-name="ce11" table:formula="of:=[.G153]*[.G154]*[.G150]" office:value-type="float" office:value="16384" calcext:value-type="float">
            <text:p>16384</text:p>
          </table:table-cell>
          <table:table-cell table:number-columns-repeated="2"/>
          <table:table-cell table:style-name="ce11" table:formula="of:=[.J153]*[.J154]*[.J150]" office:value-type="float" office:value="8192" calcext:value-type="float">
            <text:p>8192</text:p>
          </table:table-cell>
          <table:table-cell/>
          <table:table-cell table:style-name="ce11" table:formula="of:=[.L153]*[.L154]*[.L150]" office:value-type="float" office:value="8192" calcext:value-type="float">
            <text:p>8192</text:p>
          </table:table-cell>
          <table:table-cell table:style-name="ce11" table:formula="of:=[.M153]*[.M154]*[.M150]" office:value-type="float" office:value="8192" calcext:value-type="float">
            <text:p>8192</text:p>
          </table:table-cell>
          <table:table-cell table:number-columns-repeated="2"/>
          <table:table-cell table:style-name="ce11" table:formula="of:=[.P153]*[.P154]*[.P150]" office:value-type="float" office:value="4096" calcext:value-type="float">
            <text:p>4096</text:p>
          </table:table-cell>
          <table:table-cell/>
          <table:table-cell table:style-name="ce11" table:formula="of:=[.R153]*[.R154]*[.R150]" office:value-type="float" office:value="4096" calcext:value-type="float">
            <text:p>4096</text:p>
          </table:table-cell>
          <table:table-cell table:style-name="ce11" table:formula="of:=[.S153]*[.S154]*[.S150]" office:value-type="float" office:value="4096" calcext:value-type="float">
            <text:p>4096</text:p>
          </table:table-cell>
          <table:table-cell/>
          <table:table-cell table:style-name="ce11"/>
          <table:table-cell table:style-name="ce11" table:formula="of:=[.V153]" office:value-type="float" office:value="10" calcext:value-type="float">
            <text:p>10</text:p>
          </table:table-cell>
          <table:table-cell table:style-name="ce11" table:formula="of:=SUM([.B164:.V164])" office:value-type="float" office:value="86026" calcext:value-type="float">
            <text:p>86026</text:p>
          </table:table-cell>
          <table:table-cell table:style-name="ce10" office:value-type="string" calcext:value-type="string">
            <text:p><text:span text:style-name="T1">ADD_biases</text:span></text:p>
          </table:table-cell>
          <table:table-cell table:style-name="ce11" table:number-columns-repeated="3"/>
          <table:table-cell table:style-name="ce11" table:formula="of:=SUM([.G164:.V164])+SUM([.Y164:.AA164])" office:value-type="float" office:value="53258" calcext:value-type="float">
            <text:p>53258</text:p>
          </table:table-cell>
          <table:table-cell table:style-name="ce10" office:value-type="string" calcext:value-type="string">
            <text:p><text:span text:style-name="T1">ADD_biases</text:span></text:p>
          </table:table-cell>
          <table:table-cell table:number-columns-repeated="995"/>
        </table:table-row>
        <table:table-row table:style-name="ro2">
          <table:table-cell table:style-name="ce14" office:value-type="string" calcext:value-type="string">
            <text:p><text:span text:style-name="T1">BACKWARD PASS</text:span></text:p>
          </table:table-cell>
          <table:table-cell table:number-columns-repeated="3"/>
          <table:table-cell table:style-name="ce11"/>
          <table:table-cell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2"/>
          <table:table-cell table:style-name="ce11"/>
          <table:table-cell/>
          <table:table-cell table:style-name="ce11" table:number-columns-repeated="2"/>
          <table:table-cell/>
          <table:table-cell table:style-name="ce11" table:number-columns-repeated="2"/>
          <table:table-cell table:style-name="ce11" table:formula="of:=SUM([.B165:.V165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1">BACKWARD PASS</text:span>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style-name="ce11" table:formula="of:=[.E155]*[.E156]*[.E149]*[.E153]*[.E154]*[.E150]" office:value-type="float" office:value="2359296" calcext:value-type="float">
            <text:p>2359296</text:p>
          </table:table-cell>
          <table:table-cell/>
          <table:table-cell table:style-name="ce11" table:formula="of:=[.G155]*[.G156]*[.G149]*[.G153]*[.G154]*[.G150]" office:value-type="float" office:value="2359296" calcext:value-type="float">
            <text:p>2359296</text:p>
          </table:table-cell>
          <table:table-cell table:number-columns-repeated="2"/>
          <table:table-cell table:style-name="ce11" table:formula="of:=[.J155]*[.J156]*[.J149]*[.J153]*[.J154]*[.J150]" office:value-type="float" office:value="1179648" calcext:value-type="float">
            <text:p>1179648</text:p>
          </table:table-cell>
          <table:table-cell/>
          <table:table-cell table:style-name="ce11" table:formula="of:=[.L155]*[.L156]*[.L149]*[.L153]*[.L154]*[.L150]" office:value-type="float" office:value="2359296" calcext:value-type="float">
            <text:p>2359296</text:p>
          </table:table-cell>
          <table:table-cell table:style-name="ce11" table:formula="of:=[.M155]*[.M156]*[.M149]*[.M153]*[.M154]*[.M150]" office:value-type="float" office:value="131072" calcext:value-type="float">
            <text:p>131072</text:p>
          </table:table-cell>
          <table:table-cell table:number-columns-repeated="2"/>
          <table:table-cell table:style-name="ce11" table:formula="of:=[.P155]*[.P156]*[.P149]*[.P153]*[.P154]*[.P150]" office:value-type="float" office:value="1179648" calcext:value-type="float">
            <text:p>1179648</text:p>
          </table:table-cell>
          <table:table-cell/>
          <table:table-cell table:style-name="ce11" table:formula="of:=[.R155]*[.R156]*[.R149]*[.R153]*[.R154]*[.R150]" office:value-type="float" office:value="2359296" calcext:value-type="float">
            <text:p>2359296</text:p>
          </table:table-cell>
          <table:table-cell table:style-name="ce11" table:formula="of:=[.S155]*[.S156]*[.S149]*[.S153]*[.S154]*[.S150]" office:value-type="float" office:value="131072" calcext:value-type="float">
            <text:p>131072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table:formula="of:=[.V151]*[.V153]" office:value-type="float" office:value="640" calcext:value-type="float">
            <text:p>640</text:p>
          </table:table-cell>
          <table:table-cell table:style-name="ce11" table:formula="of:=SUM([.B166:.V166])" office:value-type="float" office:value="12059264" calcext:value-type="float">
            <text:p>12059264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<text:span text:style-name="T1">MUL</text:span></text:p>
          </table:table-cell>
          <table:table-cell table:number-columns-repeated="3"/>
          <table:table-cell table:style-name="ce11" table:formula="of:=[.E155]*[.E156]*[.E149]*[.E153]*[.E154]*[.E150]" office:value-type="float" office:value="2359296" calcext:value-type="float">
            <text:p>2359296</text:p>
          </table:table-cell>
          <table:table-cell/>
          <table:table-cell table:style-name="ce11" table:formula="of:=[.G155]*[.G156]*[.G149]*[.G153]*[.G154]*[.G150]" office:value-type="float" office:value="2359296" calcext:value-type="float">
            <text:p>2359296</text:p>
          </table:table-cell>
          <table:table-cell table:number-columns-repeated="2"/>
          <table:table-cell table:style-name="ce11" table:formula="of:=[.J155]*[.J156]*[.J149]*[.J153]*[.J154]*[.J150]" office:value-type="float" office:value="1179648" calcext:value-type="float">
            <text:p>1179648</text:p>
          </table:table-cell>
          <table:table-cell/>
          <table:table-cell table:style-name="ce11" table:formula="of:=[.L155]*[.L156]*[.L149]*[.L153]*[.L154]*[.L150]" office:value-type="float" office:value="2359296" calcext:value-type="float">
            <text:p>2359296</text:p>
          </table:table-cell>
          <table:table-cell table:style-name="ce11" table:formula="of:=[.M155]*[.M156]*[.M149]*[.M153]*[.M154]*[.M150]" office:value-type="float" office:value="131072" calcext:value-type="float">
            <text:p>131072</text:p>
          </table:table-cell>
          <table:table-cell table:number-columns-repeated="2"/>
          <table:table-cell table:style-name="ce11" table:formula="of:=[.P155]*[.P156]*[.P149]*[.P153]*[.P154]*[.P150]" office:value-type="float" office:value="1179648" calcext:value-type="float">
            <text:p>1179648</text:p>
          </table:table-cell>
          <table:table-cell/>
          <table:table-cell table:style-name="ce11" table:formula="of:=[.R155]*[.R156]*[.R149]*[.R153]*[.R154]*[.R150]" office:value-type="float" office:value="2359296" calcext:value-type="float">
            <text:p>2359296</text:p>
          </table:table-cell>
          <table:table-cell table:style-name="ce11" table:formula="of:=[.S155]*[.S156]*[.S149]*[.S153]*[.S154]*[.S150]" office:value-type="float" office:value="131072" calcext:value-type="float">
            <text:p>131072</text:p>
          </table:table-cell>
          <table:table-cell/>
          <table:table-cell table:style-name="ce13" table:formula="of:=[.U151]*[.U152]*[.U149]" office:value-type="float" office:value="4096" calcext:value-type="float">
            <text:p>4096</text:p>
          </table:table-cell>
          <table:table-cell table:style-name="ce13" table:formula="of:=[.V151]*[.V153]" office:value-type="float" office:value="640" calcext:value-type="float">
            <text:p>640</text:p>
          </table:table-cell>
          <table:table-cell table:style-name="ce11" table:formula="of:=SUM([.B167:.V167])" office:value-type="float" office:value="12063360" calcext:value-type="float">
            <text:p>12063360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DD_weights</text:p>
          </table:table-cell>
          <table:table-cell table:number-columns-repeated="3"/>
          <table:table-cell table:style-name="ce11" table:formula="of:=[.E149]*8060+([.E150]-1)*[.E151]*[.E152]*[.E149]" office:value-type="float" office:value="406400" calcext:value-type="float">
            <text:p>406400</text:p>
          </table:table-cell>
          <table:table-cell/>
          <table:table-cell table:style-name="ce11" table:formula="of:=[.G149]*8060+([.G150]-1)*[.G151]*[.G152]*[.G149]" office:value-type="float" office:value="406400" calcext:value-type="float">
            <text:p>406400</text:p>
          </table:table-cell>
          <table:table-cell table:number-columns-repeated="2"/>
          <table:table-cell table:formula="of:=[.J149]*1215+[.J151]*[.J152]*[.J149]*([.J150]-1)" office:value-type="float" office:value="592816" calcext:value-type="float">
            <text:p>592816</text:p>
          </table:table-cell>
          <table:table-cell/>
          <table:table-cell table:style-name="ce11" table:formula="of:=[.L149]*1980+([.L150]-1)*[.L151]*[.L152]*[.L149]" office:value-type="float" office:value="384768" calcext:value-type="float">
            <text:p>384768</text:p>
          </table:table-cell>
          <table:table-cell table:formula="of:=[.M153]*[.M154]*[.M149]*([.M150]-1)" office:value-type="float" office:value="126976" calcext:value-type="float">
            <text:p>126976</text:p>
          </table:table-cell>
          <table:table-cell table:number-columns-repeated="2"/>
          <table:table-cell table:formula="of:=[.P149]*287+[.P151]*[.P152]*[.P149]*([.P150]-1)" office:value-type="float" office:value="662368" calcext:value-type="float">
            <text:p>662368</text:p>
          </table:table-cell>
          <table:table-cell/>
          <table:table-cell table:style-name="ce11" table:formula="of:=[.R149]*476+([.R150]-1)*[.R151]*[.R152]*[.R149]" office:value-type="float" office:value="433664" calcext:value-type="float">
            <text:p>433664</text:p>
          </table:table-cell>
          <table:table-cell table:formula="of:=[.S153]*[.S154]*[.S149]*([.S150]-1)" office:value-type="float" office:value="129024" calcext:value-type="float">
            <text:p>129024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table:formula="of:=([.V153]-1)*[.V151]" office:value-type="float" office:value="576" calcext:value-type="float">
            <text:p>576</text:p>
          </table:table-cell>
          <table:table-cell table:style-name="ce11" table:formula="of:=SUM([.B168:.V168])" office:value-type="float" office:value="3142992" calcext:value-type="float">
            <text:p>3142992</text:p>
          </table:table-cell>
          <table:table-cell table:style-name="ce13" office:value-type="string" calcext:value-type="string">
            <text:p>ADD_weights</text:p>
          </table:table-cell>
          <table:table-cell table:number-columns-repeated="1000"/>
        </table:table-row>
        <table:table-row table:style-name="ro2">
          <table:table-cell table:style-name="ce14" office:value-type="string" calcext:value-type="string">
            <text:p><text:span text:style-name="T1">WEIGHT UPDATE</text:span></text:p>
          </table:table-cell>
          <table:table-cell table:number-columns-repeated="3"/>
          <table:table-cell table:style-name="ce11"/>
          <table:table-cell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2"/>
          <table:table-cell table:style-name="ce11"/>
          <table:table-cell table:style-name="ce11" table:formula="of:=SUM([.B169:.V169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1">WEIGHT UPDATE</text:span>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53]*[.C154]*[.C149]*[.C155]*[.C156]*[.C150]" office:value-type="float" office:value="442368" calcext:value-type="float">
            <text:p>442368</text:p>
          </table:table-cell>
          <table:table-cell/>
          <table:table-cell table:style-name="ce11" table:formula="of:=[.E153]*[.E154]*[.E149]*[.E155]*[.E156]*[.E150]" office:value-type="float" office:value="2359296" calcext:value-type="float">
            <text:p>2359296</text:p>
          </table:table-cell>
          <table:table-cell/>
          <table:table-cell table:style-name="ce11" table:formula="of:=[.G153]*[.G154]*[.G149]*[.G155]*[.G156]*[.G150]" office:value-type="float" office:value="2359296" calcext:value-type="float">
            <text:p>2359296</text:p>
          </table:table-cell>
          <table:table-cell table:number-columns-repeated="2"/>
          <table:table-cell table:style-name="ce11" table:formula="of:=[.J153]*[.J154]*[.J149]*[.J155]*[.J156]*[.J150]" office:value-type="float" office:value="1179648" calcext:value-type="float">
            <text:p>1179648</text:p>
          </table:table-cell>
          <table:table-cell/>
          <table:table-cell table:style-name="ce11" table:formula="of:=[.L153]*[.L154]*[.L149]*[.L155]*[.L156]*[.L150]" office:value-type="float" office:value="2359296" calcext:value-type="float">
            <text:p>2359296</text:p>
          </table:table-cell>
          <table:table-cell table:style-name="ce11" table:formula="of:=[.M153]*[.M154]*[.M149]*[.M155]*[.M156]*[.M150]" office:value-type="float" office:value="131072" calcext:value-type="float">
            <text:p>131072</text:p>
          </table:table-cell>
          <table:table-cell table:number-columns-repeated="2"/>
          <table:table-cell table:style-name="ce11" table:formula="of:=[.P153]*[.P154]*[.P149]*[.P155]*[.P156]*[.P150]" office:value-type="float" office:value="1179648" calcext:value-type="float">
            <text:p>1179648</text:p>
          </table:table-cell>
          <table:table-cell/>
          <table:table-cell table:style-name="ce11" table:formula="of:=[.R153]*[.R154]*[.R149]*[.R155]*[.R156]*[.R150]" office:value-type="float" office:value="2359296" calcext:value-type="float">
            <text:p>2359296</text:p>
          </table:table-cell>
          <table:table-cell table:style-name="ce11" table:formula="of:=[.S153]*[.S154]*[.S149]*[.S155]*[.S156]*[.S150]" office:value-type="float" office:value="131072" calcext:value-type="float">
            <text:p>131072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ce11" table:formula="of:=SUM([.B170:.V170])" office:value-type="float" office:value="12500992" calcext:value-type="float">
            <text:p>12500992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<text:span text:style-name="T1">MUL</text:span></text:p>
          </table:table-cell>
          <table:table-cell/>
          <table:table-cell table:formula="of:=[.C153]*[.C154]*[.C155]*[.C156]*[.C149]*[.C150]" office:value-type="float" office:value="442368" calcext:value-type="float">
            <text:p>442368</text:p>
          </table:table-cell>
          <table:table-cell/>
          <table:table-cell table:style-name="ce11" table:formula="of:=[.E153]*[.E154]*[.E155]*[.E156]*[.E149]*[.E150]" office:value-type="float" office:value="2359296" calcext:value-type="float">
            <text:p>2359296</text:p>
          </table:table-cell>
          <table:table-cell/>
          <table:table-cell table:style-name="ce11" table:formula="of:=[.G153]*[.G154]*[.G155]*[.G156]*[.G149]*[.G150]" office:value-type="float" office:value="2359296" calcext:value-type="float">
            <text:p>2359296</text:p>
          </table:table-cell>
          <table:table-cell table:number-columns-repeated="2"/>
          <table:table-cell table:style-name="ce11" table:formula="of:=[.J153]*[.J154]*[.J155]*[.J156]*[.J149]*[.J150]" office:value-type="float" office:value="1179648" calcext:value-type="float">
            <text:p>1179648</text:p>
          </table:table-cell>
          <table:table-cell/>
          <table:table-cell table:style-name="ce11" table:formula="of:=[.L153]*[.L154]*[.L155]*[.L156]*[.L149]*[.L150]" office:value-type="float" office:value="2359296" calcext:value-type="float">
            <text:p>2359296</text:p>
          </table:table-cell>
          <table:table-cell table:style-name="ce11" table:formula="of:=[.M153]*[.M154]*[.M155]*[.M156]*[.M149]*[.M150]" office:value-type="float" office:value="131072" calcext:value-type="float">
            <text:p>131072</text:p>
          </table:table-cell>
          <table:table-cell table:number-columns-repeated="2"/>
          <table:table-cell table:style-name="ce11" table:formula="of:=[.P153]*[.P154]*[.P155]*[.P156]*[.P149]*[.P150]" office:value-type="float" office:value="1179648" calcext:value-type="float">
            <text:p>1179648</text:p>
          </table:table-cell>
          <table:table-cell/>
          <table:table-cell table:style-name="ce11" table:formula="of:=[.R153]*[.R154]*[.R155]*[.R156]*[.R149]*[.R150]" office:value-type="float" office:value="2359296" calcext:value-type="float">
            <text:p>2359296</text:p>
          </table:table-cell>
          <table:table-cell table:style-name="ce11" table:formula="of:=[.S153]*[.S154]*[.S155]*[.S156]*[.S149]*[.S150]" office:value-type="float" office:value="131072" calcext:value-type="float">
            <text:p>131072</text:p>
          </table:table-cell>
          <table:table-cell table:number-columns-repeated="2"/>
          <table:table-cell table:style-name="ce13" table:formula="of:=[.V151]*[.V153]" office:value-type="float" office:value="640" calcext:value-type="float">
            <text:p>640</text:p>
          </table:table-cell>
          <table:table-cell table:style-name="ce11" table:formula="of:=SUM([.B171:.V171])" office:value-type="float" office:value="12501632" calcext:value-type="float">
            <text:p>12501632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DD</text:p>
          </table:table-cell>
          <table:table-cell/>
          <table:table-cell table:formula="of:=([.C153]*[.C154]-1)*[.C155]*[.C156]*[.C149]*[.C150]+([.C153]*[.C154]-1)*[.C150]" office:value-type="float" office:value="458304" calcext:value-type="float">
            <text:p>458304</text:p>
          </table:table-cell>
          <table:table-cell/>
          <table:table-cell table:style-name="ce11" table:formula="of:=([.E153]*[.E154]-1)*[.E155]*[.E156]*[.E149]*[.E150]+([.E153]*[.E154]-1)*[.E150]" office:value-type="float" office:value="2373360" calcext:value-type="float">
            <text:p>2373360</text:p>
          </table:table-cell>
          <table:table-cell/>
          <table:table-cell table:style-name="ce11" table:formula="of:=([.G153]*[.G154]-1)*[.G155]*[.G156]*[.G149]*[.G150]+([.G153]*[.G154]-1)*[.G150]" office:value-type="float" office:value="2373360" calcext:value-type="float">
            <text:p>2373360</text:p>
          </table:table-cell>
          <table:table-cell table:number-columns-repeated="2"/>
          <table:table-cell table:style-name="ce11" table:formula="of:=([.J153]*[.J154]-1)*[.J155]*[.J156]*[.J149]*[.J150]+([.J153]*[.J154]-1)*[.J150]" office:value-type="float" office:value="1183200" calcext:value-type="float">
            <text:p>1183200</text:p>
          </table:table-cell>
          <table:table-cell/>
          <table:table-cell table:style-name="ce11" table:formula="of:=([.L153]*[.L154]-1)*[.L155]*[.L156]*[.L149]*[.L150]+([.L153]*[.L154]-1)*[.L150]" office:value-type="float" office:value="2358240" calcext:value-type="float">
            <text:p>2358240</text:p>
          </table:table-cell>
          <table:table-cell table:style-name="ce11" table:formula="of:=([.M153]*[.M154]-1)*[.M155]*[.M156]*[.M149]*[.M150]+([.M153]*[.M154]-1)*[.M150]" office:value-type="float" office:value="138720" calcext:value-type="float">
            <text:p>138720</text:p>
          </table:table-cell>
          <table:table-cell table:number-columns-repeated="2"/>
          <table:table-cell table:style-name="ce11" table:formula="of:=([.P153]*[.P154]-1)*[.P155]*[.P156]*[.P149]*[.P150]+([.P153]*[.P154]-1)*[.P150]" office:value-type="float" office:value="1165248" calcext:value-type="float">
            <text:p>1165248</text:p>
          </table:table-cell>
          <table:table-cell/>
          <table:table-cell table:style-name="ce11" table:formula="of:=([.R153]*[.R154]-1)*[.R155]*[.R156]*[.R149]*[.R150]+([.R153]*[.R154]-1)*[.R150]" office:value-type="float" office:value="2326464" calcext:value-type="float">
            <text:p>2326464</text:p>
          </table:table-cell>
          <table:table-cell table:style-name="ce11" table:formula="of:=([.S153]*[.S154]-1)*[.S155]*[.S156]*[.S149]*[.S150]+([.S153]*[.S154]-1)*[.S150]" office:value-type="float" office:value="133056" calcext:value-type="float">
            <text:p>133056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ce11" table:formula="of:=SUM([.B172:.V172])" office:value-type="float" office:value="12509952" calcext:value-type="float">
            <text:p>12509952</text:p>
          </table:table-cell>
          <table:table-cell table:style-name="ce13" office:value-type="string" calcext:value-type="string">
            <text:p>ADD</text:p>
          </table:table-cell>
          <table:table-cell table:number-columns-repeated="8"/>
          <table:table-cell office:value-type="string" calcext:value-type="string">
            <text:p>#togli differenza add weights add biases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ADD_weights</text:p>
          </table:table-cell>
          <table:table-cell/>
          <table:table-cell table:formula="of:=([.C153]*[.C154]-1)*[.C155]*[.C156]*[.C149]*[.C150]" office:value-type="float" office:value="441936" calcext:value-type="float">
            <text:p>441936</text:p>
          </table:table-cell>
          <table:table-cell/>
          <table:table-cell table:style-name="ce15" table:formula="of:=([.E153]*[.E154]-1)*[.E155]*[.E156]*[.E149]*[.E150]" office:value-type="float" office:value="2356992" calcext:value-type="float">
            <text:p>2356992</text:p>
          </table:table-cell>
          <table:table-cell/>
          <table:table-cell table:style-name="ce15" table:formula="of:=([.G153]*[.G154]-1)*[.G155]*[.G156]*[.G149]*[.G150]" office:value-type="float" office:value="2356992" calcext:value-type="float">
            <text:p>2356992</text:p>
          </table:table-cell>
          <table:table-cell table:number-columns-repeated="2"/>
          <table:table-cell table:style-name="ce15" table:formula="of:=([.J153]*[.J154]-1)*[.J155]*[.J156]*[.J149]*[.J150]" office:value-type="float" office:value="1175040" calcext:value-type="float">
            <text:p>1175040</text:p>
          </table:table-cell>
          <table:table-cell/>
          <table:table-cell table:style-name="ce15" table:formula="of:=([.L153]*[.L154]-1)*[.L155]*[.L156]*[.L149]*[.L150]" office:value-type="float" office:value="2350080" calcext:value-type="float">
            <text:p>2350080</text:p>
          </table:table-cell>
          <table:table-cell table:style-name="ce15" table:formula="of:=([.M153]*[.M154]-1)*[.M155]*[.M156]*[.M149]*[.M150]" office:value-type="float" office:value="130560" calcext:value-type="float">
            <text:p>130560</text:p>
          </table:table-cell>
          <table:table-cell table:number-columns-repeated="2"/>
          <table:table-cell table:style-name="ce15" table:formula="of:=([.P153]*[.P154]-1)*[.P155]*[.P156]*[.P149]*[.P150]" office:value-type="float" office:value="1161216" calcext:value-type="float">
            <text:p>1161216</text:p>
          </table:table-cell>
          <table:table-cell/>
          <table:table-cell table:style-name="ce15" table:formula="of:=([.R153]*[.R154]-1)*[.R155]*[.R156]*[.R149]*[.R150]" office:value-type="float" office:value="2322432" calcext:value-type="float">
            <text:p>2322432</text:p>
          </table:table-cell>
          <table:table-cell table:style-name="ce15" table:formula="of:=([.S153]*[.S154]-1)*[.S155]*[.S156]*[.S149]*[.S150]" office:value-type="float" office:value="129024" calcext:value-type="float">
            <text:p>129024</text:p>
          </table:table-cell>
          <table:table-cell table:number-columns-repeated="2"/>
          <table:table-cell table:style-name="ce13"/>
          <table:table-cell table:style-name="ce11" table:formula="of:=SUM([.B173:.V173])" office:value-type="float" office:value="12424272" calcext:value-type="float">
            <text:p>12424272</text:p>
          </table:table-cell>
          <table:table-cell table:style-name="ce13" office:value-type="string" calcext:value-type="string">
            <text:p>ADD_weights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DD_biases</text:p>
          </table:table-cell>
          <table:table-cell/>
          <table:table-cell table:formula="of:=([.C153]*[.C154]-1)*[.C150]" office:value-type="float" office:value="16368" calcext:value-type="float">
            <text:p>16368</text:p>
          </table:table-cell>
          <table:table-cell/>
          <table:table-cell table:style-name="ce15" table:formula="of:=([.E153]*[.E154]-1)*[.E150]" office:value-type="float" office:value="16368" calcext:value-type="float">
            <text:p>16368</text:p>
          </table:table-cell>
          <table:table-cell/>
          <table:table-cell table:style-name="ce15" table:formula="of:=([.G153]*[.G154]-1)*[.G150]" office:value-type="float" office:value="16368" calcext:value-type="float">
            <text:p>16368</text:p>
          </table:table-cell>
          <table:table-cell table:number-columns-repeated="2"/>
          <table:table-cell table:style-name="ce15" table:formula="of:=([.J153]*[.J154]-1)*[.J150]" office:value-type="float" office:value="8160" calcext:value-type="float">
            <text:p>8160</text:p>
          </table:table-cell>
          <table:table-cell/>
          <table:table-cell table:style-name="ce15" table:formula="of:=([.L153]*[.L154]-1)*[.L150]" office:value-type="float" office:value="8160" calcext:value-type="float">
            <text:p>8160</text:p>
          </table:table-cell>
          <table:table-cell table:style-name="ce15" table:formula="of:=([.M153]*[.M154]-1)*[.M150]" office:value-type="float" office:value="8160" calcext:value-type="float">
            <text:p>8160</text:p>
          </table:table-cell>
          <table:table-cell table:number-columns-repeated="2"/>
          <table:table-cell table:style-name="ce15" table:formula="of:=([.P153]*[.P154]-1)*[.P150]" office:value-type="float" office:value="4032" calcext:value-type="float">
            <text:p>4032</text:p>
          </table:table-cell>
          <table:table-cell/>
          <table:table-cell table:style-name="ce15" table:formula="of:=([.R153]*[.R154]-1)*[.R150]" office:value-type="float" office:value="4032" calcext:value-type="float">
            <text:p>4032</text:p>
          </table:table-cell>
          <table:table-cell table:style-name="ce15" table:formula="of:=([.S153]*[.S154]-1)*[.S150]" office:value-type="float" office:value="4032" calcext:value-type="float">
            <text:p>4032</text:p>
          </table:table-cell>
          <table:table-cell table:number-columns-repeated="2"/>
          <table:table-cell table:style-name="ce13"/>
          <table:table-cell table:style-name="ce11" table:formula="of:=SUM([.B174:.V174])" office:value-type="float" office:value="85680" calcext:value-type="float">
            <text:p>85680</text:p>
          </table:table-cell>
          <table:table-cell table:style-name="ce13" office:value-type="string" calcext:value-type="string">
            <text:p>ADD_biases</text:p>
          </table:table-cell>
          <table:table-cell table:number-columns-repeated="1000"/>
        </table:table-row>
        <table:table-row table:style-name="ro2">
          <table:table-cell table:style-name="ce14" office:value-type="string" calcext:value-type="string">
            <text:p><text:span text:style-name="T1">GOODNESS</text:span></text:p>
          </table:table-cell>
          <table:table-cell table:number-columns-repeated="3"/>
          <table:table-cell table:style-name="ce11"/>
          <table:table-cell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2"/>
          <table:table-cell table:style-name="ce11"/>
          <table:table-cell table:style-name="ce11" table:formula="of:=SUM([.B175:.V175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1">GOODNESS</text:span>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50]*[.C153]*[.C154]" office:value-type="float" office:value="16384" calcext:value-type="float">
            <text:p>16384</text:p>
          </table:table-cell>
          <table:table-cell/>
          <table:table-cell table:formula="of:=[.E150]*[.E153]*[.E154]" office:value-type="float" office:value="16384" calcext:value-type="float">
            <text:p>16384</text:p>
          </table:table-cell>
          <table:table-cell/>
          <table:table-cell table:formula="of:=[.G150]*[.G153]*[.G154]" office:value-type="float" office:value="16384" calcext:value-type="float">
            <text:p>16384</text:p>
          </table:table-cell>
          <table:table-cell table:number-columns-repeated="2"/>
          <table:table-cell table:formula="of:=[.J150]*[.J153]*[.J154]" office:value-type="float" office:value="8192" calcext:value-type="float">
            <text:p>8192</text:p>
          </table:table-cell>
          <table:table-cell/>
          <table:table-cell table:formula="of:=[.L150]*[.L153]*[.L154]" office:value-type="float" office:value="8192" calcext:value-type="float">
            <text:p>8192</text:p>
          </table:table-cell>
          <table:table-cell table:formula="of:=[.M150]*[.M153]*[.M154]" office:value-type="float" office:value="8192" calcext:value-type="float">
            <text:p>8192</text:p>
          </table:table-cell>
          <table:table-cell table:number-columns-repeated="2"/>
          <table:table-cell table:formula="of:=[.P150]*[.P153]*[.P154]" office:value-type="float" office:value="4096" calcext:value-type="float">
            <text:p>4096</text:p>
          </table:table-cell>
          <table:table-cell/>
          <table:table-cell table:formula="of:=[.R150]*[.R153]*[.R154]" office:value-type="float" office:value="4096" calcext:value-type="float">
            <text:p>4096</text:p>
          </table:table-cell>
          <table:table-cell table:formula="of:=[.S150]*[.S153]*[.S154]" office:value-type="float" office:value="4096" calcext:value-type="float">
            <text:p>4096</text:p>
          </table:table-cell>
          <table:table-cell table:number-columns-repeated="2"/>
          <table:table-cell table:style-name="ce11" table:formula="of:=[.V153]" office:value-type="float" office:value="10" calcext:value-type="float">
            <text:p>10</text:p>
          </table:table-cell>
          <table:table-cell table:style-name="ce11" table:formula="of:=SUM([.B176:.V176])" office:value-type="float" office:value="86026" calcext:value-type="float">
            <text:p>86026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number-columns-repeated="2"/>
          <table:table-cell table:style-name="Default" table:number-columns-repeated="29"/>
          <table:table-cell table:number-columns-repeated="969"/>
        </table:table-row>
        <table:table-row table:style-name="ro2">
          <table:table-cell office:value-type="string" calcext:value-type="string">
            <text:p><text:span text:style-name="T1">MUL</text:span></text:p>
          </table:table-cell>
          <table:table-cell/>
          <table:table-cell table:formula="of:=[.C150]*[.C153]*[.C154]" office:value-type="float" office:value="16384" calcext:value-type="float">
            <text:p>16384</text:p>
          </table:table-cell>
          <table:table-cell/>
          <table:table-cell table:style-name="ce25" table:formula="of:=[.E150]*[.E153]*[.E154]" office:value-type="float" office:value="16384" calcext:value-type="float">
            <text:p>16384</text:p>
          </table:table-cell>
          <table:table-cell/>
          <table:table-cell table:style-name="ce25" table:formula="of:=[.G150]*[.G153]*[.G154]" office:value-type="float" office:value="16384" calcext:value-type="float">
            <text:p>16384</text:p>
          </table:table-cell>
          <table:table-cell table:number-columns-repeated="2"/>
          <table:table-cell table:style-name="ce25" table:formula="of:=[.J150]*[.J153]*[.J154]" office:value-type="float" office:value="8192" calcext:value-type="float">
            <text:p>8192</text:p>
          </table:table-cell>
          <table:table-cell/>
          <table:table-cell table:style-name="ce25" table:formula="of:=[.L150]*[.L153]*[.L154]" office:value-type="float" office:value="8192" calcext:value-type="float">
            <text:p>8192</text:p>
          </table:table-cell>
          <table:table-cell table:style-name="ce25" table:formula="of:=[.M150]*[.M153]*[.M154]" office:value-type="float" office:value="8192" calcext:value-type="float">
            <text:p>8192</text:p>
          </table:table-cell>
          <table:table-cell table:number-columns-repeated="2"/>
          <table:table-cell table:style-name="ce25" table:formula="of:=[.P150]*[.P153]*[.P154]" office:value-type="float" office:value="4096" calcext:value-type="float">
            <text:p>4096</text:p>
          </table:table-cell>
          <table:table-cell/>
          <table:table-cell table:style-name="ce25" table:formula="of:=[.R150]*[.R153]*[.R154]" office:value-type="float" office:value="4096" calcext:value-type="float">
            <text:p>4096</text:p>
          </table:table-cell>
          <table:table-cell table:style-name="ce25" table:formula="of:=[.S150]*[.S153]*[.S154]" office:value-type="float" office:value="4096" calcext:value-type="float">
            <text:p>4096</text:p>
          </table:table-cell>
          <table:table-cell table:number-columns-repeated="2"/>
          <table:table-cell table:style-name="ce11" table:formula="of:=[.V153]" office:value-type="float" office:value="10" calcext:value-type="float">
            <text:p>10</text:p>
          </table:table-cell>
          <table:table-cell table:style-name="ce11" table:formula="of:=SUM([.B177:.V177])" office:value-type="float" office:value="86026" calcext:value-type="float">
            <text:p>86026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number-columns-repeated="2"/>
          <table:table-cell table:style-name="Default" table:number-columns-repeated="29"/>
          <table:table-cell table:number-columns-repeated="969"/>
        </table:table-row>
        <table:table-row table:style-name="ro2">
          <table:table-cell office:value-type="string" calcext:value-type="string">
            <text:p><text:span text:style-name="T1">ADD</text:span></text:p>
          </table:table-cell>
          <table:table-cell/>
          <table:table-cell table:formula="of:=[.C150]*[.C153]*[.C154]-1" office:value-type="float" office:value="16383" calcext:value-type="float">
            <text:p>16383</text:p>
          </table:table-cell>
          <table:table-cell/>
          <table:table-cell table:style-name="ce25" table:formula="of:=[.E150]*[.E153]*[.E154]-1" office:value-type="float" office:value="16383" calcext:value-type="float">
            <text:p>16383</text:p>
          </table:table-cell>
          <table:table-cell/>
          <table:table-cell table:style-name="ce25" table:formula="of:=[.G150]*[.G153]*[.G154]-1" office:value-type="float" office:value="16383" calcext:value-type="float">
            <text:p>16383</text:p>
          </table:table-cell>
          <table:table-cell table:number-columns-repeated="2"/>
          <table:table-cell table:style-name="ce25" table:formula="of:=[.J150]*[.J153]*[.J154]-1" office:value-type="float" office:value="8191" calcext:value-type="float">
            <text:p>8191</text:p>
          </table:table-cell>
          <table:table-cell/>
          <table:table-cell table:style-name="ce25" table:formula="of:=[.L150]*[.L153]*[.L154]-1" office:value-type="float" office:value="8191" calcext:value-type="float">
            <text:p>8191</text:p>
          </table:table-cell>
          <table:table-cell table:style-name="ce25" table:formula="of:=[.M150]*[.M153]*[.M154]-1" office:value-type="float" office:value="8191" calcext:value-type="float">
            <text:p>8191</text:p>
          </table:table-cell>
          <table:table-cell table:number-columns-repeated="2"/>
          <table:table-cell table:style-name="ce25" table:formula="of:=[.P150]*[.P153]*[.P154]-1" office:value-type="float" office:value="4095" calcext:value-type="float">
            <text:p>4095</text:p>
          </table:table-cell>
          <table:table-cell/>
          <table:table-cell table:style-name="ce25" table:formula="of:=[.R150]*[.R153]*[.R154]-1" office:value-type="float" office:value="4095" calcext:value-type="float">
            <text:p>4095</text:p>
          </table:table-cell>
          <table:table-cell table:style-name="ce25" table:formula="of:=[.S150]*[.S153]*[.S154]-1" office:value-type="float" office:value="4095" calcext:value-type="float">
            <text:p>4095</text:p>
          </table:table-cell>
          <table:table-cell table:number-columns-repeated="2"/>
          <table:table-cell table:style-name="ce13" table:formula="of:=[.V153]-1" office:value-type="float" office:value="9" calcext:value-type="float">
            <text:p>9</text:p>
          </table:table-cell>
          <table:table-cell table:style-name="ce11" table:formula="of:=SUM([.B178:.V178])" office:value-type="float" office:value="86016" calcext:value-type="float">
            <text:p>86016</text:p>
          </table:table-cell>
          <table:table-cell table:style-name="ce10" office:value-type="string" calcext:value-type="string">
            <text:p><text:span text:style-name="T1">ADD</text:span></text:p>
          </table:table-cell>
          <table:table-cell table:number-columns-repeated="2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4" office:value-type="string" calcext:value-type="string">
            <text:p>NORMALIZATION</text:p>
          </table:table-cell>
          <table:table-cell table:number-columns-repeated="20"/>
          <table:table-cell table:style-name="ce13"/>
          <table:table-cell table:style-name="ce11" table:formula="of:=SUM([.B179:.V179]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2">NORMALIZATION</text:span></text:p>
          </table:table-cell>
          <table:table-cell table:number-columns-repeated="2"/>
          <table:table-cell table:style-name="Default" table:number-columns-repeated="29"/>
          <table:table-cell table:number-columns-repeated="96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ce11" table:formula="of:=SUM([.B180:.V180])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number-columns-repeated="2"/>
          <table:table-cell table:style-name="Default" table:number-columns-repeated="29"/>
          <table:table-cell table:number-columns-repeated="969"/>
        </table:table-row>
        <table:table-row table:style-name="ro2">
          <table:table-cell office:value-type="string" calcext:value-type="string">
            <text:p><text:span text:style-name="T1">MUL</text:span></text:p>
          </table:table-cell>
          <table:table-cell/>
          <table:table-cell table:formula="of:=[.C150]*[.C153]*[.C154]" office:value-type="float" office:value="16384" calcext:value-type="float">
            <text:p>16384</text:p>
          </table:table-cell>
          <table:table-cell/>
          <table:table-cell table:style-name="ce25" table:formula="of:=[.E150]*[.E153]*[.E154]" office:value-type="float" office:value="16384" calcext:value-type="float">
            <text:p>16384</text:p>
          </table:table-cell>
          <table:table-cell/>
          <table:table-cell table:style-name="ce25" table:formula="of:=[.G150]*[.G153]*[.G154]" office:value-type="float" office:value="16384" calcext:value-type="float">
            <text:p>16384</text:p>
          </table:table-cell>
          <table:table-cell table:number-columns-repeated="2"/>
          <table:table-cell table:style-name="ce25" table:formula="of:=[.J150]*[.J153]*[.J154]" office:value-type="float" office:value="8192" calcext:value-type="float">
            <text:p>8192</text:p>
          </table:table-cell>
          <table:table-cell/>
          <table:table-cell table:style-name="ce25" table:formula="of:=[.L150]*[.L153]*[.L154]" office:value-type="float" office:value="8192" calcext:value-type="float">
            <text:p>8192</text:p>
          </table:table-cell>
          <table:table-cell table:style-name="ce25" table:formula="of:=[.M150]*[.M153]*[.M154]" office:value-type="float" office:value="8192" calcext:value-type="float">
            <text:p>8192</text:p>
          </table:table-cell>
          <table:table-cell table:number-columns-repeated="2"/>
          <table:table-cell table:style-name="ce25" table:formula="of:=[.P150]*[.P153]*[.P154]" office:value-type="float" office:value="4096" calcext:value-type="float">
            <text:p>4096</text:p>
          </table:table-cell>
          <table:table-cell/>
          <table:table-cell table:style-name="ce25" table:formula="of:=[.R150]*[.R153]*[.R154]" office:value-type="float" office:value="4096" calcext:value-type="float">
            <text:p>4096</text:p>
          </table:table-cell>
          <table:table-cell table:style-name="ce25" table:formula="of:=[.S150]*[.S153]*[.S154]" office:value-type="float" office:value="4096" calcext:value-type="float">
            <text:p>4096</text:p>
          </table:table-cell>
          <table:table-cell table:number-columns-repeated="2"/>
          <table:table-cell table:style-name="ce11" table:formula="of:=[.V153]" office:value-type="float" office:value="10" calcext:value-type="float">
            <text:p>10</text:p>
          </table:table-cell>
          <table:table-cell table:style-name="ce11" table:formula="of:=SUM([.B181:.V181])" office:value-type="float" office:value="86026" calcext:value-type="float">
            <text:p>86026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number-columns-repeated="2"/>
          <table:table-cell table:style-name="Default" table:number-columns-repeated="29"/>
          <table:table-cell table:number-columns-repeated="969"/>
        </table:table-row>
        <table:table-row table:style-name="ro2">
          <table:table-cell office:value-type="string" calcext:value-type="string">
            <text:p><text:span text:style-name="T1">ADD</text:span>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ce11" table:formula="of:=SUM([.H182:.V182])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ADD</text:span></text:p>
          </table:table-cell>
          <table:table-cell table:number-columns-repeated="2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4" office:value-type="string" calcext:value-type="string">
            <text:p><text:span text:style-name="T1">ERROR GRADIENT</text:span></text:p>
          </table:table-cell>
          <table:table-cell table:number-columns-repeated="23"/>
          <table:table-cell table:style-name="ce13" table:number-columns-repeated="2"/>
          <table:table-cell table:number-columns-repeated="2"/>
          <table:table-cell table:style-name="ce14" office:value-type="string" calcext:value-type="string">
            <text:p><text:span text:style-name="T1">ERROR GRADIENT</text:span></text:p>
          </table:table-cell>
          <table:table-cell table:style-name="Default" table:number-columns-repeated="26"/>
          <table:table-cell table:number-columns-repeated="96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23"/>
          <table:table-cell table:style-name="ce13"/>
          <table:table-cell table:style-name="ce13" office:value-type="float" office:value="0" calcext:value-type="float">
            <text:p>0</text:p>
          </table:table-cell>
          <table:table-cell/>
          <table:table-cell table:formula="of:=SUM([.Y184:.AA184])" office:value-type="float" office:value="0" calcext:value-type="float">
            <text:p>0</text:p>
          </table:table-cell>
          <table:table-cell office:value-type="string" calcext:value-type="string">
            <text:p><text:span text:style-name="T1">MACC</text:span></text:p>
          </table:table-cell>
          <table:table-cell table:style-name="Default" table:number-columns-repeated="26"/>
          <table:table-cell table:number-columns-repeated="969"/>
        </table:table-row>
        <table:table-row table:style-name="ro2">
          <table:table-cell office:value-type="string" calcext:value-type="string">
            <text:p><text:span text:style-name="T1">MUL</text:span></text:p>
          </table:table-cell>
          <table:table-cell table:number-columns-repeated="23"/>
          <table:table-cell table:style-name="ce13"/>
          <table:table-cell table:style-name="ce13" office:value-type="float" office:value="0" calcext:value-type="float">
            <text:p>0</text:p>
          </table:table-cell>
          <table:table-cell/>
          <table:table-cell table:formula="of:=SUM([.Y185:.AA185])" office:value-type="float" office:value="0" calcext:value-type="float">
            <text:p>0</text:p>
          </table:table-cell>
          <table:table-cell office:value-type="string" calcext:value-type="string">
            <text:p><text:span text:style-name="T1">MUL</text:span></text:p>
          </table:table-cell>
          <table:table-cell table:style-name="Default" table:number-columns-repeated="26"/>
          <table:table-cell table:number-columns-repeated="969"/>
        </table:table-row>
        <table:table-row table:style-name="ro2">
          <table:table-cell office:value-type="string" calcext:value-type="string">
            <text:p><text:span text:style-name="T1">ADD</text:span></text:p>
          </table:table-cell>
          <table:table-cell table:number-columns-repeated="23"/>
          <table:table-cell table:style-name="ce13"/>
          <table:table-cell table:style-name="ce13" office:value-type="float" office:value="10" calcext:value-type="float">
            <text:p>10</text:p>
          </table:table-cell>
          <table:table-cell/>
          <table:table-cell table:formula="of:=SUM([.Y186:.AA186])" office:value-type="float" office:value="10" calcext:value-type="float">
            <text:p>10</text:p>
          </table:table-cell>
          <table:table-cell office:value-type="string" calcext:value-type="string">
            <text:p><text:span text:style-name="T1">ADD</text:span></text:p>
          </table:table-cell>
          <table:table-cell table:style-name="Default" table:number-columns-repeated="26"/>
          <table:table-cell table:number-columns-repeated="969"/>
        </table:table-row>
        <table:table-row table:style-name="ro2">
          <table:table-cell table:style-name="ce14" office:value-type="string" calcext:value-type="string">
            <text:p><text:span text:style-name="T1">PROJECTION</text:span></text:p>
          </table:table-cell>
          <table:table-cell table:number-columns-repeated="25"/>
          <table:table-cell table:style-name="Default" table:number-columns-repeated="29"/>
          <table:table-cell table:number-columns-repeated="96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V153]*[.B150]*[.B153]*[.B154]" office:value-type="float" office:value="30720" calcext:value-type="float">
            <text:p>30720</text:p>
          </table:table-cell>
          <table:table-cell table:number-columns-repeated="24"/>
          <table:table-cell table:style-name="Default" table:number-columns-repeated="29"/>
          <table:table-cell table:number-columns-repeated="969"/>
        </table:table-row>
        <table:table-row table:style-name="ro2">
          <table:table-cell office:value-type="string" calcext:value-type="string">
            <text:p><text:span text:style-name="T1">MUL</text:span></text:p>
          </table:table-cell>
          <table:table-cell table:formula="of:=[.V153]*[.B150]*[.B153]*[.B154]" office:value-type="float" office:value="30720" calcext:value-type="float">
            <text:p>30720</text:p>
          </table:table-cell>
          <table:table-cell table:number-columns-repeated="24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5" office:value-type="string" calcext:value-type="string">
            <text:p>ADD_weights</text:p>
          </table:table-cell>
          <table:table-cell table:formula="of:=([.V153]-1)*[.B150]*[.B153]*[.B154]" office:value-type="float" office:value="27648" calcext:value-type="float">
            <text:p>27648</text:p>
          </table:table-cell>
          <table:table-cell table:number-columns-repeated="24"/>
          <table:table-cell table:style-name="Default" table:number-columns-repeated="29"/>
          <table:table-cell table:number-columns-repeated="969"/>
        </table:table-row>
        <table:table-row table:style-name="ro4">
          <table:table-cell table:style-name="ce6" office:value-type="string" calcext:value-type="string">
            <text:p>PEP_ADD_WEIGHT</text:p>
          </table:table-cell>
          <table:table-cell table:number-columns-repeated="25"/>
          <table:table-cell table:style-name="Default" table:number-columns-repeated="2"/>
          <table:table-cell table:style-name="ce6" office:value-type="string" calcext:value-type="string">
            <text:p>PEP_WEIGHT_UP</text:p>
          </table:table-cell>
          <table:table-cell table:style-name="Default" table:number-columns-repeated="26"/>
          <table:table-cell table:number-columns-repeated="969"/>
        </table:table-row>
        <table:table-row table:style-name="ro4">
          <table:table-cell table:style-name="ce24" office:value-type="string" calcext:value-type="string">
            <text:p>ADD</text:p>
          </table:table-cell>
          <table:table-cell/>
          <table:table-cell table:formula="of:=[.C153]*[.C154]*[.C150]" office:value-type="float" office:value="16384" calcext:value-type="float">
            <text:p>16384</text:p>
          </table:table-cell>
          <table:table-cell/>
          <table:table-cell table:formula="of:=[.E153]*[.E154]*[.E150]" office:value-type="float" office:value="16384" calcext:value-type="float">
            <text:p>16384</text:p>
          </table:table-cell>
          <table:table-cell/>
          <table:table-cell table:formula="of:=[.G153]*[.G154]*[.G150]" office:value-type="float" office:value="16384" calcext:value-type="float">
            <text:p>16384</text:p>
          </table:table-cell>
          <table:table-cell table:number-columns-repeated="2"/>
          <table:table-cell table:formula="of:=[.J153]*[.J154]*[.J150]" office:value-type="float" office:value="8192" calcext:value-type="float">
            <text:p>8192</text:p>
          </table:table-cell>
          <table:table-cell/>
          <table:table-cell table:formula="of:=[.L153]*[.L154]*[.L150]" office:value-type="float" office:value="8192" calcext:value-type="float">
            <text:p>8192</text:p>
          </table:table-cell>
          <table:table-cell table:formula="of:=[.M153]*[.M154]*[.M150]" office:value-type="float" office:value="8192" calcext:value-type="float">
            <text:p>8192</text:p>
          </table:table-cell>
          <table:table-cell table:number-columns-repeated="2"/>
          <table:table-cell table:formula="of:=[.P153]*[.P154]*[.P150]" office:value-type="float" office:value="4096" calcext:value-type="float">
            <text:p>4096</text:p>
          </table:table-cell>
          <table:table-cell/>
          <table:table-cell table:formula="of:=[.R153]*[.R154]*[.R150]" office:value-type="float" office:value="4096" calcext:value-type="float">
            <text:p>4096</text:p>
          </table:table-cell>
          <table:table-cell table:formula="of:=[.S153]*[.S154]*[.S150]" office:value-type="float" office:value="4096" calcext:value-type="float">
            <text:p>4096</text:p>
          </table:table-cell>
          <table:table-cell table:number-columns-repeated="6"/>
          <table:table-cell table:formula="of:=10" office:value-type="float" office:value="10" calcext:value-type="float">
            <text:p>10</text:p>
          </table:table-cell>
          <table:table-cell table:style-name="Default"/>
          <table:table-cell table:style-name="Default" table:formula="of:=SUM([.B192:.AA192])" office:value-type="float" office:value="86026" calcext:value-type="float">
            <text:p>86026</text:p>
          </table:table-cell>
          <table:table-cell table:style-name="ce24" office:value-type="string" calcext:value-type="string">
            <text:p>ADD</text:p>
          </table:table-cell>
          <table:table-cell table:style-name="Default" table:number-columns-repeated="26"/>
          <table:table-cell table:number-columns-repeated="969"/>
        </table:table-row>
        <table:table-row table:style-name="ro4">
          <table:table-cell table:style-name="ce24"/>
          <table:table-cell table:number-columns-repeated="25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1" table:number-columns-repeated="2"/>
          <table:table-cell/>
          <table:table-cell table:style-name="ce11" office:value-type="string" calcext:value-type="string">
            <text:p>TRAIN RAM</text:p>
          </table:table-cell>
          <table:table-cell table:style-name="ce11" office:value-type="string" calcext:value-type="string">
            <text:p>INF. RAM</text:p>
          </table:table-cell>
          <table:table-cell table:number-columns-repeated="21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6" office:value-type="string" calcext:value-type="string">
            <text:p><text:span text:style-name="T1">BACKPROPAGATION</text:span></text:p>
          </table:table-cell>
          <table:table-cell table:style-name="ce11"/>
          <table:table-cell/>
          <table:table-cell table:style-name="ce11" table:formula="of:=[.B147]+[.C147]+[.E147]+[.G147]+[.H147]+[.J147]+[.L147]+[.M147]+[.N147]+[.P147]+[.R147]+[.S147]+[.U147]+[.V147]+[.Z147]" office:value-type="float" office:value="113779" calcext:value-type="float">
            <text:p>113779</text:p>
          </table:table-cell>
          <table:table-cell table:style-name="ce11" table:formula="of:=[.G147]+[.C147]+[.H147]" office:value-type="float" office:value="49152" calcext:value-type="float">
            <text:p>49152</text:p>
          </table:table-cell>
          <table:table-cell table:number-columns-repeated="21"/>
          <table:table-cell table:style-name="Default" table:number-columns-repeated="29"/>
          <table:table-cell table:number-columns-repeated="96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style-name="ce11" table:formula="of:=[.AB160]+[.W166]+[.W170]+[.AB184]" office:value-type="float" office:value="34264510" calcext:value-type="float">
            <text:p>34264510</text:p>
          </table:table-cell>
          <table:table-cell table:style-name="ce11" table:formula="of:=[.AB160]" office:value-type="float" office:value="9704254" calcext:value-type="float">
            <text:p>9704254</text:p>
          </table:table-cell>
          <table:table-cell table:style-name="ce11"/>
          <table:table-cell table:number-columns-repeated="22"/>
          <table:table-cell table:style-name="Default" table:number-columns-repeated="29"/>
          <table:table-cell table:number-columns-repeated="969"/>
        </table:table-row>
        <table:table-row table:style-name="ro2">
          <table:table-cell office:value-type="string" calcext:value-type="string">
            <text:p><text:span text:style-name="T1">MUL</text:span></text:p>
          </table:table-cell>
          <table:table-cell table:style-name="ce11" table:formula="of:=[.AB161]+[.W167]+[.W171]+[.AB185]" office:value-type="float" office:value="34269246" calcext:value-type="float">
            <text:p>34269246</text:p>
          </table:table-cell>
          <table:table-cell table:style-name="ce11" table:formula="of:=[.AB161]" office:value-type="float" office:value="9704254" calcext:value-type="float">
            <text:p>9704254</text:p>
          </table:table-cell>
          <table:table-cell table:style-name="ce11"/>
          <table:table-cell table:number-columns-repeated="22"/>
          <table:table-cell table:style-name="Default" table:number-columns-repeated="29"/>
          <table:table-cell table:number-columns-repeated="969"/>
        </table:table-row>
        <table:table-row table:style-name="ro2">
          <table:table-cell office:value-type="string" calcext:value-type="string">
            <text:p><text:span text:style-name="T1">ADD</text:span></text:p>
          </table:table-cell>
          <table:table-cell table:style-name="ce11" table:formula="of:=[.AB162]+[.W168]+[.W172]+[.AB186]" office:value-type="float" office:value="25385816" calcext:value-type="float">
            <text:p>25385816</text:p>
          </table:table-cell>
          <table:table-cell table:style-name="ce11" table:formula="of:=[.AB162]" office:value-type="float" office:value="9732862" calcext:value-type="float">
            <text:p>9732862</text:p>
          </table:table-cell>
          <table:table-cell table:style-name="ce11"/>
          <table:table-cell table:number-columns-repeated="22"/>
          <table:table-cell table:style-name="Default" table:number-columns-repeated="29"/>
          <table:table-cell table:number-columns-repeated="969"/>
        </table:table-row>
        <table:table-row table:style-name="ro2">
          <table:table-cell office:value-type="string" calcext:value-type="string">
            <text:p><text:span text:style-name="T1">ADD_weights</text:span></text:p>
          </table:table-cell>
          <table:table-cell table:style-name="ce11" table:formula="of:=[.AB163]+[.W168]+[.W173]+[.AB186]" office:value-type="float" office:value="25213984" calcext:value-type="float">
            <text:p>25213984</text:p>
          </table:table-cell>
          <table:table-cell table:style-name="ce11" table:formula="of:=[.AB163]" office:value-type="float" office:value="9646710" calcext:value-type="float">
            <text:p>9646710</text:p>
          </table:table-cell>
          <table:table-cell table:style-name="ce11"/>
          <table:table-cell table:number-columns-repeated="22"/>
          <table:table-cell table:style-name="Default" table:number-columns-repeated="29"/>
          <table:table-cell table:number-columns-repeated="969"/>
        </table:table-row>
        <table:table-row table:style-name="ro2">
          <table:table-cell office:value-type="string" calcext:value-type="string">
            <text:p><text:span text:style-name="T1">ADD_biases</text:span></text:p>
          </table:table-cell>
          <table:table-cell table:style-name="ce11" table:formula="of:=[.AB164]+[.W174]" office:value-type="float" office:value="138938" calcext:value-type="float">
            <text:p>138938</text:p>
          </table:table-cell>
          <table:table-cell table:style-name="ce11" table:formula="of:=[.AB164]" office:value-type="float" office:value="53258" calcext:value-type="float">
            <text:p>53258</text:p>
          </table:table-cell>
          <table:table-cell table:style-name="ce11"/>
          <table:table-cell table:number-columns-repeated="22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6" office:value-type="string" calcext:value-type="string">
            <text:p><text:span text:style-name="T1">FORWARD-FORWARD</text:span></text:p>
          </table:table-cell>
          <table:table-cell table:style-name="ce11"/>
          <table:table-cell/>
          <table:table-cell table:style-name="ce11" table:formula="of:=[.G147]+[.C147]+[.B147]+[.H147]" office:value-type="float" office:value="52225" calcext:value-type="float">
            <text:p>52225</text:p>
          </table:table-cell>
          <table:table-cell table:style-name="ce11" table:formula="of:=[.G147]+[.C147]+[.B147]+[.H147]" office:value-type="float" office:value="52225" calcext:value-type="float">
            <text:p>52225</text:p>
          </table:table-cell>
          <table:table-cell table:number-columns-repeated="21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0" office:value-type="string" calcext:value-type="string">
            <text:p><text:span text:style-name="T1">MACC</text:span></text:p>
          </table:table-cell>
          <table:table-cell table:style-name="ce11" table:formula="of:=[.W160]+[.W170]+[.W176]+[.W180]" office:value-type="float" office:value="25092746" calcext:value-type="float">
            <text:p>25092746</text:p>
          </table:table-cell>
          <table:table-cell table:style-name="ce11" table:formula="of:=[.W160]+[.W176]+[.W180]" office:value-type="float" office:value="12591754" calcext:value-type="float">
            <text:p>12591754</text:p>
          </table:table-cell>
          <table:table-cell table:style-name="ce11"/>
          <table:table-cell table:number-columns-repeated="22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0" office:value-type="string" calcext:value-type="string">
            <text:p><text:span text:style-name="T1">MUL</text:span></text:p>
          </table:table-cell>
          <table:table-cell table:style-name="ce11" table:formula="of:=[.W161]+[.W171]+[.W177]+[.W181]" office:value-type="float" office:value="25179412" calcext:value-type="float">
            <text:p>25179412</text:p>
          </table:table-cell>
          <table:table-cell table:style-name="ce11" table:formula="of:=[.W161]+[.W177]+[.W181]" office:value-type="float" office:value="12677780" calcext:value-type="float">
            <text:p>12677780</text:p>
          </table:table-cell>
          <table:table-cell table:style-name="ce13"/>
          <table:table-cell table:number-columns-repeated="22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0" office:value-type="string" calcext:value-type="string">
            <text:p><text:span text:style-name="T1">ADD</text:span></text:p>
          </table:table-cell>
          <table:table-cell table:style-name="ce11" table:formula="of:=[.W162]+[.W172]+[.W178]+[.W182]" office:value-type="float" office:value="25130304" calcext:value-type="float">
            <text:p>25130304</text:p>
          </table:table-cell>
          <table:table-cell table:style-name="ce11" table:formula="of:=[.W162]+[.W178]+[.W182]" office:value-type="float" office:value="12620352" calcext:value-type="float">
            <text:p>12620352</text:p>
          </table:table-cell>
          <table:table-cell table:style-name="ce13"/>
          <table:table-cell table:number-columns-repeated="22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0" office:value-type="string" calcext:value-type="string">
            <text:p><text:span text:style-name="T1">ADD_weights</text:span></text:p>
          </table:table-cell>
          <table:table-cell table:style-name="ce13" table:formula="of:=[.W163]+[.W178]+[.W173]+[.W182]" office:value-type="float" office:value="24925894" calcext:value-type="float">
            <text:p>24925894</text:p>
          </table:table-cell>
          <table:table-cell table:style-name="ce11" table:formula="of:=[.W163]+[.W178]+[.W182]" office:value-type="float" office:value="12501622" calcext:value-type="float">
            <text:p>12501622</text:p>
          </table:table-cell>
          <table:table-cell table:style-name="ce13"/>
          <table:table-cell table:number-columns-repeated="22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0" office:value-type="string" calcext:value-type="string">
            <text:p><text:span text:style-name="T1">ADD_biases</text:span></text:p>
          </table:table-cell>
          <table:table-cell table:style-name="ce13" table:formula="of:=[.W164]+[.W174]" office:value-type="float" office:value="171706" calcext:value-type="float">
            <text:p>171706</text:p>
          </table:table-cell>
          <table:table-cell table:style-name="ce11" table:formula="of:=[.W164]" office:value-type="float" office:value="86026" calcext:value-type="float">
            <text:p>86026</text:p>
          </table:table-cell>
          <table:table-cell table:style-name="ce13"/>
          <table:table-cell table:number-columns-repeated="22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6" office:value-type="string" calcext:value-type="string">
            <text:p><text:span text:style-name="T1">PEPITA</text:span></text:p>
          </table:table-cell>
          <table:table-cell table:style-name="ce11"/>
          <table:table-cell/>
          <table:table-cell table:style-name="ce11" table:formula="of:=[.G147]+[.C147]+[.G147]+[.C147]+[.H147]" office:value-type="float" office:value="81920" calcext:value-type="float">
            <text:p>81920</text:p>
          </table:table-cell>
          <table:table-cell table:style-name="ce11" table:formula="of:=[.C147]+[.G147]+[.H147]" office:value-type="float" office:value="49152" calcext:value-type="float">
            <text:p>49152</text:p>
          </table:table-cell>
          <table:table-cell table:number-columns-repeated="21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0" office:value-type="string" calcext:value-type="string">
            <text:p><text:span text:style-name="T1">MACC</text:span></text:p>
          </table:table-cell>
          <table:table-cell table:style-name="ce11" table:formula="of:=3*[.AB160]+[.W170]+[.AB184]+[.B188]" office:value-type="float" office:value="41644474" calcext:value-type="float">
            <text:p>41644474</text:p>
          </table:table-cell>
          <table:table-cell table:style-name="ce11" table:formula="of:=[.AB160]" office:value-type="float" office:value="9704254" calcext:value-type="float">
            <text:p>9704254</text:p>
          </table:table-cell>
          <table:table-cell table:style-name="ce11"/>
          <table:table-cell table:number-columns-repeated="22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0" office:value-type="string" calcext:value-type="string">
            <text:p><text:span text:style-name="T1">MUL</text:span></text:p>
          </table:table-cell>
          <table:table-cell table:style-name="ce11" table:formula="of:=3*[.AB161]+[.W171]+[.AB185]+[.B189]" office:value-type="float" office:value="41645114" calcext:value-type="float">
            <text:p>41645114</text:p>
          </table:table-cell>
          <table:table-cell table:style-name="ce11" table:formula="of:=[.AB161]" office:value-type="float" office:value="9704254" calcext:value-type="float">
            <text:p>9704254</text:p>
          </table:table-cell>
          <table:table-cell table:style-name="ce11"/>
          <table:table-cell table:number-columns-repeated="22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0" office:value-type="string" calcext:value-type="string">
            <text:p><text:span text:style-name="T1">ADD</text:span></text:p>
          </table:table-cell>
          <table:table-cell table:style-name="ce11" table:formula="of:=3*[.AB162]+[.W172]+[.AB186]+[.B190]+[.AB192]" office:value-type="float" office:value="41822222" calcext:value-type="float">
            <text:p>41822222</text:p>
          </table:table-cell>
          <table:table-cell table:style-name="ce11" table:formula="of:=[.AB162]" office:value-type="float" office:value="9732862" calcext:value-type="float">
            <text:p>9732862</text:p>
          </table:table-cell>
          <table:table-cell table:style-name="ce11"/>
          <table:table-cell table:number-columns-repeated="22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0" office:value-type="string" calcext:value-type="string">
            <text:p><text:span text:style-name="T1">ADD_weights</text:span></text:p>
          </table:table-cell>
          <table:table-cell table:style-name="ce11" table:formula="of:=3*[.AB163]+[.W173]+[.AB186]+[.B190]" office:value-type="float" office:value="41392060" calcext:value-type="float">
            <text:p>41392060</text:p>
          </table:table-cell>
          <table:table-cell table:style-name="ce11" table:formula="of:=[.AB163]" office:value-type="float" office:value="9646710" calcext:value-type="float">
            <text:p>9646710</text:p>
          </table:table-cell>
          <table:table-cell table:style-name="ce11"/>
          <table:table-cell table:number-columns-repeated="22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0" office:value-type="string" calcext:value-type="string">
            <text:p><text:span text:style-name="T1">ADD_biases</text:span></text:p>
          </table:table-cell>
          <table:table-cell table:style-name="ce11" table:formula="of:=[.AB164]+[.W174]" office:value-type="float" office:value="138938" calcext:value-type="float">
            <text:p>138938</text:p>
          </table:table-cell>
          <table:table-cell table:style-name="ce11" table:formula="of:=[.AB164]" office:value-type="float" office:value="53258" calcext:value-type="float">
            <text:p>53258</text:p>
          </table:table-cell>
          <table:table-cell table:style-name="ce11"/>
          <table:table-cell table:number-columns-repeated="22"/>
          <table:table-cell table:style-name="Default" table:number-columns-repeated="29"/>
          <table:table-cell table:number-columns-repeated="969"/>
        </table:table-row>
        <table:table-row table:style-name="ro2">
          <table:table-cell table:style-name="ce11" table:number-columns-repeated="4"/>
          <table:table-cell table:number-columns-repeated="22"/>
          <table:table-cell table:style-name="Default" table:number-columns-repeated="29"/>
          <table:table-cell table:number-columns-repeated="969"/>
        </table:table-row>
        <table:table-row table:style-name="ro4">
          <table:table-cell table:style-name="ce24"/>
          <table:table-cell table:number-columns-repeated="25"/>
          <table:table-cell table:style-name="Default" table:number-columns-repeated="29"/>
          <table:table-cell table:number-columns-repeated="969"/>
        </table:table-row>
        <table:table-row table:style-name="ro5">
          <table:table-cell table:style-name="Default" table:number-columns-repeated="22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26" office:value-type="string" calcext:value-type="string">
            <text:p>AE Anomaly</text:p>
          </table:table-cell>
          <table:table-cell table:number-columns-repeated="14"/>
          <table:table-cell table:style-name="Default" table:number-columns-repeated="7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27" office:value-type="string" calcext:value-type="string">
            <text:p><text:span text:style-name="T2">layer:</text:span></text:p>
          </table:table-cell>
          <table:table-cell table:style-name="ce27" office:value-type="string" calcext:value-type="string">
            <text:p><text:span text:style-name="T2">Input</text:span></text:p>
          </table:table-cell>
          <table:table-cell table:style-name="ce27" office:value-type="string" calcext:value-type="string">
            <text:p><text:span text:style-name="T2">FC</text:span></text:p>
          </table:table-cell>
          <table:table-cell table:style-name="ce27" office:value-type="string" calcext:value-type="string">
            <text:p><text:span text:style-name="T2">FC</text:span></text:p>
          </table:table-cell>
          <table:table-cell table:style-name="ce27" office:value-type="string" calcext:value-type="string">
            <text:p><text:span text:style-name="T2">FC</text:span></text:p>
          </table:table-cell>
          <table:table-cell table:style-name="ce27" office:value-type="string" calcext:value-type="string">
            <text:p><text:span text:style-name="T2">FC</text:span></text:p>
          </table:table-cell>
          <table:table-cell table:style-name="ce27" office:value-type="string" calcext:value-type="string">
            <text:p><text:span text:style-name="T2">FC</text:span></text:p>
          </table:table-cell>
          <table:table-cell table:style-name="ce27" office:value-type="string" calcext:value-type="string">
            <text:p><text:span text:style-name="T2">FC</text:span></text:p>
          </table:table-cell>
          <table:table-cell table:style-name="ce27" office:value-type="string" calcext:value-type="string">
            <text:p><text:span text:style-name="T2">FC</text:span></text:p>
          </table:table-cell>
          <table:table-cell table:style-name="ce27" office:value-type="string" calcext:value-type="string">
            <text:p><text:span text:style-name="T2">FC</text:span></text:p>
          </table:table-cell>
          <table:table-cell table:style-name="ce27" office:value-type="string" calcext:value-type="string">
            <text:p><text:span text:style-name="T2">FC</text:span></text:p>
          </table:table-cell>
          <table:table-cell table:style-name="ce27" office:value-type="string" calcext:value-type="string">
            <text:p><text:span text:style-name="T2">FC</text:span></text:p>
          </table:table-cell>
          <table:table-cell table:number-columns-repeated="3"/>
          <table:table-cell table:style-name="Default" table:number-columns-repeated="7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27" office:value-type="string" calcext:value-type="string">
            <text:p><text:span text:style-name="T2">size activations (byte)</text:span></text:p>
          </table:table-cell>
          <table:table-cell table:style-name="ce27" office:value-type="float" office:value="640" calcext:value-type="float">
            <text:p>640</text:p>
          </table:table-cell>
          <table:table-cell table:number-columns-repeated="4" table:style-name="ce27" office:value-type="float" office:value="128" calcext:value-type="float">
            <text:p>128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4" table:style-name="ce27" office:value-type="float" office:value="128" calcext:value-type="float">
            <text:p>128</text:p>
          </table:table-cell>
          <table:table-cell table:style-name="ce27" office:value-type="float" office:value="640" calcext:value-type="float">
            <text:p>640</text:p>
          </table:table-cell>
          <table:table-cell table:style-name="ce27" table:number-columns-repeated="2"/>
          <table:table-cell/>
          <table:table-cell table:style-name="Default" table:number-columns-repeated="7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27" office:value-type="string" calcext:value-type="string">
            <text:p><text:span text:style-name="T2">shape</text:span></text:p>
          </table:table-cell>
          <table:table-cell table:style-name="ce27" office:value-type="string" calcext:value-type="string">
            <text:p><text:span text:style-name="T2">1,1,1,640</text:span></text:p>
          </table:table-cell>
          <table:table-cell table:style-name="ce27" office:value-type="string" calcext:value-type="string">
            <text:p><text:span text:style-name="T2">1,1,1,128</text:span></text:p>
          </table:table-cell>
          <table:table-cell table:style-name="ce27" office:value-type="string" calcext:value-type="string">
            <text:p><text:span text:style-name="T2">1,1,1,128</text:span></text:p>
          </table:table-cell>
          <table:table-cell table:style-name="ce27" office:value-type="string" calcext:value-type="string">
            <text:p><text:span text:style-name="T2">1,1,1,128</text:span></text:p>
          </table:table-cell>
          <table:table-cell table:style-name="ce27" office:value-type="string" calcext:value-type="string">
            <text:p><text:span text:style-name="T2">1,1,1,128</text:span></text:p>
          </table:table-cell>
          <table:table-cell table:style-name="ce27" office:value-type="string" calcext:value-type="string">
            <text:p><text:span text:style-name="T2">1,1,1,8</text:span></text:p>
          </table:table-cell>
          <table:table-cell table:style-name="ce27" office:value-type="string" calcext:value-type="string">
            <text:p><text:span text:style-name="T2">1,1,1,128</text:span></text:p>
          </table:table-cell>
          <table:table-cell table:style-name="ce27" office:value-type="string" calcext:value-type="string">
            <text:p><text:span text:style-name="T2">1,1,1,128</text:span></text:p>
          </table:table-cell>
          <table:table-cell table:style-name="ce27" office:value-type="string" calcext:value-type="string">
            <text:p><text:span text:style-name="T2">1,1,1,128</text:span></text:p>
          </table:table-cell>
          <table:table-cell table:style-name="ce27" office:value-type="string" calcext:value-type="string">
            <text:p><text:span text:style-name="T2">1,1,1,128</text:span></text:p>
          </table:table-cell>
          <table:table-cell table:style-name="ce27" office:value-type="string" calcext:value-type="string">
            <text:p><text:span text:style-name="T2">1,1,1,640</text:span></text:p>
          </table:table-cell>
          <table:table-cell table:style-name="ce27" table:number-columns-repeated="2"/>
          <table:table-cell/>
          <table:table-cell table:style-name="Default" table:number-columns-repeated="7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C_in</text:span></text:p>
          </table:table-cell>
          <table:table-cell table:style-name="Default" table:number-columns-repeated="21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C_out</text:span></text:p>
          </table:table-cell>
          <table:table-cell table:style-name="Default" table:number-columns-repeated="21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H_in</text:span></text:p>
          </table:table-cell>
          <table:table-cell table:style-name="Default"/>
          <table:table-cell table:style-name="Default" office:value-type="float" office:value="640" calcext:value-type="float">
            <text:p>640</text:p>
          </table:table-cell>
          <table:table-cell table:number-columns-repeated="4" table:style-name="Default" office:value-type="float" office:value="128" calcext:value-type="float">
            <text:p>12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 table:style-name="Default" office:value-type="float" office:value="128" calcext:value-type="float">
            <text:p>128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W_in</text:span></text:p>
          </table:table-cell>
          <table:table-cell table:style-name="Default" table:number-columns-repeated="21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H_out</text:span></text:p>
          </table:table-cell>
          <table:table-cell table:style-name="Default" office:value-type="float" office:value="640" calcext:value-type="float">
            <text:p>640</text:p>
          </table:table-cell>
          <table:table-cell table:number-columns-repeated="4" table:style-name="Default" office:value-type="float" office:value="128" calcext:value-type="float">
            <text:p>12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 table:style-name="Default" office:value-type="float" office:value="128" calcext:value-type="float">
            <text:p>128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W_out</text:span></text:p>
          </table:table-cell>
          <table:table-cell table:style-name="Default" table:number-columns-repeated="21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H_ker</text:span></text:p>
          </table:table-cell>
          <table:table-cell table:style-name="Default" table:number-columns-repeated="21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W_ker</text:span></text:p>
          </table:table-cell>
          <table:table-cell table:style-name="Default" table:number-columns-repeated="21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H_stride</text:span></text:p>
          </table:table-cell>
          <table:table-cell table:style-name="Default" table:number-columns-repeated="21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W_stride</text:span></text:p>
          </table:table-cell>
          <table:table-cell table:style-name="Default" table:number-columns-repeated="11"/>
          <table:table-cell office:value-type="string" calcext:value-type="string">
            <text:p>TOTALE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4" office:value-type="string" calcext:value-type="string">
            <text:p><text:span text:style-name="T1">FORWARD PASS</text:span></text:p>
          </table:table-cell>
          <table:table-cell table:style-name="Default" table:number-columns-repeated="11"/>
          <table:table-cell/>
          <table:table-cell table:style-name="ce14" office:value-type="string" calcext:value-type="string">
            <text:p><text:span text:style-name="T1">FORWARD PASS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MACC</text:span></text:p>
          </table:table-cell>
          <table:table-cell table:style-name="Default"/>
          <table:table-cell table:style-name="Default" table:formula="of:=[.C224]*[.C222]" office:value-type="float" office:value="81920" calcext:value-type="float">
            <text:p>81920</text:p>
          </table:table-cell>
          <table:table-cell table:style-name="Default" table:formula="of:=[.D224]*[.D222]" office:value-type="float" office:value="16384" calcext:value-type="float">
            <text:p>16384</text:p>
          </table:table-cell>
          <table:table-cell table:style-name="Default" table:formula="of:=[.E224]*[.E222]" office:value-type="float" office:value="16384" calcext:value-type="float">
            <text:p>16384</text:p>
          </table:table-cell>
          <table:table-cell table:style-name="Default" table:formula="of:=[.F224]*[.F222]" office:value-type="float" office:value="16384" calcext:value-type="float">
            <text:p>16384</text:p>
          </table:table-cell>
          <table:table-cell table:style-name="Default" table:formula="of:=[.G224]*[.G222]" office:value-type="float" office:value="1024" calcext:value-type="float">
            <text:p>1024</text:p>
          </table:table-cell>
          <table:table-cell table:style-name="Default" table:formula="of:=[.H224]*[.H222]" office:value-type="float" office:value="1024" calcext:value-type="float">
            <text:p>1024</text:p>
          </table:table-cell>
          <table:table-cell table:style-name="Default" table:formula="of:=[.I224]*[.I222]" office:value-type="float" office:value="16384" calcext:value-type="float">
            <text:p>16384</text:p>
          </table:table-cell>
          <table:table-cell table:style-name="Default" table:formula="of:=[.J224]*[.J222]" office:value-type="float" office:value="16384" calcext:value-type="float">
            <text:p>16384</text:p>
          </table:table-cell>
          <table:table-cell table:style-name="Default" table:formula="of:=[.K224]*[.K222]" office:value-type="float" office:value="16384" calcext:value-type="float">
            <text:p>16384</text:p>
          </table:table-cell>
          <table:table-cell table:style-name="Default" table:formula="of:=[.L224]*[.L222]" office:value-type="float" office:value="81920" calcext:value-type="float">
            <text:p>81920</text:p>
          </table:table-cell>
          <table:table-cell table:formula="of:=SUM([.B231:.L231])" office:value-type="float" office:value="264192" calcext:value-type="float">
            <text:p>264192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MUL</text:span></text:p>
          </table:table-cell>
          <table:table-cell table:style-name="Default"/>
          <table:table-cell table:style-name="Default" table:formula="of:=[.C224]*[.C222]" office:value-type="float" office:value="81920" calcext:value-type="float">
            <text:p>81920</text:p>
          </table:table-cell>
          <table:table-cell table:style-name="Default" table:formula="of:=[.D224]*[.D222]" office:value-type="float" office:value="16384" calcext:value-type="float">
            <text:p>16384</text:p>
          </table:table-cell>
          <table:table-cell table:style-name="Default" table:formula="of:=[.E224]*[.E222]" office:value-type="float" office:value="16384" calcext:value-type="float">
            <text:p>16384</text:p>
          </table:table-cell>
          <table:table-cell table:style-name="Default" table:formula="of:=[.F224]*[.F222]" office:value-type="float" office:value="16384" calcext:value-type="float">
            <text:p>16384</text:p>
          </table:table-cell>
          <table:table-cell table:style-name="Default" table:formula="of:=[.G224]*[.G222]" office:value-type="float" office:value="1024" calcext:value-type="float">
            <text:p>1024</text:p>
          </table:table-cell>
          <table:table-cell table:style-name="Default" table:formula="of:=[.H224]*[.H222]" office:value-type="float" office:value="1024" calcext:value-type="float">
            <text:p>1024</text:p>
          </table:table-cell>
          <table:table-cell table:style-name="Default" table:formula="of:=[.I224]*[.I222]" office:value-type="float" office:value="16384" calcext:value-type="float">
            <text:p>16384</text:p>
          </table:table-cell>
          <table:table-cell table:style-name="Default" table:formula="of:=[.J224]*[.J222]" office:value-type="float" office:value="16384" calcext:value-type="float">
            <text:p>16384</text:p>
          </table:table-cell>
          <table:table-cell table:style-name="Default" table:formula="of:=[.K224]*[.K222]" office:value-type="float" office:value="16384" calcext:value-type="float">
            <text:p>16384</text:p>
          </table:table-cell>
          <table:table-cell table:style-name="Default" table:formula="of:=[.L224]*[.L222]" office:value-type="float" office:value="81920" calcext:value-type="float">
            <text:p>81920</text:p>
          </table:table-cell>
          <table:table-cell table:formula="of:=SUM([.B232:.L232])" office:value-type="float" office:value="264192" calcext:value-type="float">
            <text:p>264192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ADD</text:span></text:p>
          </table:table-cell>
          <table:table-cell table:style-name="Default"/>
          <table:table-cell table:style-name="Default" table:formula="of:=([.C222]-1)*[.C224]+[.C224]" office:value-type="float" office:value="81920" calcext:value-type="float">
            <text:p>81920</text:p>
          </table:table-cell>
          <table:table-cell table:style-name="Default" table:formula="of:=([.D222]-1)*[.D224]+[.D224]" office:value-type="float" office:value="16384" calcext:value-type="float">
            <text:p>16384</text:p>
          </table:table-cell>
          <table:table-cell table:style-name="Default" table:formula="of:=([.E222]-1)*[.E224]+[.E224]" office:value-type="float" office:value="16384" calcext:value-type="float">
            <text:p>16384</text:p>
          </table:table-cell>
          <table:table-cell table:style-name="Default" table:formula="of:=([.F222]-1)*[.F224]+[.F224]" office:value-type="float" office:value="16384" calcext:value-type="float">
            <text:p>16384</text:p>
          </table:table-cell>
          <table:table-cell table:style-name="Default" table:formula="of:=([.G222]-1)*[.G224]+[.G224]" office:value-type="float" office:value="1024" calcext:value-type="float">
            <text:p>1024</text:p>
          </table:table-cell>
          <table:table-cell table:style-name="Default" table:formula="of:=([.H222]-1)*[.H224]+[.H224]" office:value-type="float" office:value="1024" calcext:value-type="float">
            <text:p>1024</text:p>
          </table:table-cell>
          <table:table-cell table:style-name="Default" table:formula="of:=([.I222]-1)*[.I224]+[.I224]" office:value-type="float" office:value="16384" calcext:value-type="float">
            <text:p>16384</text:p>
          </table:table-cell>
          <table:table-cell table:style-name="Default" table:formula="of:=([.J222]-1)*[.J224]+[.J224]" office:value-type="float" office:value="16384" calcext:value-type="float">
            <text:p>16384</text:p>
          </table:table-cell>
          <table:table-cell table:style-name="Default" table:formula="of:=([.K222]-1)*[.K224]+[.K224]" office:value-type="float" office:value="16384" calcext:value-type="float">
            <text:p>16384</text:p>
          </table:table-cell>
          <table:table-cell table:style-name="Default" table:formula="of:=([.L222]-1)*[.L224]+[.L224]" office:value-type="float" office:value="81920" calcext:value-type="float">
            <text:p>81920</text:p>
          </table:table-cell>
          <table:table-cell table:formula="of:=SUM([.B233:.L233])" office:value-type="float" office:value="264192" calcext:value-type="float">
            <text:p>264192</text:p>
          </table:table-cell>
          <table:table-cell table:style-name="ce10" office:value-type="string" calcext:value-type="string">
            <text:p><text:span text:style-name="T1">ADD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ADD_weights</text:span></text:p>
          </table:table-cell>
          <table:table-cell table:style-name="Default"/>
          <table:table-cell table:style-name="Default" table:formula="of:=([.C222]-1)*[.C224]" office:value-type="float" office:value="81792" calcext:value-type="float">
            <text:p>81792</text:p>
          </table:table-cell>
          <table:table-cell table:style-name="Default" table:formula="of:=([.D222]-1)*[.D224]" office:value-type="float" office:value="16256" calcext:value-type="float">
            <text:p>16256</text:p>
          </table:table-cell>
          <table:table-cell table:style-name="Default" table:formula="of:=([.E222]-1)*[.E224]" office:value-type="float" office:value="16256" calcext:value-type="float">
            <text:p>16256</text:p>
          </table:table-cell>
          <table:table-cell table:style-name="Default" table:formula="of:=([.F222]-1)*[.F224]" office:value-type="float" office:value="16256" calcext:value-type="float">
            <text:p>16256</text:p>
          </table:table-cell>
          <table:table-cell table:style-name="Default" table:formula="of:=([.G222]-1)*[.G224]" office:value-type="float" office:value="1016" calcext:value-type="float">
            <text:p>1016</text:p>
          </table:table-cell>
          <table:table-cell table:style-name="Default" table:formula="of:=([.H222]-1)*[.H224]" office:value-type="float" office:value="896" calcext:value-type="float">
            <text:p>896</text:p>
          </table:table-cell>
          <table:table-cell table:style-name="Default" table:formula="of:=([.I222]-1)*[.I224]" office:value-type="float" office:value="16256" calcext:value-type="float">
            <text:p>16256</text:p>
          </table:table-cell>
          <table:table-cell table:style-name="Default" table:formula="of:=([.J222]-1)*[.J224]" office:value-type="float" office:value="16256" calcext:value-type="float">
            <text:p>16256</text:p>
          </table:table-cell>
          <table:table-cell table:style-name="Default" table:formula="of:=([.K222]-1)*[.K224]" office:value-type="float" office:value="16256" calcext:value-type="float">
            <text:p>16256</text:p>
          </table:table-cell>
          <table:table-cell table:style-name="Default" table:formula="of:=([.L222]-1)*[.L224]" office:value-type="float" office:value="81280" calcext:value-type="float">
            <text:p>81280</text:p>
          </table:table-cell>
          <table:table-cell table:formula="of:=SUM([.B234:.L234])" office:value-type="float" office:value="262520" calcext:value-type="float">
            <text:p>262520</text:p>
          </table:table-cell>
          <table:table-cell table:style-name="ce10" office:value-type="string" calcext:value-type="string">
            <text:p><text:span text:style-name="T1">ADD_weights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ADD_biases</text:span></text:p>
          </table:table-cell>
          <table:table-cell table:style-name="Default"/>
          <table:table-cell table:style-name="Default" table:formula="of:=[.C224]" office:value-type="float" office:value="128" calcext:value-type="float">
            <text:p>128</text:p>
          </table:table-cell>
          <table:table-cell table:style-name="Default" table:formula="of:=[.D224]" office:value-type="float" office:value="128" calcext:value-type="float">
            <text:p>128</text:p>
          </table:table-cell>
          <table:table-cell table:style-name="Default" table:formula="of:=[.E224]" office:value-type="float" office:value="128" calcext:value-type="float">
            <text:p>128</text:p>
          </table:table-cell>
          <table:table-cell table:style-name="Default" table:formula="of:=[.F224]" office:value-type="float" office:value="128" calcext:value-type="float">
            <text:p>128</text:p>
          </table:table-cell>
          <table:table-cell table:style-name="Default" table:formula="of:=[.G224]" office:value-type="float" office:value="8" calcext:value-type="float">
            <text:p>8</text:p>
          </table:table-cell>
          <table:table-cell table:style-name="Default" table:formula="of:=[.H224]" office:value-type="float" office:value="128" calcext:value-type="float">
            <text:p>128</text:p>
          </table:table-cell>
          <table:table-cell table:style-name="Default" table:formula="of:=[.I224]" office:value-type="float" office:value="128" calcext:value-type="float">
            <text:p>128</text:p>
          </table:table-cell>
          <table:table-cell table:style-name="Default" table:formula="of:=[.J224]" office:value-type="float" office:value="128" calcext:value-type="float">
            <text:p>128</text:p>
          </table:table-cell>
          <table:table-cell table:style-name="Default" table:formula="of:=[.K224]" office:value-type="float" office:value="128" calcext:value-type="float">
            <text:p>128</text:p>
          </table:table-cell>
          <table:table-cell table:style-name="Default" table:formula="of:=[.L224]" office:value-type="float" office:value="640" calcext:value-type="float">
            <text:p>640</text:p>
          </table:table-cell>
          <table:table-cell table:formula="of:=SUM([.B235:.L235])" office:value-type="float" office:value="1672" calcext:value-type="float">
            <text:p>1672</text:p>
          </table:table-cell>
          <table:table-cell table:style-name="ce10" office:value-type="string" calcext:value-type="string">
            <text:p><text:span text:style-name="T1">ADD_biases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4" office:value-type="string" calcext:value-type="string">
            <text:p><text:span text:style-name="T1">BACKWARD PASS</text:span></text:p>
          </table:table-cell>
          <table:table-cell table:style-name="Default" table:number-columns-repeated="11"/>
          <table:table-cell/>
          <table:table-cell table:style-name="ce14" office:value-type="string" calcext:value-type="string">
            <text:p><text:span text:style-name="T1">BACKWARD PASS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MACC</text:span></text:p>
          </table:table-cell>
          <table:table-cell table:style-name="Default"/>
          <table:table-cell table:style-name="Default" table:formula="of:=[.C224]*[.C222]" office:value-type="float" office:value="81920" calcext:value-type="float">
            <text:p>81920</text:p>
          </table:table-cell>
          <table:table-cell table:style-name="Default" table:formula="of:=[.D224]*[.D222]" office:value-type="float" office:value="16384" calcext:value-type="float">
            <text:p>16384</text:p>
          </table:table-cell>
          <table:table-cell table:style-name="Default" table:formula="of:=[.E224]*[.E222]" office:value-type="float" office:value="16384" calcext:value-type="float">
            <text:p>16384</text:p>
          </table:table-cell>
          <table:table-cell table:style-name="Default" table:formula="of:=[.F224]*[.F222]" office:value-type="float" office:value="16384" calcext:value-type="float">
            <text:p>16384</text:p>
          </table:table-cell>
          <table:table-cell table:style-name="Default" table:formula="of:=[.G224]*[.G222]" office:value-type="float" office:value="1024" calcext:value-type="float">
            <text:p>1024</text:p>
          </table:table-cell>
          <table:table-cell table:style-name="Default" table:formula="of:=[.H224]*[.H222]" office:value-type="float" office:value="1024" calcext:value-type="float">
            <text:p>1024</text:p>
          </table:table-cell>
          <table:table-cell table:style-name="Default" table:formula="of:=[.I224]*[.I222]" office:value-type="float" office:value="16384" calcext:value-type="float">
            <text:p>16384</text:p>
          </table:table-cell>
          <table:table-cell table:style-name="Default" table:formula="of:=[.J224]*[.J222]" office:value-type="float" office:value="16384" calcext:value-type="float">
            <text:p>16384</text:p>
          </table:table-cell>
          <table:table-cell table:style-name="Default" table:formula="of:=[.K224]*[.K222]" office:value-type="float" office:value="16384" calcext:value-type="float">
            <text:p>16384</text:p>
          </table:table-cell>
          <table:table-cell table:style-name="Default" table:formula="of:=[.L224]*[.L222]" office:value-type="float" office:value="81920" calcext:value-type="float">
            <text:p>81920</text:p>
          </table:table-cell>
          <table:table-cell table:formula="of:=SUM([.B237:.L237])" office:value-type="float" office:value="264192" calcext:value-type="float">
            <text:p>264192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MUL</text:span></text:p>
          </table:table-cell>
          <table:table-cell table:style-name="Default"/>
          <table:table-cell table:style-name="Default" table:formula="of:=[.C224]*[.C222]" office:value-type="float" office:value="81920" calcext:value-type="float">
            <text:p>81920</text:p>
          </table:table-cell>
          <table:table-cell table:style-name="Default" table:formula="of:=[.D224]*[.D222]" office:value-type="float" office:value="16384" calcext:value-type="float">
            <text:p>16384</text:p>
          </table:table-cell>
          <table:table-cell table:style-name="Default" table:formula="of:=[.E224]*[.E222]" office:value-type="float" office:value="16384" calcext:value-type="float">
            <text:p>16384</text:p>
          </table:table-cell>
          <table:table-cell table:style-name="Default" table:formula="of:=[.F224]*[.F222]" office:value-type="float" office:value="16384" calcext:value-type="float">
            <text:p>16384</text:p>
          </table:table-cell>
          <table:table-cell table:style-name="Default" table:formula="of:=[.G224]*[.G222]" office:value-type="float" office:value="1024" calcext:value-type="float">
            <text:p>1024</text:p>
          </table:table-cell>
          <table:table-cell table:style-name="Default" table:formula="of:=[.H224]*[.H222]" office:value-type="float" office:value="1024" calcext:value-type="float">
            <text:p>1024</text:p>
          </table:table-cell>
          <table:table-cell table:style-name="Default" table:formula="of:=[.I224]*[.I222]" office:value-type="float" office:value="16384" calcext:value-type="float">
            <text:p>16384</text:p>
          </table:table-cell>
          <table:table-cell table:style-name="Default" table:formula="of:=[.J224]*[.J222]" office:value-type="float" office:value="16384" calcext:value-type="float">
            <text:p>16384</text:p>
          </table:table-cell>
          <table:table-cell table:style-name="Default" table:formula="of:=[.K224]*[.K222]" office:value-type="float" office:value="16384" calcext:value-type="float">
            <text:p>16384</text:p>
          </table:table-cell>
          <table:table-cell table:style-name="Default" table:formula="of:=[.L224]*[.L222]" office:value-type="float" office:value="81920" calcext:value-type="float">
            <text:p>81920</text:p>
          </table:table-cell>
          <table:table-cell table:formula="of:=SUM([.B238:.L238])" office:value-type="float" office:value="264192" calcext:value-type="float">
            <text:p>264192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ADD_weights</text:p>
          </table:table-cell>
          <table:table-cell table:style-name="Default"/>
          <table:table-cell table:style-name="Default" table:formula="of:=([.C224]-1)*[.C222]" office:value-type="float" office:value="81280" calcext:value-type="float">
            <text:p>81280</text:p>
          </table:table-cell>
          <table:table-cell table:style-name="Default" table:formula="of:=([.D224]-1)*[.D222]" office:value-type="float" office:value="16256" calcext:value-type="float">
            <text:p>16256</text:p>
          </table:table-cell>
          <table:table-cell table:style-name="Default" table:formula="of:=([.E224]-1)*[.E222]" office:value-type="float" office:value="16256" calcext:value-type="float">
            <text:p>16256</text:p>
          </table:table-cell>
          <table:table-cell table:style-name="Default" table:formula="of:=([.F224]-1)*[.F222]" office:value-type="float" office:value="16256" calcext:value-type="float">
            <text:p>16256</text:p>
          </table:table-cell>
          <table:table-cell table:style-name="Default" table:formula="of:=([.G224]-1)*[.G222]" office:value-type="float" office:value="896" calcext:value-type="float">
            <text:p>896</text:p>
          </table:table-cell>
          <table:table-cell table:style-name="Default" table:formula="of:=([.H224]-1)*[.H222]" office:value-type="float" office:value="1016" calcext:value-type="float">
            <text:p>1016</text:p>
          </table:table-cell>
          <table:table-cell table:style-name="Default" table:formula="of:=([.I224]-1)*[.I222]" office:value-type="float" office:value="16256" calcext:value-type="float">
            <text:p>16256</text:p>
          </table:table-cell>
          <table:table-cell table:style-name="Default" table:formula="of:=([.J224]-1)*[.J222]" office:value-type="float" office:value="16256" calcext:value-type="float">
            <text:p>16256</text:p>
          </table:table-cell>
          <table:table-cell table:style-name="Default" table:formula="of:=([.K224]-1)*[.K222]" office:value-type="float" office:value="16256" calcext:value-type="float">
            <text:p>16256</text:p>
          </table:table-cell>
          <table:table-cell table:style-name="Default" table:formula="of:=([.L224]-1)*[.L222]" office:value-type="float" office:value="81792" calcext:value-type="float">
            <text:p>81792</text:p>
          </table:table-cell>
          <table:table-cell table:formula="of:=SUM([.B239:.L239])" office:value-type="float" office:value="262520" calcext:value-type="float">
            <text:p>262520</text:p>
          </table:table-cell>
          <table:table-cell table:style-name="ce13" office:value-type="string" calcext:value-type="string">
            <text:p>ADD_weights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4" office:value-type="string" calcext:value-type="string">
            <text:p><text:span text:style-name="T1">WEIGHT UPDATE</text:span></text:p>
          </table:table-cell>
          <table:table-cell table:style-name="Default" table:number-columns-repeated="11"/>
          <table:table-cell/>
          <table:table-cell table:style-name="ce14" office:value-type="string" calcext:value-type="string">
            <text:p><text:span text:style-name="T1">WEIGHT UPDATE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MACC</text:span></text:p>
          </table:table-cell>
          <table:table-cell table:style-name="Default"/>
          <table:table-cell table:number-columns-repeated="10" table:style-name="Default" office:value-type="float" office:value="0" calcext:value-type="float">
            <text:p>0</text:p>
          </table:table-cell>
          <table:table-cell table:formula="of:=SUM([.B241:.L241])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MUL</text:span></text:p>
          </table:table-cell>
          <table:table-cell table:style-name="Default"/>
          <table:table-cell table:style-name="Default" table:formula="of:=[.C222]*[.C224]" office:value-type="float" office:value="81920" calcext:value-type="float">
            <text:p>81920</text:p>
          </table:table-cell>
          <table:table-cell table:style-name="Default" table:formula="of:=[.D222]*[.D224]" office:value-type="float" office:value="16384" calcext:value-type="float">
            <text:p>16384</text:p>
          </table:table-cell>
          <table:table-cell table:style-name="Default" table:formula="of:=[.E222]*[.E224]" office:value-type="float" office:value="16384" calcext:value-type="float">
            <text:p>16384</text:p>
          </table:table-cell>
          <table:table-cell table:style-name="Default" table:formula="of:=[.F222]*[.F224]" office:value-type="float" office:value="16384" calcext:value-type="float">
            <text:p>16384</text:p>
          </table:table-cell>
          <table:table-cell table:style-name="Default" table:formula="of:=[.G222]*[.G224]" office:value-type="float" office:value="1024" calcext:value-type="float">
            <text:p>1024</text:p>
          </table:table-cell>
          <table:table-cell table:style-name="Default" table:formula="of:=[.H222]*[.H224]" office:value-type="float" office:value="1024" calcext:value-type="float">
            <text:p>1024</text:p>
          </table:table-cell>
          <table:table-cell table:style-name="Default" table:formula="of:=[.I222]*[.I224]" office:value-type="float" office:value="16384" calcext:value-type="float">
            <text:p>16384</text:p>
          </table:table-cell>
          <table:table-cell table:style-name="Default" table:formula="of:=[.J222]*[.J224]" office:value-type="float" office:value="16384" calcext:value-type="float">
            <text:p>16384</text:p>
          </table:table-cell>
          <table:table-cell table:style-name="Default" table:formula="of:=[.K222]*[.K224]" office:value-type="float" office:value="16384" calcext:value-type="float">
            <text:p>16384</text:p>
          </table:table-cell>
          <table:table-cell table:style-name="Default" table:formula="of:=[.L222]*[.L224]" office:value-type="float" office:value="81920" calcext:value-type="float">
            <text:p>81920</text:p>
          </table:table-cell>
          <table:table-cell table:formula="of:=SUM([.B242:.L242])" office:value-type="float" office:value="264192" calcext:value-type="float">
            <text:p>264192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ADD</text:p>
          </table:table-cell>
          <table:table-cell table:style-name="Default"/>
          <table:table-cell table:number-columns-repeated="10" table:style-name="Default" office:value-type="float" office:value="0" calcext:value-type="float">
            <text:p>0</text:p>
          </table:table-cell>
          <table:table-cell table:formula="of:=SUM([.B243:.L243])" office:value-type="float" office:value="0" calcext:value-type="float">
            <text:p>0</text:p>
          </table:table-cell>
          <table:table-cell table:style-name="ce13" office:value-type="string" calcext:value-type="string">
            <text:p>ADD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ADD_weights</text:p>
          </table:table-cell>
          <table:table-cell table:style-name="Default"/>
          <table:table-cell table:number-columns-repeated="10" table:style-name="Default" office:value-type="float" office:value="0" calcext:value-type="float">
            <text:p>0</text:p>
          </table:table-cell>
          <table:table-cell table:formula="of:=SUM([.B244:.L244])" office:value-type="float" office:value="0" calcext:value-type="float">
            <text:p>0</text:p>
          </table:table-cell>
          <table:table-cell table:style-name="ce13" office:value-type="string" calcext:value-type="string">
            <text:p>ADD_weights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ADD_biases</text:p>
          </table:table-cell>
          <table:table-cell table:style-name="Default"/>
          <table:table-cell table:number-columns-repeated="10" table:style-name="Default" office:value-type="float" office:value="0" calcext:value-type="float">
            <text:p>0</text:p>
          </table:table-cell>
          <table:table-cell table:formula="of:=SUM([.B245:.L245])" office:value-type="float" office:value="0" calcext:value-type="float">
            <text:p>0</text:p>
          </table:table-cell>
          <table:table-cell table:style-name="ce13" office:value-type="string" calcext:value-type="string">
            <text:p>ADD_biases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4" office:value-type="string" calcext:value-type="string">
            <text:p><text:span text:style-name="T1">GOODNESS</text:span></text:p>
          </table:table-cell>
          <table:table-cell table:style-name="Default" table:number-columns-repeated="11"/>
          <table:table-cell/>
          <table:table-cell table:style-name="ce14" office:value-type="string" calcext:value-type="string">
            <text:p><text:span text:style-name="T1">GOODNESS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MACC</text:span></text:p>
          </table:table-cell>
          <table:table-cell table:style-name="Default"/>
          <table:table-cell table:style-name="Default" table:formula="of:=[.C224]" office:value-type="float" office:value="128" calcext:value-type="float">
            <text:p>128</text:p>
          </table:table-cell>
          <table:table-cell table:style-name="Default" table:formula="of:=[.D224]" office:value-type="float" office:value="128" calcext:value-type="float">
            <text:p>128</text:p>
          </table:table-cell>
          <table:table-cell table:style-name="Default" table:formula="of:=[.E224]" office:value-type="float" office:value="128" calcext:value-type="float">
            <text:p>128</text:p>
          </table:table-cell>
          <table:table-cell table:style-name="Default" table:formula="of:=[.F224]" office:value-type="float" office:value="128" calcext:value-type="float">
            <text:p>128</text:p>
          </table:table-cell>
          <table:table-cell table:style-name="Default" table:formula="of:=[.G224]" office:value-type="float" office:value="8" calcext:value-type="float">
            <text:p>8</text:p>
          </table:table-cell>
          <table:table-cell table:style-name="Default" table:formula="of:=[.H224]" office:value-type="float" office:value="128" calcext:value-type="float">
            <text:p>128</text:p>
          </table:table-cell>
          <table:table-cell table:style-name="Default" table:formula="of:=[.I224]" office:value-type="float" office:value="128" calcext:value-type="float">
            <text:p>128</text:p>
          </table:table-cell>
          <table:table-cell table:style-name="Default" table:formula="of:=[.J224]" office:value-type="float" office:value="128" calcext:value-type="float">
            <text:p>128</text:p>
          </table:table-cell>
          <table:table-cell table:style-name="Default" table:formula="of:=[.K224]" office:value-type="float" office:value="128" calcext:value-type="float">
            <text:p>128</text:p>
          </table:table-cell>
          <table:table-cell table:style-name="Default" table:formula="of:=[.L224]" office:value-type="float" office:value="640" calcext:value-type="float">
            <text:p>640</text:p>
          </table:table-cell>
          <table:table-cell table:formula="of:=SUM([.B247:.L247])" office:value-type="float" office:value="1672" calcext:value-type="float">
            <text:p>1672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MUL</text:span></text:p>
          </table:table-cell>
          <table:table-cell table:style-name="Default"/>
          <table:table-cell table:style-name="Default" table:formula="of:=[.C224]" office:value-type="float" office:value="128" calcext:value-type="float">
            <text:p>128</text:p>
          </table:table-cell>
          <table:table-cell table:style-name="Default" table:formula="of:=[.D224]" office:value-type="float" office:value="128" calcext:value-type="float">
            <text:p>128</text:p>
          </table:table-cell>
          <table:table-cell table:style-name="Default" table:formula="of:=[.E224]" office:value-type="float" office:value="128" calcext:value-type="float">
            <text:p>128</text:p>
          </table:table-cell>
          <table:table-cell table:style-name="Default" table:formula="of:=[.F224]" office:value-type="float" office:value="128" calcext:value-type="float">
            <text:p>128</text:p>
          </table:table-cell>
          <table:table-cell table:style-name="Default" table:formula="of:=[.G224]" office:value-type="float" office:value="8" calcext:value-type="float">
            <text:p>8</text:p>
          </table:table-cell>
          <table:table-cell table:style-name="Default" table:formula="of:=[.H224]" office:value-type="float" office:value="128" calcext:value-type="float">
            <text:p>128</text:p>
          </table:table-cell>
          <table:table-cell table:style-name="Default" table:formula="of:=[.I224]" office:value-type="float" office:value="128" calcext:value-type="float">
            <text:p>128</text:p>
          </table:table-cell>
          <table:table-cell table:style-name="Default" table:formula="of:=[.J224]" office:value-type="float" office:value="128" calcext:value-type="float">
            <text:p>128</text:p>
          </table:table-cell>
          <table:table-cell table:style-name="Default" table:formula="of:=[.K224]" office:value-type="float" office:value="128" calcext:value-type="float">
            <text:p>128</text:p>
          </table:table-cell>
          <table:table-cell table:style-name="Default" table:formula="of:=[.L224]" office:value-type="float" office:value="640" calcext:value-type="float">
            <text:p>640</text:p>
          </table:table-cell>
          <table:table-cell table:formula="of:=SUM([.B248:.L248])" office:value-type="float" office:value="1672" calcext:value-type="float">
            <text:p>1672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ADD</text:span></text:p>
          </table:table-cell>
          <table:table-cell table:style-name="Default"/>
          <table:table-cell table:style-name="Default" table:formula="of:=[.C224]-1" office:value-type="float" office:value="127" calcext:value-type="float">
            <text:p>127</text:p>
          </table:table-cell>
          <table:table-cell table:style-name="Default" table:formula="of:=[.D224]-1" office:value-type="float" office:value="127" calcext:value-type="float">
            <text:p>127</text:p>
          </table:table-cell>
          <table:table-cell table:style-name="Default" table:formula="of:=[.E224]-1" office:value-type="float" office:value="127" calcext:value-type="float">
            <text:p>127</text:p>
          </table:table-cell>
          <table:table-cell table:style-name="Default" table:formula="of:=[.F224]-1" office:value-type="float" office:value="127" calcext:value-type="float">
            <text:p>127</text:p>
          </table:table-cell>
          <table:table-cell table:style-name="Default" table:formula="of:=[.G224]-1" office:value-type="float" office:value="7" calcext:value-type="float">
            <text:p>7</text:p>
          </table:table-cell>
          <table:table-cell table:style-name="Default" table:formula="of:=[.H224]-1" office:value-type="float" office:value="127" calcext:value-type="float">
            <text:p>127</text:p>
          </table:table-cell>
          <table:table-cell table:style-name="Default" table:formula="of:=[.I224]-1" office:value-type="float" office:value="127" calcext:value-type="float">
            <text:p>127</text:p>
          </table:table-cell>
          <table:table-cell table:style-name="Default" table:formula="of:=[.J224]-1" office:value-type="float" office:value="127" calcext:value-type="float">
            <text:p>127</text:p>
          </table:table-cell>
          <table:table-cell table:style-name="Default" table:formula="of:=[.K224]-1" office:value-type="float" office:value="127" calcext:value-type="float">
            <text:p>127</text:p>
          </table:table-cell>
          <table:table-cell table:style-name="Default" table:formula="of:=[.L224]-1" office:value-type="float" office:value="639" calcext:value-type="float">
            <text:p>639</text:p>
          </table:table-cell>
          <table:table-cell table:formula="of:=SUM([.B249:.L249])" office:value-type="float" office:value="1662" calcext:value-type="float">
            <text:p>1662</text:p>
          </table:table-cell>
          <table:table-cell table:style-name="ce10" office:value-type="string" calcext:value-type="string">
            <text:p><text:span text:style-name="T1">ADD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4" office:value-type="string" calcext:value-type="string">
            <text:p>NORMALIZATION</text:p>
          </table:table-cell>
          <table:table-cell table:style-name="Default" table:number-columns-repeated="11"/>
          <table:table-cell/>
          <table:table-cell table:style-name="ce14" office:value-type="string" calcext:value-type="string">
            <text:p>NORMALIZATION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MACC</text:span></text:p>
          </table:table-cell>
          <table:table-cell table:style-name="Default"/>
          <table:table-cell table:number-columns-repeated="10" table:style-name="Default" office:value-type="float" office:value="0" calcext:value-type="float">
            <text:p>0</text:p>
          </table:table-cell>
          <table:table-cell table:formula="of:=SUM([.B251:.L251])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MACC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MUL</text:span></text:p>
          </table:table-cell>
          <table:table-cell table:style-name="Default"/>
          <table:table-cell table:style-name="Default" table:formula="of:=[.C224]" office:value-type="float" office:value="128" calcext:value-type="float">
            <text:p>128</text:p>
          </table:table-cell>
          <table:table-cell table:style-name="Default" table:formula="of:=[.D224]" office:value-type="float" office:value="128" calcext:value-type="float">
            <text:p>128</text:p>
          </table:table-cell>
          <table:table-cell table:style-name="Default" table:formula="of:=[.E224]" office:value-type="float" office:value="128" calcext:value-type="float">
            <text:p>128</text:p>
          </table:table-cell>
          <table:table-cell table:style-name="Default" table:formula="of:=[.F224]" office:value-type="float" office:value="128" calcext:value-type="float">
            <text:p>128</text:p>
          </table:table-cell>
          <table:table-cell table:style-name="Default" table:formula="of:=[.G224]" office:value-type="float" office:value="8" calcext:value-type="float">
            <text:p>8</text:p>
          </table:table-cell>
          <table:table-cell table:style-name="Default" table:formula="of:=[.H224]" office:value-type="float" office:value="128" calcext:value-type="float">
            <text:p>128</text:p>
          </table:table-cell>
          <table:table-cell table:style-name="Default" table:formula="of:=[.I224]" office:value-type="float" office:value="128" calcext:value-type="float">
            <text:p>128</text:p>
          </table:table-cell>
          <table:table-cell table:style-name="Default" table:formula="of:=[.J224]" office:value-type="float" office:value="128" calcext:value-type="float">
            <text:p>128</text:p>
          </table:table-cell>
          <table:table-cell table:style-name="Default" table:formula="of:=[.K224]" office:value-type="float" office:value="128" calcext:value-type="float">
            <text:p>128</text:p>
          </table:table-cell>
          <table:table-cell table:style-name="Default" table:formula="of:=[.L224]" office:value-type="float" office:value="640" calcext:value-type="float">
            <text:p>640</text:p>
          </table:table-cell>
          <table:table-cell table:formula="of:=SUM([.B252:.L252])" office:value-type="float" office:value="1672" calcext:value-type="float">
            <text:p>1672</text:p>
          </table:table-cell>
          <table:table-cell table:style-name="ce10" office:value-type="string" calcext:value-type="string">
            <text:p><text:span text:style-name="T1">MUL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ADD</text:span></text:p>
          </table:table-cell>
          <table:table-cell table:style-name="Default"/>
          <table:table-cell table:number-columns-repeated="10" table:style-name="Default" office:value-type="float" office:value="0" calcext:value-type="float">
            <text:p>0</text:p>
          </table:table-cell>
          <table:table-cell table:formula="of:=SUM([.B253:.L253])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ADD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4" office:value-type="string" calcext:value-type="string">
            <text:p><text:span text:style-name="T1">ERROR GRADIENT</text:span></text:p>
          </table:table-cell>
          <table:table-cell table:style-name="Default" table:number-columns-repeated="8"/>
          <table:table-cell table:style-name="ce13" table:number-columns-repeated="2"/>
          <table:table-cell table:style-name="Default"/>
          <table:table-cell table:style-name="ce13"/>
          <table:table-cell table:style-name="ce14" office:value-type="string" calcext:value-type="string">
            <text:p><text:span text:style-name="T1">ERROR GRADIENT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MACC</text:span></text:p>
          </table:table-cell>
          <table:table-cell table:style-name="Default" table:number-columns-repeated="8"/>
          <table:table-cell table:style-name="ce13"/>
          <table:table-cell table:style-name="Default"/>
          <table:table-cell table:style-name="ce13" table:formula="of:=2*[.L224]" office:value-type="float" office:value="1280" calcext:value-type="float">
            <text:p>1280</text:p>
          </table:table-cell>
          <table:table-cell table:style-name="ce13" table:formula="of:=SUM([.K255:.L255])" office:value-type="float" office:value="1280" calcext:value-type="float">
            <text:p>1280</text:p>
          </table:table-cell>
          <table:table-cell table:style-name="ce13" office:value-type="string" calcext:value-type="string">
            <text:p><text:span text:style-name="T1">MACC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MUL</text:span></text:p>
          </table:table-cell>
          <table:table-cell table:style-name="Default" table:number-columns-repeated="8"/>
          <table:table-cell table:style-name="ce13"/>
          <table:table-cell table:style-name="Default"/>
          <table:table-cell table:style-name="ce13" table:formula="of:=2*[.L224]" office:value-type="float" office:value="1280" calcext:value-type="float">
            <text:p>1280</text:p>
          </table:table-cell>
          <table:table-cell table:style-name="ce13" table:formula="of:=SUM([.K256:.L256])" office:value-type="float" office:value="1280" calcext:value-type="float">
            <text:p>1280</text:p>
          </table:table-cell>
          <table:table-cell table:style-name="ce13" office:value-type="string" calcext:value-type="string">
            <text:p><text:span text:style-name="T1">MUL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ADD</text:span></text:p>
          </table:table-cell>
          <table:table-cell table:style-name="Default" table:number-columns-repeated="8"/>
          <table:table-cell table:style-name="ce13"/>
          <table:table-cell table:style-name="Default"/>
          <table:table-cell table:style-name="ce13" table:formula="of:=[.L224]" office:value-type="float" office:value="640" calcext:value-type="float">
            <text:p>640</text:p>
          </table:table-cell>
          <table:table-cell table:style-name="ce13" table:formula="of:=SUM([.K257:.L257])" office:value-type="float" office:value="640" calcext:value-type="float">
            <text:p>640</text:p>
          </table:table-cell>
          <table:table-cell table:style-name="ce13" office:value-type="string" calcext:value-type="string">
            <text:p><text:span text:style-name="T1">ADD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4" office:value-type="string" calcext:value-type="string">
            <text:p><text:span text:style-name="T1">PROJECTION</text:span></text:p>
          </table:table-cell>
          <table:table-cell table:style-name="Default" table:number-columns-repeated="21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MACC</text:span></text:p>
          </table:table-cell>
          <table:table-cell table:style-name="Default" table:formula="of:=[.L224]*[.B224]" office:value-type="float" office:value="409600" calcext:value-type="float">
            <text:p>409600</text:p>
          </table:table-cell>
          <table:table-cell table:style-name="Default" table:number-columns-repeated="20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MUL</text:span></text:p>
          </table:table-cell>
          <table:table-cell table:style-name="Default" table:formula="of:=[.L224]*[.B224]" office:value-type="float" office:value="409600" calcext:value-type="float">
            <text:p>409600</text:p>
          </table:table-cell>
          <table:table-cell table:style-name="Default" table:number-columns-repeated="20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5" office:value-type="string" calcext:value-type="string">
            <text:p>ADD_weights</text:p>
          </table:table-cell>
          <table:table-cell table:style-name="Default" table:formula="of:=([.L224]-1)*[.B224]" office:value-type="float" office:value="408960" calcext:value-type="float">
            <text:p>408960</text:p>
          </table:table-cell>
          <table:table-cell table:style-name="Default" table:number-columns-repeated="20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6" office:value-type="string" calcext:value-type="string">
            <text:p>PEP_ADD_WEIGHT</text:p>
          </table:table-cell>
          <table:table-cell table:style-name="Default" table:number-columns-repeated="12"/>
          <table:table-cell table:style-name="ce6" office:value-type="string" calcext:value-type="string">
            <text:p>PEP_WEIGHT_UP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24" office:value-type="string" calcext:value-type="string">
            <text:p>ADD</text:p>
          </table:table-cell>
          <table:table-cell table:style-name="Default"/>
          <table:table-cell table:style-name="Default" table:formula="of:=[.C224]" office:value-type="float" office:value="128" calcext:value-type="float">
            <text:p>128</text:p>
          </table:table-cell>
          <table:table-cell table:style-name="Default" table:formula="of:=[.D224]" office:value-type="float" office:value="128" calcext:value-type="float">
            <text:p>128</text:p>
          </table:table-cell>
          <table:table-cell table:style-name="Default" table:formula="of:=[.E224]" office:value-type="float" office:value="128" calcext:value-type="float">
            <text:p>128</text:p>
          </table:table-cell>
          <table:table-cell table:style-name="Default" table:formula="of:=[.F224]" office:value-type="float" office:value="128" calcext:value-type="float">
            <text:p>128</text:p>
          </table:table-cell>
          <table:table-cell table:style-name="Default" table:formula="of:=[.G224]" office:value-type="float" office:value="8" calcext:value-type="float">
            <text:p>8</text:p>
          </table:table-cell>
          <table:table-cell table:style-name="Default" table:formula="of:=[.H224]" office:value-type="float" office:value="128" calcext:value-type="float">
            <text:p>128</text:p>
          </table:table-cell>
          <table:table-cell table:style-name="Default" table:formula="of:=[.I224]" office:value-type="float" office:value="128" calcext:value-type="float">
            <text:p>128</text:p>
          </table:table-cell>
          <table:table-cell table:style-name="Default" table:formula="of:=[.J224]" office:value-type="float" office:value="128" calcext:value-type="float">
            <text:p>128</text:p>
          </table:table-cell>
          <table:table-cell table:style-name="Default" table:formula="of:=[.K224]" office:value-type="float" office:value="128" calcext:value-type="float">
            <text:p>128</text:p>
          </table:table-cell>
          <table:table-cell table:style-name="Default" table:formula="of:=[.L224]" office:value-type="float" office:value="640" calcext:value-type="float">
            <text:p>640</text:p>
          </table:table-cell>
          <table:table-cell table:style-name="Default" table:formula="of:=SUM([.C263:.L263])" office:value-type="float" office:value="1672" calcext:value-type="float">
            <text:p>1672</text:p>
          </table:table-cell>
          <table:table-cell office:value-type="string" calcext:value-type="string">
            <text:p>ADD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Default" table:number-columns-repeated="22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1" table:number-columns-repeated="2"/>
          <table:table-cell table:style-name="Default"/>
          <table:table-cell table:style-name="ce11" office:value-type="string" calcext:value-type="string">
            <text:p>TRAIN RAM</text:p>
          </table:table-cell>
          <table:table-cell table:style-name="ce11" office:value-type="string" calcext:value-type="string">
            <text:p>INF. RAM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6" office:value-type="string" calcext:value-type="string">
            <text:p><text:span text:style-name="T1">BACKPROPAGATION</text:span></text:p>
          </table:table-cell>
          <table:table-cell table:style-name="ce11"/>
          <table:table-cell table:style-name="Default"/>
          <table:table-cell table:style-name="ce11" table:formula="of:=[.B218]+[.C218]+[.D218]+[.E218]+[.F218]+[.G218]+[.H218]+[.I218]+[.J218]+[.K218]+[.L218]" office:value-type="float" office:value="2312" calcext:value-type="float">
            <text:p>2312</text:p>
          </table:table-cell>
          <table:table-cell table:style-name="ce11" table:formula="of:=[.B218]+[.C218]" office:value-type="float" office:value="768" calcext:value-type="float">
            <text:p>768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MACC</text:span></text:p>
          </table:table-cell>
          <table:table-cell table:style-name="ce11" table:formula="of:=[.M231]+[.M237]+[.M241]+[.M255]" office:value-type="float" office:value="529664" calcext:value-type="float">
            <text:p>529664</text:p>
          </table:table-cell>
          <table:table-cell table:style-name="ce11" table:formula="of:=[.M231]" office:value-type="float" office:value="264192" calcext:value-type="float">
            <text:p>264192</text:p>
          </table:table-cell>
          <table:table-cell table:style-name="ce11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MUL</text:span></text:p>
          </table:table-cell>
          <table:table-cell table:style-name="ce11" table:formula="of:=[.M232]+[.M238]+[.M242]+[.M256]" office:value-type="float" office:value="793856" calcext:value-type="float">
            <text:p>793856</text:p>
          </table:table-cell>
          <table:table-cell table:style-name="ce11" table:formula="of:=[.M232]" office:value-type="float" office:value="264192" calcext:value-type="float">
            <text:p>264192</text:p>
          </table:table-cell>
          <table:table-cell table:style-name="ce11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ADD</text:span></text:p>
          </table:table-cell>
          <table:table-cell table:style-name="ce11" table:formula="of:=[.M233]+[.M239]+[.M243]+[.M257]" office:value-type="float" office:value="527352" calcext:value-type="float">
            <text:p>527352</text:p>
          </table:table-cell>
          <table:table-cell table:style-name="ce11" table:formula="of:=[.M233]" office:value-type="float" office:value="264192" calcext:value-type="float">
            <text:p>264192</text:p>
          </table:table-cell>
          <table:table-cell table:style-name="ce11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ADD_weights</text:span></text:p>
          </table:table-cell>
          <table:table-cell table:style-name="ce11" table:formula="of:=[.M234]+[.M239]+[.M244]+[.M257]" office:value-type="float" office:value="525680" calcext:value-type="float">
            <text:p>525680</text:p>
          </table:table-cell>
          <table:table-cell table:style-name="ce11" table:formula="of:=[.M234]" office:value-type="float" office:value="262520" calcext:value-type="float">
            <text:p>262520</text:p>
          </table:table-cell>
          <table:table-cell table:style-name="ce11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office:value-type="string" calcext:value-type="string">
            <text:p><text:span text:style-name="T1">ADD_biases</text:span></text:p>
          </table:table-cell>
          <table:table-cell table:style-name="ce11" table:formula="of:=[.M235]+[.M245]" office:value-type="float" office:value="1672" calcext:value-type="float">
            <text:p>1672</text:p>
          </table:table-cell>
          <table:table-cell table:style-name="ce11" table:formula="of:=[.M235]" office:value-type="float" office:value="1672" calcext:value-type="float">
            <text:p>1672</text:p>
          </table:table-cell>
          <table:table-cell table:style-name="ce11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6" office:value-type="string" calcext:value-type="string">
            <text:p><text:span text:style-name="T1">FORWARD-FORWARD</text:span></text:p>
          </table:table-cell>
          <table:table-cell table:style-name="ce11"/>
          <table:table-cell table:style-name="Default"/>
          <table:table-cell table:style-name="ce11" table:formula="of:=[.B218]+[.K218]+[.L218]" office:value-type="float" office:value="1408" calcext:value-type="float">
            <text:p>1408</text:p>
          </table:table-cell>
          <table:table-cell table:style-name="ce11" table:formula="of:=[.K218]+[.L218]" office:value-type="float" office:value="768" calcext:value-type="float">
            <text:p>768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0" office:value-type="string" calcext:value-type="string">
            <text:p><text:span text:style-name="T1">MACC</text:span></text:p>
          </table:table-cell>
          <table:table-cell table:style-name="ce11" table:formula="of:=[.M231]+[.M241]+[.M247]+[.M251]" office:value-type="float" office:value="265864" calcext:value-type="float">
            <text:p>265864</text:p>
          </table:table-cell>
          <table:table-cell table:style-name="ce11" table:formula="of:=[.M231]+[.M247]+[.M251]" office:value-type="float" office:value="265864" calcext:value-type="float">
            <text:p>265864</text:p>
          </table:table-cell>
          <table:table-cell table:style-name="ce11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0" office:value-type="string" calcext:value-type="string">
            <text:p><text:span text:style-name="T1">MUL</text:span></text:p>
          </table:table-cell>
          <table:table-cell table:style-name="ce11" table:formula="of:=[.M232]+[.M242]+[.M248]+[.M252]" office:value-type="float" office:value="531728" calcext:value-type="float">
            <text:p>531728</text:p>
          </table:table-cell>
          <table:table-cell table:style-name="ce11" table:formula="of:=[.M232]+[.M248]+[.M252]" office:value-type="float" office:value="267536" calcext:value-type="float">
            <text:p>267536</text:p>
          </table:table-cell>
          <table:table-cell table:style-name="ce13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0" office:value-type="string" calcext:value-type="string">
            <text:p><text:span text:style-name="T1">ADD</text:span></text:p>
          </table:table-cell>
          <table:table-cell table:style-name="ce11" table:formula="of:=[.M233]+[.M243]+[.M249]+[.M253]" office:value-type="float" office:value="265854" calcext:value-type="float">
            <text:p>265854</text:p>
          </table:table-cell>
          <table:table-cell table:style-name="ce11" table:formula="of:=[.M233]+[.M249]+[.M253]" office:value-type="float" office:value="265854" calcext:value-type="float">
            <text:p>265854</text:p>
          </table:table-cell>
          <table:table-cell table:style-name="ce13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0" office:value-type="string" calcext:value-type="string">
            <text:p><text:span text:style-name="T1">ADD_weights</text:span></text:p>
          </table:table-cell>
          <table:table-cell table:style-name="ce11" table:formula="of:=[.M234]+[.M244]+[.M249]+[.M253]" office:value-type="float" office:value="264182" calcext:value-type="float">
            <text:p>264182</text:p>
          </table:table-cell>
          <table:table-cell table:style-name="ce11" table:formula="of:=[.M234]+[.M249]+[.M253]" office:value-type="float" office:value="264182" calcext:value-type="float">
            <text:p>264182</text:p>
          </table:table-cell>
          <table:table-cell table:style-name="ce13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0" office:value-type="string" calcext:value-type="string">
            <text:p><text:span text:style-name="T1">ADD_biases</text:span></text:p>
          </table:table-cell>
          <table:table-cell table:style-name="ce11" table:formula="of:=[.M245]+[.M235]" office:value-type="float" office:value="1672" calcext:value-type="float">
            <text:p>1672</text:p>
          </table:table-cell>
          <table:table-cell table:style-name="ce11" table:formula="of:=[.M235]" office:value-type="float" office:value="1672" calcext:value-type="float">
            <text:p>1672</text:p>
          </table:table-cell>
          <table:table-cell table:style-name="ce13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6" office:value-type="string" calcext:value-type="string">
            <text:p><text:span text:style-name="T1">PEPITA</text:span></text:p>
          </table:table-cell>
          <table:table-cell table:style-name="ce11"/>
          <table:table-cell table:style-name="Default"/>
          <table:table-cell table:style-name="ce11" table:formula="of:=[.K218]+[.L218]+[.L218]" office:value-type="float" office:value="1408" calcext:value-type="float">
            <text:p>1408</text:p>
          </table:table-cell>
          <table:table-cell table:style-name="ce11" table:formula="of:=[.K218]+[.L218]" office:value-type="float" office:value="768" calcext:value-type="float">
            <text:p>768</text:p>
          </table:table-cell>
          <table:table-cell table:style-name="Default" table:number-columns-repeated="17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0" office:value-type="string" calcext:value-type="string">
            <text:p><text:span text:style-name="T1">MACC</text:span></text:p>
          </table:table-cell>
          <table:table-cell table:style-name="ce11" table:formula="of:=3*[.M231]+[.M241]+[.M255]+[.B259]" office:value-type="float" office:value="1203456" calcext:value-type="float">
            <text:p>1203456</text:p>
          </table:table-cell>
          <table:table-cell table:style-name="ce11" table:formula="of:=[.M231]" office:value-type="float" office:value="264192" calcext:value-type="float">
            <text:p>264192</text:p>
          </table:table-cell>
          <table:table-cell table:style-name="ce11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0" office:value-type="string" calcext:value-type="string">
            <text:p><text:span text:style-name="T1">MUL</text:span></text:p>
          </table:table-cell>
          <table:table-cell table:style-name="ce11" table:formula="of:=3*[.M232]+[.M242]+[.M256]+[.B260]" office:value-type="float" office:value="1467648" calcext:value-type="float">
            <text:p>1467648</text:p>
          </table:table-cell>
          <table:table-cell table:style-name="ce11" table:formula="of:=[.M232]" office:value-type="float" office:value="264192" calcext:value-type="float">
            <text:p>264192</text:p>
          </table:table-cell>
          <table:table-cell table:style-name="ce11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0" office:value-type="string" calcext:value-type="string">
            <text:p><text:span text:style-name="T1">ADD</text:span></text:p>
          </table:table-cell>
          <table:table-cell table:style-name="ce11" table:formula="of:=3*[.M233]+[.M243]+[.M257]+[.B261]+[.M263]" office:value-type="float" office:value="1203848" calcext:value-type="float">
            <text:p>1203848</text:p>
          </table:table-cell>
          <table:table-cell table:style-name="ce11" table:formula="of:=[.M233]" office:value-type="float" office:value="264192" calcext:value-type="float">
            <text:p>264192</text:p>
          </table:table-cell>
          <table:table-cell table:style-name="ce11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0" office:value-type="string" calcext:value-type="string">
            <text:p><text:span text:style-name="T1">ADD_weights</text:span></text:p>
          </table:table-cell>
          <table:table-cell table:style-name="ce11" table:formula="of:=3*[.M234]+[.M244]+[.M257]+[.B261]" office:value-type="float" office:value="1197160" calcext:value-type="float">
            <text:p>1197160</text:p>
          </table:table-cell>
          <table:table-cell table:style-name="ce11" table:formula="of:=[.M234]" office:value-type="float" office:value="262520" calcext:value-type="float">
            <text:p>262520</text:p>
          </table:table-cell>
          <table:table-cell table:style-name="ce11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ce10" office:value-type="string" calcext:value-type="string">
            <text:p><text:span text:style-name="T1">ADD_biases</text:span></text:p>
          </table:table-cell>
          <table:table-cell table:style-name="ce11" table:formula="of:=[.M235]+[.M245]" office:value-type="float" office:value="1672" calcext:value-type="float">
            <text:p>1672</text:p>
          </table:table-cell>
          <table:table-cell table:style-name="ce11" table:formula="of:=[.M235]" office:value-type="float" office:value="1672" calcext:value-type="float">
            <text:p>1672</text:p>
          </table:table-cell>
          <table:table-cell table:style-name="ce11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 table:number-rows-repeated="11">
          <table:table-cell table:style-name="Default" table:number-columns-repeated="22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Default" table:number-columns-repeated="2"/>
          <table:table-cell table:number-columns-repeated="14"/>
          <table:table-cell table:style-name="Default" table:number-columns-repeated="6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Default" table:number-columns-repeated="2"/>
          <table:table-cell table:style-name="ce28" office:value-type="string" calcext:value-type="string" table:number-columns-spanned="2" table:number-rows-spanned="1">
            <text:p><text:span text:style-name="T2">Model/Dataset</text:span></text:p>
          </table:table-cell>
          <table:covered-table-cell table:style-name="ce28"/>
          <table:table-cell table:style-name="ce35" office:value-type="string" calcext:value-type="string" table:number-columns-spanned="3" table:number-rows-spanned="1">
            <text:p>DS-CNN/SC</text:p>
          </table:table-cell>
          <table:covered-table-cell table:number-columns-repeated="2" table:style-name="ce28"/>
          <table:table-cell table:style-name="ce28" office:value-type="string" calcext:value-type="string" table:number-columns-spanned="3" table:number-rows-spanned="1">
            <text:p><text:span text:style-name="T2">MobileNet/VWW</text:span></text:p>
          </table:table-cell>
          <table:covered-table-cell table:number-columns-repeated="2" table:style-name="ce28"/>
          <table:table-cell table:style-name="ce28" office:value-type="string" calcext:value-type="string" table:number-columns-spanned="3" table:number-rows-spanned="1">
            <text:p><text:span text:style-name="T2">ResNet/Cifar10</text:span></text:p>
          </table:table-cell>
          <table:covered-table-cell table:number-columns-repeated="2" table:style-name="ce28"/>
          <table:table-cell table:style-name="ce35" office:value-type="string" calcext:value-type="string" table:number-columns-spanned="3" table:number-rows-spanned="1">
            <text:p>AE/ToyADMOS</text:p>
          </table:table-cell>
          <table:covered-table-cell table:number-columns-repeated="2" table:style-name="ce28"/>
          <table:table-cell table:style-name="Default" table:number-columns-repeated="6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5">
          <table:table-cell table:style-name="Default" table:number-columns-repeated="2"/>
          <table:table-cell table:style-name="ce28" office:value-type="string" calcext:value-type="string" table:number-columns-spanned="2" table:number-rows-spanned="1">
            <text:p><text:span text:style-name="T2">Learning method</text:span></text:p>
          </table:table-cell>
          <table:covered-table-cell table:style-name="ce28"/>
          <table:table-cell table:style-name="ce28" office:value-type="string" calcext:value-type="string">
            <text:p>BP</text:p>
          </table:table-cell>
          <table:table-cell table:style-name="ce28" office:value-type="string" calcext:value-type="string">
            <text:p>FF</text:p>
          </table:table-cell>
          <table:table-cell table:style-name="ce28" office:value-type="string" calcext:value-type="string">
            <text:p>PEP</text:p>
          </table:table-cell>
          <table:table-cell table:style-name="ce28" office:value-type="string" calcext:value-type="string">
            <text:p>BP</text:p>
          </table:table-cell>
          <table:table-cell table:style-name="ce28" office:value-type="string" calcext:value-type="string">
            <text:p>FF</text:p>
          </table:table-cell>
          <table:table-cell table:style-name="ce28" office:value-type="string" calcext:value-type="string">
            <text:p>PEP</text:p>
          </table:table-cell>
          <table:table-cell table:style-name="ce28" office:value-type="string" calcext:value-type="string">
            <text:p>BP</text:p>
          </table:table-cell>
          <table:table-cell table:style-name="ce28" office:value-type="string" calcext:value-type="string">
            <text:p>FF</text:p>
          </table:table-cell>
          <table:table-cell table:style-name="ce28" office:value-type="string" calcext:value-type="string">
            <text:p>PEP</text:p>
          </table:table-cell>
          <table:table-cell table:style-name="ce28" office:value-type="string" calcext:value-type="string">
            <text:p>BP</text:p>
          </table:table-cell>
          <table:table-cell table:style-name="ce28" office:value-type="string" calcext:value-type="string">
            <text:p>FF</text:p>
          </table:table-cell>
          <table:table-cell table:style-name="ce28" office:value-type="string" calcext:value-type="string">
            <text:p>PEP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6">
          <table:table-cell table:style-name="Default" table:number-columns-repeated="2"/>
          <table:table-cell table:style-name="ce29" office:value-type="string" calcext:value-type="string" table:number-columns-spanned="1" table:number-rows-spanned="4">
            <text:p><text:span text:style-name="T2">Training</text:span></text:p>
          </table:table-cell>
          <table:table-cell table:style-name="ce32" office:value-type="string" calcext:value-type="string">
            <text:p><text:span text:style-name="T2">MAC</text:span></text:p>
          </table:table-cell>
          <table:table-cell table:style-name="ce36" table:formula="of:=[.B54]" office:value-type="float" office:value="7657764" calcext:value-type="float">
            <text:p>7,657,764</text:p>
          </table:table-cell>
          <table:table-cell table:style-name="ce36" table:formula="of:=2*[.B60]" office:value-type="float" office:value="10785560" calcext:value-type="float">
            <text:p>10,785,560</text:p>
          </table:table-cell>
          <table:table-cell table:style-name="ce36" table:formula="of:=[.B66]" office:value-type="float" office:value="10656868" calcext:value-type="float">
            <text:p>10,656,868</text:p>
          </table:table-cell>
          <table:table-cell table:style-name="ce36" table:formula="of:=[.B125]" office:value-type="float" office:value="22353830" calcext:value-type="float">
            <text:p>22,353,830</text:p>
          </table:table-cell>
          <table:table-cell table:style-name="ce36" table:formula="of:=2*[.B131]" office:value-type="float" office:value="30962432" calcext:value-type="float">
            <text:p>30,962,432</text:p>
          </table:table-cell>
          <table:table-cell table:style-name="ce36" table:formula="of:=[.B137]" office:value-type="float" office:value="30527858" calcext:value-type="float">
            <text:p>30,527,858</text:p>
          </table:table-cell>
          <table:table-cell table:style-name="ce36" table:formula="of:=[.B196]" office:value-type="float" office:value="34264510" calcext:value-type="float">
            <text:p>34,264,510</text:p>
          </table:table-cell>
          <table:table-cell table:style-name="ce36" table:formula="of:=2*[.B202]" office:value-type="float" office:value="50185492" calcext:value-type="float">
            <text:p>50,185,492</text:p>
          </table:table-cell>
          <table:table-cell table:style-name="ce36" table:formula="of:=[.B208]" office:value-type="float" office:value="41644474" calcext:value-type="float">
            <text:p>41,644,474</text:p>
          </table:table-cell>
          <table:table-cell table:style-name="ce36" table:formula="of:=[.B267]" office:value-type="float" office:value="529664" calcext:value-type="float">
            <text:p>529,664</text:p>
          </table:table-cell>
          <table:table-cell table:style-name="ce36" table:formula="of:=2*[.B273]" office:value-type="float" office:value="531728" calcext:value-type="float">
            <text:p>531,728</text:p>
          </table:table-cell>
          <table:table-cell table:style-name="ce36" table:formula="of:=[.B279]" office:value-type="float" office:value="1203456" calcext:value-type="float">
            <text:p>1,203,456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6">
          <table:table-cell table:style-name="Default" table:number-columns-repeated="2"/>
          <table:covered-table-cell table:style-name="ce29"/>
          <table:table-cell table:style-name="ce32" office:value-type="string" calcext:value-type="string">
            <text:p>MUL</text:p>
          </table:table-cell>
          <table:table-cell table:style-name="ce36" table:formula="of:=[.B55]" office:value-type="float" office:value="7666532" calcext:value-type="float">
            <text:p>7,666,532</text:p>
          </table:table-cell>
          <table:table-cell table:style-name="ce36" table:formula="of:=2*[.B61]" office:value-type="float" office:value="10931120" calcext:value-type="float">
            <text:p>10,931,120</text:p>
          </table:table-cell>
          <table:table-cell table:style-name="ce36" table:formula="of:=[.B67]" office:value-type="float" office:value="10657636" calcext:value-type="float">
            <text:p>10,657,636</text:p>
          </table:table-cell>
          <table:table-cell table:style-name="ce36" table:formula="of:=[.B126]" office:value-type="float" office:value="22356134" calcext:value-type="float">
            <text:p>22,356,134</text:p>
          </table:table-cell>
          <table:table-cell table:style-name="ce36" table:formula="of:=2*[.B132]" office:value-type="float" office:value="31454720" calcext:value-type="float">
            <text:p>31,454,720</text:p>
          </table:table-cell>
          <table:table-cell table:style-name="ce36" table:formula="of:=[.B138]" office:value-type="float" office:value="30527858" calcext:value-type="float">
            <text:p>30,527,858</text:p>
          </table:table-cell>
          <table:table-cell table:style-name="ce36" table:formula="of:=[.B197]" office:value-type="float" office:value="34269246" calcext:value-type="float">
            <text:p>34,269,246</text:p>
          </table:table-cell>
          <table:table-cell table:style-name="ce36" table:formula="of:=2*[.B203]" office:value-type="float" office:value="50358824" calcext:value-type="float">
            <text:p>50,358,824</text:p>
          </table:table-cell>
          <table:table-cell table:style-name="ce36" table:formula="of:=[.B209]" office:value-type="float" office:value="41645114" calcext:value-type="float">
            <text:p>41,645,114</text:p>
          </table:table-cell>
          <table:table-cell table:style-name="ce36" table:formula="of:=[.B268]" office:value-type="float" office:value="793856" calcext:value-type="float">
            <text:p>793,856</text:p>
          </table:table-cell>
          <table:table-cell table:style-name="ce36" table:formula="of:=2*[.B274]" office:value-type="float" office:value="1063456" calcext:value-type="float">
            <text:p>1,063,456</text:p>
          </table:table-cell>
          <table:table-cell table:style-name="ce36" table:formula="of:=[.B280]" office:value-type="float" office:value="1467648" calcext:value-type="float">
            <text:p>1,467,648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6">
          <table:table-cell table:style-name="Default" table:number-columns-repeated="2"/>
          <table:covered-table-cell table:style-name="ce29"/>
          <table:table-cell table:style-name="ce32" office:value-type="string" calcext:value-type="string">
            <text:p>ADD</text:p>
          </table:table-cell>
          <table:table-cell table:style-name="ce36" table:formula="of:=[.B56]" office:value-type="float" office:value="7627437" calcext:value-type="float">
            <text:p>7,627,437</text:p>
          </table:table-cell>
          <table:table-cell table:style-name="ce36" table:formula="of:=2*[.B62]" office:value-type="float" office:value="10885764" calcext:value-type="float">
            <text:p>10,885,764</text:p>
          </table:table-cell>
          <table:table-cell table:style-name="ce36" table:formula="of:=[.B68]" office:value-type="float" office:value="10778377" calcext:value-type="float">
            <text:p>10,778,377</text:p>
          </table:table-cell>
          <table:table-cell table:style-name="ce36" table:formula="of:=[.B127]" office:value-type="float" office:value="22119625" calcext:value-type="float">
            <text:p>22,119,625</text:p>
          </table:table-cell>
          <table:table-cell table:style-name="ce36" table:formula="of:=2*[.B133]" office:value-type="float" office:value="31031944" calcext:value-type="float">
            <text:p>31,031,944</text:p>
          </table:table-cell>
          <table:table-cell table:style-name="ce36" table:formula="of:=[.B139]" office:value-type="float" office:value="30807755" calcext:value-type="float">
            <text:p>30,807,755</text:p>
          </table:table-cell>
          <table:table-cell table:style-name="ce36" table:formula="of:=[.B198]" office:value-type="float" office:value="25385816" calcext:value-type="float">
            <text:p>25,385,816</text:p>
          </table:table-cell>
          <table:table-cell table:style-name="ce36" table:formula="of:=2*[.B204]" office:value-type="float" office:value="50260608" calcext:value-type="float">
            <text:p>50,260,608</text:p>
          </table:table-cell>
          <table:table-cell table:style-name="ce36" table:formula="of:=[.B210]" office:value-type="float" office:value="41822222" calcext:value-type="float">
            <text:p>41,822,222</text:p>
          </table:table-cell>
          <table:table-cell table:style-name="ce36" table:formula="of:=[.B269]" office:value-type="float" office:value="527352" calcext:value-type="float">
            <text:p>527,352</text:p>
          </table:table-cell>
          <table:table-cell table:style-name="ce36" table:formula="of:=2*[.B275]" office:value-type="float" office:value="531708" calcext:value-type="float">
            <text:p>531,708</text:p>
          </table:table-cell>
          <table:table-cell table:style-name="ce36" table:formula="of:=[.B281]" office:value-type="float" office:value="1203848" calcext:value-type="float">
            <text:p>1,203,848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7">
          <table:table-cell table:style-name="Default" table:number-columns-repeated="2"/>
          <table:covered-table-cell table:style-name="ce30"/>
          <table:table-cell table:style-name="ce33" office:value-type="string" calcext:value-type="string">
            <text:p>RAM</text:p>
          </table:table-cell>
          <table:table-cell table:style-name="ce37" table:formula="of:=[.D52]" office:value-type="float" office:value="72602" calcext:value-type="float">
            <text:p>72,602</text:p>
          </table:table-cell>
          <table:table-cell table:style-name="ce37" table:formula="of:=[.D59]" office:value-type="float" office:value="20586" calcext:value-type="float">
            <text:p>20,586</text:p>
          </table:table-cell>
          <table:table-cell table:style-name="ce37" table:formula="of:=[.D65]" office:value-type="float" office:value="28096" calcext:value-type="float">
            <text:p>28,096</text:p>
          </table:table-cell>
          <table:table-cell table:style-name="ce37" table:formula="of:=[.D124]" office:value-type="float" office:value="259467" calcext:value-type="float">
            <text:p>259,467</text:p>
          </table:table-cell>
          <table:table-cell table:style-name="ce37" table:formula="of:=[.D130]" office:value-type="float" office:value="82945" calcext:value-type="float">
            <text:p>82,945</text:p>
          </table:table-cell>
          <table:table-cell table:style-name="ce37" table:formula="of:=[.D136]" office:value-type="float" office:value="92160" calcext:value-type="float">
            <text:p>92,160</text:p>
          </table:table-cell>
          <table:table-cell table:style-name="ce37" table:formula="of:=[.D195]" office:value-type="float" office:value="113779" calcext:value-type="float">
            <text:p>113,779</text:p>
          </table:table-cell>
          <table:table-cell table:style-name="ce37" table:formula="of:=[.D201]" office:value-type="float" office:value="52225" calcext:value-type="float">
            <text:p>52,225</text:p>
          </table:table-cell>
          <table:table-cell table:style-name="ce37" table:formula="of:=[.D207]" office:value-type="float" office:value="81920" calcext:value-type="float">
            <text:p>81,920</text:p>
          </table:table-cell>
          <table:table-cell table:style-name="ce37" table:formula="of:=[.D266]" office:value-type="float" office:value="2312" calcext:value-type="float">
            <text:p>2,312</text:p>
          </table:table-cell>
          <table:table-cell table:style-name="ce37" table:formula="of:=[.D272]" office:value-type="float" office:value="1408" calcext:value-type="float">
            <text:p>1,408</text:p>
          </table:table-cell>
          <table:table-cell table:style-name="ce37" table:formula="of:=[.D278]" office:value-type="float" office:value="1408" calcext:value-type="float">
            <text:p>1,408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6">
          <table:table-cell table:style-name="Default" table:number-columns-repeated="2"/>
          <table:table-cell table:style-name="ce29" office:value-type="string" calcext:value-type="string" table:number-columns-spanned="1" table:number-rows-spanned="4">
            <text:p><text:span text:style-name="T2">Inference</text:span></text:p>
          </table:table-cell>
          <table:table-cell table:style-name="ce32" office:value-type="string" calcext:value-type="string">
            <text:p><text:span text:style-name="T2">MAC</text:span></text:p>
          </table:table-cell>
          <table:table-cell table:style-name="ce37" table:formula="of:=[.C54]" office:value-type="float" office:value="2664996" calcext:value-type="float">
            <text:p>2,664,996</text:p>
          </table:table-cell>
          <table:table-cell table:style-name="ce37" table:formula="of:=12*[.C60]" office:value-type="float" office:value="32841360" calcext:value-type="float">
            <text:p>32,841,360</text:p>
          </table:table-cell>
          <table:table-cell table:style-name="ce37" table:formula="of:=[.C66]" office:value-type="float" office:value="2664996" calcext:value-type="float">
            <text:p>2,664,996</text:p>
          </table:table-cell>
          <table:table-cell table:style-name="ce37" table:formula="of:=[.C125]" office:value-type="float" office:value="7618726" calcext:value-type="float">
            <text:p>7,618,726</text:p>
          </table:table-cell>
          <table:table-cell table:style-name="ce37" table:formula="of:=2*[.C131]" office:value-type="float" office:value="15729664" calcext:value-type="float">
            <text:p>15,729,664</text:p>
          </table:table-cell>
          <table:table-cell table:style-name="ce37" table:formula="of:=[.C137]" office:value-type="float" office:value="7618726" calcext:value-type="float">
            <text:p>7,618,726</text:p>
          </table:table-cell>
          <table:table-cell table:style-name="ce37" table:formula="of:=[.C196]" office:value-type="float" office:value="9704254" calcext:value-type="float">
            <text:p>9,704,254</text:p>
          </table:table-cell>
          <table:table-cell table:style-name="ce37" table:formula="of:=[.C202]*10" office:value-type="float" office:value="125917540" calcext:value-type="float">
            <text:p>125,917,540</text:p>
          </table:table-cell>
          <table:table-cell table:style-name="ce37" table:formula="of:=[.C208]" office:value-type="float" office:value="9704254" calcext:value-type="float">
            <text:p>9,704,254</text:p>
          </table:table-cell>
          <table:table-cell table:style-name="ce37" table:formula="of:=[.C267]" office:value-type="float" office:value="264192" calcext:value-type="float">
            <text:p>264,192</text:p>
          </table:table-cell>
          <table:table-cell table:style-name="ce37" table:formula="of:=[.C273]" office:value-type="float" office:value="265864" calcext:value-type="float">
            <text:p>265,864</text:p>
          </table:table-cell>
          <table:table-cell table:style-name="ce37" table:formula="of:=[.C279]" office:value-type="float" office:value="264192" calcext:value-type="float">
            <text:p>264,192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6">
          <table:table-cell table:style-name="Default" table:number-columns-repeated="2"/>
          <table:covered-table-cell table:style-name="ce29"/>
          <table:table-cell table:style-name="ce32" office:value-type="string" calcext:value-type="string">
            <text:p>MUL</text:p>
          </table:table-cell>
          <table:table-cell table:style-name="ce37" table:formula="of:=[.C55]" office:value-type="float" office:value="2664996" calcext:value-type="float">
            <text:p>2,664,996</text:p>
          </table:table-cell>
          <table:table-cell table:style-name="ce37" table:formula="of:=12*[.C61]" office:value-type="float" office:value="33705504" calcext:value-type="float">
            <text:p>33,705,504</text:p>
          </table:table-cell>
          <table:table-cell table:style-name="ce37" table:formula="of:=[.C67]" office:value-type="float" office:value="2664996" calcext:value-type="float">
            <text:p>2,664,996</text:p>
          </table:table-cell>
          <table:table-cell table:style-name="ce37" table:formula="of:=[.C126]" office:value-type="float" office:value="7618726" calcext:value-type="float">
            <text:p>7,618,726</text:p>
          </table:table-cell>
          <table:table-cell table:style-name="ce37" table:formula="of:=2*[.C132]" office:value-type="float" office:value="16221952" calcext:value-type="float">
            <text:p>16,221,952</text:p>
          </table:table-cell>
          <table:table-cell table:style-name="ce37" table:formula="of:=[.C138]" office:value-type="float" office:value="7618726" calcext:value-type="float">
            <text:p>7,618,726</text:p>
          </table:table-cell>
          <table:table-cell table:style-name="ce37" table:formula="of:=[.C197]" office:value-type="float" office:value="9704254" calcext:value-type="float">
            <text:p>9,704,254</text:p>
          </table:table-cell>
          <table:table-cell table:style-name="ce37" table:formula="of:=[.C203]*10" office:value-type="float" office:value="126777800" calcext:value-type="float">
            <text:p>126,777,800</text:p>
          </table:table-cell>
          <table:table-cell table:style-name="ce37" table:formula="of:=[.C209]" office:value-type="float" office:value="9704254" calcext:value-type="float">
            <text:p>9,704,254</text:p>
          </table:table-cell>
          <table:table-cell table:style-name="ce37" table:formula="of:=[.C268]" office:value-type="float" office:value="264192" calcext:value-type="float">
            <text:p>264,192</text:p>
          </table:table-cell>
          <table:table-cell table:style-name="ce37" table:formula="of:=[.C274]" office:value-type="float" office:value="267536" calcext:value-type="float">
            <text:p>267,536</text:p>
          </table:table-cell>
          <table:table-cell table:style-name="ce37" table:formula="of:=[.C280]" office:value-type="float" office:value="264192" calcext:value-type="float">
            <text:p>264,192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6">
          <table:table-cell table:style-name="Default" table:number-columns-repeated="2"/>
          <table:covered-table-cell table:style-name="ce29"/>
          <table:table-cell table:style-name="ce32" office:value-type="string" calcext:value-type="string">
            <text:p>ADD</text:p>
          </table:table-cell>
          <table:table-cell table:style-name="ce37" table:formula="of:=[.C56]" office:value-type="float" office:value="2664929" calcext:value-type="float">
            <text:p>2,664,929</text:p>
          </table:table-cell>
          <table:table-cell table:style-name="ce37" table:formula="of:=12*[.C62]" office:value-type="float" office:value="32840472" calcext:value-type="float">
            <text:p>32,840,472</text:p>
          </table:table-cell>
          <table:table-cell table:style-name="ce37" table:formula="of:=[.C68]" office:value-type="float" office:value="2664929" calcext:value-type="float">
            <text:p>2,664,929</text:p>
          </table:table-cell>
          <table:table-cell table:style-name="ce37" table:formula="of:=[.C127]" office:value-type="float" office:value="7618467" calcext:value-type="float">
            <text:p>7,618,467</text:p>
          </table:table-cell>
          <table:table-cell table:style-name="ce37" table:formula="of:=2*[.C133]" office:value-type="float" office:value="15729096" calcext:value-type="float">
            <text:p>15,729,096</text:p>
          </table:table-cell>
          <table:table-cell table:style-name="ce37" table:formula="of:=[.C139]" office:value-type="float" office:value="7618467" calcext:value-type="float">
            <text:p>7,618,467</text:p>
          </table:table-cell>
          <table:table-cell table:style-name="ce37" table:formula="of:=[.C198]" office:value-type="float" office:value="9732862" calcext:value-type="float">
            <text:p>9,732,862</text:p>
          </table:table-cell>
          <table:table-cell table:style-name="ce37" table:formula="of:=[.C204]*10" office:value-type="float" office:value="126203520" calcext:value-type="float">
            <text:p>126,203,520</text:p>
          </table:table-cell>
          <table:table-cell table:style-name="ce37" table:formula="of:=[.C210]" office:value-type="float" office:value="9732862" calcext:value-type="float">
            <text:p>9,732,862</text:p>
          </table:table-cell>
          <table:table-cell table:style-name="ce37" table:formula="of:=[.C269]" office:value-type="float" office:value="264192" calcext:value-type="float">
            <text:p>264,192</text:p>
          </table:table-cell>
          <table:table-cell table:style-name="ce37" table:formula="of:=[.C275]" office:value-type="float" office:value="265854" calcext:value-type="float">
            <text:p>265,854</text:p>
          </table:table-cell>
          <table:table-cell table:style-name="ce37" table:formula="of:=[.C281]" office:value-type="float" office:value="264192" calcext:value-type="float">
            <text:p>264,192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31"/>
          <table:table-cell table:number-columns-repeated="969"/>
        </table:table-row>
        <table:table-row table:style-name="ro8">
          <table:table-cell table:style-name="Default" table:number-columns-repeated="2"/>
          <table:covered-table-cell table:style-name="ce29"/>
          <table:table-cell table:style-name="ce33" office:value-type="string" calcext:value-type="string">
            <text:p>RAM</text:p>
          </table:table-cell>
          <table:table-cell table:style-name="ce37" table:formula="of:=[.E52]" office:value-type="float" office:value="20096" calcext:value-type="float">
            <text:p>20,096</text:p>
          </table:table-cell>
          <table:table-cell table:style-name="ce37" table:formula="of:=[.E59]" office:value-type="float" office:value="20586" calcext:value-type="float">
            <text:p>20,586</text:p>
          </table:table-cell>
          <table:table-cell table:style-name="ce37" table:formula="of:=[.E65]" office:value-type="float" office:value="20096" calcext:value-type="float">
            <text:p>20,096</text:p>
          </table:table-cell>
          <table:table-cell table:style-name="ce37" table:formula="of:=[.E124]" office:value-type="float" office:value="55296" calcext:value-type="float">
            <text:p>55,296</text:p>
          </table:table-cell>
          <table:table-cell table:style-name="ce37" table:formula="of:=[.E130]" office:value-type="float" office:value="82945" calcext:value-type="float">
            <text:p>82,945</text:p>
          </table:table-cell>
          <table:table-cell table:style-name="ce37" table:formula="of:=[.E136]" office:value-type="float" office:value="55296" calcext:value-type="float">
            <text:p>55,296</text:p>
          </table:table-cell>
          <table:table-cell table:style-name="ce37" table:formula="of:=[.E195]" office:value-type="float" office:value="49152" calcext:value-type="float">
            <text:p>49,152</text:p>
          </table:table-cell>
          <table:table-cell table:style-name="ce37" table:formula="of:=[.E201]" office:value-type="float" office:value="52225" calcext:value-type="float">
            <text:p>52,225</text:p>
          </table:table-cell>
          <table:table-cell table:style-name="ce37" table:formula="of:=[.E207]" office:value-type="float" office:value="49152" calcext:value-type="float">
            <text:p>49,152</text:p>
          </table:table-cell>
          <table:table-cell table:style-name="ce37" table:formula="of:=[.E266]" office:value-type="float" office:value="768" calcext:value-type="float">
            <text:p>768</text:p>
          </table:table-cell>
          <table:table-cell table:style-name="ce37" table:formula="of:=[.E272]" office:value-type="float" office:value="768" calcext:value-type="float">
            <text:p>768</text:p>
          </table:table-cell>
          <table:table-cell table:style-name="ce37" table:formula="of:=[.E278]" office:value-type="float" office:value="768" calcext:value-type="float">
            <text:p>768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31"/>
          <table:table-cell table:number-columns-repeated="969"/>
        </table:table-row>
        <table:named-expressions>
          <table:named-range table:name="_xlnm._FilterDatabase" table:base-cell-address="$Sheet1.$A$1" table:cell-range-address="$Sheet1.$S$32"/>
        </table:named-expressions>
      </table:table>
      <table:named-expressions/>
      <table:database-ranges>
        <table:database-range table:name="__Anonymous_Sheet_DB__0" table:target-range-address="Sheet1.S32:Sheet1.S3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>
        <style:header-footer-properties fo:min-height="0.3in"/>
      </style:header-style>
      <style:footer-style>
        <style:header-footer-properties fo:min-height="0.3in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/>
    <meta:creation-date/>
    <meta:editing-cycles>13</meta:editing-cycles>
    <meta:editing-duration>PT1H21M14S</meta:editing-duration>
    <dc:date>2023-02-17T14:12:31.341338190</dc:date>
    <meta:document-statistic meta:table-count="1" meta:cell-count="2774" meta:object-count="0"/>
  </office:meta>
</office:document-meta>
</file>